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NFOIIH+TimesNewRomanPSMT" svg:font-family="NFOIIH+TimesNewRomanPSMT" style:font-family-generic="roman"/>
    <style:font-face style:name="Courier New1" svg:font-family="'Courier New'" style:font-family-generic="modern" style:font-pitch="fixed"/>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ejaVu LGC Sans" svg:font-family="'DejaVu LGC Sans'" style:font-family-generic="swiss" style:font-pitch="variable"/>
    <style:font-face style:name="Liberation Sans" svg:font-family="'Liberation Sans'" style:font-family-generic="swiss" style:font-pitch="variable"/>
    <style:font-face style:name="DejaVu LGC Sans1" svg:font-family="'DejaVu LGC Sans'"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2813in" style:rel-column-width="12121*"/>
    </style:style>
    <style:style style:name="Table1.B" style:family="table-column">
      <style:table-column-properties style:column-width="1.1771in" style:rel-column-width="11136*"/>
    </style:style>
    <style:style style:name="Table1.C" style:family="table-column">
      <style:table-column-properties style:column-width="4.4688in" style:rel-column-width="42278*"/>
    </style:style>
    <style:style style:name="Table1.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e6e6ff"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5104in" style:rel-column-width="14289*"/>
    </style:style>
    <style:style style:name="Table10.B" style:family="table-column">
      <style:table-column-properties style:column-width="1.9507in" style:rel-column-width="18454*"/>
    </style:style>
    <style:style style:name="Table10.C" style:family="table-column">
      <style:table-column-properties style:column-width="3.466in" style:rel-column-width="32792*"/>
    </style:style>
    <style:style style:name="Table10.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e6e6ff"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1.5208in" style:rel-column-width="14388*"/>
    </style:style>
    <style:style style:name="Table2.B" style:family="table-column">
      <style:table-column-properties style:column-width="1.9403in" style:rel-column-width="18356*"/>
    </style:style>
    <style:style style:name="Table2.C" style:family="table-column">
      <style:table-column-properties style:column-width="3.466in" style:rel-column-width="32791*"/>
    </style:style>
    <style:style style:name="Table2.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e6e6ff"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22" style:family="table">
      <style:table-properties style:width="5.491in" fo:margin-left="0.5243in" fo:margin-right="0.9097in" table:align="margins"/>
    </style:style>
    <style:style style:name="Table22.A" style:family="table-column">
      <style:table-column-properties style:column-width="0.7292in" style:rel-column-width="8702*"/>
    </style:style>
    <style:style style:name="Table22.B" style:family="table-column">
      <style:table-column-properties style:column-width="1.5181in" style:rel-column-width="18118*"/>
    </style:style>
    <style:style style:name="Table22.C" style:family="table-column">
      <style:table-column-properties style:column-width="3.2438in" style:rel-column-width="38715*"/>
    </style:style>
    <style:style style:name="Table22.A1" style:family="table-cell">
      <style:table-cell-properties fo:background-color="#ffff99" fo:padding="0.0382in" fo:border-left="0.0007in solid #000000" fo:border-right="none" fo:border-top="0.0007in solid #000000" fo:border-bottom="0.0007in solid #000000">
        <style:background-image/>
      </style:table-cell-properties>
    </style:style>
    <style:style style:name="Table22.C1" style:family="table-cell">
      <style:table-cell-properties fo:background-color="#ffff99" fo:padding="0.0382in" fo:border="0.0007in solid #000000">
        <style:background-image/>
      </style:table-cell-properties>
    </style:style>
    <style:style style:name="Table22.A2"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22.B2" style:family="table-cell">
      <style:table-cell-properties fo:background-color="transparent" fo:padding="0.0382in" fo:border-left="0.0007in solid #000000" fo:border-right="none" fo:border-top="none" fo:border-bottom="0.0007in solid #000000">
        <style:background-image/>
      </style:table-cell-properties>
    </style:style>
    <style:style style:name="Table22.C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2.9" style:family="table-row">
      <style:table-row-properties style:min-row-height="0.1743in"/>
    </style:style>
    <style:style style:name="Table13" style:family="table">
      <style:table-properties style:width="5.4764in" fo:margin-left="0.5243in" fo:margin-right="0.9243in" table:align="margins"/>
    </style:style>
    <style:style style:name="Table13.A" style:family="table-column">
      <style:table-column-properties style:column-width="2.9611in" style:rel-column-width="35435*"/>
    </style:style>
    <style:style style:name="Table13.B" style:family="table-column">
      <style:table-column-properties style:column-width="2.5153in" style:rel-column-width="30100*"/>
    </style:style>
    <style:style style:name="Table13.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13.B1" style:family="table-cell">
      <style:table-cell-properties fo:background-color="#e6e6ff" fo:padding="0.0382in" fo:border="0.0007in solid #000000">
        <style:background-image/>
      </style:table-cell-properties>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5" style:family="table">
      <style:table-properties style:width="5.491in" fo:margin-left="0.5243in" fo:margin-right="0.9097in" table:align="margins"/>
    </style:style>
    <style:style style:name="Table15.A" style:family="table-column">
      <style:table-column-properties style:column-width="0.7292in" style:rel-column-width="8702*"/>
    </style:style>
    <style:style style:name="Table15.B" style:family="table-column">
      <style:table-column-properties style:column-width="1.5181in" style:rel-column-width="18118*"/>
    </style:style>
    <style:style style:name="Table15.C" style:family="table-column">
      <style:table-column-properties style:column-width="3.2438in" style:rel-column-width="38715*"/>
    </style:style>
    <style:style style:name="Table15.A1" style:family="table-cell">
      <style:table-cell-properties fo:background-color="#ffff99" fo:padding="0.0382in" fo:border-left="0.0007in solid #000000" fo:border-right="none" fo:border-top="0.0007in solid #000000" fo:border-bottom="0.0007in solid #000000">
        <style:background-image/>
      </style:table-cell-properties>
    </style:style>
    <style:style style:name="Table15.C1" style:family="table-cell">
      <style:table-cell-properties fo:background-color="#ffff99" fo:padding="0.0382in" fo:border="0.0007in solid #000000">
        <style:background-image/>
      </style:table-cell-properties>
    </style:style>
    <style:style style:name="Table15.A2"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5.B2" style:family="table-cell">
      <style:table-cell-properties fo:background-color="transparent" fo:padding="0.0382in" fo:border-left="0.0007in solid #000000" fo:border-right="none" fo:border-top="none" fo:border-bottom="0.0007in solid #000000">
        <style:background-image/>
      </style:table-cell-properties>
    </style:style>
    <style:style style:name="Table15.C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LabProcessing" style:family="table">
      <style:table-properties style:width="5.5063in" fo:margin-left="0.5243in" fo:margin-right="0.8944in" table:align="margins"/>
    </style:style>
    <style:style style:name="LabProcessing.A" style:family="table-column">
      <style:table-column-properties style:column-width="3.4229in" style:rel-column-width="40739*"/>
    </style:style>
    <style:style style:name="LabProcessing.B" style:family="table-column">
      <style:table-column-properties style:column-width="2.0833in" style:rel-column-width="24796*"/>
    </style:style>
    <style:style style:name="LabProcessing.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LabProcessing.B1" style:family="table-cell">
      <style:table-cell-properties fo:background-color="#e6e6ff" fo:padding="0.0382in" fo:border="0.0007in solid #000000">
        <style:background-image/>
      </style:table-cell-properties>
    </style:style>
    <style:style style:name="LabProcessing.A2" style:family="table-cell">
      <style:table-cell-properties fo:padding="0.0382in" fo:border-left="0.0007in solid #000000" fo:border-right="none" fo:border-top="none" fo:border-bottom="0.0007in solid #000000"/>
    </style:style>
    <style:style style:name="LabProcessing.B2" style:family="table-cell">
      <style:table-cell-properties fo:padding="0.0382in" fo:border-left="0.0007in solid #000000" fo:border-right="0.0007in solid #000000" fo:border-top="none" fo:border-bottom="0.0007in solid #000000"/>
    </style:style>
    <style:style style:name="LabProcessing.A5" style:family="table-cell">
      <style:table-cell-properties fo:background-color="transparent" fo:padding="0.0382in" fo:border-left="0.0007in solid #000000" fo:border-right="none" fo:border-top="none" fo:border-bottom="0.0007in solid #000000">
        <style:background-image/>
      </style:table-cell-properties>
    </style:style>
    <style:style style:name="LabProcessing.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3" style:family="table">
      <style:table-properties style:width="5.491in" fo:margin-left="0.5243in" fo:margin-right="0.9097in" table:align="margins"/>
    </style:style>
    <style:style style:name="Table23.A" style:family="table-column">
      <style:table-column-properties style:column-width="0.7292in" style:rel-column-width="8702*"/>
    </style:style>
    <style:style style:name="Table23.B" style:family="table-column">
      <style:table-column-properties style:column-width="1.5181in" style:rel-column-width="18118*"/>
    </style:style>
    <style:style style:name="Table23.C" style:family="table-column">
      <style:table-column-properties style:column-width="3.2438in" style:rel-column-width="38715*"/>
    </style:style>
    <style:style style:name="Table23.A1" style:family="table-cell">
      <style:table-cell-properties fo:background-color="#ffff99" fo:padding="0.0382in" fo:border-left="0.0007in solid #000000" fo:border-right="none" fo:border-top="0.0007in solid #000000" fo:border-bottom="0.0007in solid #000000">
        <style:background-image/>
      </style:table-cell-properties>
    </style:style>
    <style:style style:name="Table23.C1" style:family="table-cell">
      <style:table-cell-properties fo:background-color="#ffff99" fo:padding="0.0382in" fo:border="0.0007in solid #000000">
        <style:background-image/>
      </style:table-cell-properties>
    </style:style>
    <style:style style:name="Table23.A2"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23.B2" style:family="table-cell">
      <style:table-cell-properties fo:background-color="transparent" fo:padding="0.0382in" fo:border-left="0.0007in solid #000000" fo:border-right="none" fo:border-top="none" fo:border-bottom="0.0007in solid #000000">
        <style:background-image/>
      </style:table-cell-properties>
    </style:style>
    <style:style style:name="Table23.C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2" style:family="table">
      <style:table-properties style:width="5.5208in" fo:margin-left="0.5111in" fo:margin-right="0.8931in" table:align="margins"/>
    </style:style>
    <style:style style:name="Table12.A" style:family="table-column">
      <style:table-column-properties style:column-width="2.4854in" style:rel-column-width="29503*"/>
    </style:style>
    <style:style style:name="Table12.B" style:family="table-column">
      <style:table-column-properties style:column-width="3.0354in" style:rel-column-width="36032*"/>
    </style:style>
    <style:style style:name="Table12.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12.B1" style:family="table-cell">
      <style:table-cell-properties fo:background-color="#e6e6ff"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24" style:family="table">
      <style:table-properties style:width="5.491in" fo:margin-left="0.5243in" fo:margin-right="0.9097in" table:align="margins"/>
    </style:style>
    <style:style style:name="Table24.A" style:family="table-column">
      <style:table-column-properties style:column-width="0.8035in" style:rel-column-width="9589*"/>
    </style:style>
    <style:style style:name="Table24.B" style:family="table-column">
      <style:table-column-properties style:column-width="1.4438in" style:rel-column-width="17231*"/>
    </style:style>
    <style:style style:name="Table24.C" style:family="table-column">
      <style:table-column-properties style:column-width="3.2438in" style:rel-column-width="38715*"/>
    </style:style>
    <style:style style:name="Table24.A1" style:family="table-cell">
      <style:table-cell-properties fo:background-color="#ffff99" fo:padding="0.0382in" fo:border-left="0.0007in solid #000000" fo:border-right="none" fo:border-top="0.0007in solid #000000" fo:border-bottom="0.0007in solid #000000">
        <style:background-image/>
      </style:table-cell-properties>
    </style:style>
    <style:style style:name="Table24.C1" style:family="table-cell">
      <style:table-cell-properties fo:background-color="#ffff99" fo:padding="0.0382in" fo:border="0.0007in solid #000000">
        <style:background-image/>
      </style:table-cell-properties>
    </style:style>
    <style:style style:name="Table24.A2"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24.B2" style:family="table-cell">
      <style:table-cell-properties fo:background-color="transparent" fo:padding="0.0382in" fo:border-left="0.0007in solid #000000" fo:border-right="none" fo:border-top="none" fo:border-bottom="0.0007in solid #000000">
        <style:background-image/>
      </style:table-cell-properties>
    </style:style>
    <style:style style:name="Table24.C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4" style:family="table">
      <style:table-properties style:width="5.5063in" fo:margin-left="0.5243in" fo:margin-right="0.8944in" table:align="margins"/>
    </style:style>
    <style:style style:name="Table14.A" style:family="table-column">
      <style:table-column-properties style:column-width="1.6965in" style:rel-column-width="20191*"/>
    </style:style>
    <style:style style:name="Table14.B" style:family="table-column">
      <style:table-column-properties style:column-width="3.8097in" style:rel-column-width="45344*"/>
    </style:style>
    <style:style style:name="Table14.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14.B1" style:family="table-cell">
      <style:table-cell-properties fo:background-color="#e6e6ff" fo:padding="0.0382in" fo:border="0.0007in solid #000000">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9" style:family="table">
      <style:table-properties style:width="5.5063in" fo:margin-left="0.5243in" fo:margin-right="0.8944in" table:align="margins"/>
    </style:style>
    <style:style style:name="Table9.A" style:family="table-column">
      <style:table-column-properties style:column-width="1.0326in" style:rel-column-width="12290*"/>
    </style:style>
    <style:style style:name="Table9.B" style:family="table-column">
      <style:table-column-properties style:column-width="1.9632in" style:rel-column-width="23365*"/>
    </style:style>
    <style:style style:name="Table9.C" style:family="table-column">
      <style:table-column-properties style:column-width="1.7361in" style:rel-column-width="20663*"/>
    </style:style>
    <style:style style:name="Table9.D" style:family="table-column">
      <style:table-column-properties style:column-width="0.7743in" style:rel-column-width="9217*"/>
    </style:style>
    <style:style style:name="Table9.A1" style:family="table-cell">
      <style:table-cell-properties style:vertical-align="" fo:background-color="#e6e6ff" fo:padding="0.0382in" fo:border-left="0.0007in solid #000000" fo:border-right="none" fo:border-top="0.0007in solid #000000" fo:border-bottom="0.0007in solid #000000">
        <style:background-image/>
      </style:table-cell-properties>
    </style:style>
    <style:style style:name="Table9.D1" style:family="table-cell">
      <style:table-cell-properties style:vertical-align="" fo:background-color="#e6e6ff" fo:padding="0.0382in" fo:border="0.0007in solid #000000">
        <style:background-image/>
      </style:table-cell-properties>
    </style:style>
    <style:style style:name="Table9.A2" style:family="table-cell">
      <style:table-cell-properties style:vertical-align="middle" fo:padding="0.0382in" fo:border-left="0.0007in solid #000000" fo:border-right="none" fo:border-top="none" fo:border-bottom="0.0007in solid #000000"/>
    </style:style>
    <style:style style:name="Table9.D2" style:family="table-cell">
      <style:table-cell-properties style:vertical-align="middle" fo:padding="0.0382in" fo:border-left="0.0007in solid #000000" fo:border-right="0.0007in solid #000000" fo:border-top="none" fo:border-bottom="0.0007in solid #000000"/>
    </style:style>
    <style:style style:name="Table25" style:family="table">
      <style:table-properties style:width="5.491in" fo:margin-left="0.5243in" fo:margin-right="0.9097in" table:align="margins"/>
    </style:style>
    <style:style style:name="Table25.A" style:family="table-column">
      <style:table-column-properties style:column-width="0.8035in" style:rel-column-width="9589*"/>
    </style:style>
    <style:style style:name="Table25.B" style:family="table-column">
      <style:table-column-properties style:column-width="1.4438in" style:rel-column-width="17231*"/>
    </style:style>
    <style:style style:name="Table25.C" style:family="table-column">
      <style:table-column-properties style:column-width="3.2438in" style:rel-column-width="38715*"/>
    </style:style>
    <style:style style:name="Table25.A1" style:family="table-cell">
      <style:table-cell-properties fo:background-color="#ffff99" fo:padding="0.0382in" fo:border-left="0.0007in solid #000000" fo:border-right="none" fo:border-top="0.0007in solid #000000" fo:border-bottom="0.0007in solid #000000">
        <style:background-image/>
      </style:table-cell-properties>
    </style:style>
    <style:style style:name="Table25.C1" style:family="table-cell">
      <style:table-cell-properties fo:background-color="#ffff99" fo:padding="0.0382in" fo:border="0.0007in solid #000000">
        <style:background-image/>
      </style:table-cell-properties>
    </style:style>
    <style:style style:name="Table25.A2"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25.B2" style:family="table-cell">
      <style:table-cell-properties fo:background-color="transparent" fo:padding="0.0382in" fo:border-left="0.0007in solid #000000" fo:border-right="none" fo:border-top="none" fo:border-bottom="0.0007in solid #000000">
        <style:background-image/>
      </style:table-cell-properties>
    </style:style>
    <style:style style:name="Table25.C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8" style:family="table">
      <style:table-properties style:width="5.491in" fo:margin-left="0.5243in" fo:margin-right="0.9097in" table:align="margins"/>
    </style:style>
    <style:style style:name="Table18.A" style:family="table-column">
      <style:table-column-properties style:column-width="0.8035in" style:rel-column-width="9589*"/>
    </style:style>
    <style:style style:name="Table18.B" style:family="table-column">
      <style:table-column-properties style:column-width="1.4438in" style:rel-column-width="17231*"/>
    </style:style>
    <style:style style:name="Table18.C" style:family="table-column">
      <style:table-column-properties style:column-width="3.2438in" style:rel-column-width="38715*"/>
    </style:style>
    <style:style style:name="Table18.A1" style:family="table-cell">
      <style:table-cell-properties fo:background-color="#ffff99" fo:padding="0.0382in" fo:border-left="0.0007in solid #000000" fo:border-right="none" fo:border-top="0.0007in solid #000000" fo:border-bottom="0.0007in solid #000000">
        <style:background-image/>
      </style:table-cell-properties>
    </style:style>
    <style:style style:name="Table18.C1" style:family="table-cell">
      <style:table-cell-properties fo:background-color="#ffff99" fo:padding="0.0382in" fo:border="0.0007in solid #000000">
        <style:background-image/>
      </style:table-cell-properties>
    </style:style>
    <style:style style:name="Table18.A2"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8.C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6" style:family="table">
      <style:table-properties style:width="5.491in" fo:margin-left="0.5243in" fo:margin-right="0.9097in" table:align="margins"/>
    </style:style>
    <style:style style:name="Table16.A" style:family="table-column">
      <style:table-column-properties style:column-width="0.8035in" style:rel-column-width="9589*"/>
    </style:style>
    <style:style style:name="Table16.B" style:family="table-column">
      <style:table-column-properties style:column-width="1.4438in" style:rel-column-width="17231*"/>
    </style:style>
    <style:style style:name="Table16.C" style:family="table-column">
      <style:table-column-properties style:column-width="3.2438in" style:rel-column-width="38715*"/>
    </style:style>
    <style:style style:name="Table16.A1" style:family="table-cell">
      <style:table-cell-properties fo:background-color="#ffff99" fo:padding="0.0382in" fo:border-left="0.0007in solid #000000" fo:border-right="none" fo:border-top="0.0007in solid #000000" fo:border-bottom="0.0007in solid #000000">
        <style:background-image/>
      </style:table-cell-properties>
    </style:style>
    <style:style style:name="Table16.C1" style:family="table-cell">
      <style:table-cell-properties fo:background-color="#ffff99" fo:padding="0.0382in" fo:border="0.0007in solid #000000">
        <style:background-image/>
      </style:table-cell-properties>
    </style:style>
    <style:style style:name="Table16.A2" style:family="table-cell">
      <style:table-cell-properties fo:background-color="transparent" fo:padding="0.0382in" fo:border-left="0.0007in solid #000000" fo:border-right="none" fo:border-top="none" fo:border-bottom="0.0007in solid #000000">
        <style:background-image/>
      </style:table-cell-properties>
    </style:style>
    <style:style style:name="Table16.C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9" style:family="table">
      <style:table-properties style:width="5.5063in" fo:margin-left="0.5243in" fo:margin-right="0.8944in" table:align="margins"/>
    </style:style>
    <style:style style:name="Table19.A" style:family="table-column">
      <style:table-column-properties style:column-width="1.741in" style:rel-column-width="20720*"/>
    </style:style>
    <style:style style:name="Table19.B" style:family="table-column">
      <style:table-column-properties style:column-width="3.7653in" style:rel-column-width="44815*"/>
    </style:style>
    <style:style style:name="Table19.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19.B1" style:family="table-cell">
      <style:table-cell-properties fo:background-color="#e6e6ff" fo:padding="0.0382in" fo:border="0.0007in solid #000000">
        <style:background-image/>
      </style:table-cell-properties>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5.491in" fo:margin-left="0.5243in" fo:margin-right="0.9097in" table:align="margins"/>
    </style:style>
    <style:style style:name="Table20.A" style:family="table-column">
      <style:table-column-properties style:column-width="1.3542in" style:rel-column-width="16162*"/>
    </style:style>
    <style:style style:name="Table20.B" style:family="table-column">
      <style:table-column-properties style:column-width="2.8424in" style:rel-column-width="33923*"/>
    </style:style>
    <style:style style:name="Table20.C" style:family="table-column">
      <style:table-column-properties style:column-width="1.2944in" style:rel-column-width="15450*"/>
    </style:style>
    <style:style style:name="Table20.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20.C1" style:family="table-cell">
      <style:table-cell-properties fo:background-color="#e6e6ff" fo:padding="0.0382in" fo:border="0.0007in solid #000000">
        <style:background-image/>
      </style:table-cell-properties>
    </style:style>
    <style:style style:name="Table20.A2" style:family="table-cell">
      <style:table-cell-properties fo:padding="0.0382in" fo:border-left="0.0007in solid #000000" fo:border-right="none" fo:border-top="none" fo:border-bottom="0.0007in solid #000000"/>
    </style:style>
    <style:style style:name="Table20.C2" style:family="table-cell">
      <style:table-cell-properties fo:padding="0.0382in" fo:border-left="0.0007in solid #000000" fo:border-right="0.0007in solid #000000" fo:border-top="none" fo:border-bottom="0.0007in solid #000000"/>
    </style:style>
    <style:style style:name="Table26" style:family="table">
      <style:table-properties style:width="5.491in" fo:margin-left="0.5243in" fo:margin-right="0.9097in" table:align="margins"/>
    </style:style>
    <style:style style:name="Table26.A" style:family="table-column">
      <style:table-column-properties style:column-width="0.8035in" style:rel-column-width="9589*"/>
    </style:style>
    <style:style style:name="Table26.B" style:family="table-column">
      <style:table-column-properties style:column-width="1.4438in" style:rel-column-width="17231*"/>
    </style:style>
    <style:style style:name="Table26.C" style:family="table-column">
      <style:table-column-properties style:column-width="3.2438in" style:rel-column-width="38715*"/>
    </style:style>
    <style:style style:name="Table26.A1" style:family="table-cell">
      <style:table-cell-properties fo:background-color="#ffff99" fo:padding="0.0382in" fo:border-left="0.0007in solid #000000" fo:border-right="none" fo:border-top="0.0007in solid #000000" fo:border-bottom="0.0007in solid #000000">
        <style:background-image/>
      </style:table-cell-properties>
    </style:style>
    <style:style style:name="Table26.C1" style:family="table-cell">
      <style:table-cell-properties fo:background-color="#ffff99" fo:padding="0.0382in" fo:border="0.0007in solid #000000">
        <style:background-image/>
      </style:table-cell-properties>
    </style:style>
    <style:style style:name="Table26.A2"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26.C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1" style:family="table">
      <style:table-properties style:width="5.5063in" fo:margin-left="0.5243in" fo:margin-right="0.8944in" table:align="margins"/>
    </style:style>
    <style:style style:name="Table21.A" style:family="table-column">
      <style:table-column-properties style:column-width="3.5618in" style:rel-column-width="42392*"/>
    </style:style>
    <style:style style:name="Table21.B" style:family="table-column">
      <style:table-column-properties style:column-width="1.9444in" style:rel-column-width="23143*"/>
    </style:style>
    <style:style style:name="Table21.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21.B1" style:family="table-cell">
      <style:table-cell-properties fo:background-color="#e6e6ff" fo:padding="0.0382in" fo:border="0.0007in solid #000000">
        <style:background-image/>
      </style:table-cell-properties>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1.A5" style:family="table-cell">
      <style:table-cell-properties fo:background-color="transparent" fo:padding="0.0382in" fo:border-left="0.0007in solid #000000" fo:border-right="none" fo:border-top="none" fo:border-bottom="0.0007in solid #000000">
        <style:background-image/>
      </style:table-cell-properties>
    </style:style>
    <style:style style:name="Table21.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 style:family="table">
      <style:table-properties style:width="6.7243in" fo:margin-left="0.2028in" fo:margin-right="-0.0021in" table:align="margins"/>
    </style:style>
    <style:style style:name="Table11.A" style:family="table-column">
      <style:table-column-properties style:column-width="1.6847in" style:rel-column-width="16419*"/>
    </style:style>
    <style:style style:name="Table11.B" style:family="table-column">
      <style:table-column-properties style:column-width="1.5563in" style:rel-column-width="15167*"/>
    </style:style>
    <style:style style:name="Table11.C" style:family="table-column">
      <style:table-column-properties style:column-width="3.4833in" style:rel-column-width="33949*"/>
    </style:style>
    <style:style style:name="Table11.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e6e6ff"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6" style:family="table">
      <style:table-properties style:width="6.4285in" fo:margin-left="0.4986in" fo:margin-right="-0.0021in" table:align="margins"/>
    </style:style>
    <style:style style:name="Table6.A" style:family="table-column">
      <style:table-column-properties style:column-width="1.9806in" style:rel-column-width="20190*"/>
    </style:style>
    <style:style style:name="Table6.B" style:family="table-column">
      <style:table-column-properties style:column-width="1.1958in" style:rel-column-width="12190*"/>
    </style:style>
    <style:style style:name="Table6.C" style:family="table-column">
      <style:table-column-properties style:column-width="3.2521in" style:rel-column-width="33155*"/>
    </style:style>
    <style:style style:name="Table6.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e6e6ff"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7" style:family="table">
      <style:table-properties style:width="6.4285in" fo:margin-left="0.4986in" fo:margin-right="-0.0021in" table:align="margins"/>
    </style:style>
    <style:style style:name="Table17.A" style:family="table-column">
      <style:table-column-properties style:column-width="1.9806in" style:rel-column-width="20190*"/>
    </style:style>
    <style:style style:name="Table17.B" style:family="table-column">
      <style:table-column-properties style:column-width="1.1958in" style:rel-column-width="12190*"/>
    </style:style>
    <style:style style:name="Table17.C" style:family="table-column">
      <style:table-column-properties style:column-width="3.2521in" style:rel-column-width="33155*"/>
    </style:style>
    <style:style style:name="Table17.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17.C1" style:family="table-cell">
      <style:table-cell-properties fo:background-color="#e6e6ff" fo:padding="0.0382in" fo:border="0.0007in solid #000000">
        <style:background-image/>
      </style:table-cell-properties>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4" style:family="table">
      <style:table-properties style:width="6.4285in" fo:margin-left="0.4986in" fo:margin-right="-0.0021in" table:align="margins"/>
    </style:style>
    <style:style style:name="Table4.A" style:family="table-column">
      <style:table-column-properties style:column-width="1.9806in" style:rel-column-width="20190*"/>
    </style:style>
    <style:style style:name="Table4.B" style:family="table-column">
      <style:table-column-properties style:column-width="1.1958in" style:rel-column-width="12190*"/>
    </style:style>
    <style:style style:name="Table4.C" style:family="table-column">
      <style:table-column-properties style:column-width="3.2521in" style:rel-column-width="33155*"/>
    </style:style>
    <style:style style:name="Table4.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e6e6ff"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7" style:family="table">
      <style:table-properties style:width="6.4285in" fo:margin-left="0.4986in" fo:margin-right="-0.0021in" table:align="margins"/>
    </style:style>
    <style:style style:name="Table7.A" style:family="table-column">
      <style:table-column-properties style:column-width="1.9806in" style:rel-column-width="20190*"/>
    </style:style>
    <style:style style:name="Table7.B" style:family="table-column">
      <style:table-column-properties style:column-width="1.1958in" style:rel-column-width="12190*"/>
    </style:style>
    <style:style style:name="Table7.C" style:family="table-column">
      <style:table-column-properties style:column-width="3.2521in" style:rel-column-width="33155*"/>
    </style:style>
    <style:style style:name="Table7.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e6e6ff"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5" style:family="table">
      <style:table-properties style:width="6.4285in" fo:margin-left="0.4986in" fo:margin-right="-0.0021in" table:align="margins"/>
    </style:style>
    <style:style style:name="Table5.A" style:family="table-column">
      <style:table-column-properties style:column-width="1.9806in" style:rel-column-width="20190*"/>
    </style:style>
    <style:style style:name="Table5.B" style:family="table-column">
      <style:table-column-properties style:column-width="1.1958in" style:rel-column-width="12190*"/>
    </style:style>
    <style:style style:name="Table5.C" style:family="table-column">
      <style:table-column-properties style:column-width="3.2521in" style:rel-column-width="33155*"/>
    </style:style>
    <style:style style:name="Table5.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e6e6ff"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3" style:family="table">
      <style:table-properties style:width="6.4285in" fo:margin-left="0.4986in" fo:margin-right="-0.0021in" table:align="margins"/>
    </style:style>
    <style:style style:name="Table3.A" style:family="table-column">
      <style:table-column-properties style:column-width="1.9806in" style:rel-column-width="20190*"/>
    </style:style>
    <style:style style:name="Table3.B" style:family="table-column">
      <style:table-column-properties style:column-width="1.1958in" style:rel-column-width="12190*"/>
    </style:style>
    <style:style style:name="Table3.C" style:family="table-column">
      <style:table-column-properties style:column-width="3.2521in" style:rel-column-width="33155*"/>
    </style:style>
    <style:style style:name="Table3.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e6e6ff"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8" style:family="table">
      <style:table-properties style:width="6.4285in" fo:margin-left="0.4986in" fo:margin-right="-0.0021in" table:align="margins"/>
    </style:style>
    <style:style style:name="Table8.A" style:family="table-column">
      <style:table-column-properties style:column-width="1.9806in" style:rel-column-width="20190*"/>
    </style:style>
    <style:style style:name="Table8.B" style:family="table-column">
      <style:table-column-properties style:column-width="1.1958in" style:rel-column-width="12190*"/>
    </style:style>
    <style:style style:name="Table8.C" style:family="table-column">
      <style:table-column-properties style:column-width="3.2521in" style:rel-column-width="33155*"/>
    </style:style>
    <style:style style:name="Table8.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e6e6ff"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Footer">
      <style:paragraph-properties fo:text-align="start" style:justify-single-word="false"/>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style:text-position="0% 100%"/>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style:tab-stops>
          <style:tab-stop style:position="0.85in"/>
        </style:tab-stops>
      </style:paragraph-properties>
      <style:text-properties fo:font-weight="bold" style:font-weight-asian="bold" style:font-weight-complex="bold"/>
    </style:style>
    <style:style style:name="P10" style:family="paragraph" style:parent-style-name="Standard">
      <style:paragraph-properties>
        <style:tab-stops>
          <style:tab-stop style:position="0.85in"/>
        </style:tab-stops>
      </style:paragraph-properties>
    </style:style>
    <style:style style:name="P11" style:family="paragraph" style:parent-style-name="Standard">
      <style:text-properties fo:color="#000080"/>
    </style:style>
    <style:style style:name="P12" style:family="paragraph" style:parent-style-name="Standard">
      <style:text-properties style:text-line-through-style="solid"/>
    </style:style>
    <style:style style:name="P13" style:family="paragraph" style:parent-style-name="Standard">
      <style:text-properties style:text-line-through-style="solid" fo:font-size="11pt" fo:font-weight="normal" style:font-size-asian="11pt" style:font-weight-asian="normal" style:font-size-complex="11pt" style:font-weight-complex="normal"/>
    </style:style>
    <style:style style:name="P14" style:family="paragraph" style:parent-style-name="Standard">
      <style:paragraph-properties fo:text-align="start" style:justify-single-word="false" style:text-autospace="none"/>
      <style:text-properties style:font-name="NFOIIH+TimesNewRomanPSMT" fo:font-size="12pt" style:font-name-asian="NFOIIH+TimesNewRomanPSMT" style:font-size-asian="12pt" style:font-name-complex="NFOIIH+TimesNewRomanPSMT" style:font-size-complex="12pt"/>
    </style:style>
    <style:style style:name="P15" style:family="paragraph" style:parent-style-name="Standard">
      <style:text-properties fo:font-style="italic" style:font-style-asian="italic" style:font-style-complex="italic"/>
    </style:style>
    <style:style style:name="P16" style:family="paragraph" style:parent-style-name="Standard">
      <style:text-properties fo:color="#008000"/>
    </style:style>
    <style:style style:name="P17" style:family="paragraph" style:parent-style-name="Standard">
      <style:paragraph-properties fo:text-align="center" style:justify-single-word="false"/>
    </style:style>
    <style:style style:name="P18" style:family="paragraph" style:parent-style-name="Standard">
      <style:text-properties fo:font-size="11pt" style:font-size-asian="11pt" style:font-size-complex="11pt"/>
    </style:style>
    <style:style style:name="P19" style:family="paragraph" style:parent-style-name="Standard">
      <style:text-properties fo:font-size="11pt" fo:font-style="normal" fo:font-weight="normal" style:font-size-asian="11pt" style:font-style-asian="normal" style:font-weight-asian="normal" style:font-size-complex="11pt" style:font-style-complex="normal" style:font-weight-complex="normal"/>
    </style:style>
    <style:style style:name="P20" style:family="paragraph" style:parent-style-name="Standard">
      <style:text-properties fo:font-size="11pt" fo:font-style="normal" style:font-size-asian="11pt" style:font-style-asian="normal" style:font-size-complex="11pt" style:font-style-complex="normal"/>
    </style:style>
    <style:style style:name="P21" style:family="paragraph" style:parent-style-name="Standard">
      <style:text-properties fo:font-size="11pt" fo:font-weight="normal" style:font-size-asian="11pt" style:font-weight-asian="normal" style:font-size-complex="11pt" style:font-weight-complex="normal"/>
    </style:style>
    <style:style style:name="P22" style:family="paragraph" style:parent-style-name="Standard">
      <style:paragraph-properties fo:text-align="center" style:justify-single-word="false"/>
      <style:text-properties fo:background-color="transparent"/>
    </style:style>
    <style:style style:name="P23" style:family="paragraph" style:parent-style-name="Text_20_body">
      <style:text-properties fo:font-weight="normal" style:font-weight-asian="normal" style:font-weight-complex="normal"/>
    </style:style>
    <style:style style:name="P24" style:family="paragraph" style:parent-style-name="Text_20_body">
      <style:paragraph-properties fo:text-align="center" style:justify-single-word="false"/>
    </style:style>
    <style:style style:name="P25" style:family="paragraph" style:parent-style-name="Text_20_body">
      <style:text-properties fo:font-size="16pt" style:font-size-asian="16pt" style:font-size-complex="16pt"/>
    </style:style>
    <style:style style:name="P26"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27" style:family="paragraph" style:parent-style-name="Text_20_body">
      <style:text-properties fo:color="#800000"/>
    </style:style>
    <style:style style:name="P28" style:family="paragraph" style:parent-style-name="Text_20_body">
      <style:text-properties fo:color="#800000" fo:font-weight="normal" style:font-weight-asian="normal" style:font-weight-complex="normal"/>
    </style:style>
    <style:style style:name="P29" style:family="paragraph" style:parent-style-name="Text_20_body">
      <style:text-properties fo:font-style="italic" fo:font-weight="bold" style:font-style-asian="italic" style:font-weight-asian="bold" style:font-style-complex="italic" style:font-weight-complex="bold"/>
    </style:style>
    <style:style style:name="P30" style:family="paragraph" style:parent-style-name="Table_20_Heading">
      <style:paragraph-properties>
        <style:tab-stops>
          <style:tab-stop style:position="0.85in"/>
        </style:tab-stops>
      </style:paragraph-properties>
    </style:style>
    <style:style style:name="P31" style:family="paragraph" style:parent-style-name="Standard">
      <style:paragraph-properties fo:break-before="page"/>
    </style:style>
    <style:style style:name="P32" style:family="paragraph" style:parent-style-name="Contents_20_Heading">
      <style:paragraph-properties fo:break-before="page"/>
    </style:style>
    <style:style style:name="P33" style:family="paragraph" style:parent-style-name="Text_20_body">
      <style:paragraph-properties fo:break-before="page"/>
    </style:style>
    <style:style style:name="P34" style:family="paragraph" style:parent-style-name="Question">
      <style:text-properties style:text-line-through-style="solid"/>
    </style:style>
    <style:style style:name="P35" style:family="paragraph" style:parent-style-name="Table_20_Contents">
      <style:text-properties fo:font-weight="normal" style:font-weight-asian="normal" style:font-weight-complex="normal"/>
    </style:style>
    <style:style style:name="P36" style:family="paragraph" style:parent-style-name="Table_20_Contents">
      <style:paragraph-properties fo:text-align="center" style:justify-single-word="false"/>
      <style:text-properties fo:font-weight="normal" fo:background-color="transparent" style:font-weight-asian="normal" style:font-weight-complex="normal"/>
    </style:style>
    <style:style style:name="P37" style:family="paragraph" style:parent-style-name="Table_20_Contents">
      <style:text-properties fo:font-style="normal" fo:font-weight="normal" style:font-style-asian="normal" style:font-weight-asian="normal" style:font-style-complex="normal" style:font-weight-complex="normal"/>
    </style:style>
    <style:style style:name="P38" style:family="paragraph" style:parent-style-name="Table_20_Contents">
      <style:text-properties fo:font-style="normal" style:font-style-asian="normal" style:font-style-complex="normal"/>
    </style:style>
    <style:style style:name="P39" style:family="paragraph" style:parent-style-name="Table_20_Contents">
      <style:paragraph-properties fo:text-align="center" style:justify-single-word="false"/>
      <style:text-properties fo:font-style="normal" style:font-style-asian="normal" style:font-style-complex="normal"/>
    </style:style>
    <style:style style:name="P40" style:family="paragraph" style:parent-style-name="Table_20_Contents">
      <style:paragraph-properties fo:text-align="center" style:justify-single-word="false" style:vertical-align="middle"/>
      <style:text-properties fo:font-style="normal" style:font-style-asian="normal" style:font-style-complex="normal"/>
    </style:style>
    <style:style style:name="P41" style:family="paragraph" style:parent-style-name="Table_20_Contents">
      <style:paragraph-properties fo:text-align="center" style:justify-single-word="false" style:vertical-align="middle"/>
      <style:text-properties fo:font-style="italic" style:font-style-asian="italic" style:font-style-complex="italic"/>
    </style:style>
    <style:style style:name="P42" style:family="paragraph" style:parent-style-name="Table_20_Contents">
      <style:text-properties fo:font-size="11pt" style:font-size-asian="11pt" style:font-size-complex="11pt"/>
    </style:style>
    <style:style style:name="P43" style:family="paragraph" style:parent-style-name="Table_20_Contents">
      <style:text-properties fo:font-size="11pt" fo:font-weight="normal" style:font-size-asian="11pt" style:font-weight-asian="normal" style:font-size-complex="11pt" style:font-weight-complex="normal"/>
    </style:style>
    <style:style style:name="P44" style:family="paragraph" style:parent-style-name="Table_20_Contents">
      <style:paragraph-properties fo:text-align="center" style:justify-single-word="false" style:vertical-align="middle"/>
      <style:text-properties fo:font-weight="bold" style:font-weight-asian="bold" style:font-weight-complex="bold"/>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center" style:justify-single-word="false" style:vertical-align="middle"/>
    </style:style>
    <style:style style:name="P47" style:family="paragraph" style:parent-style-name="Table_20_Contents">
      <style:paragraph-properties fo:text-align="center" style:justify-single-word="false" style:vertical-align="middle"/>
      <style:text-properties fo:color="#000080"/>
    </style:style>
    <style:style style:name="P48" style:family="paragraph" style:parent-style-name="Table_20_Contents">
      <style:text-properties fo:background-color="transparent"/>
    </style:style>
    <style:style style:name="P49" style:family="paragraph" style:parent-style-name="Table_20_Contents">
      <style:text-properties fo:color="#666666"/>
    </style:style>
    <style:style style:name="P50" style:family="paragraph" style:parent-style-name="Table_20_Contents">
      <style:paragraph-properties fo:text-align="center" style:justify-single-word="false"/>
      <style:text-properties style:use-window-font-color="true" fo:font-weight="normal" fo:background-color="transparent" style:font-weight-asian="normal" style:font-weight-complex="normal"/>
    </style:style>
    <style:style style:name="P51" style:family="paragraph" style:parent-style-name="Table_20_Contents">
      <style:paragraph-properties fo:text-align="center" style:justify-single-word="false"/>
      <style:text-properties style:use-window-font-color="true" fo:font-style="normal" fo:background-color="transparent" style:font-style-asian="normal" style:font-style-complex="normal"/>
    </style:style>
    <style:style style:name="P52" style:family="paragraph" style:parent-style-name="Text_20_body">
      <style:paragraph-properties fo:margin-left="0.4925in" fo:margin-right="0in" fo:text-indent="0in" style:auto-text-indent="false"/>
    </style:style>
    <style:style style:name="P53" style:family="paragraph" style:parent-style-name="Text_20_body">
      <style:paragraph-properties fo:margin-left="0.4925in" fo:margin-right="0in" fo:text-indent="0in" style:auto-text-indent="false"/>
      <style:text-properties fo:color="#000000" fo:font-weight="normal" style:font-weight-asian="normal" style:font-weight-complex="normal"/>
    </style:style>
    <style:style style:name="P54" style:family="paragraph" style:parent-style-name="Question">
      <style:paragraph-properties fo:margin-left="0.4925in" fo:margin-right="0in" fo:text-indent="0in" style:auto-text-indent="false"/>
    </style:style>
    <style:style style:name="P55" style:family="paragraph" style:parent-style-name="Text_20_body_20_indent">
      <style:paragraph-properties fo:margin-left="0.4925in" fo:margin-right="0in" fo:text-indent="0in" style:auto-text-indent="false"/>
    </style:style>
    <style:style style:name="P56" style:family="paragraph" style:parent-style-name="indent">
      <style:paragraph-properties fo:margin-left="0.4925in" fo:margin-right="0in" fo:text-indent="0in" style:auto-text-indent="false"/>
    </style:style>
    <style:style style:name="P57" style:family="paragraph" style:parent-style-name="indent">
      <style:paragraph-properties fo:margin-left="1.0028in" fo:margin-right="0.9134in" fo:text-indent="0in" style:auto-text-indent="false"/>
      <style:text-properties fo:color="#000000"/>
    </style:style>
    <style:style style:name="P58" style:family="paragraph" style:parent-style-name="indent_20_after_20_1st">
      <style:text-properties fo:color="#000080"/>
    </style:style>
    <style:style style:name="P59" style:family="paragraph" style:parent-style-name="indent_20_after_20_1st">
      <style:text-properties fo:color="#008000"/>
    </style:style>
    <style:style style:name="P60" style:family="paragraph" style:parent-style-name="Text_20_body">
      <style:paragraph-properties fo:margin-top="0in" fo:margin-bottom="0.0402in"/>
    </style:style>
    <style:style style:name="P61" style:family="paragraph" style:parent-style-name="Text_20_body_20_indent">
      <style:paragraph-properties>
        <style:tab-stops>
          <style:tab-stop style:position="1.4661in"/>
          <style:tab-stop style:position="1.6075in"/>
        </style:tab-stops>
      </style:paragraph-properties>
    </style:style>
    <style:style style:name="P62" style:family="paragraph" style:parent-style-name="Text_20_body_20_indent">
      <style:paragraph-properties fo:margin-left="1.8008in" fo:margin-right="0in" fo:text-indent="-1.5819in" style:auto-text-indent="false">
        <style:tab-stops>
          <style:tab-stop style:position="-0.1543in"/>
        </style:tab-stops>
      </style:paragraph-properties>
    </style:style>
    <style:style style:name="P63" style:family="paragraph" style:parent-style-name="Text_20_body_20_indent">
      <style:paragraph-properties fo:margin-left="1.8008in" fo:margin-right="0in" fo:text-indent="-1.5819in" style:auto-text-indent="false">
        <style:tab-stops>
          <style:tab-stop style:position="-0.1543in"/>
        </style:tab-stops>
      </style:paragraph-properties>
      <style:text-properties fo:font-style="normal" fo:font-weight="normal" style:font-style-asian="normal" style:font-weight-asian="normal" style:font-style-complex="normal" style:font-weight-complex="normal"/>
    </style:style>
    <style:style style:name="P64" style:family="paragraph" style:parent-style-name="Preformatted_20_Text">
      <style:paragraph-properties fo:margin-left="0.2311in" fo:margin-right="0in" fo:text-indent="0in" style:auto-text-indent="false"/>
    </style:style>
    <style:style style:name="P65" style:family="paragraph" style:parent-style-name="enhancement">
      <style:text-properties fo:color="#000080"/>
    </style:style>
    <style:style style:name="P66" style:family="paragraph" style:parent-style-name="indent">
      <style:paragraph-properties fo:margin-top="0in" fo:margin-bottom="0in"/>
    </style:style>
    <style:style style:name="P67" style:family="paragraph" style:parent-style-name="indent">
      <style:text-properties fo:font-weight="normal" style:font-weight-asian="normal" style:font-weight-complex="normal"/>
    </style:style>
    <style:style style:name="P68" style:family="paragraph" style:parent-style-name="indent">
      <style:text-properties fo:font-style="normal" style:font-style-asian="normal" style:font-style-complex="normal"/>
    </style:style>
    <style:style style:name="P69" style:family="paragraph" style:parent-style-name="indent">
      <style:text-properties fo:font-style="normal" fo:font-weight="normal" style:font-style-asian="normal" style:font-weight-asian="normal" style:font-style-complex="normal" style:font-weight-complex="normal"/>
    </style:style>
    <style:style style:name="P70" style:family="paragraph" style:parent-style-name="Text_20_body">
      <style:paragraph-properties fo:margin-top="0.0402in" fo:margin-bottom="0.0402in"/>
    </style:style>
    <style:style style:name="P71" style:family="paragraph" style:parent-style-name="Footnote">
      <style:text-properties fo:font-weight="bold" style:font-weight-asian="bold" style:font-weight-complex="bold"/>
    </style:style>
    <style:style style:name="P72" style:family="paragraph" style:parent-style-name="Footnote">
      <style:text-properties fo:background-color="#ffff00"/>
    </style:style>
    <style:style style:name="P73" style:family="paragraph" style:parent-style-name="Contents_20_3">
      <style:paragraph-properties>
        <style:tab-stops>
          <style:tab-stop style:position="6.5319in" style:type="right" style:leader-style="dotted" style:leader-text="."/>
        </style:tab-stops>
      </style:paragraph-properties>
    </style:style>
    <style:style style:name="P74" style:family="paragraph" style:parent-style-name="Contents_20_1">
      <style:paragraph-properties>
        <style:tab-stops>
          <style:tab-stop style:position="6.9252in" style:type="right" style:leader-style="dotted" style:leader-text="."/>
        </style:tab-stops>
      </style:paragraph-properties>
    </style:style>
    <style:style style:name="P75" style:family="paragraph" style:parent-style-name="Contents_20_2">
      <style:paragraph-properties>
        <style:tab-stops>
          <style:tab-stop style:position="6.7283in" style:type="right" style:leader-style="dotted" style:leader-text="."/>
        </style:tab-stops>
      </style:paragraph-properties>
    </style:style>
    <style:style style:name="P76" style:family="paragraph" style:parent-style-name="Table_20_Contents">
      <style:paragraph-properties fo:margin-left="1.2in" fo:margin-right="0in" fo:text-indent="-0.7in" style:auto-text-indent="false">
        <style:tab-stops>
          <style:tab-stop style:position="-0.5807in"/>
        </style:tab-stops>
      </style:paragraph-properties>
    </style:style>
    <style:style style:name="P77" style:family="paragraph" style:parent-style-name="Table_20_Contents">
      <style:paragraph-properties fo:margin-left="1.2in" fo:margin-right="0in" fo:text-indent="-0.7in" style:auto-text-indent="false">
        <style:tab-stops/>
      </style:paragraph-properties>
    </style:style>
    <style:style style:name="P78" style:family="paragraph" style:parent-style-name="Text_20_body_20_indent">
      <style:paragraph-properties fo:margin-left="1.2in" fo:margin-right="0in" fo:text-indent="-0.7in" style:auto-text-indent="false">
        <style:tab-stops/>
      </style:paragraph-properties>
    </style:style>
    <style:style style:name="P79" style:family="paragraph" style:parent-style-name="Text_20_body_20_indent">
      <style:paragraph-properties fo:margin-left="1.2in" fo:margin-right="0in" fo:text-indent="-0.7in" style:auto-text-indent="false">
        <style:tab-stops>
          <style:tab-stop style:position="-0.5807in"/>
        </style:tab-stops>
      </style:paragraph-properties>
    </style:style>
    <style:style style:name="P80" style:family="paragraph" style:parent-style-name="Footnote">
      <style:paragraph-properties fo:margin-left="0.1965in" fo:margin-right="0in" fo:text-indent="0.0134in" style:auto-text-indent="false"/>
    </style:style>
    <style:style style:name="P81" style:family="paragraph" style:parent-style-name="Preformatted_20_Text" style:list-style-name="L3"/>
    <style:style style:name="P82" style:family="paragraph" style:parent-style-name="Heading_20_4">
      <style:text-properties fo:font-size="12pt" style:font-size-asian="12pt" style:font-size-complex="12pt"/>
    </style:style>
    <style:style style:name="P83" style:family="paragraph" style:parent-style-name="Heading_20_4">
      <style:text-properties fo:color="#800000"/>
    </style:style>
    <style:style style:name="P84" style:family="paragraph" style:parent-style-name="Heading_20_4">
      <style:paragraph-properties fo:margin-left="1.0028in" fo:margin-right="0.9134in" fo:text-indent="0in" style:auto-text-indent="false"/>
      <style:text-properties fo:color="#000000"/>
    </style:style>
    <style:style style:name="P85" style:family="paragraph" style:parent-style-name="Heading_20_4">
      <style:paragraph-properties fo:margin-top="0in" fo:margin-bottom="0.0402in"/>
    </style:style>
    <style:style style:name="P86" style:family="paragraph" style:parent-style-name="Heading_20_4">
      <style:paragraph-properties fo:margin-top="0in" fo:margin-bottom="0.0402in" fo:background-color="transparent">
        <style:background-image/>
      </style:paragraph-properties>
    </style:style>
    <style:style style:name="P87" style:family="paragraph" style:parent-style-name="Heading_20_4">
      <style:paragraph-properties fo:margin-top="0.0402in" fo:margin-bottom="0.0402in"/>
    </style:style>
    <style:style style:name="P88" style:family="paragraph" style:parent-style-name="Heading_20_4">
      <style:paragraph-properties fo:margin-top="0.0799in" fo:margin-bottom="0.0799in"/>
    </style:style>
    <style:style style:name="P89" style:family="paragraph" style:parent-style-name="Heading_20_4">
      <style:paragraph-properties fo:margin-top="0.0799in" fo:margin-bottom="0.0799in" fo:break-before="page"/>
    </style:style>
    <style:style style:name="P90" style:family="paragraph" style:parent-style-name="Heading_20_4">
      <style:paragraph-properties fo:margin-top="0in" fo:margin-bottom="0.0799in"/>
    </style:style>
    <style:style style:name="P91" style:family="paragraph" style:parent-style-name="Heading_20_4">
      <style:paragraph-properties fo:margin-top="0.0799in" fo:margin-bottom="0.0402in"/>
    </style:style>
    <style:style style:name="P92" style:family="paragraph" style:parent-style-name="Heading_20_4">
      <style:paragraph-properties fo:break-before="page"/>
    </style:style>
    <style:style style:name="P93" style:family="paragraph" style:parent-style-name="Heading_20_4">
      <style:paragraph-properties fo:margin-top="0in" fo:margin-bottom="0in"/>
    </style:style>
    <style:style style:name="P94" style:family="paragraph" style:parent-style-name="Question" style:list-style-name="WW8Num2">
      <style:paragraph-properties fo:margin-left="1.4772in" fo:margin-right="0in" fo:text-indent="-0.25in" style:auto-text-indent="false"/>
      <style:text-properties fo:font-size="12pt" style:font-size-asian="12pt" style:font-size-complex="12pt"/>
    </style:style>
    <style:style style:name="P95" style:family="paragraph" style:parent-style-name="Question" style:list-style-name="WW8Num2">
      <style:paragraph-properties fo:margin-left="1.4772in" fo:margin-right="0in" fo:text-indent="-0.25in" style:auto-text-indent="false"/>
    </style:style>
    <style:style style:name="P96" style:family="paragraph" style:parent-style-name="Standard" style:list-style-name="L3"/>
    <style:style style:name="P97" style:family="paragraph" style:parent-style-name="Standard" style:list-style-name="L4"/>
    <style:style style:name="P98" style:family="paragraph" style:parent-style-name="Standard" style:list-style-name="L7"/>
    <style:style style:name="P99" style:family="paragraph" style:parent-style-name="Standard" style:list-style-name="L24"/>
    <style:style style:name="P100" style:family="paragraph" style:parent-style-name="Standard" style:list-style-name="L25"/>
    <style:style style:name="P101" style:family="paragraph" style:parent-style-name="Standard" style:list-style-name="L3">
      <style:paragraph-properties fo:margin-left="0in" fo:margin-right="0in" fo:text-indent="-0.25in" style:auto-text-indent="false"/>
      <style:text-properties fo:font-size="11pt" fo:font-style="normal" style:font-size-asian="11pt" style:font-style-asian="normal" style:font-size-complex="11pt" style:font-style-complex="normal"/>
    </style:style>
    <style:style style:name="P102" style:family="paragraph" style:parent-style-name="Standard" style:list-style-name="L3">
      <style:paragraph-properties fo:margin-left="0in" fo:margin-right="0in" fo:text-indent="-0.25in" style:auto-text-indent="false"/>
      <style:text-properties fo:font-size="11pt" style:font-size-asian="11pt" style:font-size-complex="11pt"/>
    </style:style>
    <style:style style:name="P103" style:family="paragraph" style:parent-style-name="Standard" style:list-style-name="L3">
      <style:paragraph-properties fo:margin-left="0in" fo:margin-right="0in" fo:text-indent="-0.25in" style:auto-text-indent="false"/>
      <style:text-properties style:use-window-font-color="true" fo:font-weight="normal" fo:background-color="transparent" style:font-weight-asian="normal" style:font-weight-complex="normal"/>
    </style:style>
    <style:style style:name="P104" style:family="paragraph" style:parent-style-name="Standard" style:list-style-name="L3">
      <style:paragraph-properties fo:margin-top="0in" fo:margin-bottom="0.0402in"/>
    </style:style>
    <style:style style:name="P105" style:family="paragraph" style:parent-style-name="Standard" style:list-style-name="L3">
      <style:paragraph-properties fo:margin-left="0.0217in" fo:margin-right="0.0063in" fo:text-indent="0.0146in" style:auto-text-indent="false">
        <style:tab-stops>
          <style:tab-stop style:position="-0.4764in"/>
        </style:tab-stops>
      </style:paragraph-properties>
      <style:text-properties style:use-window-font-color="true" fo:font-weight="normal" fo:background-color="transparent" style:font-weight-asian="normal" style:font-weight-complex="normal"/>
    </style:style>
    <style:style style:name="P106" style:family="paragraph" style:parent-style-name="Standard" style:list-style-name="L10">
      <style:paragraph-properties fo:margin-top="0in" fo:margin-bottom="0.0799in"/>
    </style:style>
    <style:style style:name="P107" style:family="paragraph" style:parent-style-name="Text_20_body" style:list-style-name="L1">
      <style:text-properties fo:color="#800000" fo:font-weight="normal" style:font-weight-asian="normal" style:font-weight-complex="normal"/>
    </style:style>
    <style:style style:name="P108" style:family="paragraph" style:parent-style-name="Text_20_body" style:list-style-name="L2">
      <style:text-properties fo:color="#800000" fo:font-weight="normal" style:font-weight-asian="normal" style:font-weight-complex="normal"/>
    </style:style>
    <style:style style:name="P109" style:family="paragraph" style:parent-style-name="Text_20_body" style:list-style-name="L4">
      <style:text-properties fo:color="#800000" fo:font-weight="normal" style:font-weight-asian="normal" style:font-weight-complex="normal"/>
    </style:style>
    <style:style style:name="P110" style:family="paragraph" style:parent-style-name="Text_20_body" style:list-style-name="L8">
      <style:text-properties fo:color="#800000" fo:font-weight="normal" style:font-weight-asian="normal" style:font-weight-complex="normal"/>
    </style:style>
    <style:style style:name="P111" style:family="paragraph" style:parent-style-name="Text_20_body" style:list-style-name="L7">
      <style:text-properties fo:color="#800000" fo:font-weight="normal" style:font-weight-asian="normal" style:font-weight-complex="normal"/>
    </style:style>
    <style:style style:name="P112" style:family="paragraph" style:parent-style-name="Text_20_body" style:list-style-name="L3">
      <style:text-properties fo:color="#800000" fo:font-weight="normal" style:font-weight-asian="normal" style:font-weight-complex="normal"/>
    </style:style>
    <style:style style:name="P113" style:family="paragraph" style:parent-style-name="Text_20_body" style:list-style-name="L14">
      <style:text-properties fo:color="#800000" fo:font-weight="normal" style:font-weight-asian="normal" style:font-weight-complex="normal"/>
    </style:style>
    <style:style style:name="P114" style:family="paragraph" style:parent-style-name="Text_20_body" style:list-style-name="L16">
      <style:text-properties fo:color="#800000" fo:font-weight="normal" style:font-weight-asian="normal" style:font-weight-complex="normal"/>
    </style:style>
    <style:style style:name="P115" style:family="paragraph" style:parent-style-name="Text_20_body" style:list-style-name="L21">
      <style:text-properties fo:color="#800000" fo:font-weight="normal" style:font-weight-asian="normal" style:font-weight-complex="normal"/>
    </style:style>
    <style:style style:name="P116" style:family="paragraph" style:parent-style-name="Text_20_body" style:list-style-name="L23">
      <style:text-properties fo:color="#800000" fo:font-weight="normal" style:font-weight-asian="normal" style:font-weight-complex="normal"/>
    </style:style>
    <style:style style:name="P117" style:family="paragraph" style:parent-style-name="Text_20_body" style:list-style-name="L24">
      <style:text-properties fo:color="#800000" fo:font-weight="normal" style:font-weight-asian="normal" style:font-weight-complex="normal"/>
    </style:style>
    <style:style style:name="P118" style:family="paragraph" style:parent-style-name="Text_20_body" style:list-style-name="L25">
      <style:text-properties fo:color="#800000" fo:font-weight="normal" style:font-weight-asian="normal" style:font-weight-complex="normal"/>
    </style:style>
    <style:style style:name="P119" style:family="paragraph" style:parent-style-name="Text_20_body" style:list-style-name="L26">
      <style:text-properties fo:color="#800000" fo:font-weight="normal" style:font-weight-asian="normal" style:font-weight-complex="normal"/>
    </style:style>
    <style:style style:name="P120" style:family="paragraph" style:parent-style-name="Text_20_body" style:list-style-name="L27">
      <style:text-properties fo:color="#800000" fo:font-weight="normal" style:font-weight-asian="normal" style:font-weight-complex="normal"/>
    </style:style>
    <style:style style:name="P121" style:family="paragraph" style:parent-style-name="Text_20_body" style:list-style-name="L31">
      <style:text-properties fo:color="#800000" fo:font-weight="normal" style:font-weight-asian="normal" style:font-weight-complex="normal"/>
    </style:style>
    <style:style style:name="P122" style:family="paragraph" style:parent-style-name="Text_20_body" style:list-style-name="L7">
      <style:text-properties fo:color="#800000" fo:font-style="normal" fo:font-weight="normal" style:font-style-asian="normal" style:font-weight-asian="normal" style:font-style-complex="normal" style:font-weight-complex="normal"/>
    </style:style>
    <style:style style:name="P123" style:family="paragraph" style:parent-style-name="Text_20_body" style:list-style-name="L31">
      <style:text-properties fo:color="#800000" fo:font-weight="bold" style:font-weight-asian="bold" style:font-weight-complex="bold"/>
    </style:style>
    <style:style style:name="P124" style:family="paragraph" style:parent-style-name="Text_20_body" style:list-style-name="L7">
      <style:text-properties fo:color="#800000"/>
    </style:style>
    <style:style style:name="P125" style:family="paragraph" style:parent-style-name="Text_20_body" style:list-style-name="L3"/>
    <style:style style:name="P126" style:family="paragraph" style:parent-style-name="Text_20_body" style:list-style-name="L3">
      <style:text-properties fo:font-weight="normal" style:font-weight-asian="normal" style:font-weight-complex="normal"/>
    </style:style>
    <style:style style:name="P127" style:family="paragraph" style:parent-style-name="Text_20_body" style:list-style-name="L4">
      <style:text-properties fo:font-weight="normal" style:font-weight-asian="normal" style:font-weight-complex="normal"/>
    </style:style>
    <style:style style:name="P128" style:family="paragraph" style:parent-style-name="Text_20_body" style:list-style-name="L8">
      <style:text-properties fo:font-weight="normal" style:font-weight-asian="normal" style:font-weight-complex="normal"/>
    </style:style>
    <style:style style:name="P129" style:family="paragraph" style:parent-style-name="Text_20_body" style:list-style-name="L7">
      <style:text-properties fo:font-weight="normal" style:font-weight-asian="normal" style:font-weight-complex="normal"/>
    </style:style>
    <style:style style:name="P130" style:family="paragraph" style:parent-style-name="Text_20_body" style:list-style-name="L10">
      <style:text-properties fo:font-weight="normal" style:font-weight-asian="normal" style:font-weight-complex="normal"/>
    </style:style>
    <style:style style:name="P131" style:family="paragraph" style:parent-style-name="Text_20_body" style:list-style-name="L13">
      <style:text-properties fo:font-weight="normal" style:font-weight-asian="normal" style:font-weight-complex="normal"/>
    </style:style>
    <style:style style:name="P132" style:family="paragraph" style:parent-style-name="Text_20_body" style:list-style-name="L15">
      <style:text-properties fo:font-weight="normal" style:font-weight-asian="normal" style:font-weight-complex="normal"/>
    </style:style>
    <style:style style:name="P133" style:family="paragraph" style:parent-style-name="Text_20_body" style:list-style-name="L12">
      <style:text-properties fo:font-weight="normal" style:font-weight-asian="normal" style:font-weight-complex="normal"/>
    </style:style>
    <style:style style:name="P134" style:family="paragraph" style:parent-style-name="Text_20_body" style:list-style-name="L18">
      <style:text-properties fo:font-weight="normal" style:font-weight-asian="normal" style:font-weight-complex="normal"/>
    </style:style>
    <style:style style:name="P135" style:family="paragraph" style:parent-style-name="Text_20_body" style:list-style-name="L20">
      <style:text-properties fo:font-weight="normal" style:font-weight-asian="normal" style:font-weight-complex="normal"/>
    </style:style>
    <style:style style:name="P136" style:family="paragraph" style:parent-style-name="Text_20_body" style:list-style-name="L22">
      <style:text-properties fo:font-weight="normal" style:font-weight-asian="normal" style:font-weight-complex="normal"/>
    </style:style>
    <style:style style:name="P137" style:family="paragraph" style:parent-style-name="Text_20_body" style:list-style-name="L24">
      <style:text-properties fo:font-weight="normal" style:font-weight-asian="normal" style:font-weight-complex="normal"/>
    </style:style>
    <style:style style:name="P138" style:family="paragraph" style:parent-style-name="Text_20_body" style:list-style-name="L25">
      <style:text-properties fo:font-weight="normal" style:font-weight-asian="normal" style:font-weight-complex="normal"/>
    </style:style>
    <style:style style:name="P139" style:family="paragraph" style:parent-style-name="Text_20_body" style:list-style-name="L27">
      <style:text-properties fo:font-weight="normal" style:font-weight-asian="normal" style:font-weight-complex="normal"/>
    </style:style>
    <style:style style:name="P140" style:family="paragraph" style:parent-style-name="Text_20_body" style:list-style-name="L31">
      <style:text-properties fo:font-weight="normal" style:font-weight-asian="normal" style:font-weight-complex="normal"/>
    </style:style>
    <style:style style:name="P141" style:family="paragraph" style:parent-style-name="Text_20_body" style:list-style-name="L32">
      <style:text-properties fo:font-weight="normal" style:font-weight-asian="normal" style:font-weight-complex="normal"/>
    </style:style>
    <style:style style:name="P142" style:family="paragraph" style:parent-style-name="Text_20_body" style:list-style-name="L7"/>
    <style:style style:name="P143" style:family="paragraph" style:parent-style-name="Text_20_body" style:list-style-name="L7">
      <style:text-properties fo:font-style="normal" fo:font-weight="normal" style:font-style-asian="normal" style:font-weight-asian="normal" style:font-style-complex="normal" style:font-weight-complex="normal"/>
    </style:style>
    <style:style style:name="P144" style:family="paragraph" style:parent-style-name="Text_20_body" style:list-style-name="L9">
      <style:paragraph-properties>
        <style:tab-stops>
          <style:tab-stop style:position="1.5492in"/>
        </style:tab-stops>
      </style:paragraph-properties>
      <style:text-properties fo:font-style="normal" fo:font-weight="normal" style:font-style-asian="normal" style:font-weight-asian="normal" style:font-style-complex="normal" style:font-weight-complex="normal"/>
    </style:style>
    <style:style style:name="P145" style:family="paragraph" style:parent-style-name="Text_20_body" style:list-style-name="L30">
      <style:paragraph-properties>
        <style:tab-stops>
          <style:tab-stop style:position="1.6665in"/>
        </style:tab-stops>
      </style:paragraph-properties>
      <style:text-properties fo:font-style="normal" fo:font-weight="normal" style:font-style-asian="normal" style:font-weight-asian="normal" style:font-style-complex="normal" style:font-weight-complex="normal"/>
    </style:style>
    <style:style style:name="P146" style:family="paragraph" style:parent-style-name="Text_20_body" style:list-style-name="L30">
      <style:paragraph-properties>
        <style:tab-stops>
          <style:tab-stop style:position="1.6665in"/>
        </style:tab-stops>
      </style:paragraph-properties>
      <style:text-properties fo:font-style="normal" fo:font-weight="bold" style:font-style-asian="normal" style:font-weight-asian="bold" style:font-style-complex="normal" style:font-weight-complex="bold"/>
    </style:style>
    <style:style style:name="P147" style:family="paragraph" style:parent-style-name="Text_20_body" style:list-style-name="L8">
      <style:text-properties fo:font-weight="bold" style:font-weight-asian="bold" style:font-weight-complex="bold"/>
    </style:style>
    <style:style style:name="P148" style:family="paragraph" style:parent-style-name="Text_20_body" style:list-style-name="L3">
      <style:text-properties fo:font-weight="bold" style:font-weight-asian="bold" style:font-weight-complex="bold"/>
    </style:style>
    <style:style style:name="P149" style:family="paragraph" style:parent-style-name="Text_20_body" style:list-style-name="L15">
      <style:text-properties fo:font-weight="bold" style:font-weight-asian="bold" style:font-weight-complex="bold"/>
    </style:style>
    <style:style style:name="P150" style:family="paragraph" style:parent-style-name="Text_20_body" style:list-style-name="L13">
      <style:text-properties fo:font-weight="bold" style:font-weight-asian="bold" style:font-weight-complex="bold"/>
    </style:style>
    <style:style style:name="P151" style:family="paragraph" style:parent-style-name="Text_20_body" style:list-style-name="L7">
      <style:text-properties fo:font-weight="bold" style:font-weight-asian="bold" style:font-weight-complex="bold"/>
    </style:style>
    <style:style style:name="P152" style:family="paragraph" style:parent-style-name="Text_20_body" style:list-style-name="L22">
      <style:text-properties fo:font-weight="bold" style:font-weight-asian="bold" style:font-weight-complex="bold"/>
    </style:style>
    <style:style style:name="P153" style:family="paragraph" style:parent-style-name="Text_20_body" style:list-style-name="L24">
      <style:text-properties fo:font-weight="bold" style:font-weight-asian="bold" style:font-weight-complex="bold"/>
    </style:style>
    <style:style style:name="P154" style:family="paragraph" style:parent-style-name="Text_20_body" style:list-style-name="L25">
      <style:text-properties fo:font-weight="bold" style:font-weight-asian="bold" style:font-weight-complex="bold"/>
    </style:style>
    <style:style style:name="P155" style:family="paragraph" style:parent-style-name="Text_20_body" style:list-style-name="L27">
      <style:text-properties fo:font-weight="bold" style:font-weight-asian="bold" style:font-weight-complex="bold"/>
    </style:style>
    <style:style style:name="P156" style:family="paragraph" style:parent-style-name="Text_20_body" style:list-style-name="L28">
      <style:text-properties fo:font-weight="bold" style:font-weight-asian="bold" style:font-weight-complex="bold"/>
    </style:style>
    <style:style style:name="P157" style:family="paragraph" style:parent-style-name="Text_20_body" style:list-style-name="L32">
      <style:text-properties fo:font-weight="bold" style:font-weight-asian="bold" style:font-weight-complex="bold"/>
    </style:style>
    <style:style style:name="P158" style:family="paragraph" style:parent-style-name="Text_20_body" style:list-style-name="L3">
      <style:text-properties fo:color="#000000" fo:font-style="normal" fo:font-weight="normal" style:font-style-asian="normal" style:font-weight-asian="normal" style:font-style-complex="normal" style:font-weight-complex="normal"/>
    </style:style>
    <style:style style:name="P159" style:family="paragraph" style:parent-style-name="Text_20_body" style:list-style-name="L7">
      <style:text-properties fo:color="#000000" fo:font-weight="bold" style:font-weight-asian="bold" style:font-weight-complex="bold"/>
    </style:style>
    <style:style style:name="P160" style:family="paragraph" style:parent-style-name="Text_20_body" style:list-style-name="L19">
      <style:text-properties fo:color="#000000" fo:font-weight="bold" style:font-weight-asian="bold" style:font-weight-complex="bold"/>
    </style:style>
    <style:style style:name="P161" style:family="paragraph" style:parent-style-name="Text_20_body" style:list-style-name="L18">
      <style:text-properties fo:color="#000000" fo:font-weight="bold" fo:background-color="transparent" style:font-weight-asian="bold" style:font-weight-complex="bold"/>
    </style:style>
    <style:style style:name="P162" style:family="paragraph" style:parent-style-name="Text_20_body" style:list-style-name="L7">
      <style:text-properties fo:color="#000000" fo:font-weight="normal" style:font-weight-asian="normal" style:font-weight-complex="normal"/>
    </style:style>
    <style:style style:name="P163" style:family="paragraph" style:parent-style-name="Text_20_body" style:list-style-name="L12"/>
    <style:style style:name="P164" style:family="paragraph" style:parent-style-name="Text_20_body" style:list-style-name="L14"/>
    <style:style style:name="P165" style:family="paragraph" style:parent-style-name="Text_20_body" style:list-style-name="L18"/>
    <style:style style:name="P166" style:family="paragraph" style:parent-style-name="Text_20_body" style:list-style-name="L24"/>
    <style:style style:name="P167" style:family="paragraph" style:parent-style-name="Text_20_body" style:list-style-name="L28"/>
    <style:style style:name="P168" style:family="paragraph" style:parent-style-name="Text_20_body" style:list-style-name="L1">
      <style:paragraph-properties fo:margin-left="1.0028in" fo:margin-right="0.9134in" fo:text-indent="0in" style:auto-text-indent="false"/>
      <style:text-properties fo:color="#000000" fo:font-weight="normal" style:font-weight-asian="normal" style:font-weight-complex="normal"/>
    </style:style>
    <style:style style:name="P169" style:family="paragraph" style:parent-style-name="Text_20_body" style:list-style-name="L1">
      <style:paragraph-properties fo:margin-left="1.0028in" fo:margin-right="0.9134in" fo:text-indent="0in" style:auto-text-indent="false"/>
      <style:text-properties fo:color="#000000" fo:font-weight="bold" style:font-weight-asian="bold" style:font-weight-complex="bold"/>
    </style:style>
    <style:style style:name="P170" style:family="paragraph" style:parent-style-name="Text_20_body" style:list-style-name="L1">
      <style:paragraph-properties fo:margin-left="1.0028in" fo:margin-right="0.9134in" fo:text-indent="0in" style:auto-text-indent="false"/>
    </style:style>
    <style:style style:name="P171" style:family="paragraph" style:parent-style-name="Text_20_body" style:list-style-name="L1">
      <style:paragraph-properties fo:margin-left="1.0028in" fo:margin-right="0.9134in" fo:text-indent="0in" style:auto-text-indent="false"/>
      <style:text-properties fo:color="#800000" fo:font-weight="normal" style:font-weight-asian="normal" style:font-weight-complex="normal"/>
    </style:style>
    <style:style style:name="P172" style:family="paragraph" style:parent-style-name="Text_20_body" style:list-style-name="L3">
      <style:paragraph-properties fo:margin-top="0in" fo:margin-bottom="0in"/>
      <style:text-properties fo:font-weight="bold" style:font-weight-asian="bold" style:font-weight-complex="bold"/>
    </style:style>
    <style:style style:name="P173" style:family="paragraph" style:parent-style-name="Text_20_body" style:list-style-name="L1">
      <style:paragraph-properties fo:margin-top="0in" fo:margin-bottom="0in"/>
      <style:text-properties fo:font-weight="bold" style:font-weight-asian="bold" style:font-weight-complex="bold"/>
    </style:style>
    <style:style style:name="P174" style:family="paragraph" style:parent-style-name="Text_20_body" style:list-style-name="L3">
      <style:paragraph-properties fo:margin-top="0in" fo:margin-bottom="0in"/>
      <style:text-properties fo:color="#800000" fo:font-weight="normal" style:font-weight-asian="normal" style:font-weight-complex="normal"/>
    </style:style>
    <style:style style:name="P175" style:family="paragraph" style:parent-style-name="Text_20_body" style:list-style-name="L4">
      <style:paragraph-properties fo:margin-top="0in" fo:margin-bottom="0in"/>
      <style:text-properties fo:color="#800000" fo:font-weight="normal" style:font-weight-asian="normal" style:font-weight-complex="normal"/>
    </style:style>
    <style:style style:name="P176" style:family="paragraph" style:parent-style-name="Text_20_body" style:list-style-name="L1">
      <style:paragraph-properties fo:margin-top="0in" fo:margin-bottom="0in"/>
      <style:text-properties fo:color="#800000" fo:font-weight="normal" style:font-weight-asian="normal" style:font-weight-complex="normal"/>
    </style:style>
    <style:style style:name="P177" style:family="paragraph" style:parent-style-name="Text_20_body" style:list-style-name="L11">
      <style:paragraph-properties fo:margin-top="0in" fo:margin-bottom="0in"/>
      <style:text-properties fo:color="#800000" fo:font-weight="normal" style:font-weight-asian="normal" style:font-weight-complex="normal"/>
    </style:style>
    <style:style style:name="P178" style:family="paragraph" style:parent-style-name="Text_20_body" style:list-style-name="L16">
      <style:paragraph-properties fo:margin-top="0in" fo:margin-bottom="0in"/>
      <style:text-properties fo:color="#800000" fo:font-weight="normal" style:font-weight-asian="normal" style:font-weight-complex="normal"/>
    </style:style>
    <style:style style:name="P179" style:family="paragraph" style:parent-style-name="Text_20_body" style:list-style-name="L14">
      <style:paragraph-properties fo:margin-top="0in" fo:margin-bottom="0in"/>
      <style:text-properties fo:color="#800000" fo:font-weight="normal" style:font-weight-asian="normal" style:font-weight-complex="normal"/>
    </style:style>
    <style:style style:name="P180" style:family="paragraph" style:parent-style-name="Text_20_body" style:list-style-name="L21">
      <style:paragraph-properties fo:margin-top="0in" fo:margin-bottom="0in"/>
      <style:text-properties fo:color="#800000" fo:font-weight="normal" style:font-weight-asian="normal" style:font-weight-complex="normal"/>
    </style:style>
    <style:style style:name="P181" style:family="paragraph" style:parent-style-name="Text_20_body" style:list-style-name="L23">
      <style:paragraph-properties fo:margin-top="0in" fo:margin-bottom="0in"/>
      <style:text-properties fo:color="#800000" fo:font-weight="normal" style:font-weight-asian="normal" style:font-weight-complex="normal"/>
    </style:style>
    <style:style style:name="P182" style:family="paragraph" style:parent-style-name="Text_20_body" style:list-style-name="L24">
      <style:paragraph-properties fo:margin-top="0in" fo:margin-bottom="0in"/>
      <style:text-properties fo:color="#800000" fo:font-weight="normal" style:font-weight-asian="normal" style:font-weight-complex="normal"/>
    </style:style>
    <style:style style:name="P183" style:family="paragraph" style:parent-style-name="Text_20_body" style:list-style-name="L7">
      <style:paragraph-properties fo:margin-top="0in" fo:margin-bottom="0in"/>
      <style:text-properties fo:color="#800000" fo:font-weight="normal" style:font-weight-asian="normal" style:font-weight-complex="normal"/>
    </style:style>
    <style:style style:name="P184" style:family="paragraph" style:parent-style-name="Text_20_body" style:list-style-name="L7">
      <style:paragraph-properties fo:margin-top="0in" fo:margin-bottom="0in"/>
      <style:text-properties fo:color="#008000" fo:font-weight="bold" style:font-weight-asian="bold" style:font-weight-complex="bold"/>
    </style:style>
    <style:style style:name="P185" style:family="paragraph" style:parent-style-name="Text_20_body" style:list-style-name="L1">
      <style:paragraph-properties fo:margin-top="0in" fo:margin-bottom="0in"/>
      <style:text-properties fo:font-weight="normal" style:font-weight-asian="normal" style:font-weight-complex="normal"/>
    </style:style>
    <style:style style:name="P186" style:family="paragraph" style:parent-style-name="Text_20_body" style:list-style-name="L5">
      <style:paragraph-properties fo:margin-left="0.9846in" fo:margin-right="0in" fo:margin-top="0in" fo:margin-bottom="0.0402in" fo:text-indent="-0.25in" style:auto-text-indent="false"/>
      <style:text-properties fo:font-style="normal" fo:font-weight="normal" style:font-style-asian="normal" style:font-weight-asian="normal" style:font-style-complex="normal" style:font-weight-complex="normal"/>
    </style:style>
    <style:style style:name="P187" style:family="paragraph" style:parent-style-name="Text_20_body" style:list-style-name="L9">
      <style:paragraph-properties fo:margin-left="0.9846in" fo:margin-right="0in" fo:margin-top="0in" fo:margin-bottom="0.0402in" fo:text-indent="-0.25in" style:auto-text-indent="false">
        <style:tab-stops>
          <style:tab-stop style:position="1.5492in"/>
        </style:tab-stops>
      </style:paragraph-properties>
      <style:text-properties fo:font-style="normal" fo:font-weight="normal" style:font-style-asian="normal" style:font-weight-asian="normal" style:font-style-complex="normal" style:font-weight-complex="normal"/>
    </style:style>
    <style:style style:name="P188" style:family="paragraph" style:parent-style-name="Text_20_body" style:list-style-name="L9">
      <style:paragraph-properties fo:margin-left="0.9846in" fo:margin-right="0in" fo:margin-top="0in" fo:margin-bottom="0.0402in" fo:text-indent="-0.25in" style:auto-text-indent="false">
        <style:tab-stops>
          <style:tab-stop style:position="1.5492in"/>
        </style:tab-stops>
      </style:paragraph-properties>
    </style:style>
    <style:style style:name="P189" style:family="paragraph" style:parent-style-name="Text_20_body" style:list-style-name="L6">
      <style:paragraph-properties fo:margin-left="0.9846in" fo:margin-right="0in" fo:text-indent="-0.25in" style:auto-text-indent="false"/>
    </style:style>
    <style:style style:name="P190" style:family="paragraph" style:parent-style-name="Text_20_body" style:list-style-name="L17">
      <style:paragraph-properties fo:margin-left="0.9846in" fo:margin-right="0in" fo:text-indent="-0.25in" style:auto-text-indent="false"/>
      <style:text-properties fo:font-weight="normal" style:font-weight-asian="normal" style:font-weight-complex="normal"/>
    </style:style>
    <style:style style:name="P191" style:family="paragraph" style:parent-style-name="Text_20_body" style:list-style-name="L29">
      <style:paragraph-properties fo:margin-left="0.9846in" fo:margin-right="0in" fo:text-indent="-0.25in" style:auto-text-indent="false"/>
      <style:text-properties fo:font-weight="normal" style:font-weight-asian="normal" style:font-weight-complex="normal"/>
    </style:style>
    <style:style style:name="P192" style:family="paragraph" style:parent-style-name="Text_20_body" style:list-style-name="L34">
      <style:paragraph-properties fo:margin-left="0.9846in" fo:margin-right="0in" fo:text-indent="-0.25in" style:auto-text-indent="false"/>
    </style:style>
    <style:style style:name="P193" style:family="paragraph" style:parent-style-name="Text_20_body" style:list-style-name="L35">
      <style:paragraph-properties fo:margin-left="0.9846in" fo:margin-right="0in" fo:text-indent="-0.25in" style:auto-text-indent="false"/>
    </style:style>
    <style:style style:name="P194" style:family="paragraph" style:parent-style-name="Text_20_body" style:list-style-name="L36">
      <style:paragraph-properties fo:margin-left="0.9846in" fo:margin-right="0in" fo:text-indent="-0.25in" style:auto-text-indent="false"/>
      <style:text-properties fo:font-style="normal" style:font-style-asian="normal" style:font-style-complex="normal"/>
    </style:style>
    <style:style style:name="P195" style:family="paragraph" style:parent-style-name="Text_20_body" style:list-style-name="L37">
      <style:paragraph-properties fo:margin-left="0.9846in" fo:margin-right="0in" fo:text-indent="-0.25in" style:auto-text-indent="false"/>
      <style:text-properties fo:font-style="normal" style:font-style-asian="normal" style:font-style-complex="normal"/>
    </style:style>
    <style:style style:name="P196" style:family="paragraph" style:parent-style-name="Text_20_body" style:list-style-name="L4">
      <style:paragraph-properties fo:margin-top="0in" fo:margin-bottom="0.0402in"/>
      <style:text-properties fo:font-weight="bold" style:font-weight-asian="bold" style:font-weight-complex="bold"/>
    </style:style>
    <style:style style:name="P197" style:family="paragraph" style:parent-style-name="Text_20_body" style:list-style-name="L7">
      <style:paragraph-properties fo:margin-top="0in" fo:margin-bottom="0.0402in"/>
      <style:text-properties fo:font-weight="bold" style:font-weight-asian="bold" style:font-weight-complex="bold"/>
    </style:style>
    <style:style style:name="P198" style:family="paragraph" style:parent-style-name="Text_20_body" style:list-style-name="L13">
      <style:paragraph-properties fo:margin-top="0in" fo:margin-bottom="0.0402in"/>
      <style:text-properties fo:font-weight="bold" style:font-weight-asian="bold" style:font-weight-complex="bold"/>
    </style:style>
    <style:style style:name="P199" style:family="paragraph" style:parent-style-name="Text_20_body" style:list-style-name="L7">
      <style:paragraph-properties fo:margin-top="0in" fo:margin-bottom="0.0402in"/>
      <style:text-properties fo:color="#800000" fo:font-weight="normal" style:font-weight-asian="normal" style:font-weight-complex="normal"/>
    </style:style>
    <style:style style:name="P200" style:family="paragraph" style:parent-style-name="Text_20_body" style:list-style-name="L10">
      <style:paragraph-properties fo:margin-top="0in" fo:margin-bottom="0.0402in"/>
      <style:text-properties fo:color="#800000" fo:font-weight="normal" style:font-weight-asian="normal" style:font-weight-complex="normal"/>
    </style:style>
    <style:style style:name="P201" style:family="paragraph" style:parent-style-name="Text_20_body" style:list-style-name="L11">
      <style:paragraph-properties fo:margin-top="0in" fo:margin-bottom="0.0402in"/>
      <style:text-properties fo:color="#800000" fo:font-weight="normal" style:font-weight-asian="normal" style:font-weight-complex="normal"/>
    </style:style>
    <style:style style:name="P202" style:family="paragraph" style:parent-style-name="Text_20_body" style:list-style-name="L13">
      <style:paragraph-properties fo:margin-top="0in" fo:margin-bottom="0.0402in"/>
      <style:text-properties fo:color="#800000" fo:font-weight="normal" style:font-weight-asian="normal" style:font-weight-complex="normal"/>
    </style:style>
    <style:style style:name="P203" style:family="paragraph" style:parent-style-name="Text_20_body" style:list-style-name="L14">
      <style:paragraph-properties fo:margin-top="0in" fo:margin-bottom="0.0402in"/>
      <style:text-properties fo:color="#800000" fo:font-weight="normal" style:font-weight-asian="normal" style:font-weight-complex="normal"/>
    </style:style>
    <style:style style:name="P204" style:family="paragraph" style:parent-style-name="Text_20_body" style:list-style-name="L14">
      <style:paragraph-properties fo:margin-top="0in" fo:margin-bottom="0.0402in"/>
      <style:text-properties fo:color="#800000"/>
    </style:style>
    <style:style style:name="P205" style:family="paragraph" style:parent-style-name="Text_20_body" style:list-style-name="L9">
      <style:paragraph-properties fo:margin-top="0in" fo:margin-bottom="0.0402in">
        <style:tab-stops>
          <style:tab-stop style:position="1.5492in"/>
        </style:tab-stops>
      </style:paragraph-properties>
      <style:text-properties fo:font-style="normal" fo:font-weight="normal" style:font-style-asian="normal" style:font-weight-asian="normal" style:font-style-complex="normal" style:font-weight-complex="normal"/>
    </style:style>
    <style:style style:name="P206" style:family="paragraph" style:parent-style-name="Text_20_body" style:list-style-name="L10">
      <style:paragraph-properties fo:margin-top="0in" fo:margin-bottom="0.0402in"/>
      <style:text-properties fo:font-weight="normal" style:font-weight-asian="normal" style:font-weight-complex="normal"/>
    </style:style>
    <style:style style:name="P207" style:family="paragraph" style:parent-style-name="Text_20_body" style:list-style-name="L7">
      <style:paragraph-properties fo:margin-top="0.0799in" fo:margin-bottom="0.0799in"/>
      <style:text-properties fo:color="#800000" fo:font-weight="normal" style:font-weight-asian="normal" style:font-weight-complex="normal"/>
    </style:style>
    <style:style style:name="P208" style:family="paragraph" style:parent-style-name="Heading_20_3">
      <style:text-properties fo:color="#000000"/>
    </style:style>
    <style:style style:name="P209" style:family="paragraph" style:parent-style-name="Heading_20_3">
      <style:paragraph-properties fo:margin-left="1.0028in" fo:margin-right="0.9134in" fo:text-indent="0in" style:auto-text-indent="false"/>
      <style:text-properties fo:color="#000000"/>
    </style:style>
    <style:style style:name="P210" style:family="paragraph" style:parent-style-name="Heading_20_3">
      <style:paragraph-properties fo:break-before="page"/>
    </style:style>
    <style:style style:name="P211" style:family="paragraph" style:parent-style-name="Heading_20_3">
      <style:paragraph-properties fo:break-before="page"/>
      <style:text-properties fo:color="#000000"/>
    </style:style>
    <style:style style:name="P212" style:family="paragraph" style:parent-style-name="Heading_20_3">
      <style:paragraph-properties fo:break-before="page"/>
      <style:text-properties fo:color="#800000"/>
    </style:style>
    <style:style style:name="P213" style:family="paragraph" style:parent-style-name="Text_20_body_20_indent" style:list-style-name="L1">
      <style:paragraph-properties fo:margin-left="1.0028in" fo:margin-right="0.9134in" fo:text-indent="0in" style:auto-text-indent="false"/>
      <style:text-properties fo:color="#000000"/>
    </style:style>
    <style:style style:name="P214" style:family="paragraph" style:parent-style-name="Text_20_body_20_indent" style:list-style-name="L1">
      <style:paragraph-properties fo:margin-top="0in" fo:margin-bottom="0.0402in"/>
    </style:style>
    <style:style style:name="P215" style:family="paragraph" style:parent-style-name="Text_20_body_20_indent" style:list-style-name="L33">
      <style:paragraph-properties fo:margin-left="0.9846in" fo:margin-right="0in" fo:text-indent="-0.25in" style:auto-text-indent="false"/>
    </style:style>
    <style:style style:name="P216" style:family="paragraph" style:parent-style-name="indent_20_after_20_1st">
      <style:text-properties fo:color="#000080"/>
    </style:style>
    <style:style style:name="P217" style:family="paragraph" style:parent-style-name="indent_20_after_20_1st">
      <style:paragraph-properties fo:margin-top="0.0799in" fo:margin-bottom="0in"/>
      <style:text-properties fo:color="#000080"/>
    </style:style>
    <style:style style:name="P218" style:family="paragraph" style:parent-style-name="Heading_20_2">
      <style:paragraph-properties fo:break-before="page"/>
    </style:style>
    <style:style style:name="P219" style:family="paragraph" style:parent-style-name="Heading_20_2">
      <style:paragraph-properties fo:margin-top="0.1701in" fo:margin-bottom="0in"/>
    </style:style>
    <style:style style:name="P220" style:family="paragraph" style:parent-style-name="Table_20_Contents" style:list-style-name="L3">
      <style:paragraph-properties fo:margin-left="0.0217in" fo:margin-right="0.0063in" fo:text-indent="0in" style:auto-text-indent="false">
        <style:tab-stops/>
      </style:paragraph-properties>
    </style:style>
    <style:style style:name="P221" style:family="paragraph" style:parent-style-name="Table_20_Contents" style:list-style-name="L3">
      <style:paragraph-properties fo:margin-left="0in" fo:margin-right="0.0063in" fo:text-indent="0in" style:auto-text-indent="false"/>
      <style:text-properties fo:font-style="normal" style:font-style-asian="normal" style:font-style-complex="normal"/>
    </style:style>
    <style:style style:name="P222" style:family="paragraph" style:parent-style-name="Heading_20_1">
      <style:paragraph-properties fo:break-before="page"/>
    </style:style>
    <style:style style:name="P223"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0pt" fo:font-style="normal" fo:text-shadow="none" style:text-underline-style="none" fo:font-weight="normal" style:letter-kerning="true" style:font-name-asian="DejaVu LGC Sans1" style:font-size-asian="18pt" style:font-style-asian="normal" style:font-weight-asian="normal" style:font-name-complex="DejaVu LGC Sans1" style:font-size-complex="18pt" style:font-style-complex="normal" style:font-weight-complex="normal" style:text-emphasize="none" style:font-relief="none" style:text-overline-style="none" style:text-overline-color="font-color"/>
    </style:style>
    <style:style style:name="P224" style:family="paragraph">
      <style:paragraph-properties fo:margin-left="0in" fo:margin-right="0in" fo:margin-top="0in" fo:margin-bottom="0in" fo:line-height="100%" fo:text-align="center" fo:text-indent="0in"/>
    </style:style>
    <style:style style:name="P225"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LGC Sans1" style:font-size-asian="18pt" style:font-style-asian="normal" style:font-weight-asian="normal" style:font-name-complex="DejaVu LGC Sans1" style:font-size-complex="18pt" style:font-style-complex="normal" style:font-weight-complex="normal" style:text-emphasize="none" style:font-relief="none" style:text-overline-style="none" style:text-overline-color="font-color"/>
    </style:style>
    <style:style style:name="P226" style:family="paragraph">
      <style:paragraph-properties fo:margin-left="0in" fo:margin-right="0in" fo:margin-top="0in" fo:margin-bottom="0in" fo:line-height="100%" fo:text-align="center" fo:text-indent="0in">
        <style:tab-stops>
          <style:tab-stop style:position="0.2551in" style:type="right"/>
          <style:tab-stop style:position="0.2835in"/>
        </style:tab-stops>
      </style:paragraph-properties>
    </style:style>
    <style:style style:name="P227" style:family="paragraph">
      <style:paragraph-properties fo:margin-left="0in" fo:margin-right="0in" fo:margin-top="0in" fo:margin-bottom="0in" fo:line-height="100%" fo:text-align="center" fo:text-indent="0in">
        <style:tab-stops>
          <style:tab-stop style:position="0.45in" style:type="right"/>
          <style:tab-stop style:position="0.5in"/>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DejaVu LGC Sans1" style:font-size-asian="12pt" style:font-style-asian="normal" style:font-weight-asian="normal" style:font-name-complex="DejaVu LGC Sans1" style:font-size-complex="12pt" style:font-style-complex="normal" style:font-weight-complex="normal" style:text-emphasize="none" style:font-relief="none" style:text-overline-style="none" style:text-overline-color="font-color"/>
    </style:style>
    <style:style style:name="P228" style:family="paragraph">
      <style:paragraph-properties fo:margin-left="0in" fo:margin-right="0in" fo:margin-top="0in" fo:margin-bottom="0in" fo:line-height="100%" fo:text-align="end" fo:text-indent="0in">
        <style:tab-stops>
          <style:tab-stop style:position="0.2551in" style:type="right"/>
          <style:tab-stop style:position="0.2835in"/>
        </style:tab-stops>
      </style:paragraph-properties>
    </style:style>
    <style:style style:name="P229" style:family="paragraph">
      <style:paragraph-properties fo:margin-left="0in" fo:margin-right="0in" fo:margin-top="0in" fo:margin-bottom="0in" fo:line-height="100%" fo:text-align="end" fo:text-indent="0in">
        <style:tab-stops>
          <style:tab-stop style:position="0.45in" style:type="right"/>
          <style:tab-stop style:position="0.5in"/>
        </style:tab-stops>
      </style:paragraph-properties>
      <style:text-properties style:use-window-font-color="true" style:text-outline="false" style:text-line-through-style="none" style:font-name="Liberation Sans1" fo:font-size="10pt" fo:font-style="normal" fo:text-shadow="none" style:text-underline-style="none" fo:font-weight="normal" style:letter-kerning="true" style:font-name-asian="DejaVu LGC Sans1" style:font-size-asian="18pt" style:font-style-asian="normal" style:font-weight-asian="normal" style:font-name-complex="DejaVu LGC Sans1" style:font-size-complex="18pt" style:font-style-complex="normal" style:font-weight-complex="normal" style:text-emphasize="none" style:font-relief="none" style:text-overline-style="none" style:text-overline-color="font-color"/>
    </style:style>
    <style:style style:name="P230" style:family="paragraph">
      <style:paragraph-properties fo:margin-left="0in" fo:margin-right="0in" fo:margin-top="0in" fo:margin-bottom="0in" fo:line-height="100%" fo:text-align="end" fo:text-indent="0in">
        <style:tab-stops>
          <style:tab-stop style:position="0.45in" style:type="right"/>
          <style:tab-stop style:position="0.5in"/>
        </style:tab-stops>
      </style:paragraph-properties>
      <style:text-properties style:use-window-font-color="true" style:text-outline="false" style:text-line-through-style="none" style:font-name="Liberation Sans1" fo:font-size="10pt" fo:font-style="normal" fo:text-shadow="none" style:text-underline-style="none" fo:font-weight="normal" style:letter-kerning="true" style:font-name-asian="DejaVu LGC Sans1" style:font-size-asian="10pt" style:font-style-asian="normal" style:font-weight-asian="normal" style:font-name-complex="DejaVu LGC Sans1" style:font-size-complex="10pt" style:font-style-complex="normal" style:font-weight-complex="normal" style:text-emphasize="none" style:font-relief="none" style:text-overline-style="none" style:text-overline-color="font-color"/>
    </style:style>
    <style:style style:name="P231" style:family="paragraph">
      <style:paragraph-properties fo:margin-left="0in" fo:margin-right="0in" fo:margin-top="0in" fo:margin-bottom="0in" fo:line-height="100%" fo:text-align="center" fo:text-indent="0in">
        <style:tab-stops>
          <style:tab-stop style:position="0.45in" style:type="right"/>
          <style:tab-stop style:position="0.5in"/>
        </style:tab-stops>
      </style:paragraph-properties>
      <style:text-properties style:use-window-font-color="true" style:text-outline="false" style:text-line-through-style="none" style:font-name="Liberation Sans1" fo:font-size="11pt" fo:font-style="normal" fo:text-shadow="none" style:text-underline-style="none" fo:font-weight="normal" style:letter-kerning="true" style:font-name-asian="DejaVu LGC Sans1" style:font-size-asian="11pt" style:font-style-asian="normal" style:font-weight-asian="normal" style:font-name-complex="DejaVu LGC Sans1" style:font-size-complex="11pt" style:font-style-complex="normal" style:font-weight-complex="normal" style:text-emphasize="none" style:font-relief="none" style:text-overline-style="none" style:text-overline-color="font-color"/>
    </style:style>
    <style:style style:name="P232"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9pt" fo:font-style="normal" fo:text-shadow="none" style:text-underline-style="none" fo:font-weight="normal" style:letter-kerning="true" style:font-name-asian="DejaVu LGC Sans1" style:font-size-asian="9pt" style:font-style-asian="normal" style:font-weight-asian="normal" style:font-name-complex="DejaVu LGC Sans1" style:font-size-complex="9pt" style:font-style-complex="normal" style:font-weight-complex="normal" style:text-emphasize="none" style:font-relief="none" style:text-overline-style="none" style:text-overline-color="font-color"/>
    </style:style>
    <style:style style:name="P233" style:family="paragraph">
      <style:paragraph-properties fo:margin-left="0in" fo:margin-right="0in" fo:text-indent="-0.4969in"/>
    </style:style>
    <style:style style:name="P234" style:family="paragraph">
      <style:paragraph-properties fo:margin-left="0in" fo:margin-right="0in" fo:margin-top="0in" fo:margin-bottom="0in" fo:line-height="100%" fo:text-align="start" fo:text-indent="-0.4969in"/>
    </style:style>
    <style:style style:name="P235" style:family="paragraph">
      <style:paragraph-properties fo:margin-left="0in" fo:margin-right="0in" fo:margin-top="0in" fo:margin-bottom="0in" fo:line-height="100%" fo:text-align="start" fo:text-indent="-0.4953in"/>
      <style:text-properties style:use-window-font-color="true" style:text-outline="false" style:text-line-through-style="none" style:font-name="Liberation Sans1" fo:font-size="9pt" fo:font-style="normal" fo:text-shadow="none" style:text-underline-style="none" fo:font-weight="normal" style:letter-kerning="true" style:font-name-asian="DejaVu LGC Sans1" style:font-size-asian="9pt" style:font-style-asian="normal" style:font-weight-asian="normal" style:font-name-complex="DejaVu LGC Sans1" style:font-size-complex="9pt" style:font-style-complex="normal" style:font-weight-complex="normal" style:text-emphasize="none" style:font-relief="none" style:text-overline-style="none" style:text-overline-color="font-color"/>
    </style:style>
    <style:style style:name="P236" style:family="paragraph">
      <style:paragraph-properties fo:margin-left="0in" fo:margin-right="0in" fo:margin-top="0in" fo:margin-bottom="0in" fo:line-height="100%" fo:text-align="center" fo:text-indent="0in">
        <style:tab-stops>
          <style:tab-stop style:position="0.1445in" style:type="right"/>
          <style:tab-stop style:position="0.1606in"/>
        </style:tab-stops>
      </style:paragraph-properties>
    </style:style>
    <style:style style:name="P237" style:family="paragraph">
      <style:paragraph-properties fo:margin-left="0in" fo:margin-right="0in" fo:margin-top="0in" fo:margin-bottom="0in" fo:line-height="100%" fo:text-align="center" fo:text-indent="0in">
        <style:tab-stops>
          <style:tab-stop style:position="0.2551in" style:type="right"/>
          <style:tab-stop style:position="0.2835in"/>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DejaVu LGC Sans1" style:font-size-asian="12pt" style:font-style-asian="normal" style:font-weight-asian="normal" style:font-name-complex="DejaVu LGC Sans1" style:font-size-complex="12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fo:background-color="transparent"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fo:background-color="transparent"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fo:background-color="transparent" style:font-style-asian="italic" style:font-weight-asian="normal" style:font-style-complex="italic"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text-underline-style="none" style:font-style-asian="italic" style:font-style-complex="italic"/>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fo:background-color="#ffff00"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color="#800000"/>
    </style:style>
    <style:style style:name="T15" style:family="text">
      <style:text-properties fo:color="#000000"/>
    </style:style>
    <style:style style:name="T16" style:family="text">
      <style:text-properties fo:color="#000000" fo:font-style="normal" style:font-style-asian="normal" style:font-style-complex="normal"/>
    </style:style>
    <style:style style:name="T17" style:family="text">
      <style:text-properties fo:color="#000000" fo:font-size="12pt" style:font-size-asian="12pt" style:font-size-complex="12pt"/>
    </style:style>
    <style:style style:name="T18" style:family="text">
      <style:text-properties style:text-position="0% 100%"/>
    </style:style>
    <style:style style:name="T19" style:family="text">
      <style:text-properties fo:font-size="12pt" style:font-size-asian="12pt" style:font-size-complex="12pt"/>
    </style:style>
    <style:style style:name="T20" style:family="text">
      <style:text-properties fo:font-size="36pt" style:font-size-asian="36pt" style:font-size-complex="36pt"/>
    </style:style>
    <style:style style:name="T21" style:family="text">
      <style:text-properties fo:color="#000080"/>
    </style:style>
    <style:style style:name="T22" style:family="text">
      <style:text-properties fo:color="#000080" fo:font-style="normal" fo:font-weight="normal" style:font-style-asian="normal" style:font-weight-asian="normal" style:font-style-complex="normal" style:font-weight-complex="normal"/>
    </style:style>
    <style:style style:name="T23" style:family="text">
      <style:text-properties style:text-line-through-style="solid"/>
    </style:style>
    <style:style style:name="T24" style:family="text">
      <style:text-properties fo:color="#008000"/>
    </style:style>
    <style:style style:name="T25" style:family="text">
      <style:text-properties fo:color="#008000" style:text-position="super 55%"/>
    </style:style>
    <style:style style:name="T26" style:family="text">
      <style:text-properties style:text-position="super 55%"/>
    </style:style>
    <style:style style:name="T27" style:family="text">
      <style:text-properties style:text-position="super 55%" fo:font-style="italic" style:font-style-asian="italic" style:font-style-complex="italic"/>
    </style:style>
    <style:style style:name="T28" style:family="text">
      <style:text-properties style:text-position="super 55%" fo:font-style="normal" style:font-style-asian="normal" style:font-style-complex="normal"/>
    </style:style>
    <style:style style:name="T29" style:family="text">
      <style:text-properties fo:background-color="#ffff00"/>
    </style:style>
    <style:style style:name="T30" style:family="text">
      <style:text-properties fo:color="#000000" style:text-outline="false" style:text-line-through-style="none" style:font-name="Liberation Sans1" fo:font-size="10pt" fo:font-style="normal" fo:text-shadow="none" style:text-underline-style="none" fo:font-weight="normal" style:letter-kerning="true" style:font-name-asian="DejaVu LGC Sans1" style:font-size-asian="18pt" style:font-style-asian="normal" style:font-weight-asian="normal" style:font-name-complex="DejaVu LGC Sans1" style:font-size-complex="18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style:font-name="Liberation Sans1" fo:font-size="10pt" fo:font-style="normal" fo:text-shadow="none" style:text-underline-style="none" fo:font-weight="normal" style:letter-kerning="true" style:font-name-asian="DejaVu LGC Sans1" style:font-size-asian="18pt" style:font-style-asian="normal" style:font-weight-asian="normal" style:font-name-complex="DejaVu LGC Sans1" style:font-size-complex="18pt" style:font-style-complex="normal"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DejaVu LGC Sans1" style:font-size-asian="12pt" style:font-style-asian="normal" style:font-weight-asian="normal" style:font-name-complex="DejaVu LGC Sans1" style:font-size-complex="12pt" style:font-style-complex="normal" style:font-weight-complex="normal" style:text-emphasize="none" style:font-relief="none" style:text-overline-style="none" style:text-overline-color="font-color"/>
    </style:style>
    <style:style style:name="T33" style:family="text">
      <style:text-properties style:use-window-font-color="true" style:text-outline="false" style:text-line-through-style="none" style:font-name="Liberation Sans1" fo:font-size="10pt" fo:font-style="normal" fo:text-shadow="none" style:text-underline-style="none" fo:font-weight="normal" style:letter-kerning="true" style:font-name-asian="DejaVu LGC Sans1" style:font-size-asian="10pt" style:font-style-asian="normal" style:font-weight-asian="normal" style:font-name-complex="DejaVu LGC Sans1" style:font-size-complex="10pt" style:font-style-complex="normal" style:font-weight-complex="normal" style:text-emphasize="none" style:font-relief="none" style:text-overline-style="none" style:text-overline-color="font-color"/>
    </style:style>
    <style:style style:name="T34" style:family="text">
      <style:text-properties fo:color="#000000" style:text-outline="false" style:text-line-through-style="none" style:font-name="Liberation Sans1" fo:font-size="9pt" fo:font-style="normal" fo:text-shadow="none" style:text-underline-style="none" fo:font-weight="normal" style:letter-kerning="true" style:font-name-asian="DejaVu LGC Sans1" style:font-size-asian="9pt" style:font-style-asian="normal" style:font-weight-asian="normal" style:font-name-complex="DejaVu LGC Sans1" style:font-size-complex="9pt" style:font-style-complex="normal"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style:font-name="Liberation Sans1" fo:font-size="6pt" fo:font-style="normal" fo:text-shadow="none" style:text-underline-style="none" fo:font-weight="normal" style:letter-kerning="true" style:font-name-asian="DejaVu LGC Sans1" style:font-size-asian="6pt" style:font-style-asian="normal" style:font-weight-asian="normal" style:font-name-complex="DejaVu LGC Sans1" style:font-size-complex="6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000000" draw:marker-start="" draw:marker-start-width="0.1181in" draw:marker-start-center="false" draw:marker-end="" draw:marker-end-width="0.0799in" draw:marker-end-center="false" draw:fill="solid" draw:fill-color="#cccccc" draw:textarea-horizontal-align="left" draw:textarea-vertical-align="top" fo:padding-top="0.0492in" fo:padding-bottom="0.0492in" fo:padding-left="0.0984in" fo:padding-right="0.0984in" draw:shadow="hidden" draw:shadow-offset-x="0.1201in" draw:shadow-offset-y="0.1201in" draw:shadow-color="#808080" draw:shadow-opacity="50%" style:run-through="foreground"/>
    </style:style>
    <style:style style:name="gr4" style:family="graphic">
      <style:graphic-properties draw:stroke="solid" svg:stroke-width="0in" svg:stroke-color="#000000" draw:marker-start="" draw:marker-start-width="0.1181in" draw:marker-start-center="false" draw:marker-end="" draw:marker-end-width="0.0799in" draw:marker-end-center="false" draw:fill="solid" draw:fill-color="#ffff99" draw:textarea-horizontal-align="left" draw:textarea-vertical-align="top" fo:padding-top="0.0492in" fo:padding-bottom="0.0492in" fo:padding-left="0.0984in" fo:padding-right="0.0984in" draw:shadow="hidden" draw:shadow-offset-x="0.1201in" draw:shadow-offset-y="0.1201in" draw:shadow-color="#808080" draw:shadow-opacity="50%" style:run-through="foreground"/>
    </style:style>
    <style:style style:name="gr5" style:family="graphic">
      <style:graphic-properties draw:stroke="solid" svg:stroke-width="0in" svg:stroke-color="#000000" draw:marker-start="" draw:marker-start-width="0.1181in" draw:marker-start-center="false" draw:marker-end="" draw:marker-end-width="0.0799in" draw:marker-end-center="false" draw:fill="solid" draw:fill-color="#7da647" draw:textarea-horizontal-align="left" draw:textarea-vertical-align="top" fo:padding-top="0.0492in" fo:padding-bottom="0.0492in" fo:padding-left="0.0984in" fo:padding-right="0.0984in" draw:shadow="hidden" draw:shadow-offset-x="0.1201in" draw:shadow-offset-y="0.1201in" draw:shadow-color="#808080" draw:shadow-opacity="50%" style:run-through="foreground"/>
    </style:style>
    <style:style style:name="gr6" style:family="graphic">
      <style:graphic-properties draw:stroke="solid" svg:stroke-width="0in" svg:stroke-color="#000000" draw:marker-start="" draw:marker-start-width="0.1181in" draw:marker-start-center="false" draw:marker-end="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800000" draw:marker-start="" draw:marker-start-width="0.1181in" draw:marker-start-center="false" draw:marker-end="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solid" draw:fill-color="#808080" draw:opacity="50%" draw:textarea-horizontal-align="center" draw:textarea-vertical-align="middle" fo:padding-top="0.0492in" fo:padding-bottom="0.0492in" fo:padding-left="0.0984in" fo:padding-right="0.0984in" draw:shadow="hidden" draw:shadow-offset-x="0.1181in" draw:shadow-offset-y="0.1181in" draw:shadow-color="#808080" draw:shadow-opacity="50%" style:run-through="foreground"/>
    </style:style>
    <style:style style:name="gr9" style:family="graphic">
      <style:graphic-properties draw:stroke="solid" svg:stroke-width="0in" svg:stroke-color="#000000" draw:marker-start="" draw:marker-start-width="0.1181in" draw:marker-start-center="false" draw:marker-end="" draw:marker-end-width="0.0799in" draw:marker-end-center="false" draw:fill="solid" draw:fill-color="#9999ff" draw:textarea-horizontal-align="left"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10" style:family="graphic">
      <style:graphic-properties draw:stroke="solid" svg:stroke-width="0in" svg:stroke-color="#000000" draw:marker-start="" draw:marker-start-width="0.1181in" draw:marker-start-center="false" draw:marker-end="" draw:marker-end-width="0.0799in" draw:marker-end-center="false" draw:fill="solid" draw:fill-color="#cccccc" draw:textarea-horizontal-align="left" draw:textarea-vertical-align="middle" draw:fit-to-size="false" fo:padding-top="0in" fo:padding-bottom="0in" fo:padding-left="0.0984in" fo:padding-right="0.0984in" draw:shadow="hidden" draw:shadow-offset-x="0.1201in" draw:shadow-offset-y="0.1201in" draw:shadow-color="#808080" draw:shadow-opacity="50%" style:run-through="foreground"/>
    </style:style>
    <style:style style:name="gr11" style:family="graphic">
      <style:graphic-properties draw:stroke="solid" svg:stroke-width="0in" svg:stroke-color="#000000" draw:marker-start="" draw:marker-start-width="0.1181in" draw:marker-start-center="false" draw:marker-end="" draw:marker-end-width="0.0799in" draw:marker-end-center="false" draw:fill="solid" draw:fill-color="#b84747" draw:textarea-horizontal-align="left" draw:textarea-vertical-align="middle" draw:fit-to-size="false" fo:padding-top="0in" fo:padding-bottom="0in" fo:padding-left="0.0984in" fo:padding-right="0.0984in" draw:shadow="hidden" draw:shadow-offset-x="0.1201in" draw:shadow-offset-y="0.1201in" draw:shadow-color="#808080" draw:shadow-opacity="50%" style:run-through="foreground"/>
    </style:style>
    <style:style style:name="gr12" style:family="graphic">
      <style:graphic-properties draw:stroke="solid" svg:stroke-width="0in" svg:stroke-color="#000000" draw:marker-start="" draw:marker-start-width="0.1181in" draw:marker-start-center="false" draw:marker-end="" draw:marker-end-width="0.0799in" draw:marker-end-center="false" draw:fill="solid" draw:fill-color="#94bd5e" draw:textarea-horizontal-align="left" draw:textarea-vertical-align="middle" draw:fit-to-size="false" fo:padding-top="0in" fo:padding-bottom="0in" fo:padding-left="0.0984in" fo:padding-right="0.0984in" draw:shadow="hidden" draw:shadow-offset-x="0.1201in" draw:shadow-offset-y="0.1201in" draw:shadow-color="#808080" draw:shadow-opacity="50%" style:run-through="foreground"/>
    </style:style>
    <style:style style:name="gr1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 draw:marker-end-width="0.0799in" draw:marker-end-center="false" draw:fill="solid" draw:fill-color="#94bd5e" draw:textarea-horizontal-align="left"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15" style:family="graphic">
      <style:graphic-properties draw:stroke="solid" svg:stroke-width="0in" svg:stroke-color="#000000" draw:marker-start="" draw:marker-start-width="0.1181in" draw:marker-start-center="false" draw:marker-end="" draw:marker-end-width="0.0799in" draw:marker-end-center="false" draw:fill="solid" draw:fill-color="#9999ff" draw:textarea-horizontal-align="left" draw:textarea-vertical-align="middle" draw:fit-to-size="false" fo:padding-top="0in" fo:padding-bottom="0in" fo:padding-left="0.0984in" fo:padding-right="0.0984in" draw:shadow="hidden" draw:shadow-offset-x="0.1201in" draw:shadow-offset-y="0.1201in" draw:shadow-color="#808080" draw:shadow-opacity="50%" style:run-through="foreground"/>
    </style:style>
    <style:style style:name="gr16" style:family="graphic">
      <style:graphic-properties draw:stroke="solid" svg:stroke-width="0in" svg:stroke-color="#000000" draw:marker-start="" draw:marker-start-width="0.1181in" draw:marker-start-center="false" draw:marker-end="" draw:marker-end-width="0.0799in" draw:marker-end-center="false" draw:fill="solid" draw:fill-color="#b84747" draw:textarea-horizontal-align="left"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17"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in" svg:stroke-color="#000000" draw:marker-start="" draw:marker-start-width="0.1181in" draw:marker-start-center="false" draw:marker-end="" draw:marker-end-width="0.0799in" draw:marker-end-center="false" draw:fill="solid" draw:fill-color="#ffff99" draw:textarea-horizontal-align="left"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19" style:family="graphic">
      <style:graphic-properties draw:stroke="none" svg:stroke-width="0in" svg:stroke-color="#000000" draw:marker-start="" draw:marker-start-width="0.1181in" draw:marker-start-center="false" draw:marker-end="" draw:marker-end-width="0.1181in" draw:marker-end-center="false" draw:fill="solid" draw:fill-color="#808080" draw:opacity="25%" draw:textarea-horizontal-align="center" draw:textarea-vertical-align="middle" fo:padding-top="0.0492in" fo:padding-bottom="0.0492in" fo:padding-left="0.0984in" fo:padding-right="0.0984in" draw:shadow="hidden" draw:shadow-offset-x="0.1181in" draw:shadow-offset-y="0.1181in" draw:shadow-color="#808080" draw:shadow-opacity="25%" style:run-through="foreground"/>
    </style:style>
    <style:style style:name="gr20" style:family="graphic">
      <style:graphic-properties draw:stroke="solid" svg:stroke-width="0in" svg:stroke-color="#000000" draw:marker-start="" draw:marker-start-width="0.1181in" draw:marker-start-center="false" draw:marker-end="" draw:marker-end-width="0.0799in" draw:marker-end-center="false" draw:fill="solid" draw:fill-color="#ffff99" draw:textarea-horizontal-align="left" draw:textarea-vertical-align="middle" draw:fit-to-size="false" fo:padding-top="0in" fo:padding-bottom="0in" fo:padding-left="0.0984in" fo:padding-right="0.0984in" draw:shadow="hidden" draw:shadow-offset-x="0.1201in" draw:shadow-offset-y="0.1201in" draw:shadow-color="#808080" draw:shadow-opacity="50%" style:run-through="foreground"/>
    </style:style>
    <style:style style:name="gr21" style:family="graphic">
      <style:graphic-properties draw:stroke="solid" svg:stroke-width="0in" svg:stroke-color="#000000" draw:marker-start="" draw:marker-start-width="0.1181in" draw:marker-start-center="false" draw:marker-end="" draw:marker-end-width="0.0799in" draw:marker-end-center="false" draw:fill="solid" draw:fill-color="#99ccff" draw:textarea-horizontal-align="left" draw:textarea-vertical-align="middle" draw:fit-to-size="false" fo:padding-top="0in" fo:padding-bottom="0in" fo:padding-left="0.0984in" fo:padding-right="0.0984in" draw:shadow="hidden" draw:shadow-offset-x="0.1201in" draw:shadow-offset-y="0.1201in" draw:shadow-color="#808080" draw:shadow-opacity="50%" style:run-through="foreground"/>
    </style:style>
    <style:style style:name="gr2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0799in" draw:marker-end-center="false" draw:fill="solid" draw:fill-color="#9966cc" draw:textarea-horizontal-align="left"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24" style:family="graphic">
      <style:graphic-properties draw:stroke="solid" svg:stroke-width="0in" svg:stroke-color="#000000" draw:marker-start="" draw:marker-start-width="0.1181in" draw:marker-start-center="false" draw:marker-end="" draw:marker-end-width="0.0799in" draw:marker-end-center="false" draw:fill="solid" draw:fill-color="#99ccff" draw:textarea-horizontal-align="left"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25" style:family="graphic">
      <style:graphic-properties draw:stroke="solid" svg:stroke-width="0in" svg:stroke-color="#000000" draw:marker-start="" draw:marker-start-width="0.1181in" draw:marker-start-center="false" draw:marker-end="" draw:marker-end-width="0.0799in" draw:marker-end-center="false" draw:fill="solid" draw:fill-color="#9966cc" draw:textarea-horizontal-align="left" draw:textarea-vertical-align="middle" draw:fit-to-size="false" fo:padding-top="0in" fo:padding-bottom="0in" fo:padding-left="0.0984in" fo:padding-right="0.0984in" draw:shadow="hidden" draw:shadow-offset-x="0.1201in" draw:shadow-offset-y="0.1201in" draw:shadow-color="#808080" draw:shadow-opacity="50%" style:run-through="foreground"/>
    </style:style>
    <style:style style:name="gr2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7" style:family="graphic">
      <style:graphic-properties draw:stroke="solid" svg:stroke-width="0in" svg:stroke-color="#000000" draw:marker-start="" draw:marker-start-width="0.1181in" draw:marker-start-center="false" draw:marker-end="" draw:marker-end-width="0.0799in" draw:marker-end-center="false" draw:fill="solid" draw:fill-color="#ffffff" draw:textarea-horizontal-align="left" draw:textarea-vertical-align="top" fo:padding-top="0.0492in" fo:padding-bottom="0.0492in" fo:padding-left="0.0984in" fo:padding-right="0.0984in" draw:shadow="hidden" draw:shadow-offset-x="0.1201in" draw:shadow-offset-y="0.1201in" draw:shadow-color="#808080" draw:shadow-opacity="50%" style:run-through="foreground"/>
    </style:style>
    <style:style style:name="gr28" style:family="graphic">
      <style:graphic-properties draw:stroke="solid" draw:stroke-dash="Dash_20_13" svg:stroke-width="0in" svg:stroke-color="#000000" draw:marker-start="" draw:marker-start-width="0.1181in" draw:marker-start-center="false" draw:marker-end="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solid" svg:stroke-width="0in" svg:stroke-color="#800000" draw:marker-start="Arrow" draw:marker-start-width="0.0799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solid" svg:stroke-width="0in" svg:stroke-color="#800000" draw:marker-start="Arrow" draw:marker-start-width="0.0799in" draw:marker-start-center="false" draw:marker-end="" draw:marker-end-width="0.1181in" draw:marker-end-center="false" draw:stroke-linejoin="none" draw:fill="solid" draw:fill-color="#99ccff"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1" style:family="graphic">
      <style:graphic-properties draw:stroke="solid" draw:stroke-dash="Dash_20_14" svg:stroke-width="0in" svg:stroke-color="#000000" draw:marker-start="" draw:marker-start-width="0.1181in" draw:marker-start-center="false" draw:marker-end="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solid" draw:stroke-dash="Dash_20_15" svg:stroke-width="0in" svg:stroke-color="#000000" draw:marker-start="" draw:marker-start-width="0.1181in" draw:marker-start-center="false" draw:marker-end="Arrow" draw:marker-end-width="0.0799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5"/>
      <text:p text:style-name="P25"/>
      <text:p text:style-name="P25"/>
      <text:p text:style-name="P25"/>
      <text:p text:style-name="P26">Sample Tracking</text:p>
      <text:p text:style-name="P24"><text:span text:style-name="T20">Functional</text:span> <text:span text:style-name="T20">Specification</text:span></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2">Table of Contents</text:p>
          </text:index-title>
          <text:p text:style-name="P74">The current process<text:tab/>3</text:p>
          <text:p text:style-name="P75">Overview of CTM<text:tab/>3</text:p>
          <text:p text:style-name="P75">Overview of JIRA<text:tab/>4</text:p>
          <text:p text:style-name="P75">Approximate Workflow<text:tab/>5</text:p>
          <text:p text:style-name="P74">JIRA Issues / Tickets<text:tab/>9</text:p>
          <text:p text:style-name="P75">Associated Data for Sample (JIRA Issue)<text:tab/>9</text:p>
          <text:p text:style-name="P73">Field Types <text:tab/>9</text:p>
          <text:p text:style-name="P73">Stored in existing JIRA Fields <text:tab/>9</text:p>
          <text:p text:style-name="P73">Added Fields <text:tab/>10</text:p>
          <text:p text:style-name="P75">Workflow - Sample (JIRA Issue)<text:tab/>11</text:p>
          <text:p text:style-name="P73">Step Name <text:tab/>12</text:p>
          <text:p text:style-name="P73">'Sample Deprecated' and 'Unresolved' <text:tab/>12</text:p>
          <text:p text:style-name="P73">Received Sample <text:tab/>14</text:p>
          <text:p text:style-name="P73">Lab Processing <text:tab/>15</text:p>
          <text:p text:style-name="P73">Assemble <text:tab/>17</text:p>
          <text:p text:style-name="P73">Review Assembly <text:tab/>19</text:p>
          <text:p text:style-name="P73">Annotate <text:tab/>23</text:p>
          <text:p text:style-name="P73">Review Annotation <text:tab/>24</text:p>
          <text:p text:style-name="P73">Validate <text:tab/>25</text:p>
          <text:p text:style-name="P73">Collaborator Review <text:tab/>27</text:p>
          <text:p text:style-name="P73">Deliver Data<text:tab/>28</text:p>
          <text:p text:style-name="P73">Submitted<text:tab/>29</text:p>
          <text:p text:style-name="P73">Sample Published<text:tab/>30</text:p>
          <text:p text:style-name="P73">Close Sample <text:tab/>31</text:p>
          <text:p text:style-name="P74">sub-tasks<text:tab/>33</text:p>
          <text:p text:style-name="P75">Lab Processing sub-tasks<text:tab/>34</text:p>
          <text:p text:style-name="P73">Library Construction <text:tab/>34</text:p>
          <text:p text:style-name="P73">PCR, RPL-PCR and RT-PCR <text:tab/>34</text:p>
          <text:p text:style-name="P73">Sequencing Task <text:tab/>35</text:p>
          <text:p text:style-name="P73">SISPA Task <text:tab/>35</text:p>
          <text:p text:style-name="P75">Closure sub-tasks<text:tab/>36</text:p>
          <text:p text:style-name="P73">Closure Editing Task <text:tab/>36</text:p>
          <text:p text:style-name="P73">Custom Closure Task <text:tab/>36</text:p>
          <text:p text:style-name="P73">In House Closure Task <text:tab/>37</text:p>
          <text:p text:style-name="P75">sub-task Workflows<text:tab/>38</text:p>
          <text:p text:style-name="P73">Laboratory Workflow <text:tab/>38</text:p>
          <text:p text:style-name="P73">Closure Editing Workflow <text:tab/>38</text:p>
          <text:p text:style-name="P73">In-House Closure Workflow <text:tab/>39</text:p>
          <text:p text:style-name="P73">Custom Closure Workflow <text:tab/>41</text:p>
          <text:p text:style-name="P75">Changes to the Workflow<text:tab/>42</text:p>
        </text:index-body>
      </text:table-of-content>
      <text:p text:style-name="Text_20_body"/>
      <text:h text:style-name="P222" text:outline-level="1">The current process</text:h>
      <text:h text:style-name="Heading_20_2" text:outline-level="2">Overview of CTM</text:h>
      <text:p text:style-name="Standard">The existing sample tracking system is based around a program called CTM (Closure Task Manager). The CTMs core concept is the 'CTM Reference', it is defined in the CTM documentation as:</text:p>
      <text:p text:style-name="P14"/>
      <text:p text:style-name="Text_20_body"><text:span text:style-name="Citation">...a unique work unit of a genome to which tasks can be assigned. A CTM reference is defined by its type, value, and status. Each reference is assigned a unique reference id. Commonly used references include BAC, Sample, Chromosome, or the whole genome. </text:span></text:p>
      <text:p text:style-name="Standard">For the influenza project the <text:span text:style-name="T5">CTM Reference Type</text:span> is sample and the <text:span text:style-name="T5">CTM Reference Value</text:span> is the Extent ID of the sample. The <text:span text:style-name="T5">CTM References</text:span> (henceforth referred to as <text:span text:style-name="T5">samples</text:span>) are grouped by assigning them '<text:span text:style-name="T5">Reference Statuses</text:span>' (henceforth referred to as <text:span text:style-name="T5">statuses</text:span>). The <text:span text:style-name="T5">statuses</text:span> are also referred to as queues or bins. However, in the CTM s<text:span text:style-name="T5">tatuses</text:span> behave more like bins than queues. Like both bins and queues; a <text:span text:style-name="T5">sample</text:span> can only be 'in' one <text:span text:style-name="T5">status</text:span> at a time. Unlike queues though; no ordering exists between the <text:span text:style-name="T5">samples</text:span> when multiple <text:span text:style-name="T5">samples </text:span>share the same s<text:span text:style-name="T5">tatus</text:span>.</text:p>
      <text:p text:style-name="Standard"/>
      <text:p text:style-name="Standard">When the s<text:span text:style-name="T5">tatus </text:span>of a <text:span text:style-name="T5">sample</text:span> is first assigned, or when it is changed, the new association is recorded in the <text:span text:style-name="T5">sample's CTM Reference History</text:span><text:span text:style-name="T12">. A </text:span><text:span text:style-name="T5">sample's CTM Reference History</text:span><text:span text:style-name="T12"> is a list of when the </text:span><text:span text:style-name="T5">sample</text:span><text:span text:style-name="T12"> changed </text:span><text:span text:style-name="T5">status </text:span><text:span text:style-name="T12">and what the </text:span><text:span text:style-name="T5">status</text:span><text:span text:style-name="T12"> it changed to.</text:span></text:p>
      <text:p text:style-name="P4"/>
      <text:p text:style-name="Standard"><text:span text:style-name="T12">A log of comments is also collected and stored as a </text:span><text:span text:style-name="T5">CTM Reference Log</text:span><text:span text:style-name="T12"> for the </text:span><text:span text:style-name="T5">sample</text:span><text:span text:style-name="T12">.</text:span></text:p>
      <text:p text:style-name="Standard"/>
      <text:p text:style-name="Standard">Tasks are defined in the CTM manual as:</text:p>
      <text:p text:style-name="Standard"/>
      <text:p text:style-name="Text_20_body"><text:span text:style-name="Citation">...any unique task that is tracked by CTM. A task must be related to a defined CTM reference, and can only be created and updated by an authorized CTM user. A task is defined by its type, </text:span><text:span text:style-name="Citation"><text:span text:style-name="T1">description</text:span></text:span><text:span text:style-name="Citation">, </text:span><text:span text:style-name="Citation"><text:span text:style-name="T1">priority</text:span></text:span><text:span text:style-name="Citation">, and status. A CTM task can be </text:span><text:span text:style-name="Citation"><text:span text:style-name="T1">assigned</text:span></text:span><text:span text:style-name="Citation"> / </text:span><text:span text:style-name="Citation"><text:span text:style-name="T1">reassigned</text:span></text:span><text:span text:style-name="Citation"> to any CTM user.</text:span></text:p>
      <text:p text:style-name="Standard"/>
      <text:p text:style-name="Standard">Tasks, unlike <text:span text:style-name="T5">samples</text:span>, can be assigned to a user. They also have priorities and normally exist with multiple types while <text:span text:style-name="T5">CTM References</text:span> are only of type <text:span text:style-name="T5">sample</text:span>, in the influenza system. Their <text:span text:style-name="T5">Statuses </text:span>are similar to a <text:span text:style-name="T5">sample's status</text:span> and can be used in the same way. However, there is no equivalent to <text:span text:style-name="T5">CTM Reference History</text:span> for <text:span text:style-name="T5">CTM Tasks.</text:span></text:p>
      <text:p text:style-name="P15"/>
      <text:p text:style-name="P4">As with <text:span text:style-name="T5">CTM Reference's</text:span> <text:span text:style-name="T5">CTM Reference Log,</text:span> <text:span text:style-name="T5">Tasks </text:span>have a log of the comments made about the task. This log is stored as a <text:span text:style-name="T5">CTM Task Log</text:span> for the <text:span text:style-name="T5">CTM Task</text:span>.</text:p>
      <text:p text:style-name="Standard"/>
      <text:p text:style-name="Standard">The CTMs GUI features a sub-set of <text:span text:style-name="T5">Reference Statuses</text:span> listed down the left side column, with a <text:s/>drop down menu of all the <text:span text:style-name="T5">CTM References</text:span> associated with that status. An administrator interface is provided to select which statuses to display. It is quite possibly this visual prominence that has lead to <text:span text:style-name="T5">CTM References </text:span>being used in preference to <text:span text:style-name="T5">CTM Tasks</text:span>. The absence of user assignment when using <text:span text:style-name="T5">CTM References </text:span><text:span text:style-name="T12">and</text:span> <text:span text:style-name="T5">Reference Statuses</text:span> is worked around by creating statuses that are a combination <text:soft-page-break/>of a user and an activity, e.g. 'Edit TT'.</text:p>
      <text:p text:style-name="Standard"/>
      <text:p text:style-name="Standard">Samples are added to the <text:span text:style-name="T5">CTM</text:span> via an import function that requires a BAC ID or Extent ID as well as the type of <text:span text:style-name="T5">CTM Reference</text:span> to be created and the <text:span text:style-name="T5">CTM Reference Status</text:span> to associate with the newly created reference. Multiple samples can be imported using either ranges for the BAC/Extent ID or comma separated lists.</text:p>
      <text:p text:style-name="Standard"/>
      <text:p text:style-name="Standard">The CTM contains several built in reports, they do not support the use of compound Reference Statuses though and so aren't used. Currently direct querying of the underlying database is the only way to generate statistics such as; the number of samples, from each collection, in each CTM Queue.</text:p>
      <text:p text:style-name="Standard"/>
      <text:h text:style-name="Heading_20_2" text:outline-level="2">ctmbacs</text:h>
      <text:p text:style-name="Text_20_body">ctmbacs is a program used for making bulk changes to the CTM and qurying/reporting of the number of samples by status. The samples to modify are selected using either a list of BAC IDs ('-' or ',' as separator) or a file of BAC IDs <text:span text:style-name="T29">(separator unknown)</text:span></text:p>
      <text:p text:style-name="Text_20_body">When carrying out a bulk update a comment can be specified on the command line or in a file (referenced from the command line). The statuses of all the selected samples can be set using either the CTM status code or the status' name.</text:p>
      <text:p text:style-name="Text_20_body"/>
      <text:h text:style-name="Heading_20_4" text:outline-level="4">Selecting a sample</text:h>
      <text:p text:style-name="P78">ctmbacs: A list of BAC IDs on the cmd line or A file of BAC IDs</text:p>
      <text:p text:style-name="P78">JIRA:<text:tab/>A set of samples can be defined using a search (filter), The samples to update can then be selected from within that set either by selecting all samples and then removing those that should not be moved or by selecting only the samples needed.</text:p>
      <text:h text:style-name="Heading_20_4" text:outline-level="4">Reports</text:h>
      <text:h text:style-name="Heading_20_5" text:outline-level="5">Number of Samples Per State</text:h>
      <text:p text:style-name="P78">ctmbacs:<text:tab/>Lists each status followed by the number of samples with that status.</text:p>
      <text:p text:style-name="P78">JIRA:<text:tab/>Report Pie Chart using a saved filter and grouping on status produces a summary total of the samples with each status.</text:p>
      <text:h text:style-name="Heading_20_5" text:outline-level="5">Samples (IDs) in a State</text:h>
      <text:p text:style-name="P76">ctmbacs:<text:tab/>Gives a list of all the samples that have a given status. For each sample the BAC ID, status code and status name are listed.</text:p>
      <text:p text:style-name="P79">JIRA:<text:tab/>A filter can be restricted to <text:s/>only selecting samples with a single status. The filter can be saved to reuse later and a list of samples that matched can be produced using any of the samples fields and exported to Excel.</text:p>
      <text:h text:style-name="Heading_20_4" text:outline-level="4"><text:soft-page-break/>Bulk Update</text:h>
      <text:h text:style-name="Heading_20_5" text:outline-level="5">Updating the state of a set of samples.</text:h>
      <text:p text:style-name="P77">ctmbacs:<text:tab/>The state of the selected samples can be set to the given state. There are no restrictions on when a sample can be in a particular state and so any sample can be given any state at anytime.</text:p>
      <text:p text:style-name="P78">JIRA:<text:tab/>The selected samples can have their statuses set, Restrictions in the workflow may make some state transitions impossible.</text:p>
      <text:h text:style-name="Heading_20_5" text:outline-level="5">Adding a Comment</text:h>
      <text:p text:style-name="P77">ctmbacs<text:note text:id="ftn1" text:note-class="footnote"><text:note-citation>1</text:note-citation><text:note-body><text:p text:style-name="Footnote">ctmbacs can both add a comment and change the state at the same time</text:p></text:note-body></text:note>:<text:tab/>The comment can be either on the command line or in a file</text:p>
      <text:p text:style-name="P78">JIRA:<text:tab/>The selected samples can have a comment added.</text:p>
      <text:h text:style-name="Heading_20_2" text:outline-level="2">Overview of JIRA</text:h>
      <text:p text:style-name="Text_20_body">The JIRA system uses a number of concepts which are similar to the CTM. </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CTM</text:p>
          </table:table-cell>
          <table:table-cell table:style-name="Table1.A1" office:value-type="string">
            <text:p text:style-name="Table_20_Heading">JIRA</text:p>
          </table:table-cell>
          <table:table-cell table:style-name="Table1.C1" office:value-type="string">
            <text:p text:style-name="Table_20_Heading">Notes</text:p>
          </table:table-cell>
        </table:table-row>
        <table:table-row>
          <table:table-cell table:style-name="Table1.A2" office:value-type="string">
            <text:p text:style-name="Table_20_Contents">CTM Reference</text:p>
          </table:table-cell>
          <table:table-cell table:style-name="Table1.A2" office:value-type="string">
            <text:p text:style-name="Table_20_Contents">Issue</text:p>
          </table:table-cell>
          <table:table-cell table:style-name="Table1.C2" office:value-type="string">
            <text:p text:style-name="Table_20_Contents">One per physical sample</text:p>
          </table:table-cell>
        </table:table-row>
        <table:table-row>
          <table:table-cell table:style-name="Table1.A2" office:value-type="string">
            <text:p text:style-name="Table_20_Contents">State</text:p>
          </table:table-cell>
          <table:table-cell table:style-name="Table1.A2" office:value-type="string">
            <text:p text:style-name="Table_20_Contents">Status</text:p>
          </table:table-cell>
          <table:table-cell table:style-name="Table1.C2" office:value-type="string">
            <text:p text:style-name="Table_20_Contents">In JIRA status doesn't need to be compounded with Task as Tasks can have users assigned to it.</text:p>
            <text:p text:style-name="Table_20_Contents">The status can be used to select a subset of the samples.</text:p>
            <text:p text:style-name="Table_20_Contents">The status is synonymous with the workflow's state.</text:p>
          </table:table-cell>
        </table:table-row>
        <table:table-row>
          <table:table-cell table:style-name="Table1.A2" office:value-type="string">
            <text:p text:style-name="Table_20_Contents">Task</text:p>
          </table:table-cell>
          <table:table-cell table:style-name="Table1.A2" office:value-type="string">
            <text:p text:style-name="Table_20_Contents">SubTask</text:p>
          </table:table-cell>
          <table:table-cell table:style-name="Table1.C2" office:value-type="string">
            <text:p text:style-name="Table_20_Contents">Actions applied to the sample. Each sample can have multiple SubTasks. Each SubTask has a Status and a user assigned. Like a JIRA Task a SubTask's status is controlled by a workflow</text:p>
          </table:table-cell>
        </table:table-row>
      </table:table>
      <text:p text:style-name="Todo"/>
      <text:h text:style-name="P218" text:outline-level="2">Approximate Workflow</text:h>
      <text:p text:style-name="Text_20_body">A spreadsheet is provided with the Samples that contains the information needed to identify them and to submit the resulting sequences to Gen-Bank.</text:p>
      <text:p text:style-name="Standard">The physical samples are expected to arrive at JCVI labeled with their <text:span text:style-name="T5">Blinded Numbers</text:span> (&lt;Project ID&gt;_&lt;Collection Code&gt;_&lt;Sample number&gt;), or a shortened version called <text:span text:style-name="T5">Sample </text:span><text:span text:style-name="T12">Name(&lt;Collection Code&gt;_&lt;Sample number&gt;).</text:span> If they arrive labeled differently then the alternate label is entered into the <text:span text:style-name="T5">Lot</text:span>'s spreadsheet as <text:span text:style-name="T5">Tube Label</text:span>. Aliquots of the samples are made and these are also labeled with the <text:span text:style-name="T5">Blinded number</text:span><text:span text:style-name="T12">.</text:span></text:p>
      <text:p text:style-name="Standard"/>
      <text:p text:style-name="Standard">The samples, depending on the virus and the form of sample, may undergo several preliminary extraction, cleaning and amplification stages before they are ready for the sequencing pipeline. In the case of influenza the samples are MRT-PCRed.</text:p>
      <text:p text:style-name="Standard"/>
      <text:p text:style-name="Standard">When the samples are ready to be added to the system the data from the provided spreadsheet is uploaded into the GLK using a program called FLURP (RURP for non-influenza projects). During the samples insertion into the GLK it is assigned a BAC ID. </text:p>
      <text:p text:style-name="Standard"/>
      <text:p text:style-name="P58">CTM: <text:tab/>Once the insertions are complete FLURP returns a list of the samples that have been inserted, giving several IDs for each. One of the IDs is the BAC ID which is used to add the samples to the CTM. Within the CTM the newly added samples/References are given the status of 'Received'. </text:p>
      <text:p text:style-name="P11"/>
      <text:p text:style-name="indent_20_after_20_1st">JIRA:<text:tab/>With JIRA FLURP will create the Issues at the same time as uploading into the GLK. The final screen of IDs from FLURP will still be returned but the data is not needed to seed JIRA.<text:note text:id="ftn2" text:note-class="footnote"><text:note-citation text:label="E1">E1</text:note-citation><text:note-body><text:p text:style-name="P71"><text:s/>Enhancement 1 - Crea<text:bookmark text:name="Enhancement 11"/>te JIRA tasks when data in uploaded in FLURP</text:p></text:note-body></text:note></text:p>
      <text:p text:style-name="indent_20_after_20_1st"/>
      <text:p text:style-name="Standard">The samples while in this state may undergo further preparation, specific to the sequencing technologies being used. When ready a JIRA ticket is created for the sequencing team. Attached to the ticket are a JLIMS manifest<text:span text:style-name="T21"><text:note text:id="ftn3" text:note-class="footnote"><text:note-citation>2</text:note-citation><text:note-body><text:p text:style-name="P72"><text:s/>Speak to Dan about what the script does</text:p></text:note-body></text:note></text:span> and a work-order. There are separate projects for each technology, SOLEXASEQ, 454-SEQ and SLW (Sanger Lab Work-orders). A ticket is created for each technology used. The samples are then handed over for sequencing. </text:p>
      <text:p text:style-name="P11"/>
      <text:p text:style-name="P58">CTM:<text:tab/>At this point the status is changed to 'Sequencing' or 'Re-sequencing'. For Sanger sequencing the number of expected reads is entered into a command line script.</text:p>
      <text:p text:style-name="Standard"/>
      <text:p text:style-name="P59">JIRA:<text:tab/>JIRA provides more fine grained monitoring of the work. sub-tasks are created based on the sample type and sequencing type. Examples are; SISPA, RT-PCR and Sequencing. Each of these is initially unassigned and users will assign themselves the tasks. A search can be carried out of the unassigned sub-tasks to ensure that nothing is missed. Each task is only assigned to one person and so avoids duplication of effort. </text:p>
      <text:p text:style-name="indent_20_after_20_1st"><text:soft-page-break/><text:span text:style-name="T24"><text:tab/>Sequencing is a form of sub-task. Once assigned it is the assignees responsibility to ensure that the sample is submitted to sequencing and that once sequencing is complete the sub-task is moved to the completed step. Moving the sub-task to complete will send an email to the Sample's assignee to inform them that the sub-task has finished.</text:span><text:span text:style-name="T24"><text:note text:id="ftn4" text:note-class="footnote"><text:note-citation text:label="E2">E2</text:note-citation><text:note-body><text:p text:style-name="P71"><text:s/>Enhancement 2 - Send email on workflow transition</text:p></text:note-body></text:note></text:span></text:p>
      <text:p text:style-name="P59"/>
      <text:p text:style-name="Standard">Once the sequencing data is returned the samples can enter the 'Assembly' state. The assembly process varies depending on the technologies used to generate the data. </text:p>
      <text:p text:style-name="P217">CTM:<text:tab/>If the data is from purely Sanger sequencing then VAPOR is used. Each night the number of expected reads is compared to the number of reads received back for each of the waiting samples. Any that have at least the expected number of reads are then automatically assembled. Once assembly has completed the sample's CTM status is automatically changed to 'Assembly'. VAPOR is also responsible for calling autoTasker on the sample's newly assembled contig(s). </text:p>
      <text:p text:style-name="P58"/>
      <text:p text:style-name="P59">JIRA:<text:tab/>When sequencing is complete the sub-tasks are updated, by their owners, to indicate that sequencing has completed. If only Sanger Sequencing was used then the assembler is called automatically in much the same way that VAPOR currently does. When assembly is automatically carried out the sample is moved to 'Review Assembly' once the assembler finishes.<text:note text:id="ftn5" text:note-class="footnote"><text:note-citation text:label="E3">E3</text:note-citation><text:note-body><text:p text:style-name="Footnote"><text:s/><text:span text:style-name="T1">Enhancement 3 - Run command on workflow transition (VAPOR, autotasker)</text:span></text:p><text:p text:style-name="P71"><text:tab/> This may also involve communicating with the grid.</text:p></text:note-body></text:note> <text:note text:id="ftn6" text:note-class="footnote"><text:note-citation text:label="E4">E4</text:note-citation><text:note-body><text:p text:style-name="Footnote"><text:s/><text:span text:style-name="T1">Enhancement 4 - Transition workflow from external program (VAPOR)</text:span></text:p></text:note-body></text:note></text:p>
      <text:p text:style-name="P65"/>
      <text:p text:style-name="Standard">The processing of 454, illumina and mixed technology data is more manual. Once the sequencing is complete the JIRA ticket is updated, by sequencing. A VHTNGS (Viral High Throughput Next Generation Sequencing) request is then created. The VHTNGS project is used for keeping track of the Viral-IFX groups tasks and bugs in software produced by the group. There currently is not separate type for Assembly requests, likewise there is little consistency in what information the requests contain. The closing of the <text:s/>JIRA ticket indicates that the assembly has completed.</text:p>
      <text:p text:style-name="Question"/>
      <text:p text:style-name="P58">CTM:<text:tab/>Once the assembly has been done the sample must be manually moved to the 'Initial Manual Edit' state and autoTasker run.</text:p>
      <text:p text:style-name="P16"/>
      <text:p text:style-name="P59">JIRA:<text:tab/>If the assembly was initiated by JIRA and was successful then the sample is automatically moved to the 'Review Assembly' step. Otherwise the sample waits at the assembly step to be manually moved on.</text:p>
      <text:p text:style-name="P59"/>
      <text:p text:style-name="P58">CTM:<text:tab/>The results of autoTasker are then used manually to decide what work, if any, is needed before the sample can be submitted. If work is required it is moved first to a state such as 'Initial Manual Edit' from which a particular worker moves it to 'their' queue ,e.g. 'Edit TT', to indicate that they are working on it. If the sample needs further sequencing it can be moved to a particular user's closure status, 'Closure TT', to carry out the preparation of the sample, such as selection/design of primers. <text:span text:style-name="T29">The primer orders and pick lists are generated by elvira/Jlims/CreateClosureOrder. </text:span>Once ready the same procedure as occurred for Sequencing <text:soft-page-break/>is repeated only with the status set to 'Resequencing'.</text:p>
      <text:p text:style-name="indent_20_after_20_1st"/>
      <text:p text:style-name="indent_20_after_20_1st"><text:span text:style-name="T24">JIRA:<text:tab/>Starting the 'Review Assembly' step increments the 'Assembly Versions' field and calls autotasker. The results from autotasker are summarized into the 'Number of Tasks' field. The number in the 'Number of Tasks' field is the number of closure reactions needed, a score of 0 does not mean that the sample is ready for validation. The sample waits at the 'Review Assembly' Step to be moved (to Lab Processing, Annotate, Close Sample or unresolved).</text:span><text:span text:style-name="T25"> </text:span><text:span text:style-name="T25"><text:note-ref text:note-class="footnote" text:reference-format="text" text:ref-name="ftn5">E3</text:note-ref></text:span><text:span text:style-name="T24"> </text:span><text:span text:style-name="T24"><text:note text:id="ftn7" text:note-class="footnote"><text:note-citation text:label="E5">E5</text:note-citation><text:note-body><text:p text:style-name="Footnote"><text:s/><text:span text:style-name="T1">Enhancement 5 - Increment field</text:span></text:p></text:note-body></text:note></text:span><text:span text:style-name="T24"> </text:span><text:span text:style-name="T24"><text:note text:id="ftn8" text:note-class="footnote"><text:note-citation text:label="E6">E6</text:note-citation><text:note-body><text:p text:style-name="P71"><text:s/>Enhancement 6 - Set field based on the contents of a file or the output of a command</text:p></text:note-body></text:note></text:span></text:p>
      <text:p text:style-name="enhancement"/>
      <text:p text:style-name="P59"><text:tab/>If the sample requires work it is moved to the Closure or Laboratory Work steps where sub-tasks are created to represent the work. Closure has different sub-tasks than Laboratory work but they are used in the same way.</text:p>
      <text:p text:style-name="P59"/>
      <text:p text:style-name="P59"><text:tab/>Once the sub-tasks are complete the sample returns to the 'Review Assembly' step, optionally passing through the 'Assembly' step if required. Passing through the assembly step will increment the 'Assembly Versions' field. The sample will then remain in the 'Review Assembly' step for manual assigning.<text:span text:style-name="T26"> </text:span><text:span text:style-name="T26"><text:note-ref text:note-class="footnote" text:reference-format="text" text:ref-name="ftn7">E5</text:note-ref></text:span><text:span text:style-name="T26"> </text:span></text:p>
      <text:p text:style-name="Standard"/>
      <text:p text:style-name="Standard">Samples that are not complete, but that have at least one closed segment may be submitted as 'Draft'.</text:p>
      <text:p text:style-name="P11"/>
      <text:p text:style-name="P58">CTM:<text:tab/>While in the 'Validation' state or any of the closure states a sample may be marked as Draft by having its state set to Draft Submission and a field in the GLK (is_draft) set to true. Note: At the moment is_draft is only actually set after the sample has been submitted.</text:p>
      <text:p text:style-name="indent_20_after_20_1st"/>
      <text:p text:style-name="indent_20_after_20_1st"><text:span text:style-name="T24">JIRA:<text:tab/>The 'Submission Type' field can be set at any point after assembly to indicate Draft status. The GLK should be updated, setting 'is_draft' to true. </text:span><text:span text:style-name="T24"><text:note text:id="ftn9" text:note-class="footnote"><text:note-citation text:label="E7">E7</text:note-citation><text:note-body><text:p text:style-name="P71"><text:s/>Enhancement 7- Set GLK field (is_draft, deprecated, batch)</text:p></text:note-body></text:note></text:span></text:p>
      <text:p text:style-name="P16"/>
      <text:p text:style-name="Standard">Once the sample is ready (e.g. no further tasks or edits are required) the sample is moved into the 'Validation' state. AutoTasker is then used to generate the FASTA files which are manually emailed to the collaborator.</text:p>
      <text:p text:style-name="Standard"/>
      <text:p text:style-name="P58">CTM:<text:tab/>All samples which haven't been moved to the deprecated or unresolved states are moved to the 'Validation' state once their closure tasks have been completed. AutoTasker is manually run for them and if no errors were found they are moved to the 'Submission' state and the collaborator is emailed.</text:p>
      <text:p text:style-name="P16"/>
      <text:p text:style-name="P59">JIRA:<text:tab/>Samples that require no further closure are moved from the 'Review Assembly' step to the 'Validate' step via 'Annotate' and 'Review Annotation' (for influenza both of the annotation steps don't actually do anything, other than move the issue to the next step). </text:p>
      <text:p text:style-name="P59"/>
      <text:p text:style-name="P59"><text:tab/>In the 'Validate' step autotasker is used to run 'flu validator' which gives details of quality exceptions (required for Gen-Bank submissions). The issues wait at this step until the output has been <text:s/>reviewed.</text:p>
      <text:p text:style-name="P59"><text:soft-page-break/></text:p>
      <text:p text:style-name="P59"><text:tab/>Once the '<text:span text:style-name="T12">Validate'</text:span> step is complete samples are moved to 'Collaborator Review'. All samples in a batch must reach this step before the collaborator should be emailed.<text:note text:id="ftn10" text:note-class="footnote"><text:note-citation text:label="E8">E8</text:note-citation><text:note-body><text:p text:style-name="P71"><text:s/>Enhancement 8 - block transition until all the samples in a batch have reached 'Validate'</text:p></text:note-body></text:note></text:p>
      <text:p text:style-name="enhancement"/>
      <text:p text:style-name="Standard"/>
      <text:p text:style-name="Standard">Emailing the results to the collaborator begins the waiting period, if one is needed. This is the length of time from the collaborator receiving the data until the data is submitted to Gen-Bank.</text:p>
      <text:p text:style-name="Standard"/>
      <text:p text:style-name="Standard">The Gen-Bank submission is generated by autotasker and then manually sent to Gen-Bank for approval.</text:p>
      <text:p text:style-name="Standard"/>
      <text:p text:style-name="P58">CTM:<text:tab/>After submitting the samples status is changed to 'Published'</text:p>
      <text:p text:style-name="P58"/>
      <text:p text:style-name="P59">JIRA:<text:tab/>Once the collaborator has been emailed and any waiting period has passed the issue is moved to the 'Deliver Data' step. In this step the Gen-Bank submission is generated and sent to NCBI. The final move, to 'Sample Published' is carried out once confirmation of the samples acceptance has been received.</text:p>
      <text:p text:style-name="P59"/>
      <text:p text:style-name="Standard">At any time in this process a sample could be classified as <text:s/>'deprecated' <text:s/>if it is discovered that the sample should be ignored. This could occur of many reasons, examples are; incorrect sample sent, sample was actually a water control or the sample is a duplicate of another sample. </text:p>
      <text:p text:style-name="Standard"/>
      <text:p text:style-name="indent_20_after_20_1st"><text:span text:style-name="T24">JIRA:<text:tab/>Deprecated samples should have a property added to their GLK data, 'deprecated' to indicate to other tools that the sample should be ignored. This property needs to be unset if the issue is no longer deprecated.</text:span><text:span text:style-name="T25"> </text:span><text:span text:style-name="T25"><text:note-ref text:note-class="footnote" text:reference-format="text" text:ref-name="ftn9">E7</text:note-ref></text:span><text:span text:style-name="T25"> </text:span></text:p>
      <text:p text:style-name="Text_20_body"/>
      <text:h text:style-name="P222" text:outline-level="1">JIRA Issues / Tickets</text:h>
      <text:p text:style-name="Text_20_body">The system will only create one new Issue Type, Sample. </text:p>
      <text:h text:style-name="P219" text:outline-level="2">Associated Data for Sample (JIRA Issue)</text:h>
      <text:h text:style-name="Heading_20_3" text:outline-level="3">Field Types<text:note text:id="ftn11" text:note-class="footnote"><text:note-citation>3</text:note-citation><text:note-body><text:p text:style-name="Footnote">All of the field types should be search-able and capable of being used to generate of charts.</text:p></text:note-body></text:note><text:tab/></text:h>
      <text:p text:style-name="P60"><text:span text:style-name="T1">Immutable fields; </text:span>are assigned a value when the Issue is created and then cannot be changed.</text:p>
      <text:p text:style-name="P60"><text:span text:style-name="T1">Text fields; </text:span>allow values up to 255 characters long.</text:p>
      <text:p text:style-name="P60"><text:span text:style-name="T1">GLK Fields; </text:span>Fields display the value of a GLK attribute associated with the sample. These fields are not editable within JIRA. Any changes must be made through the GLK. JIRA caches its data and so it could take up to 1 min from altering the GLK before the change is visible in JIRA. Viewed Issues are only updated when the page is reloaded.</text:p>
      <text:p text:style-name="P60"><text:span text:style-name="T1">Automatic fields;</text:span>are created and updated by the system and cannot be changed by users.<text:note text:id="ftn12" text:note-class="footnote"><text:note-citation text:label="E9">E9</text:note-citation><text:note-body><text:p text:style-name="P71"><text:s/>Enhancement 9 - Fields with values from the GLK (including view, search and chart)</text:p></text:note-body></text:note></text:p>
      <text:p text:style-name="P60"/>
      <text:h text:style-name="Heading_20_3" text:outline-level="3">Stored in existing JIRA Fields<text:tab/></text:h>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Field</text:p>
          </table:table-cell>
          <table:table-cell table:style-name="Table10.A1" office:value-type="string">
            <text:p text:style-name="Table_20_Heading">Type</text:p>
          </table:table-cell>
          <table:table-cell table:style-name="Table10.C1" office:value-type="string">
            <text:p text:style-name="Table_20_Heading">Values</text:p>
          </table:table-cell>
        </table:table-row>
        <table:table-row>
          <table:table-cell table:style-name="Table10.A2" office:value-type="string">
            <text:p text:style-name="Standard">Summary<text:note text:id="ftn13" text:note-class="footnote"><text:note-citation>4</text:note-citation><text:note-body><text:p text:style-name="Footnote"><text:span text:style-name="T5"><text:s/>Summary </text:span><text:span text:style-name="T12">and </text:span><text:span text:style-name="T5">Sample ID</text:span> are identical. They are a compound of other fields in the format:</text:p><text:p text:style-name="Footnote"><text:tab/><text:tab/>&lt;<text:span text:style-name="T5">Database</text:span>&gt;_&lt;<text:span text:style-name="T5">Collection Code</text:span>&gt;_&lt;<text:span text:style-name="T5">BAC ID</text:span>&gt;</text:p><text:p text:style-name="Footnote"><text:tab/>Summary and Sample ID are both immutable, as are their constituent fields.</text:p></text:note-body></text:note> </text:p>
          </table:table-cell>
          <table:table-cell table:style-name="Table10.A2" office:value-type="string">
            <text:p text:style-name="Standard">Immutable Text Field</text:p>
            <text:p text:style-name="Standard">Searched by quick search</text:p>
            <text:p text:style-name="P8">Required</text:p>
          </table:table-cell>
          <table:table-cell table:style-name="Table10.C2" office:value-type="string">
            <text:p text:style-name="Standard"><text:span text:style-name="T13">Example:</text:span><text:span text:style-name="T12"> </text:span>giv3_nhrca_36020</text:p>
          </table:table-cell>
        </table:table-row>
        <table:table-row>
          <table:table-cell table:style-name="Table10.A2" office:value-type="string">
            <text:p text:style-name="Standard">Priority</text:p>
          </table:table-cell>
          <table:table-cell table:style-name="Table10.A2" office:value-type="string">
            <text:p text:style-name="Standard">Select List</text:p>
            <text:p text:style-name="P8">Required</text:p>
          </table:table-cell>
          <table:table-cell table:style-name="Table10.C2" office:value-type="string">
            <text:p text:style-name="P8">Values:</text:p>
            <text:p text:style-name="P6">Blocker,<text:tab/>(Unused)</text:p>
            <text:p text:style-name="P6">Critical,<text:tab/></text:p>
            <text:p text:style-name="P6">Major,<text:tab/><text:tab/></text:p>
            <text:p text:style-name="P6">Minor,<text:tab/><text:tab/></text:p>
            <text:p text:style-name="P6">Trivial,<text:tab/><text:tab/>(Unused)</text:p>
            <text:p text:style-name="P6">Defer<text:tab/><text:tab/>(Unused)</text:p>
          </table:table-cell>
        </table:table-row>
        <table:table-row>
          <table:table-cell table:style-name="Table10.A2" office:value-type="string">
            <text:p text:style-name="Standard">Due Date</text:p>
          </table:table-cell>
          <table:table-cell table:style-name="Table10.A2" office:value-type="string">
            <text:p text:style-name="Standard">Date</text:p>
          </table:table-cell>
          <table:table-cell table:style-name="Table10.C2" office:value-type="string">
            <text:p text:style-name="Standard"/>
          </table:table-cell>
        </table:table-row>
        <table:table-row>
          <table:table-cell table:style-name="Table10.A2" office:value-type="string">
            <text:p text:style-name="Standard">Assignee </text:p>
          </table:table-cell>
          <table:table-cell table:style-name="Table10.A2" office:value-type="string">
            <text:p text:style-name="Standard">User Select List</text:p>
            <text:p text:style-name="P8">Required</text:p>
          </table:table-cell>
          <table:table-cell table:style-name="Table10.C2" office:value-type="string">
            <text:p text:style-name="P8">Value:</text:p>
            <text:p text:style-name="Standard">Unassigned</text:p>
          </table:table-cell>
        </table:table-row>
        <table:table-row>
          <table:table-cell table:style-name="Table10.A2" office:value-type="string">
            <text:p text:style-name="Standard">Reporter </text:p>
          </table:table-cell>
          <table:table-cell table:style-name="Table10.A2" office:value-type="string">
            <text:p text:style-name="Standard">Multi-User Select List</text:p>
            <text:p text:style-name="P8">Required</text:p>
          </table:table-cell>
          <table:table-cell table:style-name="Table10.C2" office:value-type="string">
            <text:p text:style-name="P8">Note:</text:p>
            <text:p text:style-name="Standard">The current user is automatically provided as the default.</text:p>
          </table:table-cell>
        </table:table-row>
        <table:table-row>
          <table:table-cell table:style-name="Table10.A2" office:value-type="string">
            <text:p text:style-name="Standard">Description </text:p>
          </table:table-cell>
          <table:table-cell table:style-name="Table10.A2" office:value-type="string">
            <text:p text:style-name="Standard">Text (over 255 characters)</text:p>
            <text:p text:style-name="Standard"><text:soft-page-break/>Searched by quick search</text:p>
          </table:table-cell>
          <table:table-cell table:style-name="Table10.C2" office:value-type="string">
            <text:p text:style-name="Standard"/>
          </table:table-cell>
        </table:table-row>
        <table:table-row>
          <table:table-cell table:style-name="Table10.A2" office:value-type="string">
            <text:p text:style-name="Standard">CC Users </text:p>
          </table:table-cell>
          <table:table-cell table:style-name="Table10.A2" office:value-type="string">
            <text:p text:style-name="Standard">Multi-User Select List</text:p>
          </table:table-cell>
          <table:table-cell table:style-name="Table10.C2" office:value-type="string">
            <text:p text:style-name="P8">Note:</text:p>
            <text:p text:style-name="Standard">JIRA users can add themselves, or be added, to this list to receive updates when this Issue changes.</text:p>
          </table:table-cell>
        </table:table-row>
        <table:table-row>
          <table:table-cell table:style-name="Table10.A2" office:value-type="string">
            <text:p text:style-name="Standard">Attachment</text:p>
          </table:table-cell>
          <table:table-cell table:style-name="Table10.A2" office:value-type="string">
            <text:p text:style-name="Standard">File Selector</text:p>
          </table:table-cell>
          <table:table-cell table:style-name="Table10.C2" office:value-type="string">
            <text:p text:style-name="Standard"/>
          </table:table-cell>
        </table:table-row>
      </table:table>
      <text:p text:style-name="Text_20_body"/>
      <text:h text:style-name="Heading_20_3" text:outline-level="3">Added Fields<text:tab/></text:h>
      <table:table table:name="Table2" table:style-name="Table2">
        <table:table-column table:style-name="Table2.A"/>
        <table:table-column table:style-name="Table2.B"/>
        <table:table-column table:style-name="Table2.C"/>
        <table:table-row>
          <table:table-cell table:style-name="Table2.A1" office:value-type="string">
            <text:p text:style-name="Table_20_Heading">Field</text:p>
          </table:table-cell>
          <table:table-cell table:style-name="Table2.A1" office:value-type="string">
            <text:p text:style-name="Table_20_Heading">Type</text:p>
          </table:table-cell>
          <table:table-cell table:style-name="Table2.C1" office:value-type="string">
            <text:p text:style-name="P30">Values</text:p>
          </table:table-cell>
        </table:table-row>
        <table:table-row>
          <table:table-cell table:style-name="Table2.A2" office:value-type="string">
            <text:p text:style-name="Standard">Database </text:p>
          </table:table-cell>
          <table:table-cell table:style-name="Table2.A2" office:value-type="string">
            <text:p text:style-name="Standard">Immutable Text Field</text:p>
          </table:table-cell>
          <table:table-cell table:style-name="Table2.C2" office:value-type="string">
            <text:p text:style-name="P10"><text:span text:style-name="T1">Example:</text:span><text:tab/>giv</text:p>
          </table:table-cell>
        </table:table-row>
        <table:table-row>
          <table:table-cell table:style-name="Table2.A2" office:value-type="string">
            <text:p text:style-name="Standard">Collection Code</text:p>
          </table:table-cell>
          <table:table-cell table:style-name="Table2.A2" office:value-type="string">
            <text:p text:style-name="P7">Immutable Text Field</text:p>
          </table:table-cell>
          <table:table-cell table:style-name="Table2.C2" office:value-type="string">
            <text:p text:style-name="P10"><text:span text:style-name="T1">GLK Field:</text:span><text:tab/> Extent.ref_id (but not simple to use)<text:note text:id="ftn14" text:note-class="footnote"><text:note-citation>5</text:note-citation><text:note-body><text:p text:style-name="Footnote">Select Extent_Type_id from Extent where Extent_id in (Select parent_id from Extent where Extent_id in (Select parent_id from Extent where ref_id = '&lt;BAC ID&gt;'));</text:p><text:p text:style-name="P80">Set on import, from the Sample Id.</text:p></text:note-body></text:note> </text:p>
            <text:p text:style-name="P10"><text:span text:style-name="T1">Example:</text:span><text:tab/>nhrca</text:p>
          </table:table-cell>
        </table:table-row>
        <table:table-row>
          <table:table-cell table:style-name="Table2.A2" office:value-type="string">
            <text:p text:style-name="Standard">BAC Id </text:p>
          </table:table-cell>
          <table:table-cell table:style-name="Table2.A2" office:value-type="string">
            <text:p text:style-name="Standard">Immutable Text Field</text:p>
          </table:table-cell>
          <table:table-cell table:style-name="Table2.C2" office:value-type="string">
            <text:p text:style-name="P10"><text:span text:style-name="T1">Example:</text:span><text:tab/>36020</text:p>
          </table:table-cell>
        </table:table-row>
        <table:table-row>
          <table:table-cell table:style-name="Table2.A2" office:value-type="string">
            <text:p text:style-name="Standard">Sample Id</text:p>
          </table:table-cell>
          <table:table-cell table:style-name="Table2.A2" office:value-type="string">
            <text:p text:style-name="Standard">Immutable Text Field</text:p>
          </table:table-cell>
          <table:table-cell table:style-name="Table2.C2" office:value-type="string">
            <text:p text:style-name="P10"><text:span text:style-name="T1">Example:</text:span><text:tab/>giv3_nhrca_36020</text:p>
          </table:table-cell>
        </table:table-row>
        <table:table-row>
          <table:table-cell table:style-name="Table2.A2" office:value-type="string">
            <text:p text:style-name="Standard">Blinded Number </text:p>
          </table:table-cell>
          <table:table-cell table:style-name="Table2.A2" office:value-type="string">
            <text:p text:style-name="Standard"><text:span text:style-name="T18">GLK</text:span> Text Field</text:p>
          </table:table-cell>
          <table:table-cell table:style-name="Table2.C2" office:value-type="string">
            <text:p text:style-name="P10"><text:span text:style-name="T1">GLK Field:</text:span><text:tab/>Blinded Number</text:p>
            <text:p text:style-name="P10"><text:span text:style-name="T1">Example: <text:tab/></text:span>NIGSP_CEIRS_SJC001_JBC_00300</text:p>
          </table:table-cell>
        </table:table-row>
        <table:table-row>
          <table:table-cell table:style-name="Table2.A2" office:value-type="string">
            <text:p text:style-name="Standard">Computed Subtype </text:p>
          </table:table-cell>
          <table:table-cell table:style-name="Table2.A2" office:value-type="string">
            <text:p text:style-name="Standard"><text:span text:style-name="T18">GLK</text:span> Text Field</text:p>
          </table:table-cell>
          <table:table-cell table:style-name="Table2.C2" office:value-type="string">
            <text:p text:style-name="P10"><text:span text:style-name="T1">GLK Field: </text:span>Subtype</text:p>
            <text:p text:style-name="P10"><text:span text:style-name="T1">Example: <text:tab/></text:span>H9N6</text:p>
          </table:table-cell>
        </table:table-row>
        <table:table-row>
          <table:table-cell table:style-name="Table2.A2" office:value-type="string">
            <text:p text:style-name="Standard">Submission Type </text:p>
          </table:table-cell>
          <table:table-cell table:style-name="Table2.A2" office:value-type="string">
            <text:p text:style-name="P4">GLK Radio button</text:p>
            <text:p text:style-name="P5"/>
          </table:table-cell>
          <table:table-cell table:style-name="Table2.C2" office:value-type="string">
            <text:p text:style-name="P10"><text:span text:style-name="T1">GLK Field:</text:span> Is Draft</text:p>
            <text:p text:style-name="P9">Values:</text:p>
            <text:p text:style-name="P10">None, </text:p>
            <text:p text:style-name="P10">Complete, </text:p>
            <text:p text:style-name="P10">Draft (Missing/Incomplete Segments)<text:note text:id="ftn15" text:note-class="footnote"><text:note-citation>6</text:note-citation><text:note-body><text:p text:style-name="Footnote"><text:s/>The GLK filed 'is_draft' should be set or removed to match this field.<text:span text:style-name="T26"> </text:span><text:span text:style-name="T26"><text:note-ref text:note-class="footnote" text:reference-format="text" text:ref-name="ftn9">E7</text:note-ref></text:span><text:span text:style-name="T26"> </text:span></text:p></text:note-body></text:note>, </text:p>
            <text:p text:style-name="P10">Unknown</text:p>
          </table:table-cell>
        </table:table-row>
        <table:table-row>
          <table:table-cell table:style-name="Table2.A2" office:value-type="string">
            <text:p text:style-name="Standard">Bin<text:note text:id="ftn16" text:note-class="footnote"><text:note-citation>7</text:note-citation><text:note-body><text:p text:style-name="Footnote"><text:s/>Actual values to be finalized</text:p></text:note-body></text:note></text:p>
          </table:table-cell>
          <table:table-cell table:style-name="Table2.A2" office:value-type="string">
            <text:p text:style-name="P4">Radio button</text:p>
          </table:table-cell>
          <table:table-cell table:style-name="Table2.C2" office:value-type="string">
            <text:p text:style-name="P9">Values:</text:p>
            <text:p text:style-name="P10">None,</text:p>
            <text:p text:style-name="P10">Complete,</text:p>
            <text:p text:style-name="P10">Needs Edits,</text:p>
            <text:p text:style-name="P10">Needs Tasks,</text:p>
            <text:p text:style-name="P10">Failed Sequencing</text:p>
          </table:table-cell>
        </table:table-row>
        <table:table-row>
          <table:table-cell table:style-name="Table2.A2" office:value-type="string">
            <text:p text:style-name="Standard">Assembly Version<text:note text:id="ftn17" text:note-class="footnote"><text:note-citation>8</text:note-citation><text:note-body><text:p text:style-name="Footnote"><text:s/>Automatically incremented when the sample moves to <text:span text:style-name="T5">assembly review</text:span> from <text:span text:style-name="T5">assembly</text:span><text:span text:style-name="T27"> </text:span><text:span text:style-name="T27"><text:note-ref text:note-class="footnote" text:reference-format="text" text:ref-name="ftn7">E5</text:note-ref></text:span><text:span text:style-name="T27"> </text:span></text:p></text:note-body></text:note></text:p>
          </table:table-cell>
          <table:table-cell table:style-name="Table2.A2" office:value-type="string">
            <text:p text:style-name="P4">Automatic Number</text:p>
          </table:table-cell>
          <table:table-cell table:style-name="Table2.C2" office:value-type="string">
            <text:p text:style-name="P10"><text:span text:style-name="T1">Example:</text:span><text:tab/>1</text:p>
          </table:table-cell>
        </table:table-row>
        <table:table-row>
          <table:table-cell table:style-name="Table2.A2" office:value-type="string">
            <text:p text:style-name="Standard">Number of Tasks<text:note text:id="ftn18" text:note-class="footnote"><text:note-citation>9</text:note-citation><text:note-body><text:p text:style-name="Footnote"><text:s/>A comma separated list of the total jobs remaining each time autotasker is run<text:span text:style-name="T26"> </text:span><text:span text:style-name="T26"><text:note-ref text:note-class="footnote" text:reference-format="text" text:ref-name="ftn8">E6</text:note-ref></text:span><text:span text:style-name="T26"> </text:span></text:p></text:note-body></text:note></text:p>
          </table:table-cell>
          <table:table-cell table:style-name="Table2.A2" office:value-type="string">
            <text:p text:style-name="P4">Automatic Text Field</text:p>
          </table:table-cell>
          <table:table-cell table:style-name="Table2.C2" office:value-type="string">
            <text:p text:style-name="P10"><text:span text:style-name="T1">Example:</text:span><text:tab/>10,2,1</text:p>
          </table:table-cell>
        </table:table-row>
      </table:table>
      <text:h text:style-name="Heading_20_2" text:outline-level="2"><text:soft-page-break/>Workflow - Sample (JIRA Issue)</text:h>
      <text:p text:style-name="Standard">The workflow consists of a number of steps, which are tightly linked to states. These steps are linked by transitions. </text:p>
      <text:p text:style-name="P17">Diagram of all the workflow steps and their interconnections</text:p>
      <text:p text:style-name="Standard"><draw:g text:anchor-type="paragraph" draw:z-index="3" draw:style-name="gr26"><draw:rect draw:style-name="gr3" draw:text-style-name="P223" svg:width="1.4142in" svg:height="0.2996in" svg:x="4.5083in" svg:y="1.6157in"><draw:glue-point draw:id="4" svg:x="-1.9689in" svg:y="-1.8583in"/><draw:glue-point draw:id="5" svg:x="1.9398in" svg:y="-1.8583in"/><draw:glue-point draw:id="6" svg:x="-1.9689in" svg:y="1.6378in"/><draw:glue-point draw:id="7" svg:x="1.9398in" svg:y="2.5134in"/><text:p/></draw:rect><draw:rect draw:style-name="gr3" draw:text-style-name="P223" svg:width="1.4142in" svg:height="0.2988in" svg:x="2.6583in" svg:y="0.2965in"><draw:glue-point draw:id="4" svg:x="-1.9689in" svg:y="-1.8583in"/><draw:glue-point draw:id="5" svg:x="1.9398in" svg:y="-1.8583in"/><draw:glue-point draw:id="6" svg:x="-1.9689in" svg:y="1.6378in"/><draw:glue-point draw:id="7" svg:x="1.9398in" svg:y="2.5134in"/><text:p/></draw:rect><draw:rect draw:style-name="gr3" draw:text-style-name="P223" svg:width="1.4142in" svg:height="0.2988in" svg:x="2.6539in" svg:y="6.8882in"><draw:glue-point draw:id="4" svg:x="-1.9689in" svg:y="-1.8583in"/><draw:glue-point draw:id="5" svg:x="1.9398in" svg:y="-1.8583in"/><draw:glue-point draw:id="6" svg:x="-1.9689in" svg:y="1.6378in"/><draw:glue-point draw:id="7" svg:x="1.9398in" svg:y="2.5134in"/><text:p/></draw:rect><draw:rect draw:style-name="gr3" draw:text-style-name="P223" svg:width="1.4142in" svg:height="0.2996in" svg:x="2.6539in" svg:y="6.2181in"><draw:glue-point draw:id="4" svg:x="-1.9689in" svg:y="-1.8583in"/><draw:glue-point draw:id="5" svg:x="1.9398in" svg:y="-1.8583in"/><draw:glue-point draw:id="6" svg:x="-1.9689in" svg:y="1.6378in"/><draw:glue-point draw:id="7" svg:x="1.9398in" svg:y="2.5134in"/><text:p/></draw:rect><draw:rect draw:style-name="gr3" draw:text-style-name="P223" svg:width="1.4142in" svg:height="0.2988in" svg:x="2.6539in" svg:y="5.5602in"><draw:glue-point draw:id="4" svg:x="-1.9689in" svg:y="-1.8583in"/><draw:glue-point draw:id="5" svg:x="1.9398in" svg:y="-1.8583in"/><draw:glue-point draw:id="6" svg:x="-1.9689in" svg:y="1.6378in"/><draw:glue-point draw:id="7" svg:x="1.9398in" svg:y="2.5134in"/><text:p/></draw:rect><draw:rect draw:style-name="gr3" draw:text-style-name="P223" svg:width="1.4142in" svg:height="0.2988in" svg:x="2.6539in" svg:y="4.9028in"><draw:glue-point draw:id="4" svg:x="-1.9689in" svg:y="-1.8583in"/><draw:glue-point draw:id="5" svg:x="1.9398in" svg:y="-1.8583in"/><draw:glue-point draw:id="6" svg:x="-1.9689in" svg:y="1.6378in"/><draw:glue-point draw:id="7" svg:x="1.9398in" svg:y="2.5134in"/><text:p/></draw:rect><draw:rect draw:style-name="gr3" draw:text-style-name="P223" svg:width="1.4142in" svg:height="0.2996in" svg:x="2.6539in" svg:y="4.2445in"><draw:glue-point draw:id="4" svg:x="-1.9689in" svg:y="-1.8583in"/><draw:glue-point draw:id="5" svg:x="1.9398in" svg:y="-1.8583in"/><draw:glue-point draw:id="6" svg:x="-1.9689in" svg:y="1.6378in"/><draw:glue-point draw:id="7" svg:x="1.9398in" svg:y="2.5134in"/><text:p/></draw:rect><draw:rect draw:style-name="gr3" draw:text-style-name="P223" svg:width="1.4142in" svg:height="0.2996in" svg:x="2.6539in" svg:y="3.5858in"><draw:glue-point draw:id="4" svg:x="-1.9689in" svg:y="-1.8583in"/><draw:glue-point draw:id="5" svg:x="1.9398in" svg:y="-1.8583in"/><draw:glue-point draw:id="6" svg:x="-1.9689in" svg:y="1.6378in"/><draw:glue-point draw:id="7" svg:x="1.9398in" svg:y="2.5134in"/><text:p/></draw:rect><draw:rect draw:style-name="gr3" draw:text-style-name="P223" svg:width="1.4142in" svg:height="0.2988in" svg:x="2.6539in" svg:y="2.9276in"><draw:glue-point draw:id="4" svg:x="-1.9689in" svg:y="-1.8583in"/><draw:glue-point draw:id="5" svg:x="1.9398in" svg:y="-1.8583in"/><draw:glue-point draw:id="6" svg:x="-1.9689in" svg:y="1.6378in"/><draw:glue-point draw:id="7" svg:x="1.9398in" svg:y="2.5134in"/><text:p/></draw:rect><draw:rect draw:style-name="gr3" draw:text-style-name="P223" svg:width="1.4142in" svg:height="0.2988in" svg:x="2.6539in" svg:y="2.2701in"><draw:glue-point draw:id="4" svg:x="-1.9689in" svg:y="-1.8583in"/><draw:glue-point draw:id="5" svg:x="1.9398in" svg:y="-1.8583in"/><draw:glue-point draw:id="6" svg:x="-1.9689in" svg:y="1.6378in"/><draw:glue-point draw:id="7" svg:x="1.9398in" svg:y="2.5134in"/><text:p/></draw:rect><draw:rect draw:style-name="gr3" draw:text-style-name="P223" svg:width="1.4142in" svg:height="0.2996in" svg:x="2.6539in" svg:y="1.6122in"><draw:glue-point draw:id="4" svg:x="-1.9689in" svg:y="-1.8583in"/><draw:glue-point draw:id="5" svg:x="1.9398in" svg:y="-1.8583in"/><draw:glue-point draw:id="6" svg:x="-1.9689in" svg:y="1.6378in"/><draw:glue-point draw:id="7" svg:x="1.9398in" svg:y="2.5134in"/><text:p/></draw:rect><draw:rect draw:style-name="gr3" draw:text-style-name="P223" svg:width="1.4142in" svg:height="0.2988in" svg:x="2.6539in" svg:y="0.9539in"><draw:glue-point draw:id="4" svg:x="-1.9689in" svg:y="-1.8583in"/><draw:glue-point draw:id="5" svg:x="1.9398in" svg:y="-1.8583in"/><draw:glue-point draw:id="6" svg:x="-1.9689in" svg:y="1.6378in"/><draw:glue-point draw:id="7" svg:x="1.9398in" svg:y="2.5134in"/><text:p/></draw:rect><draw:rect draw:style-name="gr5" draw:text-style-name="P223" draw:id="id9" svg:width="1.4142in" svg:height="0.2976in" svg:x="2.5339in" svg:y="6.7701in"><draw:glue-point draw:id="4" svg:x="-1.9689in" svg:y="-1.8583in"/><draw:glue-point draw:id="5" svg:x="1.9398in" svg:y="-1.8583in"/><draw:glue-point draw:id="6" svg:x="-1.9689in" svg:y="1.6378in"/><draw:glue-point draw:id="7" svg:x="1.9398in" svg:y="2.5134in"/><text:p text:style-name="P224"><text:span text:style-name="T30">Sample Published</text:span></text:p></draw:rect><draw:rect draw:style-name="gr5" draw:text-style-name="P223" draw:id="id12" svg:width="1.4142in" svg:height="0.2976in" svg:x="2.5339in" svg:y="5.4421in"><draw:glue-point draw:id="4" svg:x="-1.9689in" svg:y="-1.8583in"/><draw:glue-point draw:id="5" svg:x="1.9398in" svg:y="-1.8583in"/><draw:glue-point draw:id="6" svg:x="-1.9689in" svg:y="1.6378in"/><draw:glue-point draw:id="7" svg:x="1.9398in" svg:y="2.5134in"/><text:p text:style-name="P224"><text:span text:style-name="T30">Deliver Data</text:span></text:p></draw:rect><draw:rect draw:style-name="gr5" draw:text-style-name="P232" draw:id="id11" svg:width="1.4142in" svg:height="0.2976in" svg:x="2.5339in" svg:y="4.7846in"><draw:glue-point draw:id="4" svg:x="-1.9689in" svg:y="-1.8583in"/><draw:glue-point draw:id="5" svg:x="1.9398in" svg:y="-1.8583in"/><draw:glue-point draw:id="6" svg:x="-1.9689in" svg:y="1.6378in"/><draw:glue-point draw:id="7" svg:x="1.9398in" svg:y="2.5134in"/><text:p text:style-name="P224"><text:span text:style-name="T34">Collaborator Review</text:span></text:p></draw:rect><draw:rect draw:style-name="gr5" draw:text-style-name="P223" svg:width="1.4142in" svg:height="0.2988in" svg:x="2.5339in" svg:y="0.1783in"><draw:glue-point draw:id="4" svg:x="-1.9689in" svg:y="-1.8583in"/><draw:glue-point draw:id="5" svg:x="1.9398in" svg:y="-1.8583in"/><draw:glue-point draw:id="6" svg:x="-1.9689in" svg:y="1.6378in"/><draw:glue-point draw:id="7" svg:x="1.9398in" svg:y="2.5134in"/><text:p text:style-name="P224"><text:span text:style-name="T30">Received Sample</text:span></text:p></draw:rect><draw:rect draw:style-name="gr5" draw:text-style-name="P223" draw:id="id3" svg:width="1.4142in" svg:height="0.2988in" svg:x="2.5339in" svg:y="0.8358in"><draw:glue-point draw:id="4" svg:x="-1.9689in" svg:y="-1.8583in"/><draw:glue-point draw:id="5" svg:x="1.9398in" svg:y="-1.8583in"/><draw:glue-point draw:id="6" svg:x="-1.9689in" svg:y="1.6378in"/><draw:glue-point draw:id="7" svg:x="1.9398in" svg:y="2.5134in"/><text:p text:style-name="P224"><text:span text:style-name="T31">Lab Processing</text:span></text:p></draw:rect><draw:rect draw:style-name="gr5" draw:text-style-name="P223" draw:id="id4" svg:width="1.4142in" svg:height="0.298in" svg:x="2.5339in" svg:y="1.4945in"><draw:glue-point draw:id="4" svg:x="-1.9689in" svg:y="-1.8583in"/><draw:glue-point draw:id="5" svg:x="1.9398in" svg:y="-1.8583in"/><draw:glue-point draw:id="6" svg:x="-1.9689in" svg:y="1.6378in"/><draw:glue-point draw:id="7" svg:x="1.9398in" svg:y="2.5134in"/><text:p text:style-name="P224"><text:span text:style-name="T31">Assemble</text:span></text:p></draw:rect><draw:rect draw:style-name="gr5" draw:text-style-name="P223" draw:id="id5" svg:width="1.4142in" svg:height="0.298in" svg:x="2.5339in" svg:y="2.152in"><draw:glue-point draw:id="4" svg:x="-1.9689in" svg:y="-1.8583in"/><draw:glue-point draw:id="5" svg:x="1.9398in" svg:y="-1.8583in"/><draw:glue-point draw:id="6" svg:x="-1.9689in" svg:y="1.6378in"/><draw:glue-point draw:id="7" svg:x="1.9398in" svg:y="2.5134in" draw:escape-direction="right"/><text:p text:style-name="P224"><text:span text:style-name="T31">Review Assembly</text:span></text:p></draw:rect><draw:rect draw:style-name="gr5" draw:text-style-name="P223" draw:id="id10" svg:width="1.4142in" svg:height="0.298in" svg:x="2.5339in" svg:y="2.8094in"><draw:glue-point draw:id="4" svg:x="-1.9689in" svg:y="-1.8583in"/><draw:glue-point draw:id="5" svg:x="1.9398in" svg:y="-1.8583in"/><draw:glue-point draw:id="6" svg:x="-1.9689in" svg:y="1.6378in"/><draw:glue-point draw:id="7" svg:x="1.9398in" svg:y="2.5134in"/><text:p text:style-name="P224"><text:span text:style-name="T31">Annotate</text:span></text:p></draw:rect><draw:rect draw:style-name="gr5" draw:text-style-name="P223" draw:id="id7" svg:width="1.4142in" svg:height="0.298in" svg:x="2.5339in" svg:y="3.4681in"><draw:glue-point draw:id="4" svg:x="-1.9689in" svg:y="-1.8583in"/><draw:glue-point draw:id="5" svg:x="1.9398in" svg:y="-1.8583in"/><draw:glue-point draw:id="6" svg:x="-1.9689in" svg:y="1.6378in"/><draw:glue-point draw:id="7" svg:x="1.9398in" svg:y="2.5134in"/><text:p text:style-name="P224"><text:span text:style-name="T30">Review Annotation</text:span></text:p></draw:rect><draw:rect draw:style-name="gr5" draw:text-style-name="P223" draw:id="id6" svg:width="1.4142in" svg:height="0.298in" svg:x="2.5339in" svg:y="4.1264in"><draw:glue-point draw:id="4" svg:x="-1.9689in" svg:y="-1.8583in"/><draw:glue-point draw:id="5" svg:x="1.9398in" svg:y="-1.8583in"/><draw:glue-point draw:id="6" svg:x="-1.9689in" svg:y="1.6378in"/><draw:glue-point draw:id="7" svg:x="1.9398in" svg:y="2.5134in"/><text:p text:style-name="P224"><text:span text:style-name="T31">Validate</text:span></text:p></draw:rect><draw:rect draw:style-name="gr5" draw:text-style-name="P223" draw:id="id2" svg:width="1.4142in" svg:height="0.298in" svg:x="4.3874in" svg:y="1.4945in"><draw:glue-point draw:id="4" svg:x="-1.9689in" svg:y="-1.8583in"/><draw:glue-point draw:id="5" svg:x="1.9398in" svg:y="-1.8583in"/><draw:glue-point draw:id="6" svg:x="-1.9689in" svg:y="1.6378in"/><draw:glue-point draw:id="7" svg:x="1.9398in" svg:y="2.5134in"/><text:p text:style-name="P224"><text:span text:style-name="T31">Close Sample</text:span></text:p></draw:rect><draw:connector draw:style-name="gr6" draw:text-style-name="P223" draw:type="line" svg:x1="4.387in" svg:y1="1.6429in" svg:x2="3.9476in" svg:y2="0.9854in" draw:start-shape="id2" draw:start-glue-point="3" draw:end-shape="id3" draw:end-glue-point="1" svg:d="m11143 4173-1116-1670"><text:p/></draw:connector><draw:connector draw:style-name="gr6" draw:text-style-name="P223" draw:type="line" svg:x1="4.387in" svg:y1="1.6429in" svg:x2="3.9476in" svg:y2="1.6429in" draw:start-shape="id2" draw:start-glue-point="3" draw:end-shape="id4" svg:d="m11143 4173h-1116"><text:p/></draw:connector><draw:connector draw:style-name="gr6" draw:text-style-name="P223" draw:type="line" svg:x1="4.3874in" svg:y1="1.7665in" svg:x2="3.9374in" svg:y2="2.1602in" draw:start-shape="id2" draw:start-glue-point="6" draw:end-shape="id5" draw:end-glue-point="5" svg:d="m11144 4487-1143 1000"><text:p/></draw:connector><draw:rect draw:style-name="gr27" draw:text-style-name="P232" draw:id="id8" svg:width="1.4142in" svg:height="0.298in" svg:x="2.5339in" svg:y="6.1in"><draw:glue-point draw:id="4" svg:x="-1.9689in" svg:y="-1.8583in"/><draw:glue-point draw:id="5" svg:x="1.9398in" svg:y="-1.8583in"/><draw:glue-point draw:id="6" svg:x="-1.9689in" svg:y="1.6378in"/><draw:glue-point draw:id="7" svg:x="1.9398in" svg:y="2.5134in"/><text:p text:style-name="P233"><text:span text:style-name="T34">Submitted to Genbank</text:span></text:p></draw:rect><draw:connector draw:style-name="gr7" draw:text-style-name="P225" svg:x1="3.9476in" svg:y1="2.3004in" svg:x2="5.0941in" svg:y2="1.7921in" draw:start-shape="id5" draw:start-glue-point="1" draw:end-shape="id2" draw:end-glue-point="2" svg:d="m10027 5843h2912v-1291"><text:p/></draw:connector><draw:connector draw:style-name="gr7" draw:text-style-name="P225" svg:x1="3.948in" svg:y1="4.2752in" svg:x2="3.9374in" svg:y2="2.45in" draw:start-shape="id6" draw:start-glue-point="1" draw:end-shape="id5" draw:end-glue-point="7" svg:d="m10028 10859h501v-4636h-528"><text:p/></draw:connector><draw:connector draw:style-name="gr7" draw:text-style-name="P225" svg:x1="2.5339in" svg:y1="3.6161in" svg:x2="2.5339in" svg:y2="2.424in" draw:start-shape="id7" draw:start-glue-point="3" draw:end-shape="id5" draw:end-glue-point="6" svg:d="m6436 9185h-501v-3028h501"><text:p/></draw:connector><draw:connector draw:style-name="gr7" draw:text-style-name="P225" svg:x1="2.5339in" svg:y1="2.3008in" svg:x2="2.5339in" svg:y2="0.9854in" draw:start-shape="id5" draw:start-glue-point="3" draw:end-shape="id3" draw:end-glue-point="3" svg:d="m6436 5844h-501v-3341h501"><text:p/></draw:connector><draw:connector draw:style-name="gr6" draw:text-style-name="P223" draw:type="line" svg:x1="3.2409in" svg:y1="6.3976in" svg:x2="3.2409in" svg:y2="6.7697in" draw:start-shape="id8" draw:start-glue-point="2" draw:end-shape="id9" svg:d="m8232 16250v945"><text:p/></draw:connector><draw:connector draw:style-name="gr28" draw:text-style-name="P223" draw:type="line" svg:x1="3.2409in" svg:y1="2.45in" svg:x2="3.2409in" svg:y2="2.8098in" draw:start-shape="id5" draw:start-glue-point="2" draw:end-shape="id10" svg:d="m8232 6223v914"><text:p/></draw:connector><draw:connector draw:style-name="gr6" draw:text-style-name="P223" draw:type="line" svg:x1="3.2409in" svg:y1="1.7921in" svg:x2="3.2409in" svg:y2="2.1516in" draw:start-shape="id4" draw:start-glue-point="2" draw:end-shape="id5" draw:end-glue-point="0" svg:d="m8232 4552v913"><text:p/></draw:connector><draw:connector draw:style-name="gr6" draw:text-style-name="P223" draw:type="line" svg:x1="3.2409in" svg:y1="3.1075in" svg:x2="3.2409in" svg:y2="3.4681in" draw:start-shape="id10" draw:start-glue-point="2" draw:end-shape="id7" draw:end-glue-point="0" svg:d="m8232 7893v916"><text:p/></draw:connector><draw:connector draw:style-name="gr6" draw:text-style-name="P223" draw:type="line" svg:x1="3.2409in" svg:y1="3.7657in" svg:x2="3.2409in" svg:y2="4.126in" draw:start-shape="id7" draw:start-glue-point="2" draw:end-shape="id6" draw:end-glue-point="0" svg:d="m8232 9565v915"><text:p/></draw:connector><draw:connector draw:style-name="gr6" draw:text-style-name="P225" svg:x1="3.2409in" svg:y1="4.424in" svg:x2="3.2409in" svg:y2="4.7843in" draw:start-shape="id6" draw:start-glue-point="2" draw:end-shape="id11" draw:end-glue-point="0" svg:d="m8232 11237v915"><text:p/></draw:connector><draw:connector draw:style-name="gr6" draw:text-style-name="P223" draw:type="line" svg:x1="3.2409in" svg:y1="5.0819in" svg:x2="3.2409in" svg:y2="5.4425in" draw:start-shape="id11" draw:start-glue-point="2" draw:end-shape="id12" svg:d="m8232 12908v916"><text:p/></draw:connector><draw:connector draw:style-name="gr6" draw:text-style-name="P225" svg:x1="3.2409in" svg:y1="5.7394in" svg:x2="3.2409in" svg:y2="6.0976in" svg:d="m8232 14578v910"><text:p/></draw:connector><draw:connector draw:style-name="gr6" draw:text-style-name="P223" draw:type="line" svg:x1="3.2409in" svg:y1="1.1346in" svg:x2="3.2409in" svg:y2="1.4945in" draw:start-shape="id3" draw:start-glue-point="2" draw:end-shape="id4" draw:end-glue-point="0" svg:d="m8232 2882v914"><text:p/></draw:connector><draw:connector draw:style-name="gr6" draw:text-style-name="P223" draw:type="line" svg:x1="3.2394in" svg:y1="0.4764in" svg:x2="3.2406in" svg:y2="0.8362in" draw:end-shape="id3" draw:end-glue-point="0" svg:d="m8228 1210 3 914"><text:p/></draw:connector><draw:connector draw:style-name="gr29" draw:text-style-name="P225" svg:x1="3.9476in" svg:y1="5.5909in" svg:x2="3.9476in" svg:y2="6.9189in" draw:start-shape="id12" draw:start-glue-point="1" draw:end-shape="id9" draw:end-glue-point="1" svg:d="m10027 14201h501v3373h-501"><text:p/></draw:connector><draw:connector draw:style-name="gr30" draw:text-style-name="P225" svg:x1="3.2409in" svg:y1="5.7394in" svg:x2="3.2409in" svg:y2="6.0996in" draw:start-shape="id12" draw:end-shape="id8" draw:end-glue-point="0" svg:d="m8232 14578v915"><text:p/></draw:connector><draw:connector draw:style-name="gr7" draw:text-style-name="P225" svg:x1="3.2409in" svg:y1="3.4681in" svg:x2="3.2409in" svg:y2="3.1075in" draw:start-shape="id7" draw:start-glue-point="0" draw:end-shape="id10" draw:end-glue-point="2" svg:d="m8232 8809v-916"><text:p/></draw:connector><draw:connector draw:style-name="gr7" draw:text-style-name="P225" svg:x1="3.2409in" svg:y1="2.8098in" svg:x2="3.2409in" svg:y2="2.45in" draw:start-shape="id10" draw:start-glue-point="0" draw:end-shape="id5" draw:end-glue-point="2" svg:d="m8232 7137v-914"><text:p/></draw:connector><draw:connector draw:style-name="gr7" draw:text-style-name="P225" svg:x1="3.2409in" svg:y1="2.1516in" svg:x2="3.2409in" svg:y2="1.7921in" draw:start-shape="id5" draw:start-glue-point="0" draw:end-shape="id4" draw:end-glue-point="2" svg:d="m8232 5465v-913"><text:p/></draw:connector><draw:connector draw:style-name="gr7" draw:text-style-name="P225" svg:x1="3.2406in" svg:y1="0.8362in" svg:x2="3.2394in" svg:y2="0.4764in" draw:start-shape="id3" draw:start-glue-point="0" svg:d="m8231 2124v-708h-3v-206"><text:p/></draw:connector></draw:g></text:p>
      <text:p text:style-name="P31">Each step can have multiple transitions entering and leaving it. It is even possible for a state to 'loop back' to itself. Transitions can have actions associated with them, such as setting a field or calling a program.</text:p>
      <text:p text:style-name="Text_20_body"/>
      <text:p text:style-name="Text_20_body">The steps and their transitions are described in the following format:</text:p>
      <text:h text:style-name="P209" text:outline-level="3">Step Name<text:tab/></text:h>
      <text:h text:style-name="P84" text:outline-level="4">Summary</text:h>
      <text:p text:style-name="P57">Overview of why a sample would be in this state</text:p>
      <text:h text:style-name="P84" text:outline-level="4">Actions</text:h>
      <text:list xml:id="list1225219928" text:style-name="L1">
        <text:list-item>
          <text:p text:style-name="P168">What needs to be done. </text:p>
        </text:list-item>
        <text:list-item>
          <text:p text:style-name="P170">Automatically done actions in bold. </text:p>
        </text:list-item>
      </text:list>
      <text:h text:style-name="P84" text:outline-level="4">Transitions (in/out):</text:h>
      <text:list xml:id="list1650304840" text:continue-numbering="true" text:style-name="L1">
        <text:list-item>
          <text:p text:style-name="P169">The most common path in bold</text:p>
          <text:p text:style-name="P213">A description of the circumstances under which this transition would be used / would have been used.</text:p>
        </text:list-item>
        <text:list-item>
          <text:p text:style-name="P171">Paths in red are used only if something has gone wrong</text:p>
          <text:p text:style-name="P107"/>
        </text:list-item>
      </text:list>
      <text:p text:style-name="Text_20_body">Two steps, in the sample tracking workflow, are linked to every other step. These two steps, Sample Deprecated and Unresolved are defined first.</text:p>
      <text:p text:style-name="Text_20_body"/>
      <text:h text:style-name="Heading_20_3" text:outline-level="3"><text:span text:style-name="T14">'Sample Deprecated'</text:span> and<text:span text:style-name="T15"> </text:span><text:span text:style-name="T14">'Unresolved'<text:tab/></text:span></text:h>
      <text:p text:style-name="P23">GLK Attribute: deprecated (Sample Deprecated)<text:note-ref text:note-class="footnote" text:reference-format="text" text:ref-name="ftn12">E9</text:note-ref></text:p>
      <text:h text:style-name="Heading_20_4" text:outline-level="4">Summary</text:h>
      <text:h text:style-name="Heading_20_5" text:outline-level="5">Sample Deprecated<text:note text:id="ftn19" text:note-class="footnote"><text:note-citation>10</text:note-citation><text:note-body><text:p text:style-name="P72"><text:s/>Will other programs be setting Deprecated?</text:p></text:note-body></text:note></text:h>
      <text:p text:style-name="indent">Samples that are left at this step are ignored when producing statistics. They are moved to this state if there is a problem with the sample that means it should not be used to measure throughput or success. Examples are: duplicate samples, empty samples, externally contaminated samples.</text:p>
      <text:p text:style-name="indent">An attribute needs to be added to the GLK record<text:span text:style-name="T26"> </text:span><text:span text:style-name="T26"><text:note-ref text:note-class="footnote" text:reference-format="text" text:ref-name="ftn12">E9</text:note-ref></text:span><text:span text:style-name="T26"> </text:span>to indicate to other programs that this issue should be ignored. Inside JIRA there will need to be a filter to help construct charts that do not include deprecated issues.,</text:p>
      <text:h text:style-name="Heading_20_5" text:outline-level="5"><text:soft-page-break/>Unresolved</text:h>
      <text:p text:style-name="indent"><text:span text:style-name="T3">Samples that cannot be submitted are left at this step. The samples should be suitable for inclusion in statistics, such as throughput and success rate, otherwise they should be moved to the </text:span><text:span text:style-name="T6">sample deprecated</text:span><text:span text:style-name="T3"> step.</text:span></text:p>
      <text:p text:style-name="indent">Examples are: a sample that contains no complete segments.</text:p>
      <text:h text:style-name="Heading_20_4" text:outline-level="4">Transitions </text:h>
      <text:list xml:id="list611558095" text:style-name="L2">
        <text:list-item>
          <text:p text:style-name="P108">To and from all steps</text:p>
        </text:list-item>
      </text:list>
      <text:p text:style-name="indent">Samples may need to be moved to the <text:span text:style-name="T5">Sample Deprecated</text:span> or <text:span text:style-name="T5">Unresolved</text:span> steps from anywhere in the workflow. This is because problems that require moving the sample to either of these steps could occur, or be discovered, at any point. Transitions are required from every step to the <text:span text:style-name="T5">Sample Deprecated</text:span> and <text:span text:style-name="T5">Unresolved </text:span><text:span text:style-name="T12">steps</text:span>. Return transitions are also needed to return any incorrectly moved sample back to its previous step.</text:p>
      <text:p text:style-name="indent">Being connected to every step allows the <text:span text:style-name="T5">Sample Deprecated</text:span> step or the <text:span text:style-name="T5">Unresolved</text:span> step to act as a bridge between any two steps, avoiding intermediate steps.</text:p>
      <text:p text:style-name="indent">To avoid loosing samples the transitions to these steps will only be available for a limited set of users. A new user group, viral-administrator will be created to manage who can use the transitions. <text:s/>Initially this group will only contain Becky and Nadia.</text:p>
      <text:h text:style-name="Heading_20_4" text:outline-level="4">Actions</text:h>
      <text:p text:style-name="P68"/>
      <table:table table:name="Table22" table:style-name="Table22">
        <table:table-column table:style-name="Table22.A"/>
        <table:table-column table:style-name="Table22.B"/>
        <table:table-column table:style-name="Table22.C"/>
        <table:table-row>
          <table:table-cell table:style-name="Table22.A1" office:value-type="string">
            <text:p text:style-name="Table_20_Heading">Event</text:p>
          </table:table-cell>
          <table:table-cell table:style-name="Table22.A1" office:value-type="string">
            <text:p text:style-name="Table_20_Heading">Condition</text:p>
          </table:table-cell>
          <table:table-cell table:style-name="Table22.C1" office:value-type="string">
            <text:p text:style-name="Table_20_Heading">Action</text:p>
          </table:table-cell>
        </table:table-row>
        <table:table-row>
          <table:table-cell table:style-name="Table22.A2" table:number-rows-spanned="6" office:value-type="string">
            <text:p text:style-name="P36">On Entry</text:p>
          </table:table-cell>
          <table:table-cell table:style-name="Table22.B2" table:number-rows-spanned="3" office:value-type="string">
            <text:p text:style-name="P48"><text:span text:style-name="T5">Step = </text:span><text:span text:style-name="T9">Unresolved</text:span> <text:span text:style-name="T5">or</text:span> Step = <text:span text:style-name="T5">Deprecated</text:span></text:p>
          </table:table-cell>
          <table:table-cell table:style-name="Table22.C2" office:value-type="string">
            <text:p text:style-name="P35">Present a comments field<text:note text:id="ftn20" text:note-class="footnote"><text:note-citation text:label="E10">E10</text:note-citation><text:note-body><text:p text:style-name="P71"><text:s/>Workflow transition screen with required comment field</text:p></text:note-body></text:note></text:p>
          </table:table-cell>
        </table:table-row>
        <table:table-row>
          <table:covered-table-cell/>
          <table:covered-table-cell/>
          <table:table-cell table:style-name="Table22.C2" office:value-type="string">
            <text:p text:style-name="P35">Remove sample from batch (GLK &amp; JIRA)<text:span text:style-name="T28"> </text:span><text:span text:style-name="T28"><text:note-ref text:note-class="footnote" text:reference-format="text" text:ref-name="ftn9">E7</text:note-ref></text:span><text:span text:style-name="T28"> </text:span></text:p>
          </table:table-cell>
        </table:table-row>
        <table:table-row>
          <table:covered-table-cell/>
          <table:covered-table-cell/>
          <table:table-cell table:style-name="Table22.C2" office:value-type="string">
            <text:p text:style-name="P35">Email Becky<text:span text:style-name="T28"> </text:span><text:span text:style-name="T28"><text:note-ref text:note-class="footnote" text:reference-format="text" text:ref-name="ftn4">E2</text:note-ref></text:span><text:span text:style-name="T28"> </text:span></text:p>
          </table:table-cell>
        </table:table-row>
        <table:table-row>
          <table:covered-table-cell/>
          <table:table-cell table:style-name="Table22.B2" office:value-type="string">
            <text:p text:style-name="P48"><text:span text:style-name="T12">Step = </text:span><text:span text:style-name="T5">Unresolved</text:span></text:p>
          </table:table-cell>
          <table:table-cell table:style-name="Table22.C2" office:value-type="string">
            <text:p text:style-name="Table_20_Contents">Set JIRA Resolution to '<text:span text:style-name="T5">Failed</text:span>'</text:p>
          </table:table-cell>
        </table:table-row>
        <table:table-row>
          <table:covered-table-cell/>
          <table:table-cell table:style-name="Table22.B2" table:number-rows-spanned="2" office:value-type="string">
            <text:p text:style-name="P48">Step = <text:span text:style-name="T5">Deprecated</text:span></text:p>
          </table:table-cell>
          <table:table-cell table:style-name="Table22.C2" office:value-type="string">
            <text:p text:style-name="Table_20_Contents">Set JIRA Resolution to '<text:span text:style-name="T5">Deprecated</text:span>'</text:p>
          </table:table-cell>
        </table:table-row>
        <table:table-row>
          <table:covered-table-cell/>
          <table:covered-table-cell/>
          <table:table-cell table:style-name="Table22.C2" office:value-type="string">
            <text:p text:style-name="Table_20_Contents">Add GLK field 'Deprecated' to the sample</text:p>
          </table:table-cell>
        </table:table-row>
        <table:table-row>
          <table:table-cell table:style-name="Table22.A2" table:number-rows-spanned="3" office:value-type="string">
            <text:p text:style-name="P22">On Exit</text:p>
          </table:table-cell>
          <table:table-cell table:style-name="Table22.B2" table:number-rows-spanned="2" office:value-type="string">
            <text:p text:style-name="P48">Step = <text:span text:style-name="T9">Unresolved</text:span> or Step = <text:span text:style-name="T5">Deprecated</text:span></text:p>
          </table:table-cell>
          <table:table-cell table:style-name="Table22.C2" office:value-type="string">
            <text:p text:style-name="Table_20_Contents">Set JIRA Resolution to none</text:p>
          </table:table-cell>
        </table:table-row>
        <table:table-row table:style-name="Table22.9">
          <table:covered-table-cell/>
          <table:covered-table-cell/>
          <table:table-cell table:style-name="Table22.C2" office:value-type="string">
            <text:p text:style-name="P49">In a later version, return the sample to its batch.</text:p>
          </table:table-cell>
        </table:table-row>
        <table:table-row>
          <table:covered-table-cell/>
          <table:table-cell table:style-name="Table22.B2" office:value-type="string">
            <text:p text:style-name="P48">Step = <text:span text:style-name="T5">Deprecated</text:span></text:p>
          </table:table-cell>
          <table:table-cell table:style-name="Table22.C2" office:value-type="string">
            <text:p text:style-name="Table_20_Contents">Remove field '<text:span text:style-name="T5">Deprecated</text:span>' to sample in GLK</text:p>
          </table:table-cell>
        </table:table-row>
      </table:table>
      <text:p text:style-name="indent"/>
      <text:h text:style-name="P210" text:outline-level="3">Received Sample<text:tab/></text:h>
      <text:p text:style-name="P29"/>
      <text:h text:style-name="Heading_20_4" text:outline-level="4"><draw:g text:anchor-type="paragraph" draw:z-index="0" draw:style-name="gr1"><draw:g draw:style-name="gr2"><draw:rect draw:style-name="gr3" draw:text-style-name="P223" svg:width="1.415in" svg:height="0.2988in" svg:x="2.8173in" svg:y="0.2681in"><draw:glue-point draw:id="4" svg:x="-1.9689in" svg:y="-1.8583in"/><draw:glue-point draw:id="5" svg:x="1.9398in" svg:y="-1.8583in"/><draw:glue-point draw:id="6" svg:x="-1.9689in" svg:y="1.6378in"/><draw:glue-point draw:id="7" svg:x="1.9398in" svg:y="2.5134in"/><text:p/></draw:rect><draw:rect draw:style-name="gr3" draw:text-style-name="P223" svg:width="1.415in" svg:height="0.2996in" svg:x="2.813in" svg:y="0.9256in"><draw:glue-point draw:id="4" svg:x="-1.9689in" svg:y="-1.8583in"/><draw:glue-point draw:id="5" svg:x="1.9398in" svg:y="-1.8583in"/><draw:glue-point draw:id="6" svg:x="-1.9689in" svg:y="1.6378in"/><draw:glue-point draw:id="7" svg:x="1.9398in" svg:y="2.5134in"/><text:p/></draw:rect><draw:rect draw:style-name="gr4" draw:text-style-name="P223" svg:width="1.4142in" svg:height="0.2988in" svg:x="2.6929in" svg:y="0.15in"><draw:glue-point draw:id="4" svg:x="-1.9689in" svg:y="-1.8583in"/><draw:glue-point draw:id="5" svg:x="1.9398in" svg:y="-1.8583in"/><draw:glue-point draw:id="6" svg:x="-1.9689in" svg:y="1.6378in"/><draw:glue-point draw:id="7" svg:x="1.9398in" svg:y="2.5134in"/><text:p text:style-name="P224"><text:span text:style-name="T30">Received Sample</text:span></text:p></draw:rect><draw:rect draw:style-name="gr5" draw:text-style-name="P223" draw:id="id1" svg:width="1.4142in" svg:height="0.2996in" svg:x="2.6929in" svg:y="0.8075in"><draw:glue-point draw:id="4" svg:x="-1.9689in" svg:y="-1.8583in"/><draw:glue-point draw:id="5" svg:x="1.9398in" svg:y="-1.8583in"/><draw:glue-point draw:id="6" svg:x="-1.9689in" svg:y="1.6378in"/><draw:glue-point draw:id="7" svg:x="1.9398in" svg:y="2.5134in"/><text:p text:style-name="P224"><text:span text:style-name="T31">Lab Processing</text:span></text:p></draw:rect><draw:connector draw:style-name="gr6" draw:text-style-name="P223" draw:type="line" svg:x1="3.3992in" svg:y1="0.448in" svg:x2="3.4in" svg:y2="0.8075in" draw:end-shape="id1" draw:end-glue-point="0" svg:d="m8634 1138 2 913"><text:p/></draw:connector><draw:connector draw:style-name="gr7" draw:text-style-name="P225" svg:x1="3.4in" svg:y1="0.8075in" svg:x2="3.3992in" svg:y2="0.448in" draw:start-shape="id1" draw:start-glue-point="0" svg:d="m8636 2051v-707h-2v-206"><text:p/></draw:connector></draw:g></draw:g>Summary</text:h>
      <text:p text:style-name="P66">This is the first step in the workflow, all samples are initially on this step.</text:p>
      <text:h text:style-name="P85" text:outline-level="4">States</text:h>
      <table:table table:name="Table13" table:style-name="Table13">
        <table:table-column table:style-name="Table13.A"/>
        <table:table-column table:style-name="Table13.B"/>
        <table:table-row>
          <table:table-cell table:style-name="Table13.A1" office:value-type="string">
            <text:p text:style-name="P35">State<text:note text:id="ftn21" text:note-class="footnote"><text:note-citation>11</text:note-citation><text:note-body><text:p text:style-name="Footnote">The state can be thought of as the reason the sample is waiting at this step</text:p></text:note-body></text:note></text:p>
          </table:table-cell>
          <table:table-cell table:style-name="Table13.B1" office:value-type="string">
            <text:p text:style-name="P35">Action required</text:p>
          </table:table-cell>
        </table:table-row>
        <table:table-row>
          <table:table-cell table:style-name="Table13.A2" office:value-type="string">
            <text:p text:style-name="P42">The sample is not yet ready for <text:span text:style-name="T5">lab processing</text:span></text:p>
            <text:p text:style-name="P42">or the lab is not yet ready for the sample.</text:p>
          </table:table-cell>
          <table:table-cell table:style-name="Table13.B2" office:value-type="string">
            <text:list xml:id="list342671686" text:style-name="L3">
              <text:list-header>
                <text:p text:style-name="P101">No action required</text:p>
              </text:list-header>
            </text:list>
          </table:table-cell>
        </table:table-row>
        <table:table-row>
          <table:table-cell table:style-name="Table13.A2" office:value-type="string">
            <text:p text:style-name="P42">The sample and lab are ready</text:p>
          </table:table-cell>
          <table:table-cell table:style-name="Table13.B2" office:value-type="string">
            <text:list xml:id="list173092440" text:continue-numbering="true" text:style-name="L3">
              <text:list-header>
                <text:p text:style-name="P102">Move the sample to the next step.</text:p>
              </text:list-header>
            </text:list>
          </table:table-cell>
        </table:table-row>
      </table:table>
      <text:h text:style-name="P87" text:outline-level="4">Actions</text:h>
      <text:p text:style-name="P70"/>
      <table:table table:name="Table15" table:style-name="Table15">
        <table:table-column table:style-name="Table15.A"/>
        <table:table-column table:style-name="Table15.B"/>
        <table:table-column table:style-name="Table15.C"/>
        <table:table-row>
          <table:table-cell table:style-name="Table15.A1" office:value-type="string">
            <text:p text:style-name="Table_20_Heading">Event</text:p>
          </table:table-cell>
          <table:table-cell table:style-name="Table15.A1" office:value-type="string">
            <text:p text:style-name="Table_20_Heading">Condition</text:p>
          </table:table-cell>
          <table:table-cell table:style-name="Table15.C1" office:value-type="string">
            <text:p text:style-name="Table_20_Heading">Action</text:p>
          </table:table-cell>
        </table:table-row>
        <table:table-row>
          <table:table-cell table:style-name="Table15.A2" office:value-type="string">
            <text:p text:style-name="Table_20_Contents">Before Entering</text:p>
          </table:table-cell>
          <table:table-cell table:style-name="Table15.B2" office:value-type="string">
            <text:p text:style-name="Table_20_Contents"/>
          </table:table-cell>
          <table:table-cell table:style-name="Table15.C2" office:value-type="string">
            <text:list xml:id="list1268007014" text:continue-numbering="true" text:style-name="L3">
              <text:list-header>
                <text:p text:style-name="P96">Flurp or Rurp will normally create the 'issue' when the spreadsheet is uploaded and the GLK populated.</text:p>
              </text:list-header>
            </text:list>
          </table:table-cell>
        </table:table-row>
      </table:table>
      <text:p text:style-name="Standard"/>
      <text:h text:style-name="Heading_20_4" text:outline-level="4">Transitions (in)</text:h>
      <text:list xml:id="list1676007052" text:continue-numbering="true" text:style-name="L3">
        <text:list-item>
          <text:p text:style-name="P172">Issue (Sample) Creation</text:p>
          <text:p text:style-name="P126">Manual creation can take place either via JIRA or using a bulk issue creation tool that takes a CSV file as input. With the following format for the CSV file:</text:p>
          <text:p text:style-name="P81">&lt;DB&gt;, &lt;Collection Code&gt;, &lt;BAC ID&gt; [,&lt;Extent ID&gt;]<text:note text:id="ftn22" text:note-class="footnote"><text:note-citation>12</text:note-citation><text:note-body><text:p text:style-name="Footnote">Optional</text:p></text:note-body></text:note></text:p>
        </text:list-item>
        <text:list-item>
          <text:p text:style-name="P174">From Lab Processing</text:p>
          <text:p text:style-name="P104">Samples are only anticipated to return from <text:span text:style-name="T5">Lab Processing</text:span> to the <text:span text:style-name="T5">Received Sample</text:span> step if they have been accidentally moved into <text:span text:style-name="T5">Lab Processing</text:span> too soon.</text:p>
        </text:list-item>
      </text:list>
      <text:list xml:id="list1549952958" text:style-name="L4">
        <text:list-item>
          <text:p text:style-name="P175">From Sample Deprecated or</text:p>
          <text:p text:style-name="P175">From Unresolved</text:p>
        </text:list-item>
      </text:list>
      <text:list xml:id="list651410558" text:continue-list="list1676007052" text:style-name="L3">
        <text:list-header>
          <text:p text:style-name="P96">This path provides a means of moving a sample from anywhere in the workflow back to the <text:span text:style-name="T5">Received Sample</text:span> step. This would be used if for some reason the sample needed to start again.</text:p>
        </text:list-header>
      </text:list>
      <text:h text:style-name="Heading_20_4" text:outline-level="4">Transitions (out):</text:h>
      <text:list xml:id="list1791505010" text:continue-list="list1650304840" text:style-name="L1">
        <text:list-item>
          <text:p text:style-name="P173">To Lab Processing</text:p>
          <text:p text:style-name="P214"><text:soft-page-break/>When a set/batch of samples are going to be processed they will be moved as a group from the <text:span text:style-name="T5">Received Sample</text:span> step to the <text:span text:style-name="T5">Lab Processing </text:span>Step where work, in the form of sub-tasks, can be assigned.</text:p>
        </text:list-item>
        <text:list-item>
          <text:p text:style-name="P176">To Sample Deprecated</text:p>
        </text:list-item>
        <text:list-item>
          <text:p text:style-name="P176">To Unresolved</text:p>
          <text:p text:style-name="P176"/>
        </text:list-item>
      </text:list>
      <text:h text:style-name="Heading_20_3" text:outline-level="3">Lab Processing<text:tab/></text:h>
      <text:p text:style-name="P29"><draw:g text:anchor-type="paragraph" draw:z-index="5" draw:style-name="gr1"><draw:rect draw:style-name="gr3" draw:text-style-name="P223" svg:width="1.415in" svg:height="0.3004in" svg:x="3.8409in" svg:y="1.5173in"><draw:glue-point draw:id="4" svg:x="-1.9689in" svg:y="-1.8583in"/><draw:glue-point draw:id="5" svg:x="1.9398in" svg:y="-1.8583in"/><draw:glue-point draw:id="6" svg:x="-1.9689in" svg:y="1.6378in"/><draw:glue-point draw:id="7" svg:x="1.9398in" svg:y="2.5134in"/><text:p/></draw:rect><draw:rect draw:style-name="gr3" draw:text-style-name="P223" svg:width="1.415in" svg:height="0.2988in" svg:x="1.9909in" svg:y="0.198in"><draw:glue-point draw:id="4" svg:x="-1.9689in" svg:y="-1.8583in"/><draw:glue-point draw:id="5" svg:x="1.9398in" svg:y="-1.8583in"/><draw:glue-point draw:id="6" svg:x="-1.9689in" svg:y="1.6378in"/><draw:glue-point draw:id="7" svg:x="1.9398in" svg:y="2.5134in"/><text:p/></draw:rect><draw:rect draw:style-name="gr3" draw:text-style-name="P223" svg:width="1.4142in" svg:height="0.2988in" svg:x="1.9874in" svg:y="2.1717in"><draw:glue-point draw:id="4" svg:x="-1.9689in" svg:y="-1.8583in"/><draw:glue-point draw:id="5" svg:x="1.9398in" svg:y="-1.8583in"/><draw:glue-point draw:id="6" svg:x="-1.9689in" svg:y="1.6378in"/><draw:glue-point draw:id="7" svg:x="1.9398in" svg:y="2.5134in"/><text:p/></draw:rect><draw:rect draw:style-name="gr3" draw:text-style-name="P223" svg:width="1.4142in" svg:height="0.3004in" svg:x="1.9874in" svg:y="1.5138in"><draw:glue-point draw:id="4" svg:x="-1.9689in" svg:y="-1.8583in"/><draw:glue-point draw:id="5" svg:x="1.9398in" svg:y="-1.8583in"/><draw:glue-point draw:id="6" svg:x="-1.9689in" svg:y="1.6378in"/><draw:glue-point draw:id="7" svg:x="1.9398in" svg:y="2.5134in"/><text:p/></draw:rect><draw:rect draw:style-name="gr3" draw:text-style-name="P223" svg:width="1.4142in" svg:height="0.2996in" svg:x="1.9874in" svg:y="0.8555in"><draw:glue-point draw:id="4" svg:x="-1.9689in" svg:y="-1.8583in"/><draw:glue-point draw:id="5" svg:x="1.9398in" svg:y="-1.8583in"/><draw:glue-point draw:id="6" svg:x="-1.9689in" svg:y="1.6378in"/><draw:glue-point draw:id="7" svg:x="1.9398in" svg:y="2.5134in"/><text:p/></draw:rect><draw:rect draw:style-name="gr5" draw:text-style-name="P223" svg:width="1.4142in" svg:height="0.2988in" svg:x="1.8665in" svg:y="0.0799in"><draw:glue-point draw:id="4" svg:x="-1.9689in" svg:y="-1.8583in"/><draw:glue-point draw:id="5" svg:x="1.9398in" svg:y="-1.8583in"/><draw:glue-point draw:id="6" svg:x="-1.9689in" svg:y="1.6378in"/><draw:glue-point draw:id="7" svg:x="1.9398in" svg:y="2.5134in"/><text:p text:style-name="P224"><text:span text:style-name="T30">Received Sample</text:span></text:p></draw:rect><draw:rect draw:style-name="gr4" draw:text-style-name="P223" draw:id="id16" svg:width="1.4142in" svg:height="0.2996in" svg:x="1.8665in" svg:y="0.7374in"><draw:glue-point draw:id="4" svg:x="-1.9689in" svg:y="-1.8583in"/><draw:glue-point draw:id="5" svg:x="1.9398in" svg:y="-1.8583in"/><draw:glue-point draw:id="6" svg:x="-1.9689in" svg:y="1.6378in"/><draw:glue-point draw:id="7" svg:x="1.9398in" svg:y="2.5134in"/><text:p text:style-name="P224"><text:span text:style-name="T31">Lab Processing</text:span></text:p></draw:rect><draw:rect draw:style-name="gr5" draw:text-style-name="P223" draw:id="id18" svg:width="1.4142in" svg:height="0.298in" svg:x="1.8665in" svg:y="1.3961in"><draw:glue-point draw:id="4" svg:x="-1.9689in" svg:y="-1.8583in"/><draw:glue-point draw:id="5" svg:x="1.9398in" svg:y="-1.8583in"/><draw:glue-point draw:id="6" svg:x="-1.9689in" svg:y="1.6378in"/><draw:glue-point draw:id="7" svg:x="1.9398in" svg:y="2.5134in"/><text:p text:style-name="P224"><text:span text:style-name="T31">Assemble</text:span></text:p></draw:rect><draw:rect draw:style-name="gr5" draw:text-style-name="P223" draw:id="id17" svg:width="1.4142in" svg:height="0.298in" svg:x="1.8665in" svg:y="2.0535in"><draw:glue-point draw:id="4" svg:x="-1.9689in" svg:y="-1.8583in"/><draw:glue-point draw:id="5" svg:x="1.9398in" svg:y="-1.8583in"/><draw:glue-point draw:id="6" svg:x="-1.9689in" svg:y="1.6378in"/><draw:glue-point draw:id="7" svg:x="1.9398in" svg:y="2.5134in" draw:escape-direction="right"/><text:p text:style-name="P224"><text:span text:style-name="T31">Review Assembly</text:span></text:p></draw:rect><draw:rect draw:style-name="gr5" draw:text-style-name="P223" draw:id="id15" svg:width="1.415in" svg:height="0.298in" svg:x="3.7201in" svg:y="1.3961in"><draw:glue-point draw:id="4" svg:x="-1.9689in" svg:y="-1.8583in"/><draw:glue-point draw:id="5" svg:x="1.9398in" svg:y="-1.8583in"/><draw:glue-point draw:id="6" svg:x="-1.9689in" svg:y="1.6378in"/><draw:glue-point draw:id="7" svg:x="1.9398in" svg:y="2.5134in"/><text:p text:style-name="P224"><text:span text:style-name="T31">Close Sample</text:span></text:p></draw:rect><draw:connector draw:style-name="gr6" draw:text-style-name="P223" draw:type="line" svg:x1="3.7197in" svg:y1="1.5449in" svg:x2="3.2803in" svg:y2="0.887in" draw:start-shape="id15" draw:start-glue-point="3" draw:end-shape="id16" draw:end-glue-point="1" svg:d="m9448 3924-1116-1671"><text:p/></draw:connector><draw:connector draw:style-name="gr7" draw:text-style-name="P225" svg:x1="1.8665in" svg:y1="2.2024in" svg:x2="1.8665in" svg:y2="0.887in" draw:start-shape="id17" draw:start-glue-point="3" draw:end-shape="id16" draw:end-glue-point="3" svg:d="m4741 5594h-501v-3341h501"><text:p/></draw:connector><draw:connector draw:style-name="gr6" draw:text-style-name="P223" draw:type="line" svg:x1="2.5736in" svg:y1="1.037in" svg:x2="2.5736in" svg:y2="1.3961in" draw:start-shape="id16" draw:start-glue-point="2" draw:end-shape="id18" draw:end-glue-point="0" svg:d="m6537 2634v912"><text:p/></draw:connector><draw:connector draw:style-name="gr6" draw:text-style-name="P223" draw:type="line" svg:x1="2.5728in" svg:y1="0.378in" svg:x2="2.5736in" svg:y2="0.7374in" draw:end-shape="id16" draw:end-glue-point="0" svg:d="m6535 960 2 913"><text:p/></draw:connector><draw:connector draw:style-name="gr7" draw:text-style-name="P225" svg:x1="2.5736in" svg:y1="0.7374in" svg:x2="2.5728in" svg:y2="0.378in" draw:start-shape="id16" draw:start-glue-point="0" svg:d="m6537 1873v-707h-2v-206"><text:p/></draw:connector></draw:g></text:p>
      <text:h text:style-name="Heading_20_4" text:outline-level="4">Summary</text:h>
      <text:p text:style-name="indent">Samples, during the <text:span text:style-name="T5">Lab Processing</text:span> step, are prepared for sequencing and then sequenced. The work carried out is represented and monitored through the creation of sub-tasks. <text:span text:style-name="T3">The Sample will only be able to move to </text:span><text:span text:style-name="T6">Assemble </text:span><text:span text:style-name="T10">once all of its sub-tasks have Completed (either successfully or have failed).</text:span></text:p>
      <text:h text:style-name="P88" text:outline-level="4">States</text:h>
      <table:table table:name="LabProcessing" table:style-name="LabProcessing">
        <table:table-column table:style-name="LabProcessing.A"/>
        <table:table-column table:style-name="LabProcessing.B"/>
        <table:table-row>
          <table:table-cell table:style-name="LabProcessing.A1" office:value-type="string">
            <text:p text:style-name="P35">State</text:p>
          </table:table-cell>
          <table:table-cell table:style-name="LabProcessing.B1" office:value-type="string">
            <text:p text:style-name="P35">Action required</text:p>
          </table:table-cell>
        </table:table-row>
        <table:table-row>
          <table:table-cell table:style-name="LabProcessing.A2" office:value-type="string">
            <text:p text:style-name="Table_20_Contents">Sample has no sub-tasks</text:p>
          </table:table-cell>
          <table:table-cell table:style-name="LabProcessing.B2" office:value-type="string">
            <text:p text:style-name="Table_20_Contents">Create sub-tasks<text:span text:style-name="T10"><text:note text:id="ftn23" text:note-class="footnote"><text:note-citation>13</text:note-citation><text:note-body><text:p text:style-name="Footnote">If automated all the sub-tasks need to be created before the first task completes to avoid accidentally moving into assembly.</text:p></text:note-body></text:note></text:span></text:p>
          </table:table-cell>
        </table:table-row>
        <table:table-row>
          <table:table-cell table:style-name="LabProcessing.A2" office:value-type="string">
            <text:p text:style-name="Table_20_Contents">Not all of the sample's sub-tasks have completed</text:p>
          </table:table-cell>
          <table:table-cell table:style-name="LabProcessing.B2" office:value-type="string">
            <text:p text:style-name="Table_20_Contents">None</text:p>
          </table:table-cell>
        </table:table-row>
        <table:table-row>
          <table:table-cell table:style-name="LabProcessing.A2" office:value-type="string">
            <text:p text:style-name="Table_20_Contents">All of the sub-tasks have completed or failed</text:p>
          </table:table-cell>
          <table:table-cell table:style-name="LabProcessing.B2" office:value-type="string">
            <text:p text:style-name="Table_20_Contents">Select further sub-tasks or </text:p>
            <text:p text:style-name="Table_20_Contents">move to the <text:span text:style-name="T5">Assemble</text:span> step.<text:span text:style-name="T10"><text:note text:id="ftn24" text:note-class="footnote"><text:note-citation>14</text:note-citation><text:note-body><text:p text:style-name="P72"><text:s text:c="2"/>Do we need an email to the sample's assignee if all this happens (probably not)?</text:p></text:note-body></text:note></text:span></text:p>
          </table:table-cell>
        </table:table-row>
        <table:table-row>
          <table:table-cell table:style-name="LabProcessing.A5" office:value-type="string">
            <text:p text:style-name="Table_20_Contents">All of the sub-tasks have completed</text:p>
          </table:table-cell>
          <table:table-cell table:style-name="LabProcessing.B5" office:value-type="string">
            <text:p text:style-name="Table_20_Contents">Proceed to the <text:span text:style-name="T5">Assemble</text:span> step.</text:p>
          </table:table-cell>
        </table:table-row>
      </table:table>
      <text:h text:style-name="P88" text:outline-level="4"/>
      <text:h text:style-name="P89" text:outline-level="4">Actions</text:h>
      <table:table table:name="Table23" table:style-name="Table23">
        <table:table-column table:style-name="Table23.A"/>
        <table:table-column table:style-name="Table23.B"/>
        <table:table-column table:style-name="Table23.C"/>
        <table:table-row>
          <table:table-cell table:style-name="Table23.A1" office:value-type="string">
            <text:p text:style-name="Table_20_Heading">Event</text:p>
          </table:table-cell>
          <table:table-cell table:style-name="Table23.A1" office:value-type="string">
            <text:p text:style-name="Table_20_Heading">Condition</text:p>
          </table:table-cell>
          <table:table-cell table:style-name="Table23.C1" office:value-type="string">
            <text:p text:style-name="Table_20_Heading">Action</text:p>
          </table:table-cell>
        </table:table-row>
        <table:table-row>
          <table:table-cell table:style-name="Table23.A2" office:value-type="string">
            <text:p text:style-name="Table_20_Contents">On Exit</text:p>
          </table:table-cell>
          <table:table-cell table:style-name="Table23.B2" office:value-type="string">
            <text:p text:style-name="Table_20_Contents"/>
          </table:table-cell>
          <table:table-cell table:style-name="Table23.C2" office:value-type="string">
            <text:list xml:id="list1602913885" text:continue-list="list651410558" text:style-name="L3">
              <text:list-header>
                <text:p text:style-name="P220">Block if there are sub-tasks that have not yet completed.</text:p>
              </text:list-header>
            </text:list>
          </table:table-cell>
        </table:table-row>
      </table:table>
      <text:p text:style-name="Standard"/>
      <text:h text:style-name="P88" text:outline-level="4">Sub-tasks</text:h>
      <text:list xml:id="list1576856954" text:style-name="L5">
        <text:list-item>
          <text:p text:style-name="P186">SISPA </text:p>
        </text:list-item>
        <text:list-item>
          <text:p text:style-name="P186">Library Construction</text:p>
        </text:list-item>
        <text:list-item>
          <text:p text:style-name="P186">Nextera</text:p>
        </text:list-item>
        <text:list-item>
          <text:p text:style-name="P186">RPL-PCR</text:p>
        </text:list-item>
        <text:list-item>
          <text:p text:style-name="P186">PCR</text:p>
        </text:list-item>
        <text:list-item>
          <text:p text:style-name="P186">RTPCR</text:p>
        </text:list-item>
        <text:list-item>
          <text:p text:style-name="P186">Sequencing</text:p>
        </text:list-item>
      </text:list>
      <text:p text:style-name="P66">The sub-tasks used depend on several parameters including the project and which sequencing technologies are used; Sanger, 454 and/or Illumina. Initially the creation of the sub-tasks will be manual to make this variation simpler. Any combination of the above sub-tasks can be created, including having multiple instances of the same sub-type. The features of sub-tasks are covered in the section called '<text:bookmark-ref text:reference-format="page" text:ref-name="__RefHeading__29391623">35</text:bookmark-ref>' on page <text:bookmark-ref text:reference-format="text" text:ref-name="__RefHeading__34515915">Error: Reference source not found</text:bookmark-ref>.</text:p>
      <text:p text:style-name="indent">Example uses of sub-task in this step:</text:p>
      <text:list xml:id="list453256731" text:style-name="L6">
        <text:list-item>
          <text:p text:style-name="P189"><text:span text:style-name="T3">For Sanger Sequencing: An </text:span><text:span text:style-name="T6">RT_PCR</text:span><text:span text:style-name="T3"> sub-task and a Sequencing sub-task with the 'Sequencer Type' field set to Sanger</text:span></text:p>
        </text:list-item>
        <text:list-item>
          <text:p text:style-name="P189"><text:span text:style-name="T3">For 454: </text:span>A <text:span text:style-name="T5">SISPA </text:span><text:span text:style-name="T12">sub-task and a sequencing sub-task with the 'Sequencer Type' field set to 454</text:span></text:p>
        </text:list-item>
        <text:list-item>
          <text:p text:style-name="P189"><text:span text:style-name="T3">For combined 454 and Illumina: A </text:span><text:span text:style-name="T6">SISPA</text:span><text:span text:style-name="T3"> </text:span><text:span text:style-name="T10">sub-task, two </text:span><text:span text:style-name="T6">Library Construction</text:span><text:span text:style-name="T10"> sub-tasks and two </text:span><text:span text:style-name="T6">Sequencing</text:span><text:span text:style-name="T10"> sub-tasks will be created. The <text:s/>'Sequencer Type' for one of the </text:span><text:span text:style-name="T6">Sequencing</text:span><text:span text:style-name="T10"> /</text:span><text:span text:style-name="T6">Library Construction</text:span><text:span text:style-name="T10"> sub-tasks will be set to 454 and the other will be set to Illumina.</text:span></text:p>
        </text:list-item>
      </text:list>
      <text:h text:style-name="Heading_20_4" text:outline-level="4">Transitions (in)</text:h>
      <text:list xml:id="list2155927541" text:continue-list="list1549952958" text:style-name="L4">
        <text:list-item>
          <text:p text:style-name="P196">From Received Sample</text:p>
          <text:p text:style-name="P127">When a sample is ready to begin being processed it will move to this step.</text:p>
        </text:list-item>
        <text:list-item>
          <text:p text:style-name="P175">From Review Assembly and</text:p>
          <text:p text:style-name="P109">From Close Sample</text:p>
          <text:p text:style-name="P127">If a problem with the samples preparation or sequencing is discovered or simply further next-gen sequencing is to be done on the sample it returns to this step.</text:p>
        </text:list-item>
        <text:list-item>
          <text:p text:style-name="P175">From Sample Deprecated or</text:p>
          <text:p text:style-name="P109">From Unresolved</text:p>
          <text:p text:style-name="P97"><text:soft-page-break/>These provide a path to return to this step and carry out further sequencing from any other step.</text:p>
        </text:list-item>
      </text:list>
      <text:h text:style-name="Heading_20_4" text:outline-level="4">Transitions (out)</text:h>
      <text:list xml:id="list864068990" text:style-name="L7">
        <text:list-item>
          <text:p text:style-name="P197">To Assemble </text:p>
          <text:p text:style-name="P184">Restriction: requires all sub-tasks to have finished</text:p>
          <text:p text:style-name="P143">As all sub-tasks have successful completed the sequencing results must be ready for assembly. </text:p>
        </text:list-item>
        <text:list-item>
          <text:p text:style-name="P199">To Received Sample</text:p>
          <text:p text:style-name="P142">If a sample is at the <text:span text:style-name="T5">Lab Processing</text:span> step but work should not yet begin on it then the sample should be returned to the <text:span text:style-name="T5">Received Sample</text:span> step.</text:p>
        </text:list-item>
        <text:list-item>
          <text:p text:style-name="P199">To Sample Deprecated</text:p>
        </text:list-item>
        <text:list-item>
          <text:p text:style-name="P199">To Unresolved</text:p>
          <text:p text:style-name="P199"/>
        </text:list-item>
      </text:list>
      <text:h text:style-name="Heading_20_3" text:outline-level="3">Assemble<text:tab/></text:h>
      <text:h text:style-name="Heading_20_4" text:outline-level="4"><draw:g text:anchor-type="paragraph" draw:z-index="6" draw:style-name="gr1"><draw:rect draw:style-name="gr3" draw:text-style-name="P223" svg:width="1.415in" svg:height="0.3004in" svg:x="3.7425in" svg:y="0.8701in"><draw:glue-point draw:id="4" svg:x="-1.9689in" svg:y="-1.8583in"/><draw:glue-point draw:id="5" svg:x="1.9398in" svg:y="-1.8583in"/><draw:glue-point draw:id="6" svg:x="-1.9689in" svg:y="1.6378in"/><draw:glue-point draw:id="7" svg:x="1.9398in" svg:y="2.5134in"/><text:p/></draw:rect><draw:rect draw:style-name="gr3" draw:text-style-name="P223" svg:width="1.415in" svg:height="0.2988in" svg:x="1.8882in" svg:y="1.524in"><draw:glue-point draw:id="4" svg:x="-1.9689in" svg:y="-1.8583in"/><draw:glue-point draw:id="5" svg:x="1.9398in" svg:y="-1.8583in"/><draw:glue-point draw:id="6" svg:x="-1.9689in" svg:y="1.6378in"/><draw:glue-point draw:id="7" svg:x="1.9398in" svg:y="2.5134in"/><text:p/></draw:rect><draw:rect draw:style-name="gr3" draw:text-style-name="P223" svg:width="1.415in" svg:height="0.2996in" svg:x="1.8882in" svg:y="0.8665in"><draw:glue-point draw:id="4" svg:x="-1.9689in" svg:y="-1.8583in"/><draw:glue-point draw:id="5" svg:x="1.9398in" svg:y="-1.8583in"/><draw:glue-point draw:id="6" svg:x="-1.9689in" svg:y="1.6378in"/><draw:glue-point draw:id="7" svg:x="1.9398in" svg:y="2.5134in"/><text:p/></draw:rect><draw:rect draw:style-name="gr3" draw:text-style-name="P223" svg:width="1.415in" svg:height="0.2988in" svg:x="1.8882in" svg:y="0.2083in"><draw:glue-point draw:id="4" svg:x="-1.9689in" svg:y="-1.8583in"/><draw:glue-point draw:id="5" svg:x="1.9398in" svg:y="-1.8583in"/><draw:glue-point draw:id="6" svg:x="-1.9689in" svg:y="1.6378in"/><draw:glue-point draw:id="7" svg:x="1.9398in" svg:y="2.5134in"/><text:p/></draw:rect><draw:rect draw:style-name="gr5" draw:text-style-name="P223" draw:id="id22" svg:width="1.4142in" svg:height="0.2988in" svg:x="1.7681in" svg:y="0.0902in"><draw:glue-point draw:id="4" svg:x="-1.9689in" svg:y="-1.8583in"/><draw:glue-point draw:id="5" svg:x="1.9398in" svg:y="-1.8583in"/><draw:glue-point draw:id="6" svg:x="-1.9689in" svg:y="1.6378in"/><draw:glue-point draw:id="7" svg:x="1.9398in" svg:y="2.5134in"/><text:p text:style-name="P224"><text:span text:style-name="T31">Lab Processing</text:span></text:p></draw:rect><draw:rect draw:style-name="gr4" draw:text-style-name="P223" draw:id="id20" svg:width="1.4142in" svg:height="0.298in" svg:x="1.7681in" svg:y="0.7484in"><draw:glue-point draw:id="4" svg:x="-1.9689in" svg:y="-1.8583in"/><draw:glue-point draw:id="5" svg:x="1.9398in" svg:y="-1.8583in"/><draw:glue-point draw:id="6" svg:x="-1.9689in" svg:y="1.6378in"/><draw:glue-point draw:id="7" svg:x="1.9398in" svg:y="2.5134in"/><text:p text:style-name="P224"><text:span text:style-name="T31">Assemble</text:span></text:p></draw:rect><draw:rect draw:style-name="gr5" draw:text-style-name="P223" draw:id="id21" svg:width="1.4142in" svg:height="0.298in" svg:x="1.7681in" svg:y="1.4063in"><draw:glue-point draw:id="4" svg:x="-1.9689in" svg:y="-1.8583in"/><draw:glue-point draw:id="5" svg:x="1.9398in" svg:y="-1.8583in"/><draw:glue-point draw:id="6" svg:x="-1.9689in" svg:y="1.6378in"/><draw:glue-point draw:id="7" svg:x="1.9398in" svg:y="2.5134in" draw:escape-direction="right"/><text:p text:style-name="P224"><text:span text:style-name="T31">Review Assembly</text:span></text:p></draw:rect><draw:rect draw:style-name="gr5" draw:text-style-name="P223" draw:id="id19" svg:width="1.415in" svg:height="0.298in" svg:x="3.6217in" svg:y="0.7484in"><draw:glue-point draw:id="4" svg:x="-1.9689in" svg:y="-1.8583in"/><draw:glue-point draw:id="5" svg:x="1.9398in" svg:y="-1.8583in"/><draw:glue-point draw:id="6" svg:x="-1.9689in" svg:y="1.6378in"/><draw:glue-point draw:id="7" svg:x="1.9398in" svg:y="2.5134in"/><text:p text:style-name="P224"><text:span text:style-name="T31">Close Sample</text:span></text:p></draw:rect><draw:connector draw:style-name="gr6" draw:text-style-name="P223" draw:type="line" svg:x1="3.6217in" svg:y1="0.8972in" svg:x2="3.1819in" svg:y2="0.8972in" draw:start-shape="id19" draw:start-glue-point="3" draw:end-shape="id20" svg:d="m9199 2279h-1117"><text:p/></draw:connector><draw:connector draw:style-name="gr6" draw:text-style-name="P223" draw:type="line" svg:x1="2.4752in" svg:y1="1.0465in" svg:x2="2.4752in" svg:y2="1.4063in" draw:start-shape="id20" draw:start-glue-point="2" draw:end-shape="id21" draw:end-glue-point="0" svg:d="m6287 2658v914"><text:p/></draw:connector><draw:connector draw:style-name="gr6" draw:text-style-name="P223" draw:type="line" svg:x1="2.4752in" svg:y1="0.3886in" svg:x2="2.4752in" svg:y2="0.748in" draw:start-shape="id22" draw:start-glue-point="2" draw:end-shape="id20" draw:end-glue-point="0" svg:d="m6287 987v913"><text:p/></draw:connector><draw:connector draw:style-name="gr7" draw:text-style-name="P225" svg:x1="2.4752in" svg:y1="1.4063in" svg:x2="2.4752in" svg:y2="1.0465in" draw:start-shape="id21" draw:start-glue-point="0" draw:end-shape="id20" draw:end-glue-point="2" svg:d="m6287 3572v-914"><text:p/></draw:connector></draw:g>Summary</text:h>
      <text:p text:style-name="indent">Samples in this state have completed sequencing and their results are ready and available to be assembled.</text:p>
      <text:p text:style-name="indent"><text:span text:style-name="T3">Assembly varies depending on the combination of technologies used. <text:s/>If only Sanger Sequencer data is being used then VAPOR is called to carry out the assembly</text:span><text:span text:style-name="T3"><text:note-ref text:note-class="footnote" text:reference-format="text" text:ref-name="ftn5">E3</text:note-ref></text:span><text:span text:style-name="T3">. Once VAPOR completes the sample is moved to the </text:span><text:span text:style-name="T6">Review Assembly </text:span><text:span text:style-name="T10">step. </text:span></text:p>
      <text:p text:style-name="indent"><text:span text:style-name="T10">The details of assembling other forms and combinations of sequencing data are not stored in the system. </text:span><text:span text:style-name="T3">Initially all other other assemblers will need to be run manually and the sample's workflow manually moved to </text:span><text:span text:style-name="T6">Review Assembly</text:span><text:span text:style-name="T3">.</text:span></text:p>
      <text:h text:style-name="P88" text:outline-level="4">States</text:h>
      <table:table table:name="Table12" table:style-name="Table12">
        <table:table-column table:style-name="Table12.A"/>
        <table:table-column table:style-name="Table12.B"/>
        <table:table-row>
          <table:table-cell table:style-name="Table12.A1" office:value-type="string">
            <text:p text:style-name="P35">State</text:p>
          </table:table-cell>
          <table:table-cell table:style-name="Table12.B1" office:value-type="string">
            <text:p text:style-name="P35">Action required</text:p>
          </table:table-cell>
        </table:table-row>
        <table:table-row>
          <table:table-cell table:style-name="Table12.A2" office:value-type="string">
            <text:p text:style-name="Table_20_Contents">Needs assembly starting</text:p>
          </table:table-cell>
          <table:table-cell table:style-name="Table12.B2" office:value-type="string">
            <text:p text:style-name="P37">Run Assembler</text:p>
          </table:table-cell>
        </table:table-row>
        <table:table-row>
          <table:table-cell table:style-name="Table12.A2" office:value-type="string">
            <text:p text:style-name="Table_20_Contents">Assembly in progress</text:p>
          </table:table-cell>
          <table:table-cell table:style-name="Table12.B2" office:value-type="string">
            <text:p text:style-name="Table_20_Contents">None</text:p>
          </table:table-cell>
        </table:table-row>
        <table:table-row>
          <table:table-cell table:style-name="Table12.A2" office:value-type="string">
            <text:p text:style-name="Table_20_Contents">Assembly complete, needs moving.</text:p>
          </table:table-cell>
          <table:table-cell table:style-name="Table12.B2" office:value-type="string">
            <text:p text:style-name="Table_20_Contents">Move to the <text:span text:style-name="T5">Review Assembly</text:span> step.</text:p>
          </table:table-cell>
        </table:table-row>
      </table:table>
      <text:h text:style-name="Heading_20_4" text:outline-level="4"><text:soft-page-break/>Actions </text:h>
      <table:table table:name="Table24" table:style-name="Table24">
        <table:table-column table:style-name="Table24.A"/>
        <table:table-column table:style-name="Table24.B"/>
        <table:table-column table:style-name="Table24.C"/>
        <table:table-row>
          <table:table-cell table:style-name="Table24.A1" office:value-type="string">
            <text:p text:style-name="Table_20_Heading">Event</text:p>
          </table:table-cell>
          <table:table-cell table:style-name="Table24.A1" office:value-type="string">
            <text:p text:style-name="Table_20_Heading">Condition</text:p>
          </table:table-cell>
          <table:table-cell table:style-name="Table24.C1" office:value-type="string">
            <text:p text:style-name="Table_20_Heading">Action</text:p>
          </table:table-cell>
        </table:table-row>
        <table:table-row>
          <table:table-cell table:style-name="Table24.A2" office:value-type="string">
            <text:p text:style-name="Table_20_Contents">On Entry</text:p>
          </table:table-cell>
          <table:table-cell table:style-name="Table24.B2" office:value-type="string">
            <text:p text:style-name="Table_20_Contents">Sanger Sample</text:p>
          </table:table-cell>
          <table:table-cell table:style-name="Table24.C2" office:value-type="string">
            <text:list xml:id="list559894740" text:continue-list="list1602913885" text:style-name="L3">
              <text:list-header>
                <text:p text:style-name="P96">Run ? to carryout assembly</text:p>
              </text:list-header>
            </text:list>
          </table:table-cell>
        </table:table-row>
        <table:table-row>
          <table:table-cell table:style-name="Table24.A2" office:value-type="string">
            <text:p text:style-name="Table_20_Contents">Assembler completes</text:p>
          </table:table-cell>
          <table:table-cell table:style-name="Table24.B2" office:value-type="string">
            <text:p text:style-name="Table_20_Contents">Sanger Sample</text:p>
          </table:table-cell>
          <table:table-cell table:style-name="Table24.C2" office:value-type="string">
            <text:list xml:id="list1783719652" text:continue-numbering="true" text:style-name="L3">
              <text:list-header>
                <text:p text:style-name="P96">Move to the Review Assembly step.</text:p>
              </text:list-header>
            </text:list>
          </table:table-cell>
        </table:table-row>
        <table:table-row>
          <table:table-cell table:style-name="Table24.A2" office:value-type="string">
            <text:p text:style-name="Table_20_Contents">On Exit</text:p>
          </table:table-cell>
          <table:table-cell table:style-name="Table24.B2" office:value-type="string">
            <text:p text:style-name="Table_20_Contents">to Review Assembly</text:p>
          </table:table-cell>
          <table:table-cell table:style-name="Table24.C2" office:value-type="string">
            <text:list xml:id="list1570251864" text:continue-numbering="true" text:style-name="L3">
              <text:list-header>
                <text:p text:style-name="P96">Increment the assembly version field</text:p>
              </text:list-header>
            </text:list>
          </table:table-cell>
        </table:table-row>
      </table:table>
      <text:h text:style-name="Heading_20_4" text:outline-level="4">Transitions (in)</text:h>
      <text:list xml:id="list587312134" text:style-name="L8">
        <text:list-item>
          <text:p text:style-name="P147">From Lab Processing</text:p>
          <text:p text:style-name="P128">Once a sample has been sequenced it will move to this step.</text:p>
        </text:list-item>
        <text:list-item>
          <text:p text:style-name="P128">From Close Sample</text:p>
          <text:p text:style-name="P128">When further sequencing data is produced in the <text:span text:style-name="T5">Close Sample</text:span> step it will need to be integrated with the assembly.</text:p>
        </text:list-item>
        <text:list-item>
          <text:p text:style-name="P110">From Review Assembly</text:p>
          <text:p text:style-name="P128">If the review of the sample's assembly finds problems with the assembly, which can be fixed, then the sample is returned to this step to carry out a new assembly.</text:p>
        </text:list-item>
      </text:list>
      <text:list xml:id="list1222922897" text:continue-list="list2155927541" text:style-name="L4">
        <text:list-item>
          <text:p text:style-name="P175">From Sample Deprecated or</text:p>
          <text:p text:style-name="P109">From Unresolved</text:p>
        </text:list-item>
      </text:list>
      <text:list xml:id="list1325436342" text:continue-list="list587312134" text:style-name="L8">
        <text:list-header>
          <text:p text:style-name="P128">If a fault with the assembly is discovered while in a step that does not have a transition to this step then either <text:span text:style-name="T12">the S</text:span><text:span text:style-name="T5">ample Deprecated</text:span><text:span text:style-name="T12"> </text:span><text:span text:style-name="T5">step </text:span><text:span text:style-name="T12">or the </text:span><text:span text:style-name="T5">Unresolved</text:span><text:span text:style-name="T12"> step can be used to form a path </text:span><text:span text:style-name="T12">back to the </text:span><text:span text:style-name="T5">Assemble </text:span><text:span text:style-name="T12">step</text:span><text:span text:style-name="T5">.</text:span></text:p>
        </text:list-header>
      </text:list>
      <text:h text:style-name="Heading_20_4" text:outline-level="4">Transitions (out):</text:h>
      <text:list xml:id="list1758634553" text:continue-list="list1791505010" text:style-name="L1">
        <text:list-item>
          <text:p text:style-name="P173">To Review Assembly</text:p>
          <text:p text:style-name="P185">If there is no error then a newly created assembly should be reviewed.</text:p>
        </text:list-item>
      </text:list>
      <text:list xml:id="list560419486" text:continue-list="list864068990" text:style-name="L7">
        <text:list-item>
          <text:p text:style-name="P207">To Sample Deprecated</text:p>
        </text:list-item>
        <text:list-item>
          <text:p text:style-name="P111">To Unresolved</text:p>
          <text:p text:style-name="P111"/>
        </text:list-item>
      </text:list>
      <text:h text:style-name="P210" text:outline-level="3">Review Assembly<text:tab/></text:h>
      <text:p text:style-name="P23"><draw:g text:anchor-type="paragraph" draw:z-index="7" draw:style-name="gr1"><draw:rect draw:style-name="gr3" draw:text-style-name="P223" svg:width="1.415in" svg:height="0.3004in" svg:x="3.8409in" svg:y="0.8598in"><draw:glue-point draw:id="4" svg:x="-1.9689in" svg:y="-1.8583in"/><draw:glue-point draw:id="5" svg:x="1.9398in" svg:y="-1.8583in"/><draw:glue-point draw:id="6" svg:x="-1.9689in" svg:y="1.6378in"/><draw:glue-point draw:id="7" svg:x="1.9398in" svg:y="2.5134in"/><text:p/></draw:rect><draw:rect draw:style-name="gr3" draw:text-style-name="P223" svg:width="1.4142in" svg:height="0.2996in" svg:x="1.9874in" svg:y="3.4882in"><draw:glue-point draw:id="4" svg:x="-1.9689in" svg:y="-1.8583in"/><draw:glue-point draw:id="5" svg:x="1.9398in" svg:y="-1.8583in"/><draw:glue-point draw:id="6" svg:x="-1.9689in" svg:y="1.6378in"/><draw:glue-point draw:id="7" svg:x="1.9398in" svg:y="2.5134in"/><text:p/></draw:rect><draw:rect draw:style-name="gr3" draw:text-style-name="P223" svg:width="1.4142in" svg:height="0.2996in" svg:x="1.9874in" svg:y="2.8299in"><draw:glue-point draw:id="4" svg:x="-1.9689in" svg:y="-1.8583in"/><draw:glue-point draw:id="5" svg:x="1.9398in" svg:y="-1.8583in"/><draw:glue-point draw:id="6" svg:x="-1.9689in" svg:y="1.6378in"/><draw:glue-point draw:id="7" svg:x="1.9398in" svg:y="2.5134in"/><text:p/></draw:rect><draw:rect draw:style-name="gr3" draw:text-style-name="P223" svg:width="1.4142in" svg:height="0.2988in" svg:x="1.9874in" svg:y="2.1717in"><draw:glue-point draw:id="4" svg:x="-1.9689in" svg:y="-1.8583in"/><draw:glue-point draw:id="5" svg:x="1.9398in" svg:y="-1.8583in"/><draw:glue-point draw:id="6" svg:x="-1.9689in" svg:y="1.6378in"/><draw:glue-point draw:id="7" svg:x="1.9398in" svg:y="2.5134in"/><text:p/></draw:rect><draw:rect draw:style-name="gr3" draw:text-style-name="P223" svg:width="1.4142in" svg:height="0.2988in" svg:x="1.9874in" svg:y="1.5138in"><draw:glue-point draw:id="4" svg:x="-1.9689in" svg:y="-1.8583in"/><draw:glue-point draw:id="5" svg:x="1.9398in" svg:y="-1.8583in"/><draw:glue-point draw:id="6" svg:x="-1.9689in" svg:y="1.6378in"/><draw:glue-point draw:id="7" svg:x="1.9398in" svg:y="2.5134in"/><text:p/></draw:rect><draw:rect draw:style-name="gr3" draw:text-style-name="P223" svg:width="1.4142in" svg:height="0.2996in" svg:x="1.9874in" svg:y="0.8563in"><draw:glue-point draw:id="4" svg:x="-1.9689in" svg:y="-1.8583in"/><draw:glue-point draw:id="5" svg:x="1.9398in" svg:y="-1.8583in"/><draw:glue-point draw:id="6" svg:x="-1.9689in" svg:y="1.6378in"/><draw:glue-point draw:id="7" svg:x="1.9398in" svg:y="2.5134in"/><text:p/></draw:rect><draw:rect draw:style-name="gr3" draw:text-style-name="P223" svg:width="1.4142in" svg:height="0.2988in" svg:x="1.9874in" svg:y="0.198in"><draw:glue-point draw:id="4" svg:x="-1.9689in" svg:y="-1.8583in"/><draw:glue-point draw:id="5" svg:x="1.9398in" svg:y="-1.8583in"/><draw:glue-point draw:id="6" svg:x="-1.9689in" svg:y="1.6378in"/><draw:glue-point draw:id="7" svg:x="1.9398in" svg:y="2.5134in"/><text:p/></draw:rect><draw:rect draw:style-name="gr5" draw:text-style-name="P223" draw:id="id27" svg:width="1.4142in" svg:height="0.2988in" svg:x="1.8665in" svg:y="0.0799in"><draw:glue-point draw:id="4" svg:x="-1.9689in" svg:y="-1.8583in"/><draw:glue-point draw:id="5" svg:x="1.9398in" svg:y="-1.8583in"/><draw:glue-point draw:id="6" svg:x="-1.9689in" svg:y="1.6378in"/><draw:glue-point draw:id="7" svg:x="1.9398in" svg:y="2.5134in"/><text:p text:style-name="P224"><text:span text:style-name="T31">Lab Processing</text:span></text:p></draw:rect><draw:rect draw:style-name="gr5" draw:text-style-name="P223" draw:id="id29" svg:width="1.4142in" svg:height="0.298in" svg:x="1.8665in" svg:y="0.7382in"><draw:glue-point draw:id="4" svg:x="-1.9689in" svg:y="-1.8583in"/><draw:glue-point draw:id="5" svg:x="1.9398in" svg:y="-1.8583in"/><draw:glue-point draw:id="6" svg:x="-1.9689in" svg:y="1.6378in"/><draw:glue-point draw:id="7" svg:x="1.9398in" svg:y="2.5134in"/><text:p text:style-name="P224"><text:span text:style-name="T31">Assemble</text:span></text:p></draw:rect><draw:rect draw:style-name="gr4" draw:text-style-name="P223" draw:id="id24" svg:width="1.4142in" svg:height="0.298in" svg:x="1.8665in" svg:y="1.3961in"><draw:glue-point draw:id="4" svg:x="-1.9689in" svg:y="-1.8583in"/><draw:glue-point draw:id="5" svg:x="1.9398in" svg:y="-1.8583in"/><draw:glue-point draw:id="6" svg:x="-1.9689in" svg:y="1.6378in"/><draw:glue-point draw:id="7" svg:x="1.9398in" svg:y="2.5134in" draw:escape-direction="right"/><text:p text:style-name="P224"><text:span text:style-name="T31">Review Assembly</text:span></text:p></draw:rect><draw:rect draw:style-name="gr5" draw:text-style-name="P223" draw:id="id28" svg:width="1.4142in" svg:height="0.298in" svg:x="1.8665in" svg:y="2.0535in"><draw:glue-point draw:id="4" svg:x="-1.9689in" svg:y="-1.8583in"/><draw:glue-point draw:id="5" svg:x="1.9398in" svg:y="-1.8583in"/><draw:glue-point draw:id="6" svg:x="-1.9689in" svg:y="1.6378in"/><draw:glue-point draw:id="7" svg:x="1.9398in" svg:y="2.5134in"/><text:p text:style-name="P224"><text:span text:style-name="T31">Annotate</text:span></text:p></draw:rect><draw:rect draw:style-name="gr5" draw:text-style-name="P223" draw:id="id26" svg:width="1.4142in" svg:height="0.298in" svg:x="1.8665in" svg:y="2.7118in"><draw:glue-point draw:id="4" svg:x="-1.9689in" svg:y="-1.8583in"/><draw:glue-point draw:id="5" svg:x="1.9398in" svg:y="-1.8583in"/><draw:glue-point draw:id="6" svg:x="-1.9689in" svg:y="1.6378in"/><draw:glue-point draw:id="7" svg:x="1.9398in" svg:y="2.5134in"/><text:p text:style-name="P224"><text:span text:style-name="T30">Review Annotation</text:span></text:p></draw:rect><draw:rect draw:style-name="gr5" draw:text-style-name="P223" draw:id="id25" svg:width="1.4142in" svg:height="0.298in" svg:x="1.8665in" svg:y="3.3701in"><draw:glue-point draw:id="4" svg:x="-1.9689in" svg:y="-1.8583in"/><draw:glue-point draw:id="5" svg:x="1.9398in" svg:y="-1.8583in"/><draw:glue-point draw:id="6" svg:x="-1.9689in" svg:y="1.6378in"/><draw:glue-point draw:id="7" svg:x="1.9398in" svg:y="2.5134in"/><text:p text:style-name="P224"><text:span text:style-name="T31">Validate</text:span></text:p></draw:rect><draw:rect draw:style-name="gr5" draw:text-style-name="P223" draw:id="id23" svg:width="1.415in" svg:height="0.298in" svg:x="3.7201in" svg:y="0.7382in"><draw:glue-point draw:id="4" svg:x="-1.9689in" svg:y="-1.8583in"/><draw:glue-point draw:id="5" svg:x="1.9398in" svg:y="-1.8583in"/><draw:glue-point draw:id="6" svg:x="-1.9689in" svg:y="1.6378in"/><draw:glue-point draw:id="7" svg:x="1.9398in" svg:y="2.5134in"/><text:p text:style-name="P224"><text:span text:style-name="T31">Close Sample</text:span></text:p></draw:rect><draw:connector draw:style-name="gr6" draw:text-style-name="P223" draw:type="line" svg:x1="3.7201in" svg:y1="1.0106in" svg:x2="3.2701in" svg:y2="1.4047in" draw:start-shape="id23" draw:start-glue-point="6" draw:end-shape="id24" draw:end-glue-point="5" svg:d="m9449 2567-1143 1001"><text:p/></draw:connector><draw:connector draw:style-name="gr7" draw:text-style-name="P225" svg:x1="3.2803in" svg:y1="1.5445in" svg:x2="4.4268in" svg:y2="1.0362in" draw:start-shape="id24" draw:start-glue-point="1" draw:end-shape="id23" draw:end-glue-point="2" svg:d="m8332 3923h2912v-1291"><text:p/></draw:connector><draw:connector draw:style-name="gr7" draw:text-style-name="P225" svg:x1="3.2807in" svg:y1="3.5189in" svg:x2="3.2701in" svg:y2="1.6937in" draw:start-shape="id25" draw:start-glue-point="1" draw:end-shape="id24" draw:end-glue-point="7" svg:d="m8333 8938h501v-4636h-528"><text:p/></draw:connector><draw:connector draw:style-name="gr7" draw:text-style-name="P225" svg:x1="1.8665in" svg:y1="2.8602in" svg:x2="1.8665in" svg:y2="1.6681in" draw:start-shape="id26" draw:start-glue-point="3" draw:end-shape="id24" draw:end-glue-point="6" svg:d="m4741 7265h-501v-3028h501"><text:p/></draw:connector><draw:connector draw:style-name="gr7" draw:text-style-name="P225" svg:x1="1.8665in" svg:y1="1.5445in" svg:x2="1.8665in" svg:y2="0.2291in" draw:start-shape="id24" draw:start-glue-point="3" draw:end-shape="id27" draw:end-glue-point="3" svg:d="m4741 3923h-501v-3341h501"><text:p/></draw:connector><draw:connector draw:style-name="gr31" draw:text-style-name="P223" draw:type="line" svg:x1="2.5736in" svg:y1="1.6937in" svg:x2="2.5736in" svg:y2="2.0535in" draw:start-shape="id24" draw:start-glue-point="2" draw:end-shape="id28" svg:d="m6537 4302v914"><text:p/></draw:connector><draw:connector draw:style-name="gr6" draw:text-style-name="P223" draw:type="line" svg:x1="2.5736in" svg:y1="1.0362in" svg:x2="2.5736in" svg:y2="1.3957in" draw:start-shape="id29" draw:start-glue-point="2" draw:end-shape="id24" draw:end-glue-point="0" svg:d="m6537 2632v913"><text:p/></draw:connector><draw:connector draw:style-name="gr7" draw:text-style-name="P225" svg:x1="2.5736in" svg:y1="2.0535in" svg:x2="2.5736in" svg:y2="1.6937in" draw:start-shape="id28" draw:start-glue-point="0" draw:end-shape="id24" draw:end-glue-point="2" svg:d="m6537 5216v-914"><text:p/></draw:connector><draw:connector draw:style-name="gr7" draw:text-style-name="P225" svg:x1="2.5736in" svg:y1="1.3957in" svg:x2="2.5736in" svg:y2="1.0362in" draw:start-shape="id24" draw:start-glue-point="0" draw:end-shape="id29" draw:end-glue-point="2" svg:d="m6537 3545v-913"><text:p/></draw:connector></draw:g></text:p>
      <text:h text:style-name="Heading_20_4" text:outline-level="4">Summary</text:h>
      <text:p text:style-name="indent">Samples waiting at this step require human review.</text:p>
      <text:p text:style-name="indent">The review of an assembly occurs in two phases. The first phase is carried out as soon as the sample reaches this step. Autotasker 2 is run, to check for various problems and to generate a report of its findings. The testing includes running Flu-Validator. The full report is stored in a file while the number of remaining tasks (reactions<text:note text:id="ftn25" text:note-class="footnote"><text:note-citation>15</text:note-citation><text:note-body><text:p text:style-name="Footnote"><text:s/>'number of tasks' does not include edits. It is only the number of closure reactions required.</text:p></text:note-body></text:note>) is appended to the <text:span text:style-name="T5">number of tasks </text:span><text:span text:style-name="T12">field which contains a comma separated list of the values from each time the sample has entered </text:span><text:span text:style-name="T5">Review Assembly</text:span><text:span text:style-name="T12">. The number of remaining tasks should not include tasks for segments that will not be submitted.</text:span></text:p>
      <text:p text:style-name="indent"><text:span text:style-name="T12">The second phase is selecting the next step. Initially this will be a totally manual process. </text:span>In a future enhancement autotasker will be used to set the bin field on the sample. The exact criteria by which the value will be selected still needs to be resolved. The specific 'bins' may also change.</text:p>
      <text:h text:style-name="Heading_20_4" text:outline-level="4">States (Initially)</text:h>
      <table:table table:name="Table14" table:style-name="Table14">
        <table:table-column table:style-name="Table14.A"/>
        <table:table-column table:style-name="Table14.B"/>
        <table:table-row>
          <table:table-cell table:style-name="Table14.A1" office:value-type="string">
            <text:p text:style-name="P35">State</text:p>
          </table:table-cell>
          <table:table-cell table:style-name="Table14.B1" office:value-type="string">
            <text:p text:style-name="P35">Action required</text:p>
          </table:table-cell>
        </table:table-row>
        <table:table-row>
          <table:table-cell table:style-name="Table14.A2" office:value-type="string">
            <text:p text:style-name="Table_20_Contents">Requires human review</text:p>
          </table:table-cell>
          <table:table-cell table:style-name="Table14.B2" office:value-type="string">
            <text:p text:style-name="P37">Review autotasker output,</text:p>
            <text:p text:style-name="P37">select next step. (See Summary)</text:p>
          </table:table-cell>
        </table:table-row>
      </table:table>
      <text:h text:style-name="Heading_20_4" text:outline-level="4"><text:soft-page-break/>States (Auto-binning)</text:h>
      <text:p text:style-name="indent">The bins are currently defined as:</text:p>
      <text:list xml:id="list1604796620" text:style-name="L9">
        <text:list-item>
          <text:p text:style-name="P187">'Complete': <text:tab/></text:p>
          <text:list>
            <text:list-item>
              <text:list>
                <text:list-item>
                  <text:list>
                    <text:list-item>
                      <text:p text:style-name="P205">The sample requires 0 tasks AND</text:p>
                    </text:list-item>
                    <text:list-item>
                      <text:p text:style-name="P144">The sample requires 0 edits</text:p>
                    </text:list-item>
                  </text:list>
                </text:list-item>
              </text:list>
            </text:list-item>
          </text:list>
        </text:list-item>
        <text:list-item>
          <text:p text:style-name="P187">'Needs Edits':<text:tab/></text:p>
          <text:list>
            <text:list-item>
              <text:list>
                <text:list-item>
                  <text:list>
                    <text:list-item>
                      <text:p text:style-name="P205">The sample requires 0 tasks <text:s/>AND</text:p>
                    </text:list-item>
                    <text:list-item>
                      <text:p text:style-name="P144">The sample requires 1 or more edits</text:p>
                    </text:list-item>
                  </text:list>
                </text:list-item>
              </text:list>
            </text:list-item>
          </text:list>
        </text:list-item>
        <text:list-item>
          <text:p text:style-name="P187">'Needs Tasks':</text:p>
          <text:list>
            <text:list-item>
              <text:list>
                <text:list-item>
                  <text:list>
                    <text:list-item>
                      <text:p text:style-name="P144">The sample requires between 1 and N tasks</text:p>
                    </text:list-item>
                  </text:list>
                </text:list-item>
              </text:list>
            </text:list-item>
          </text:list>
        </text:list-item>
        <text:list-item>
          <text:p text:style-name="P188"><text:span text:style-name="T22">'Requires Review'</text:span><text:span text:style-name="T10">:</text:span><text:span text:style-name="T10"><text:note text:id="ftn26" text:note-class="footnote"><text:note-citation>16</text:note-citation><text:note-body><text:p text:style-name="Footnote">Merged with 'Failed Sequencing' as assigning this value for bin based on the number of tasks is much simpler than deciding if there was a sequencing problem. The human reviewing the sample can decide what has caused the errors.</text:p></text:note-body></text:note></text:span><text:span text:style-name="T10"> <text:tab/>One of the following is true.</text:span></text:p>
          <text:list>
            <text:list-item>
              <text:list>
                <text:list-item>
                  <text:list>
                    <text:list-item>
                      <text:p text:style-name="P205">The sample would require excessive work to close (Tasks &gt; N) OR</text:p>
                    </text:list-item>
                    <text:list-item>
                      <text:p text:style-name="P205">A Processing or Sequencing error is known to have occurred OR</text:p>
                    </text:list-item>
                    <text:list-item>
                      <text:p text:style-name="P144">Sequencing returned significantly less data than expected.</text:p>
                    </text:list-item>
                  </text:list>
                </text:list-item>
              </text:list>
            </text:list-item>
          </text:list>
        </text:list-item>
        <text:list-item>
          <text:p text:style-name="P187">'Segments Missing': <text:tab/></text:p>
          <text:list>
            <text:list-item>
              <text:list>
                <text:list-item>
                  <text:list>
                    <text:list-item>
                      <text:p text:style-name="P144">The sample has at least one complete segment. </text:p>
                    </text:list-item>
                  </text:list>
                </text:list-item>
              </text:list>
            </text:list-item>
          </text:list>
        </text:list-item>
      </text:list>
      <text:p text:style-name="P69"/>
      <text:p text:style-name="indent">Currently the behaviors for the various values are expected to be:</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44">Bin</text:p>
          </table:table-cell>
          <table:table-cell table:style-name="Table9.A1" office:value-type="string">
            <text:p text:style-name="P44">Reviewer determined type</text:p>
          </table:table-cell>
          <table:table-cell table:style-name="Table9.A1" office:value-type="string">
            <text:p text:style-name="P44">Sample's next step</text:p>
          </table:table-cell>
          <table:table-cell table:style-name="Table9.D1" office:value-type="string">
            <text:p text:style-name="P44">Sample assigned to</text:p>
          </table:table-cell>
        </table:table-row>
        <table:table-row>
          <table:table-cell table:style-name="Table9.A2" office:value-type="string">
            <text:p text:style-name="P46">Complete</text:p>
          </table:table-cell>
          <table:table-cell table:style-name="Table9.A2" office:value-type="string">
            <text:p text:style-name="P46">-</text:p>
          </table:table-cell>
          <table:table-cell table:style-name="Table9.A2" office:value-type="string">
            <text:p text:style-name="P41">Annotate</text:p>
          </table:table-cell>
          <table:table-cell table:style-name="Table9.D2" office:value-type="string">
            <text:p text:style-name="P46">-</text:p>
          </table:table-cell>
        </table:table-row>
        <table:table-row>
          <table:table-cell table:style-name="Table9.A2" office:value-type="string">
            <text:p text:style-name="P46">Needs Edits</text:p>
          </table:table-cell>
          <table:table-cell table:style-name="Table9.A2" office:value-type="string">
            <text:p text:style-name="P46">-</text:p>
          </table:table-cell>
          <table:table-cell table:style-name="Table9.A2" table:number-rows-spanned="2" office:value-type="string">
            <text:p text:style-name="P41">Close Sample</text:p>
          </table:table-cell>
          <table:table-cell table:style-name="Table9.D2" table:number-rows-spanned="5" office:value-type="string">
            <text:p text:style-name="P46">Nadia</text:p>
          </table:table-cell>
        </table:table-row>
        <table:table-row>
          <table:table-cell table:style-name="Table9.A2" office:value-type="string">
            <text:p text:style-name="P46">Needs Tasks</text:p>
          </table:table-cell>
          <table:table-cell table:style-name="Table9.A2" office:value-type="string">
            <text:p text:style-name="P17">-</text:p>
          </table:table-cell>
          <table:covered-table-cell/>
          <table:covered-table-cell/>
        </table:table-row>
        <table:table-row>
          <table:table-cell table:style-name="Table9.A2" table:number-rows-spanned="3" office:value-type="string">
            <text:p text:style-name="P46">Segments Missing</text:p>
          </table:table-cell>
          <table:table-cell table:style-name="Table9.A2" office:value-type="string">
            <text:p text:style-name="P40">Sequencing error</text:p>
          </table:table-cell>
          <table:table-cell table:style-name="Table9.A2" office:value-type="string">
            <text:p text:style-name="P41">Lab Processing</text:p>
          </table:table-cell>
          <table:covered-table-cell/>
        </table:table-row>
        <table:table-row>
          <table:covered-table-cell/>
          <table:table-cell table:style-name="Table9.A2" office:value-type="string">
            <text:p text:style-name="P40">Draft</text:p>
          </table:table-cell>
          <table:table-cell table:style-name="Table9.A2" office:value-type="string">
            <text:p text:style-name="P41">Annotate</text:p>
          </table:table-cell>
          <table:covered-table-cell/>
        </table:table-row>
        <table:table-row>
          <table:covered-table-cell/>
          <table:table-cell table:style-name="Table9.A2" office:value-type="string">
            <text:p text:style-name="P40">Draft or Important</text:p>
          </table:table-cell>
          <table:table-cell table:style-name="Table9.A2" office:value-type="string">
            <text:p text:style-name="P41">Close Sample</text:p>
          </table:table-cell>
          <table:covered-table-cell/>
        </table:table-row>
        <table:table-row>
          <table:table-cell table:style-name="Table9.A2" table:number-rows-spanned="4" office:value-type="string">
            <text:p text:style-name="P47">Requires Review</text:p>
          </table:table-cell>
          <table:table-cell table:style-name="Table9.A2" office:value-type="string">
            <text:p text:style-name="P46">Normal</text:p>
          </table:table-cell>
          <table:table-cell table:style-name="Table9.A2" office:value-type="string">
            <text:p text:style-name="P41">Unresolved</text:p>
          </table:table-cell>
          <table:table-cell table:style-name="Table9.D2" table:number-rows-spanned="4" office:value-type="string">
            <text:p text:style-name="P46">Becky</text:p>
          </table:table-cell>
        </table:table-row>
        <table:table-row>
          <table:covered-table-cell/>
          <table:table-cell table:style-name="Table9.A2" office:value-type="string">
            <text:p text:style-name="P46">Important</text:p>
          </table:table-cell>
          <table:table-cell table:style-name="Table9.A2" office:value-type="string">
            <text:p text:style-name="P41">Close Sample</text:p>
          </table:table-cell>
          <table:covered-table-cell/>
        </table:table-row>
        <table:table-row>
          <table:covered-table-cell/>
          <table:table-cell table:style-name="Table9.A2" office:value-type="string">
            <text:p text:style-name="P46">Failed Sequencing</text:p>
          </table:table-cell>
          <table:table-cell table:style-name="Table9.A2" office:value-type="string">
            <text:p text:style-name="P41">Lab Processing</text:p>
          </table:table-cell>
          <table:covered-table-cell/>
        </table:table-row>
        <table:table-row>
          <table:covered-table-cell/>
          <table:table-cell table:style-name="Table9.A2" office:value-type="string">
            <text:p text:style-name="P46">Draft</text:p>
          </table:table-cell>
          <table:table-cell table:style-name="Table9.A2" office:value-type="string">
            <text:p text:style-name="P41">Annotate </text:p>
          </table:table-cell>
          <table:covered-table-cell/>
        </table:table-row>
      </table:table>
      <text:h text:style-name="Heading_20_4" text:outline-level="4"><text:soft-page-break/>Actions </text:h>
      <table:table table:name="Table25" table:style-name="Table25">
        <table:table-column table:style-name="Table25.A"/>
        <table:table-column table:style-name="Table25.B"/>
        <table:table-column table:style-name="Table25.C"/>
        <table:table-row>
          <table:table-cell table:style-name="Table25.A1" office:value-type="string">
            <text:p text:style-name="Table_20_Heading">Event</text:p>
          </table:table-cell>
          <table:table-cell table:style-name="Table25.A1" office:value-type="string">
            <text:p text:style-name="Table_20_Heading">Condition</text:p>
          </table:table-cell>
          <table:table-cell table:style-name="Table25.C1" office:value-type="string">
            <text:p text:style-name="Table_20_Heading">Action</text:p>
          </table:table-cell>
        </table:table-row>
        <table:table-row>
          <table:table-cell table:style-name="Table25.A2" office:value-type="string">
            <text:p text:style-name="P36">On Entry</text:p>
          </table:table-cell>
          <table:table-cell table:style-name="Table25.B2" office:value-type="string">
            <text:p text:style-name="P38"/>
          </table:table-cell>
          <table:table-cell table:style-name="Table25.C2" office:value-type="string">
            <text:list xml:id="list85728427" text:continue-list="list1570251864" text:style-name="L3">
              <text:list-header>
                <text:p text:style-name="P103">Run autotasker and append the number of tasks required to the comma separated list, <text:span text:style-name="T5">Number of tasks.</text:span></text:p>
              </text:list-header>
            </text:list>
          </table:table-cell>
        </table:table-row>
        <table:table-row>
          <table:table-cell table:style-name="Table25.A2" office:value-type="string">
            <text:p text:style-name="P36">On Entry</text:p>
          </table:table-cell>
          <table:table-cell table:style-name="Table25.A2" office:value-type="string">
            <text:p text:style-name="P45">Auto-binning</text:p>
          </table:table-cell>
          <table:table-cell table:style-name="Table25.C2" office:value-type="string">
            <text:list xml:id="list122897919" text:continue-numbering="true" text:style-name="L3">
              <text:list-header>
                <text:p text:style-name="P105">Run autotasker and <text:span text:style-name="T12">use the 'bin' selected to automatically move samples to their next state, where possible. Segments Missing and Requires Review cannot be automatically forwarded as there are multiple steps that they could proceed to.</text:span></text:p>
              </text:list-header>
            </text:list>
          </table:table-cell>
        </table:table-row>
      </table:table>
      <text:p text:style-name="Standard"/>
      <text:h text:style-name="Heading_20_4" text:outline-level="4">Transitions (in)</text:h>
      <text:list xml:id="list718220984" text:continue-numbering="true" text:style-name="L3">
        <text:list-item>
          <text:p text:style-name="P148">From Assemble</text:p>
          <text:p text:style-name="P126">Once assembled the samples information needs to be reviewed.</text:p>
        </text:list-item>
        <text:list-item>
          <text:p text:style-name="P126">From Close Sample</text:p>
          <text:p text:style-name="P126">If closure only involved editing the assembly and no new sequencing data was produced then <text:s text:c="3"/>the sample can be re-evaluated without passing through the <text:span text:style-name="T5">Assemble </text:span>step.</text:p>
        </text:list-item>
      </text:list>
      <text:list xml:id="list428157789" text:continue-list="list560419486" text:style-name="L3">
        <text:list-item>
          <text:p text:style-name="P158">From Annotate</text:p>
          <text:p text:style-name="P125">If generating annotation revealed a problem the sample is returned to this step to evaluate what the next step should be.</text:p>
        </text:list-item>
        <text:list-item>
          <text:p text:style-name="P96">From Review Annotation</text:p>
          <text:p text:style-name="P125">If reviewing the annotation shows that more work is needed.</text:p>
        </text:list-item>
      </text:list>
      <text:list xml:id="list305937982" text:continue-list="list718220984" text:style-name="L3">
        <text:list-item>
          <text:p text:style-name="P112">From Validate</text:p>
          <text:p text:style-name="P126">If the validation process finds further work is needed then the sample is returned to this step to be re-evaluated.</text:p>
        </text:list-item>
      </text:list>
      <text:list xml:id="list1199356582" text:continue-list="list1222922897" text:style-name="L4">
        <text:list-item>
          <text:p text:style-name="P109">From Sample Deprecated or</text:p>
          <text:p text:style-name="P109">From Unresolved</text:p>
          <text:p text:style-name="P97">If a sample's existing assembly needs to be reviewed, from a step other than those listed above it can reach this step via the <text:span text:style-name="T5">Sample Deprecated</text:span> or <text:span text:style-name="T5">Unresolved</text:span> steps.</text:p>
        </text:list-item>
      </text:list>
      <text:h text:style-name="Heading_20_4" text:outline-level="4">Transitions (out)</text:h>
      <text:list xml:id="list1216688247" text:continue-list="list428157789" text:style-name="L7">
        <text:list-item>
          <text:p text:style-name="P159">To Annotate</text:p>
          <text:list>
            <text:list-item>
              <text:p text:style-name="P162"><text:span text:style-name="T12">Bins:</text:span><text:span text:style-name="T5"> </text:span><text:span text:style-name="T12">'Complete', 'Segments Missing - Draft' and 'Requires Review - Draft'</text:span></text:p>
            </text:list-item>
          </text:list>
          <text:p text:style-name="P129">If the sample is complete, or draft with no closure work remaining, it should be moved to <text:span text:style-name="T5">Annotate</text:span>. </text:p>
          <text:p text:style-name="P129"><text:soft-page-break/>All samples, including influenza samples, pass through annotation. Those where annotation is not done in house pass through annotation automatically without any work being done. In these cases the <text:span text:style-name="T5">Annotate</text:span><text:span text:style-name="T12"> and </text:span><text:span text:style-name="T5">Review Annotation </text:span><text:span text:style-name="T12">steps will automatically forward the sample to the </text:span><text:span text:style-name="T5">Validate </text:span><text:span text:style-name="T12">step. </text:span></text:p>
        </text:list-item>
        <text:list-item>
          <text:p text:style-name="P111">To Close Sample</text:p>
          <text:list>
            <text:list-item>
              <text:p text:style-name="P129"><text:span text:style-name="T12">Bins:</text:span><text:span text:style-name="T5"> </text:span><text:span text:style-name="T12">'Needs Edits' and </text:span><text:span text:style-name="T16">'Needs Tasks'</text:span></text:p>
            </text:list-item>
          </text:list>
          <text:p text:style-name="P129">If the sample needs work but can be closed without excessive effort it should proceed to the C<text:span text:style-name="T5">lose Sample</text:span><text:span text:style-name="T12"> step</text:span><text:span text:style-name="T5">.</text:span></text:p>
          <text:list text:continue-numbering="true">
            <text:list-item>
              <text:p text:style-name="P142"><text:span text:style-name="T10">Bin</text:span>: 'Requires Review'</text:p>
            </text:list-item>
          </text:list>
        </text:list-item>
      </text:list>
      <text:p text:style-name="P52">If the sample requires more work than normal but is still going to be closed then the sample should be moved to the <text:span text:style-name="T5">Close Sample </text:span>step.</text:p>
      <text:list xml:id="list1077604855" text:continue-numbering="true" text:style-name="L7">
        <text:list-item>
          <text:p text:style-name="P111">To Assemble</text:p>
          <text:list>
            <text:list-item>
              <text:p text:style-name="P142">Bin: <text:span text:style-name="T14">No matching bin</text:span></text:p>
            </text:list-item>
          </text:list>
          <text:p text:style-name="P129">If the sample is to be re-assembled then the next step should be the <text:span text:style-name="T5">assembly </text:span><text:span text:style-name="T12">step</text:span>. Re-assembly could be needed if the original assembly was made before all of the sequencing data had been returned or if an alternate assembly protocol is to be tried.</text:p>
        </text:list-item>
        <text:list-item>
          <text:p text:style-name="P111">To Lab Processing</text:p>
          <text:list>
            <text:list-item>
              <text:p text:style-name="P142">Bin: 'Requires Review'</text:p>
            </text:list-item>
          </text:list>
          <text:p text:style-name="P129">If a problem occurred during the preparation of the sample or its sequencing then it should be moved back to the <text:span text:style-name="T5">Lab Processing </text:span><text:span text:style-name="T12">step</text:span><text:span text:style-name="T5">.</text:span></text:p>
        </text:list-item>
        <text:list-item>
          <text:p text:style-name="P111">To Sample Deprecated</text:p>
        </text:list-item>
        <text:list-item>
          <text:p text:style-name="P111">To Unresolved</text:p>
          <text:list>
            <text:list-item>
              <text:p text:style-name="P142">Bin: 'Requires Review'</text:p>
            </text:list-item>
          </text:list>
          <text:p text:style-name="P142">If the sample requires too much work to close then it should be moved to the Unresolved step.</text:p>
        </text:list-item>
      </text:list>
      <text:p text:style-name="Text_20_body"/>
      <text:p text:style-name="Text_20_body"/>
      <text:h text:style-name="P211" text:outline-level="3">Annotate<text:tab/></text:h>
      <text:h text:style-name="Heading_20_4" text:outline-level="4"><draw:g text:anchor-type="paragraph" draw:z-index="8" draw:style-name="gr1"><draw:rect draw:style-name="gr3" draw:text-style-name="P223" svg:width="1.415in" svg:height="0.3004in" svg:x="2.8154in" svg:y="1.5937in"><draw:glue-point draw:id="4" svg:x="-1.9689in" svg:y="-1.8583in"/><draw:glue-point draw:id="5" svg:x="1.9398in" svg:y="-1.8583in"/><draw:glue-point draw:id="6" svg:x="-1.9689in" svg:y="1.6378in"/><draw:glue-point draw:id="7" svg:x="1.9398in" svg:y="2.5134in"/><text:p/></draw:rect><draw:rect draw:style-name="gr3" draw:text-style-name="P223" svg:width="1.415in" svg:height="0.2996in" svg:x="2.8154in" svg:y="0.9354in"><draw:glue-point draw:id="4" svg:x="-1.9689in" svg:y="-1.8583in"/><draw:glue-point draw:id="5" svg:x="1.9398in" svg:y="-1.8583in"/><draw:glue-point draw:id="6" svg:x="-1.9689in" svg:y="1.6378in"/><draw:glue-point draw:id="7" svg:x="1.9398in" svg:y="2.5134in"/><text:p/></draw:rect><draw:rect draw:style-name="gr3" draw:text-style-name="P223" svg:width="1.415in" svg:height="0.2988in" svg:x="2.8154in" svg:y="0.278in"><draw:glue-point draw:id="4" svg:x="-1.9689in" svg:y="-1.8583in"/><draw:glue-point draw:id="5" svg:x="1.9398in" svg:y="-1.8583in"/><draw:glue-point draw:id="6" svg:x="-1.9689in" svg:y="1.6378in"/><draw:glue-point draw:id="7" svg:x="1.9398in" svg:y="2.5134in"/><text:p/></draw:rect><draw:rect draw:style-name="gr5" draw:text-style-name="P223" draw:id="id30" svg:width="1.4142in" svg:height="0.298in" svg:x="2.6953in" svg:y="0.1598in"><draw:glue-point draw:id="4" svg:x="-1.9689in" svg:y="-1.8583in"/><draw:glue-point draw:id="5" svg:x="1.9398in" svg:y="-1.8583in"/><draw:glue-point draw:id="6" svg:x="-1.9689in" svg:y="1.6378in"/><draw:glue-point draw:id="7" svg:x="1.9398in" svg:y="2.5134in" draw:escape-direction="right"/><text:p text:style-name="P224"><text:span text:style-name="T31">Review Assembly</text:span></text:p></draw:rect><draw:rect draw:style-name="gr4" draw:text-style-name="P223" draw:id="id31" svg:width="1.4142in" svg:height="0.2988in" svg:x="2.6953in" svg:y="0.8173in"><draw:glue-point draw:id="4" svg:x="-1.9689in" svg:y="-1.8583in"/><draw:glue-point draw:id="5" svg:x="1.9398in" svg:y="-1.8583in"/><draw:glue-point draw:id="6" svg:x="-1.9689in" svg:y="1.6378in"/><draw:glue-point draw:id="7" svg:x="1.9398in" svg:y="2.5134in"/><text:p text:style-name="P224"><text:span text:style-name="T31">Annotate</text:span></text:p></draw:rect><draw:rect draw:style-name="gr5" draw:text-style-name="P223" draw:id="id32" svg:width="1.4142in" svg:height="0.298in" svg:x="2.6953in" svg:y="1.476in"><draw:glue-point draw:id="4" svg:x="-1.9689in" svg:y="-1.8583in"/><draw:glue-point draw:id="5" svg:x="1.9398in" svg:y="-1.8583in"/><draw:glue-point draw:id="6" svg:x="-1.9689in" svg:y="1.6378in"/><draw:glue-point draw:id="7" svg:x="1.9398in" svg:y="2.5134in"/><text:p text:style-name="P224"><text:span text:style-name="T30">Review Annotation</text:span></text:p></draw:rect><draw:connector draw:style-name="gr32" draw:text-style-name="P223" draw:type="line" svg:x1="3.4024in" svg:y1="0.4579in" svg:x2="3.4024in" svg:y2="0.8177in" draw:start-shape="id30" draw:start-glue-point="2" draw:end-shape="id31" svg:d="m8642 1163v914"><text:p/></draw:connector><draw:connector draw:style-name="gr6" draw:text-style-name="P223" draw:type="line" svg:x1="3.4024in" svg:y1="1.1161in" svg:x2="3.4024in" svg:y2="1.4756in" draw:start-shape="id31" draw:start-glue-point="2" draw:end-shape="id32" draw:end-glue-point="0" svg:d="m8642 2835v913"><text:p/></draw:connector><draw:connector draw:style-name="gr7" draw:text-style-name="P225" svg:x1="3.4024in" svg:y1="1.4756in" svg:x2="3.4024in" svg:y2="1.1161in" draw:start-shape="id32" draw:start-glue-point="0" draw:end-shape="id31" draw:end-glue-point="2" svg:d="m8642 3748v-913"><text:p/></draw:connector><draw:connector draw:style-name="gr7" draw:text-style-name="P225" svg:x1="3.4024in" svg:y1="0.8177in" svg:x2="3.4024in" svg:y2="0.4579in" draw:start-shape="id31" draw:start-glue-point="0" draw:end-shape="id30" draw:end-glue-point="2" svg:d="m8642 2077v-914"><text:p/></draw:connector></draw:g>Summary</text:h>
      <text:p text:style-name="indent">Initially this step will be empty and all samples will simply be forwarded to the <text:span text:style-name="T5">Review Annotation </text:span><text:span text:style-name="T12">step which in turn will forward the samples to the </text:span><text:span text:style-name="T5">Validate </text:span><text:span text:style-name="T12">step.</text:span></text:p>
      <text:h text:style-name="Heading_20_4" text:outline-level="4">Actions</text:h>
      <table:table table:name="Table18" table:style-name="Table18">
        <table:table-column table:style-name="Table18.A"/>
        <table:table-column table:style-name="Table18.B"/>
        <table:table-column table:style-name="Table18.C"/>
        <table:table-row>
          <table:table-cell table:style-name="Table18.A1" office:value-type="string">
            <text:p text:style-name="Table_20_Heading">Event</text:p>
          </table:table-cell>
          <table:table-cell table:style-name="Table18.A1" office:value-type="string">
            <text:p text:style-name="Table_20_Heading">Condition</text:p>
          </table:table-cell>
          <table:table-cell table:style-name="Table18.C1" office:value-type="string">
            <text:p text:style-name="Table_20_Heading">Action</text:p>
          </table:table-cell>
        </table:table-row>
        <table:table-row>
          <table:table-cell table:style-name="Table18.A2" office:value-type="string">
            <text:p text:style-name="P50">On Entry</text:p>
          </table:table-cell>
          <table:table-cell table:style-name="Table18.A2" office:value-type="string">
            <text:p text:style-name="P51">Influenza Sample</text:p>
          </table:table-cell>
          <table:table-cell table:style-name="Table18.C2" office:value-type="string">
            <text:list xml:id="list274054284" text:continue-list="list305937982" text:style-name="L3">
              <text:list-header>
                <text:p text:style-name="P96">Forward to <text:s/>the Review Annotation , no annotation is generated.</text:p>
              </text:list-header>
            </text:list>
          </table:table-cell>
        </table:table-row>
      </table:table>
      <text:h text:style-name="Heading_20_4" text:outline-level="4">Transitions (in)</text:h>
      <text:list xml:id="list695837723" text:style-name="L10">
        <text:list-item>
          <text:p text:style-name="P206"><text:span text:style-name="T1">From Review <text:s/>Assembly</text:span> </text:p>
          <text:p text:style-name="P130">Once the sequence's lab work is complete and it has been assembled.</text:p>
        </text:list-item>
        <text:list-item>
          <text:p text:style-name="P200">From Review Annotation</text:p>
          <text:p text:style-name="P106">If the review reveals errors that require regenerating the annotation to resolve.</text:p>
        </text:list-item>
      </text:list>
      <text:list xml:id="list1805468328" text:style-name="L11">
        <text:list-item>
          <text:p text:style-name="P177">From Sample Deprecated or </text:p>
          <text:p text:style-name="P201">From Unresolved</text:p>
        </text:list-item>
      </text:list>
      <text:list xml:id="list1159315247" text:style-name="L12">
        <text:list-header>
          <text:p text:style-name="P163">If the sample was <text:s/>incorrectly moved to the Sample Deprecated step or the Unresolved step.</text:p>
        </text:list-header>
      </text:list>
      <text:h text:style-name="Heading_20_4" text:outline-level="4">Transitions (out)</text:h>
      <text:list xml:id="list1877844465" text:style-name="L13">
        <text:list-item>
          <text:p text:style-name="P198">To Review Annotation </text:p>
          <text:p text:style-name="P131">Once the annotation has been generated it should be reviewed. This transition may be automated at a later date, along with running the annotation pipeline.</text:p>
        </text:list-item>
        <text:list-item>
          <text:p text:style-name="P202">To Review Assembly</text:p>
          <text:p text:style-name="P131">If a problem is found during annotation the sample should be returned to the <text:span text:style-name="T5">Review Assembly</text:span> step. From the <text:span text:style-name="T5">Review Assembly</text:span> step it can be evaluated and moved to <text:span text:style-name="T5">Close Sample</text:span>, <text:span text:style-name="T5">Lab </text:span><text:span text:style-name="T5">Processing</text:span>, <text:span text:style-name="T5">Assemble</text:span> or C<text:span text:style-name="T5">ollaborator Review</text:span> as needed.</text:p>
        </text:list-item>
      </text:list>
      <text:list xml:id="list833513977" text:style-name="L14">
        <text:list-item>
          <text:p text:style-name="P203">To Sample Deprecated</text:p>
        </text:list-item>
        <text:list-item>
          <text:p text:style-name="P113">To Unresolved</text:p>
        </text:list-item>
      </text:list>
      <text:h text:style-name="P208" text:outline-level="3"><text:soft-page-break/>Review Annotation<text:tab/></text:h>
      <text:h text:style-name="Heading_20_4" text:outline-level="4"><draw:g text:anchor-type="paragraph" draw:z-index="9" draw:style-name="gr1"><draw:rect draw:style-name="gr3" draw:text-style-name="P223" svg:width="1.4142in" svg:height="0.3004in" svg:x="2.9146in" svg:y="2.0969in"><draw:glue-point draw:id="4" svg:x="-1.9689in" svg:y="-1.8583in"/><draw:glue-point draw:id="5" svg:x="1.9398in" svg:y="-1.8583in"/><draw:glue-point draw:id="6" svg:x="-1.9689in" svg:y="1.6378in"/><draw:glue-point draw:id="7" svg:x="1.9398in" svg:y="2.5134in"/><text:p/></draw:rect><draw:rect draw:style-name="gr3" draw:text-style-name="P223" svg:width="1.4142in" svg:height="0.3004in" svg:x="2.9146in" svg:y="1.4382in"><draw:glue-point draw:id="4" svg:x="-1.9689in" svg:y="-1.8583in"/><draw:glue-point draw:id="5" svg:x="1.9398in" svg:y="-1.8583in"/><draw:glue-point draw:id="6" svg:x="-1.9689in" svg:y="1.6378in"/><draw:glue-point draw:id="7" svg:x="1.9398in" svg:y="2.5134in"/><text:p/></draw:rect><draw:rect draw:style-name="gr3" draw:text-style-name="P223" svg:width="1.4142in" svg:height="0.2996in" svg:x="2.9146in" svg:y="0.7799in"><draw:glue-point draw:id="4" svg:x="-1.9689in" svg:y="-1.8583in"/><draw:glue-point draw:id="5" svg:x="1.9398in" svg:y="-1.8583in"/><draw:glue-point draw:id="6" svg:x="-1.9689in" svg:y="1.6378in"/><draw:glue-point draw:id="7" svg:x="1.9398in" svg:y="2.5134in"/><text:p/></draw:rect><draw:rect draw:style-name="gr3" draw:text-style-name="P223" svg:width="1.4142in" svg:height="0.2988in" svg:x="2.9146in" svg:y="0.1224in"><draw:glue-point draw:id="4" svg:x="-1.9689in" svg:y="-1.8583in"/><draw:glue-point draw:id="5" svg:x="1.9398in" svg:y="-1.8583in"/><draw:glue-point draw:id="6" svg:x="-1.9689in" svg:y="1.6378in"/><draw:glue-point draw:id="7" svg:x="1.9398in" svg:y="2.5134in"/><text:p/></draw:rect><draw:rect draw:style-name="gr5" draw:text-style-name="P223" draw:id="id34" svg:width="1.4142in" svg:height="0.298in" svg:x="2.7937in" svg:y="0.0043in"><draw:glue-point draw:id="4" svg:x="-1.9689in" svg:y="-1.8583in"/><draw:glue-point draw:id="5" svg:x="1.9398in" svg:y="-1.8583in"/><draw:glue-point draw:id="6" svg:x="-1.9689in" svg:y="1.6378in"/><draw:glue-point draw:id="7" svg:x="1.9398in" svg:y="2.5134in" draw:escape-direction="right"/><text:p text:style-name="P224"><text:span text:style-name="T31">Review Assembly</text:span></text:p></draw:rect><draw:rect draw:style-name="gr5" draw:text-style-name="P223" draw:id="id35" svg:width="1.4142in" svg:height="0.2988in" svg:x="2.7937in" svg:y="0.6618in"><draw:glue-point draw:id="4" svg:x="-1.9689in" svg:y="-1.8583in"/><draw:glue-point draw:id="5" svg:x="1.9398in" svg:y="-1.8583in"/><draw:glue-point draw:id="6" svg:x="-1.9689in" svg:y="1.6378in"/><draw:glue-point draw:id="7" svg:x="1.9398in" svg:y="2.5134in"/><text:p text:style-name="P224"><text:span text:style-name="T31">Annotate</text:span></text:p></draw:rect><draw:rect draw:style-name="gr4" draw:text-style-name="P223" draw:id="id33" svg:width="1.4142in" svg:height="0.298in" svg:x="2.7937in" svg:y="1.3205in"><draw:glue-point draw:id="4" svg:x="-1.9689in" svg:y="-1.8583in"/><draw:glue-point draw:id="5" svg:x="1.9398in" svg:y="-1.8583in"/><draw:glue-point draw:id="6" svg:x="-1.9689in" svg:y="1.6378in"/><draw:glue-point draw:id="7" svg:x="1.9398in" svg:y="2.5134in"/><text:p text:style-name="P224"><text:span text:style-name="T30">Review Annotation</text:span></text:p></draw:rect><draw:rect draw:style-name="gr5" draw:text-style-name="P223" draw:id="id36" svg:width="1.4142in" svg:height="0.298in" svg:x="2.7937in" svg:y="1.9787in"><draw:glue-point draw:id="4" svg:x="-1.9689in" svg:y="-1.8583in"/><draw:glue-point draw:id="5" svg:x="1.9398in" svg:y="-1.8583in"/><draw:glue-point draw:id="6" svg:x="-1.9689in" svg:y="1.6378in"/><draw:glue-point draw:id="7" svg:x="1.9398in" svg:y="2.5134in"/><text:p text:style-name="P224"><text:span text:style-name="T31">Validate</text:span></text:p></draw:rect><draw:connector draw:style-name="gr7" draw:text-style-name="P225" svg:x1="2.7937in" svg:y1="1.4689in" svg:x2="2.7937in" svg:y2="0.2764in" draw:start-shape="id33" draw:start-glue-point="3" draw:end-shape="id34" draw:end-glue-point="6" svg:d="m7096 3731h-501v-3029h501"><text:p/></draw:connector><draw:connector draw:style-name="gr6" draw:text-style-name="P223" draw:type="line" svg:x1="3.5008in" svg:y1="0.9606in" svg:x2="3.5008in" svg:y2="1.3205in" draw:start-shape="id35" draw:start-glue-point="2" draw:end-shape="id33" draw:end-glue-point="0" svg:d="m8892 2440v914"><text:p/></draw:connector><draw:connector draw:style-name="gr6" draw:text-style-name="P223" draw:type="line" svg:x1="3.5008in" svg:y1="1.6181in" svg:x2="3.5008in" svg:y2="1.9783in" draw:start-shape="id33" draw:start-glue-point="2" draw:end-shape="id36" draw:end-glue-point="0" svg:d="m8892 4110v915"><text:p/></draw:connector><draw:connector draw:style-name="gr7" draw:text-style-name="P225" svg:x1="3.5008in" svg:y1="1.3205in" svg:x2="3.5008in" svg:y2="0.9606in" draw:start-shape="id33" draw:start-glue-point="0" draw:end-shape="id35" draw:end-glue-point="2" svg:d="m8892 3354v-914"><text:p/></draw:connector></draw:g>Summary</text:h>
      <text:p text:style-name="indent"><text:span text:style-name="T12">Samples waiting at this step have been annotated and require reviewing. </text:span><text:span text:style-name="T10">Initially this step will be empty and all samples will simply be forwarded to the </text:span><text:span text:style-name="T6">Validate </text:span><text:span text:style-name="T10">step.</text:span></text:p>
      <text:h text:style-name="P90" text:outline-level="4">Action</text:h>
      <table:table table:name="Table16" table:style-name="Table16">
        <table:table-column table:style-name="Table16.A"/>
        <table:table-column table:style-name="Table16.B"/>
        <table:table-column table:style-name="Table16.C"/>
        <table:table-row>
          <table:table-cell table:style-name="Table16.A1" office:value-type="string">
            <text:p text:style-name="Table_20_Heading">Event</text:p>
          </table:table-cell>
          <table:table-cell table:style-name="Table16.A1" office:value-type="string">
            <text:p text:style-name="Table_20_Heading">Condition</text:p>
          </table:table-cell>
          <table:table-cell table:style-name="Table16.C1" office:value-type="string">
            <text:p text:style-name="Table_20_Heading">Action</text:p>
          </table:table-cell>
        </table:table-row>
        <table:table-row>
          <table:table-cell table:style-name="Table16.A2" office:value-type="string">
            <text:p text:style-name="P36">On Entry</text:p>
          </table:table-cell>
          <table:table-cell table:style-name="Table16.A2" office:value-type="string">
            <text:p text:style-name="P39">Influenza Sample</text:p>
          </table:table-cell>
          <table:table-cell table:style-name="Table16.C2" office:value-type="string">
            <text:list xml:id="list178239618" text:continue-list="list274054284" text:style-name="L3">
              <text:list-header>
                <text:p text:style-name="P221">Forward to the <text:span text:style-name="T5">Validate </text:span>step</text:p>
              </text:list-header>
            </text:list>
          </table:table-cell>
        </table:table-row>
      </table:table>
      <text:h text:style-name="P88" text:outline-level="4">Transitions (From)</text:h>
      <text:list xml:id="list1275521861" text:style-name="L15">
        <text:list-item>
          <text:p text:style-name="P149">From Annotate</text:p>
          <text:p text:style-name="P132">Once the annotation has been generated the sample moves to this step to review it.</text:p>
        </text:list-item>
      </text:list>
      <text:list xml:id="list618914897" text:style-name="L16">
        <text:list-item>
          <text:p text:style-name="P178">From Sample Deprecated or </text:p>
          <text:p text:style-name="P114">Unresolved</text:p>
        </text:list-item>
      </text:list>
      <text:list xml:id="list381960476" text:continue-list="list1159315247" text:style-name="L12">
        <text:list-header>
          <text:p text:style-name="P133">If the sample was <text:s/>incorrectly moved to the Sample Deprecated step or the Unresolved step.</text:p>
        </text:list-header>
      </text:list>
      <text:h text:style-name="P91" text:outline-level="4">Transitions (out)</text:h>
      <text:list xml:id="list1024735678" text:continue-list="list1877844465" text:style-name="L13">
        <text:list-item>
          <text:p text:style-name="P198">To Validate</text:p>
          <text:p text:style-name="P150"><text:span text:style-name="T3">If the annotation generated is acceptable, or no annotation was required, then the sample moves to the </text:span><text:span text:style-name="T6">Validate</text:span><text:span text:style-name="T3"> step for the submission files to be generated.</text:span></text:p>
        </text:list-item>
        <text:list-item>
          <text:p text:style-name="P202">To Annotate</text:p>
          <text:p text:style-name="P131">If the annotation needs to be regenerated.</text:p>
        </text:list-item>
      </text:list>
      <text:list xml:id="list358194905" text:continue-list="list833513977" text:style-name="L14">
        <text:list-item>
          <text:p text:style-name="P204">To Review Assembly</text:p>
          <text:p text:style-name="P164">If problems with the sequence or assembly are discovered</text:p>
        </text:list-item>
        <text:list-item>
          <text:p text:style-name="P179">To Sample Deprecated </text:p>
        </text:list-item>
        <text:list-item>
          <text:p text:style-name="P113">To Unresolved</text:p>
        </text:list-item>
      </text:list>
      <text:h text:style-name="Heading_20_3" text:outline-level="3"><text:soft-page-break/>Validate<text:tab/></text:h>
      <text:h text:style-name="Heading_20_4" text:outline-level="4"><draw:g text:anchor-type="paragraph" draw:z-index="10" draw:style-name="gr1"><draw:rect draw:style-name="gr3" draw:text-style-name="P223" svg:width="1.415in" svg:height="0.2988in" svg:x="2.7772in" svg:y="2.9209in"><draw:glue-point draw:id="4" svg:x="-1.9689in" svg:y="-1.8583in"/><draw:glue-point draw:id="5" svg:x="1.9398in" svg:y="-1.8583in"/><draw:glue-point draw:id="6" svg:x="-1.9689in" svg:y="1.6378in"/><draw:glue-point draw:id="7" svg:x="1.9398in" svg:y="2.5134in"/><text:p/></draw:rect><draw:rect draw:style-name="gr3" draw:text-style-name="P223" svg:width="1.415in" svg:height="0.3004in" svg:x="2.7772in" svg:y="2.2626in"><draw:glue-point draw:id="4" svg:x="-1.9689in" svg:y="-1.8583in"/><draw:glue-point draw:id="5" svg:x="1.9398in" svg:y="-1.8583in"/><draw:glue-point draw:id="6" svg:x="-1.9689in" svg:y="1.6378in"/><draw:glue-point draw:id="7" svg:x="1.9398in" svg:y="2.5134in"/><text:p/></draw:rect><draw:rect draw:style-name="gr3" draw:text-style-name="P223" svg:width="1.415in" svg:height="0.3004in" svg:x="2.7772in" svg:y="1.6039in"><draw:glue-point draw:id="4" svg:x="-1.9689in" svg:y="-1.8583in"/><draw:glue-point draw:id="5" svg:x="1.9398in" svg:y="-1.8583in"/><draw:glue-point draw:id="6" svg:x="-1.9689in" svg:y="1.6378in"/><draw:glue-point draw:id="7" svg:x="1.9398in" svg:y="2.5134in"/><text:p/></draw:rect><draw:rect draw:style-name="gr3" draw:text-style-name="P223" svg:width="1.415in" svg:height="0.2996in" svg:x="2.7772in" svg:y="0.9457in"><draw:glue-point draw:id="4" svg:x="-1.9689in" svg:y="-1.8583in"/><draw:glue-point draw:id="5" svg:x="1.9398in" svg:y="-1.8583in"/><draw:glue-point draw:id="6" svg:x="-1.9689in" svg:y="1.6378in"/><draw:glue-point draw:id="7" svg:x="1.9398in" svg:y="2.5134in"/><text:p/></draw:rect><draw:rect draw:style-name="gr3" draw:text-style-name="P223" svg:width="1.415in" svg:height="0.2988in" svg:x="2.7772in" svg:y="0.2882in"><draw:glue-point draw:id="4" svg:x="-1.9689in" svg:y="-1.8583in"/><draw:glue-point draw:id="5" svg:x="1.9398in" svg:y="-1.8583in"/><draw:glue-point draw:id="6" svg:x="-1.9689in" svg:y="1.6378in"/><draw:glue-point draw:id="7" svg:x="1.9398in" svg:y="2.5134in"/><text:p/></draw:rect><draw:rect draw:style-name="gr5" draw:text-style-name="P232" draw:id="id40" svg:width="1.4142in" svg:height="0.298in" svg:x="2.6571in" svg:y="2.8028in"><draw:glue-point draw:id="4" svg:x="-1.9689in" svg:y="-1.8583in"/><draw:glue-point draw:id="5" svg:x="1.9398in" svg:y="-1.8583in"/><draw:glue-point draw:id="6" svg:x="-1.9689in" svg:y="1.6378in"/><draw:glue-point draw:id="7" svg:x="1.9398in" svg:y="2.5134in"/><text:p text:style-name="P224"><text:span text:style-name="T34">Collaborator Review</text:span></text:p></draw:rect><draw:rect draw:style-name="gr5" draw:text-style-name="P223" draw:id="id38" svg:width="1.4142in" svg:height="0.298in" svg:x="2.6571in" svg:y="0.1701in"><draw:glue-point draw:id="4" svg:x="-1.9689in" svg:y="-1.8583in"/><draw:glue-point draw:id="5" svg:x="1.9398in" svg:y="-1.8583in"/><draw:glue-point draw:id="6" svg:x="-1.9689in" svg:y="1.6378in"/><draw:glue-point draw:id="7" svg:x="1.9398in" svg:y="2.5134in" draw:escape-direction="right"/><text:p text:style-name="P224"><text:span text:style-name="T31">Review Assembly</text:span></text:p></draw:rect><draw:rect draw:style-name="gr5" draw:text-style-name="P223" svg:width="1.4142in" svg:height="0.2988in" svg:x="2.6571in" svg:y="0.8276in"><draw:glue-point draw:id="4" svg:x="-1.9689in" svg:y="-1.8583in"/><draw:glue-point draw:id="5" svg:x="1.9398in" svg:y="-1.8583in"/><draw:glue-point draw:id="6" svg:x="-1.9689in" svg:y="1.6378in"/><draw:glue-point draw:id="7" svg:x="1.9398in" svg:y="2.5134in"/><text:p text:style-name="P224"><text:span text:style-name="T31">Annotate</text:span></text:p></draw:rect><draw:rect draw:style-name="gr5" draw:text-style-name="P223" draw:id="id39" svg:width="1.4142in" svg:height="0.298in" svg:x="2.6571in" svg:y="1.4862in"><draw:glue-point draw:id="4" svg:x="-1.9689in" svg:y="-1.8583in"/><draw:glue-point draw:id="5" svg:x="1.9398in" svg:y="-1.8583in"/><draw:glue-point draw:id="6" svg:x="-1.9689in" svg:y="1.6378in"/><draw:glue-point draw:id="7" svg:x="1.9398in" svg:y="2.5134in"/><text:p text:style-name="P224"><text:span text:style-name="T30">Review Annotation</text:span></text:p></draw:rect><draw:rect draw:style-name="gr4" draw:text-style-name="P223" draw:id="id37" svg:width="1.4142in" svg:height="0.298in" svg:x="2.6571in" svg:y="2.1445in"><draw:glue-point draw:id="4" svg:x="-1.9689in" svg:y="-1.8583in"/><draw:glue-point draw:id="5" svg:x="1.9398in" svg:y="-1.8583in"/><draw:glue-point draw:id="6" svg:x="-1.9689in" svg:y="1.6378in"/><draw:glue-point draw:id="7" svg:x="1.9398in" svg:y="2.5134in"/><text:p text:style-name="P224"><text:span text:style-name="T31">Validate</text:span></text:p></draw:rect><draw:connector draw:style-name="gr7" draw:text-style-name="P225" svg:x1="4.0713in" svg:y1="2.2929in" svg:x2="4.0606in" svg:y2="0.4681in" draw:start-shape="id37" draw:start-glue-point="1" draw:end-shape="id38" draw:end-glue-point="7" svg:d="m10341 5824h501v-4635h-528"><text:p/></draw:connector><draw:connector draw:style-name="gr6" draw:text-style-name="P223" draw:type="line" svg:x1="3.3642in" svg:y1="1.7839in" svg:x2="3.3642in" svg:y2="2.1445in" draw:start-shape="id39" draw:start-glue-point="2" draw:end-shape="id37" draw:end-glue-point="0" svg:d="m8545 4531v916"><text:p/></draw:connector><draw:connector draw:style-name="gr6" draw:text-style-name="P225" svg:x1="3.3642in" svg:y1="2.4421in" svg:x2="3.3642in" svg:y2="2.8024in" draw:start-shape="id37" draw:start-glue-point="2" draw:end-shape="id40" draw:end-glue-point="0" svg:d="m8545 6203v915"><text:p/></draw:connector></draw:g>Summary</text:h>
      <text:p text:style-name="indent">Samples at this step have been assembled and reviewed. They will belong to one of the following groups:</text:p>
      <text:list xml:id="list1352401086" text:style-name="L17">
        <text:list-item>
          <text:p text:style-name="P190">Complete and Annotated</text:p>
        </text:list-item>
        <text:list-item>
          <text:p text:style-name="P190">Draft and Annotated</text:p>
        </text:list-item>
        <text:list-item>
          <text:p text:style-name="P190">Complete and Unannotated</text:p>
        </text:list-item>
        <text:list-item>
          <text:p text:style-name="P190">Draft and Unannotated</text:p>
        </text:list-item>
      </text:list>
      <text:p text:style-name="indent">All samples must be validated, including those marked as draft. This is to generate the list of quality exceptions required for their submission to Gen-Bank. For Sanger sequenced samples the list is generated by FLAVOR. Next-gen sequenced samples do not currently have an equivalent to FLAVOR and should be moved to <text:span text:style-name="T5">Collaborator Review </text:span><text:span text:style-name="T12">without carrying out any further tests</text:span>.</text:p>
      <text:h text:style-name="Heading_20_4" text:outline-level="4">States</text:h>
      <text:p text:style-name="indent">Samples waiting at this step require Validate before being moved to the <text:span text:style-name="T5">Collaborator Review </text:span>step.</text:p>
      <table:table table:name="Table19" table:style-name="Table19">
        <table:table-column table:style-name="Table19.A"/>
        <table:table-column table:style-name="Table19.B"/>
        <table:table-row>
          <table:table-cell table:style-name="Table19.A1" office:value-type="string">
            <text:p text:style-name="P35">State</text:p>
          </table:table-cell>
          <table:table-cell table:style-name="Table19.B1" office:value-type="string">
            <text:p text:style-name="P35">Action required</text:p>
          </table:table-cell>
        </table:table-row>
        <table:table-row>
          <table:table-cell table:style-name="Table19.A2" office:value-type="string">
            <text:p text:style-name="Table_20_Contents">Requires <text:s/>validation</text:p>
          </table:table-cell>
          <table:table-cell table:style-name="Table19.B2" office:value-type="string">
            <text:p text:style-name="P37">Run FLAVOR, or other validation tool</text:p>
          </table:table-cell>
        </table:table-row>
        <table:table-row>
          <table:table-cell table:style-name="Table19.A2" office:value-type="string">
            <text:p text:style-name="Table_20_Contents">Next Gen</text:p>
          </table:table-cell>
          <table:table-cell table:style-name="Table19.B2" office:value-type="string">
            <text:p text:style-name="Table_20_Contents">Move to <text:span text:style-name="T5">Collaborator Review</text:span></text:p>
          </table:table-cell>
        </table:table-row>
      </table:table>
      <text:h text:style-name="Heading_20_4" text:outline-level="4"/>
      <text:h text:style-name="P92" text:outline-level="4">Transitions (in)</text:h>
      <text:list xml:id="list479190231" text:style-name="L18">
        <text:list-item>
          <text:p text:style-name="P161">From Review Annotation</text:p>
          <text:p text:style-name="P165">If the sample is suitable for submission it passes through annotation (although not all samples will have had any annotation generated while passing though the annotation steps) to the Validate step.</text:p>
        </text:list-item>
      </text:list>
      <text:list xml:id="list67053655" text:continue-list="list1199356582" text:style-name="L4">
        <text:list-item>
          <text:p text:style-name="P109">From Sample Deprecated or</text:p>
          <text:p text:style-name="P109">From Unresolved</text:p>
        </text:list-item>
      </text:list>
      <text:list xml:id="list1142534800" text:continue-list="list479190231" text:style-name="L18">
        <text:list-header>
          <text:p text:style-name="P134">If a sample is found to be complete, but it's current step isn't one of those above then it can be moved via the <text:span text:style-name="T5">Sample Deprecated</text:span> or <text:span text:style-name="T5">Unresolved</text:span> steps to this step to be validated.</text:p>
        </text:list-header>
      </text:list>
      <text:h text:style-name="Heading_20_4" text:outline-level="4">Transitions (out)</text:h>
      <text:list xml:id="list1007240199" text:continue-list="list1077604855" text:style-name="L7">
        <text:list-item>
          <text:p text:style-name="P151">To Collaborator Review</text:p>
          <text:p text:style-name="P98">Next-Gen samples; are moved to <text:span text:style-name="T5">Collaborator Review</text:span> without carrying out any other actions.</text:p>
          <text:p text:style-name="P98"><text:span text:style-name="T4">Sanger samples; are moved to Collaborator Review after FLAVOR has been run, unless they </text:span><text:span text:style-name="T2">unexpectedly</text:span><text:span text:style-name="T2"><text:note text:id="ftn27" text:note-class="footnote"><text:note-citation>17</text:note-citation><text:note-body><text:p text:style-name="Footnote">Draft submissions will 'fail' validation but should still be moved on to <text:span text:style-name="T5">Collaborator Review</text:span></text:p></text:note-body></text:note></text:span><text:span text:style-name="T4"> <text:s/>fail validation.</text:span></text:p>
        </text:list-item>
        <text:list-item>
          <text:p text:style-name="P111">To Review Assembly</text:p>
          <text:p text:style-name="P142"><text:span text:style-name="T4">If the sample unexpectedly</text:span><text:span text:style-name="T4"> fails validation then it should be moved to the </text:span><text:span text:style-name="T7">Review Assembly </text:span><text:span text:style-name="T4">step.</text:span></text:p>
        </text:list-item>
        <text:list-item>
          <text:p text:style-name="P111">To Sample Deprecated</text:p>
        </text:list-item>
        <text:list-item>
          <text:p text:style-name="P111">To Unresolved</text:p>
        </text:list-item>
      </text:list>
      <text:p text:style-name="Standard"/>
      <text:h text:style-name="P211" text:outline-level="3">Collaborator Review<text:tab/></text:h>
      <text:h text:style-name="Heading_20_4" text:outline-level="4"><draw:g text:anchor-type="paragraph" draw:z-index="11" draw:style-name="gr1"><draw:rect draw:style-name="gr3" draw:text-style-name="P223" svg:width="1.415in" svg:height="0.2988in" svg:x="2.8154in" svg:y="1.5138in"><draw:glue-point draw:id="4" svg:x="-1.9689in" svg:y="-1.8583in"/><draw:glue-point draw:id="5" svg:x="1.9398in" svg:y="-1.8583in"/><draw:glue-point draw:id="6" svg:x="-1.9689in" svg:y="1.6378in"/><draw:glue-point draw:id="7" svg:x="1.9398in" svg:y="2.5134in"/><text:p/></draw:rect><draw:rect draw:style-name="gr3" draw:text-style-name="P223" svg:width="1.415in" svg:height="0.2988in" svg:x="2.8154in" svg:y="0.8563in"><draw:glue-point draw:id="4" svg:x="-1.9689in" svg:y="-1.8583in"/><draw:glue-point draw:id="5" svg:x="1.9398in" svg:y="-1.8583in"/><draw:glue-point draw:id="6" svg:x="-1.9689in" svg:y="1.6378in"/><draw:glue-point draw:id="7" svg:x="1.9398in" svg:y="2.5134in"/><text:p/></draw:rect><draw:rect draw:style-name="gr3" draw:text-style-name="P223" svg:width="1.415in" svg:height="0.3004in" svg:x="2.8154in" svg:y="0.198in"><draw:glue-point draw:id="4" svg:x="-1.9689in" svg:y="-1.8583in"/><draw:glue-point draw:id="5" svg:x="1.9398in" svg:y="-1.8583in"/><draw:glue-point draw:id="6" svg:x="-1.9689in" svg:y="1.6378in"/><draw:glue-point draw:id="7" svg:x="1.9398in" svg:y="2.5134in"/><text:p/></draw:rect><draw:rect draw:style-name="gr5" draw:text-style-name="P223" draw:id="id43" svg:width="1.4142in" svg:height="0.298in" svg:x="2.6953in" svg:y="1.3961in"><draw:glue-point draw:id="4" svg:x="-1.9689in" svg:y="-1.8583in"/><draw:glue-point draw:id="5" svg:x="1.9398in" svg:y="-1.8583in"/><draw:glue-point draw:id="6" svg:x="-1.9689in" svg:y="1.6378in"/><draw:glue-point draw:id="7" svg:x="1.9398in" svg:y="2.5134in"/><text:p text:style-name="P224"><text:span text:style-name="T30">Deliver Data</text:span></text:p></draw:rect><draw:rect draw:style-name="gr4" draw:text-style-name="P232" draw:id="id42" svg:width="1.4142in" svg:height="0.298in" svg:x="2.6953in" svg:y="0.7382in"><draw:glue-point draw:id="4" svg:x="-1.9689in" svg:y="-1.8583in"/><draw:glue-point draw:id="5" svg:x="1.9398in" svg:y="-1.8583in"/><draw:glue-point draw:id="6" svg:x="-1.9689in" svg:y="1.6378in"/><draw:glue-point draw:id="7" svg:x="1.9398in" svg:y="2.5134in"/><text:p text:style-name="P224"><text:span text:style-name="T34">Collaborator Review</text:span></text:p></draw:rect><draw:rect draw:style-name="gr5" draw:text-style-name="P223" draw:id="id41" svg:width="1.4142in" svg:height="0.298in" svg:x="2.6953in" svg:y="0.0799in"><draw:glue-point draw:id="4" svg:x="-1.9689in" svg:y="-1.8583in"/><draw:glue-point draw:id="5" svg:x="1.9398in" svg:y="-1.8583in"/><draw:glue-point draw:id="6" svg:x="-1.9689in" svg:y="1.6378in"/><draw:glue-point draw:id="7" svg:x="1.9398in" svg:y="2.5134in"/><text:p text:style-name="P224"><text:span text:style-name="T31">Validate</text:span></text:p></draw:rect><draw:connector draw:style-name="gr6" draw:text-style-name="P225" svg:x1="3.4024in" svg:y1="0.378in" svg:x2="3.4024in" svg:y2="0.7382in" draw:start-shape="id41" draw:start-glue-point="2" draw:end-shape="id42" draw:end-glue-point="0" svg:d="m8642 960v915"><text:p/></draw:connector><draw:connector draw:style-name="gr6" draw:text-style-name="P223" draw:type="line" svg:x1="3.4024in" svg:y1="1.0362in" svg:x2="3.4024in" svg:y2="1.3957in" draw:start-shape="id42" draw:start-glue-point="2" draw:end-shape="id43" svg:d="m8642 2632v913"><text:p/></draw:connector></draw:g>Summary</text:h>
      <text:p text:style-name="indent">Samples at this step are ready to be sent to the collaborator. They have been validated (if required) and annotated (if required)</text:p>
      <text:h text:style-name="Heading_20_4" text:outline-level="4">States</text:h>
      <table:table table:name="Table20" table:style-name="Table20">
        <table:table-column table:style-name="Table20.A"/>
        <table:table-column table:style-name="Table20.B"/>
        <table:table-column table:style-name="Table20.C"/>
        <table:table-row>
          <table:table-cell table:style-name="Table20.A1" table:number-columns-spanned="2" office:value-type="string">
            <text:p text:style-name="P43">State</text:p>
          </table:table-cell>
          <table:covered-table-cell/>
          <table:table-cell table:style-name="Table20.C1" office:value-type="string">
            <text:p text:style-name="P43">Action required</text:p>
          </table:table-cell>
        </table:table-row>
        <table:table-row>
          <table:table-cell table:style-name="Table20.A2" table:number-rows-spanned="2" office:value-type="string">
            <text:p text:style-name="P18">Collaborator has not been emailed</text:p>
          </table:table-cell>
          <table:table-cell table:style-name="Table20.A2" office:value-type="string">
            <text:p text:style-name="P18">Part of a batch<text:note text:id="ftn28" text:note-class="footnote"><text:note-citation>18</text:note-citation><text:note-body><text:p text:style-name="Footnote">Samples that are part of a batch will have a GLK attribute, <text:span text:style-name="T5">batch</text:span>, whose value indicates which batch they belong to.</text:p></text:note-body></text:note> and not all of the batch has reached this step.</text:p>
          </table:table-cell>
          <table:table-cell table:style-name="Table20.C2" office:value-type="string">
            <text:p text:style-name="P19">None</text:p>
          </table:table-cell>
        </table:table-row>
        <table:table-row>
          <table:covered-table-cell/>
          <table:table-cell table:style-name="Table20.A2" office:value-type="string">
            <text:p text:style-name="P18">Not part of a batch, or all of batch is ready</text:p>
          </table:table-cell>
          <table:table-cell table:style-name="Table20.C2" office:value-type="string">
            <text:p text:style-name="P18">Email collaborator</text:p>
          </table:table-cell>
        </table:table-row>
        <table:table-row>
          <table:table-cell table:style-name="Table20.A2" table:number-rows-spanned="2" office:value-type="string">
            <text:p text:style-name="P18">Collaborator has been emailed</text:p>
          </table:table-cell>
          <table:table-cell table:style-name="Table20.A2" office:value-type="string">
            <text:p text:style-name="P18">'Days to wait' period has not finished</text:p>
          </table:table-cell>
          <table:table-cell table:style-name="Table20.C2" office:value-type="string">
            <text:p text:style-name="P18">None</text:p>
          </table:table-cell>
        </table:table-row>
        <table:table-row>
          <table:covered-table-cell/>
          <table:table-cell table:style-name="Table20.A2" office:value-type="string">
            <text:p text:style-name="P18">No 'days to wait' period, or the</text:p>
            <text:p text:style-name="P18">'days to wait' period has finished</text:p>
          </table:table-cell>
          <table:table-cell table:style-name="Table20.C2" office:value-type="string">
            <text:p text:style-name="P42">Move to the <text:span text:style-name="T5">Deliver Data </text:span><text:span text:style-name="T12">step</text:span></text:p>
          </table:table-cell>
        </table:table-row>
      </table:table>
      <text:h text:style-name="Heading_20_4" text:outline-level="4">Transitions (in)</text:h>
      <text:list xml:id="list1670846235" text:style-name="L19">
        <text:list-item>
          <text:p text:style-name="P160">From Validate </text:p>
        </text:list-item>
      </text:list>
      <text:list xml:id="list1679968070" text:style-name="L20">
        <text:list-header>
          <text:p text:style-name="P135">Once all of the data for the sample has been generated and checked the sample moves to this step.</text:p>
        </text:list-header>
      </text:list>
      <text:list xml:id="list1588523703" text:style-name="L21">
        <text:list-item>
          <text:p text:style-name="P180">From Sample Deprecated or</text:p>
          <text:p text:style-name="P115">From Unresolved</text:p>
        </text:list-item>
      </text:list>
      <text:h text:style-name="P88" text:outline-level="4">Transitions (out)</text:h>
      <text:list xml:id="list1925243758" text:style-name="L22">
        <text:list-item>
          <text:p text:style-name="P152">To <text:s/>Deliver Data</text:p>
          <text:p text:style-name="P136">Once the Collaborator has been emailed and any wait period has passed.</text:p>
        </text:list-item>
      </text:list>
      <text:list xml:id="list1741911445" text:style-name="L23">
        <text:list-item>
          <text:p text:style-name="P181">To Sample Deprecated</text:p>
        </text:list-item>
        <text:list-item>
          <text:p text:style-name="P116">To Unresolved</text:p>
        </text:list-item>
      </text:list>
      <text:h text:style-name="Heading_20_3" text:outline-level="3"><text:soft-page-break/>Deliver Data</text:h>
      <text:h text:style-name="Heading_20_4" text:outline-level="4"><draw:g text:anchor-type="paragraph" draw:z-index="12" draw:style-name="gr1"><draw:rect draw:style-name="gr3" draw:text-style-name="P223" svg:width="1.415in" svg:height="0.2988in" svg:x="2.7772in" svg:y="2.1035in"><draw:glue-point draw:id="4" svg:x="-1.9689in" svg:y="-1.8583in"/><draw:glue-point draw:id="5" svg:x="1.9398in" svg:y="-1.8583in"/><draw:glue-point draw:id="6" svg:x="-1.9689in" svg:y="1.6378in"/><draw:glue-point draw:id="7" svg:x="1.9398in" svg:y="2.5134in"/><text:p/></draw:rect><draw:rect draw:style-name="gr3" draw:text-style-name="P223" svg:width="1.415in" svg:height="0.3004in" svg:x="2.7772in" svg:y="1.4335in"><draw:glue-point draw:id="4" svg:x="-1.9689in" svg:y="-1.8583in"/><draw:glue-point draw:id="5" svg:x="1.9398in" svg:y="-1.8583in"/><draw:glue-point draw:id="6" svg:x="-1.9689in" svg:y="1.6378in"/><draw:glue-point draw:id="7" svg:x="1.9398in" svg:y="2.5134in"/><text:p/></draw:rect><draw:rect draw:style-name="gr3" draw:text-style-name="P223" svg:width="1.415in" svg:height="0.2988in" svg:x="2.7772in" svg:y="0.7756in"><draw:glue-point draw:id="4" svg:x="-1.9689in" svg:y="-1.8583in"/><draw:glue-point draw:id="5" svg:x="1.9398in" svg:y="-1.8583in"/><draw:glue-point draw:id="6" svg:x="-1.9689in" svg:y="1.6378in"/><draw:glue-point draw:id="7" svg:x="1.9398in" svg:y="2.5134in"/><text:p/></draw:rect><draw:rect draw:style-name="gr3" draw:text-style-name="P223" svg:width="1.415in" svg:height="0.2988in" svg:x="2.7772in" svg:y="0.1181in"><draw:glue-point draw:id="4" svg:x="-1.9689in" svg:y="-1.8583in"/><draw:glue-point draw:id="5" svg:x="1.9398in" svg:y="-1.8583in"/><draw:glue-point draw:id="6" svg:x="-1.9689in" svg:y="1.6378in"/><draw:glue-point draw:id="7" svg:x="1.9398in" svg:y="2.5134in"/><text:p/></draw:rect><draw:rect draw:style-name="gr5" draw:text-style-name="P223" draw:id="id46" svg:width="1.4142in" svg:height="0.298in" svg:x="2.6571in" svg:y="1.9854in"><draw:glue-point draw:id="4" svg:x="-1.9689in" svg:y="-1.8583in"/><draw:glue-point draw:id="5" svg:x="1.9398in" svg:y="-1.8583in"/><draw:glue-point draw:id="6" svg:x="-1.9689in" svg:y="1.6378in"/><draw:glue-point draw:id="7" svg:x="1.9398in" svg:y="2.5134in"/><text:p text:style-name="P224"><text:span text:style-name="T30">Sample Published</text:span></text:p></draw:rect><draw:rect draw:style-name="gr4" draw:text-style-name="P223" draw:id="id45" svg:width="1.4142in" svg:height="0.298in" svg:x="2.6571in" svg:y="0.6575in"><draw:glue-point draw:id="4" svg:x="-1.9689in" svg:y="-1.8583in"/><draw:glue-point draw:id="5" svg:x="1.9398in" svg:y="-1.8583in"/><draw:glue-point draw:id="6" svg:x="-1.9689in" svg:y="1.6378in"/><draw:glue-point draw:id="7" svg:x="1.9398in" svg:y="2.5134in"/><text:p text:style-name="P224"><text:span text:style-name="T30">Deliver Data</text:span></text:p></draw:rect><draw:rect draw:style-name="gr5" draw:text-style-name="P232" draw:id="id44" svg:width="1.4142in" svg:height="0.298in" svg:x="2.6571in" svg:y="0in"><draw:glue-point draw:id="4" svg:x="-1.9689in" svg:y="-1.8583in"/><draw:glue-point draw:id="5" svg:x="1.9398in" svg:y="-1.8583in"/><draw:glue-point draw:id="6" svg:x="-1.9689in" svg:y="1.6378in"/><draw:glue-point draw:id="7" svg:x="1.9398in" svg:y="2.5134in"/><text:p text:style-name="P224"><text:span text:style-name="T34">Collaborator Review</text:span></text:p></draw:rect><draw:rect draw:style-name="gr5" draw:text-style-name="P232" draw:id="id47" svg:width="1.4142in" svg:height="0.298in" svg:x="2.6571in" svg:y="1.3154in"><draw:glue-point draw:id="4" svg:x="-1.9689in" svg:y="-1.8583in"/><draw:glue-point draw:id="5" svg:x="1.9398in" svg:y="-1.8583in"/><draw:glue-point draw:id="6" svg:x="-1.9689in" svg:y="1.6378in"/><draw:glue-point draw:id="7" svg:x="1.9398in" svg:y="2.5134in"/><text:p text:style-name="P224"><text:span text:style-name="T34">Submitted to Genbank</text:span></text:p></draw:rect><draw:connector draw:style-name="gr6" draw:text-style-name="P223" draw:type="line" svg:x1="3.3642in" svg:y1="0.298in" svg:x2="3.3642in" svg:y2="0.6575in" draw:start-shape="id44" draw:start-glue-point="2" draw:end-shape="id45" svg:d="m8545 757v913"><text:p/></draw:connector><draw:connector draw:style-name="gr6" draw:text-style-name="P225" svg:x1="3.3642in" svg:y1="0.9547in" svg:x2="3.3642in" svg:y2="1.3134in" svg:d="m8545 2425v911"><text:p/></draw:connector><draw:connector draw:style-name="gr29" draw:text-style-name="P225" svg:x1="4.0709in" svg:y1="0.8063in" svg:x2="4.0709in" svg:y2="2.1339in" draw:start-shape="id45" draw:start-glue-point="1" draw:end-shape="id46" draw:end-glue-point="1" svg:d="m10340 2048h501v3372h-501"><text:p/></draw:connector><draw:connector draw:style-name="gr30" draw:text-style-name="P225" svg:x1="3.3642in" svg:y1="0.9555in" svg:x2="3.3642in" svg:y2="1.3154in" draw:start-shape="id45" draw:end-shape="id47" draw:end-glue-point="0" svg:d="m8545 2427v914"><text:p/></draw:connector></draw:g>Summary</text:h>
      <text:p text:style-name="indent">Before reaching this step the sample has been submitted to the collaborator and any wait period has passed. </text:p>
      <text:h text:style-name="Heading_20_4" text:outline-level="4">State</text:h>
      <text:p text:style-name="indent">Samples waiting at this step <text:span text:style-name="T3">require the Gen-Bank file's generation and submission before being moved to the </text:span><text:span text:style-name="T6">Submitted to Genbank </text:span><text:span text:style-name="T10">step</text:span><text:span text:style-name="T3">.</text:span></text:p>
      <text:h text:style-name="Heading_20_4" text:outline-level="4">Transitions (in)</text:h>
      <text:list xml:id="list1931818205" text:style-name="L24">
        <text:list-item>
          <text:p text:style-name="P153">From Collaborator Review</text:p>
          <text:p text:style-name="P137">Once the collaborator has been emailed and any wait period has passed.</text:p>
        </text:list-item>
        <text:list-item>
          <text:p text:style-name="P182">From Sample Published</text:p>
          <text:p text:style-name="P117">From Submitted to Genbank</text:p>
          <text:p text:style-name="P137">If publishing, to Gen-Bank, needs repeating.</text:p>
        </text:list-item>
      </text:list>
      <text:list xml:id="list1683765383" text:continue-list="list67053655" text:style-name="L4">
        <text:list-item>
          <text:p text:style-name="P175">From Sample Deprecated or</text:p>
          <text:p text:style-name="P109">From Unresolved</text:p>
        </text:list-item>
      </text:list>
      <text:list xml:id="list1282034128" text:continue-list="list1931818205" text:style-name="L24">
        <text:list-header>
          <text:p text:style-name="P99">If the sample was <text:s/>incorrectly moved to the <text:span text:style-name="T5">Sample Deprecated</text:span> step or the <text:span text:style-name="T5">Unresolved </text:span><text:span text:style-name="T12">step</text:span>.</text:p>
        </text:list-header>
      </text:list>
      <text:h text:style-name="Heading_20_4" text:outline-level="4">Transitions (out)</text:h>
      <text:list xml:id="list94170453" text:continue-list="list1007240199" text:style-name="L7">
        <text:list-item>
          <text:p text:style-name="P151">To Submitted to Genbank</text:p>
          <text:p text:style-name="P129">When the sample has been submitted to Gen-Bank</text:p>
        </text:list-item>
        <text:list-item>
          <text:p text:style-name="P183">To Sample Deprecated</text:p>
        </text:list-item>
        <text:list-item>
          <text:p text:style-name="P111">To Unresolved</text:p>
        </text:list-item>
      </text:list>
      <text:h text:style-name="Heading_20_3" text:outline-level="3"><text:soft-page-break/>Submitted to Genbank</text:h>
      <text:h text:style-name="Heading_20_4" text:outline-level="4"><draw:g text:anchor-type="paragraph" draw:z-index="13" draw:style-name="gr1"><draw:rect draw:style-name="gr3" draw:text-style-name="P223" svg:width="1.415in" svg:height="0.2988in" svg:x="2.8154in" svg:y="1.4157in"><draw:glue-point draw:id="4" svg:x="-1.9689in" svg:y="-1.8583in"/><draw:glue-point draw:id="5" svg:x="1.9398in" svg:y="-1.8583in"/><draw:glue-point draw:id="6" svg:x="-1.9689in" svg:y="1.6378in"/><draw:glue-point draw:id="7" svg:x="1.9398in" svg:y="2.5134in"/><text:p/></draw:rect><draw:rect draw:style-name="gr3" draw:text-style-name="P223" svg:width="1.415in" svg:height="0.2996in" svg:x="2.8154in" svg:y="0.7457in"><draw:glue-point draw:id="4" svg:x="-1.9689in" svg:y="-1.8583in"/><draw:glue-point draw:id="5" svg:x="1.9398in" svg:y="-1.8583in"/><draw:glue-point draw:id="6" svg:x="-1.9689in" svg:y="1.6378in"/><draw:glue-point draw:id="7" svg:x="1.9398in" svg:y="2.5134in"/><text:p/></draw:rect><draw:rect draw:style-name="gr3" draw:text-style-name="P223" svg:width="1.415in" svg:height="0.2996in" svg:x="2.8154in" svg:y="0.0874in"><draw:glue-point draw:id="4" svg:x="-1.9689in" svg:y="-1.8583in"/><draw:glue-point draw:id="5" svg:x="1.9398in" svg:y="-1.8583in"/><draw:glue-point draw:id="6" svg:x="-1.9689in" svg:y="1.6378in"/><draw:glue-point draw:id="7" svg:x="1.9398in" svg:y="2.5134in"/><text:p/></draw:rect><draw:rect draw:style-name="gr5" draw:text-style-name="P223" draw:id="id49" svg:width="1.4142in" svg:height="0.298in" svg:x="2.6953in" svg:y="1.2972in"><draw:glue-point draw:id="4" svg:x="-1.9689in" svg:y="-1.8583in"/><draw:glue-point draw:id="5" svg:x="1.9398in" svg:y="-1.8583in"/><draw:glue-point draw:id="6" svg:x="-1.9689in" svg:y="1.6378in"/><draw:glue-point draw:id="7" svg:x="1.9398in" svg:y="2.5134in"/><text:p text:style-name="P224"><text:span text:style-name="T30">Sample Published</text:span></text:p></draw:rect><draw:rect draw:style-name="gr5" draw:text-style-name="P223" draw:id="id50" svg:width="1.4142in" svg:height="0.2976in" svg:x="2.6953in" svg:y="-0.0299in"><draw:glue-point draw:id="4" svg:x="-1.9689in" svg:y="-1.8583in"/><draw:glue-point draw:id="5" svg:x="1.9398in" svg:y="-1.8583in"/><draw:glue-point draw:id="6" svg:x="-1.9689in" svg:y="1.6378in"/><draw:glue-point draw:id="7" svg:x="1.9398in" svg:y="2.5134in"/><text:p text:style-name="P224"><text:span text:style-name="T30">Deliver Data</text:span></text:p></draw:rect><draw:rect draw:style-name="gr4" draw:text-style-name="P232" draw:id="id48" svg:width="1.4142in" svg:height="0.298in" svg:x="2.6953in" svg:y="0.6276in"><draw:glue-point draw:id="4" svg:x="-1.9689in" svg:y="-1.8583in"/><draw:glue-point draw:id="5" svg:x="1.9398in" svg:y="-1.8583in"/><draw:glue-point draw:id="6" svg:x="-1.9689in" svg:y="1.6378in"/><draw:glue-point draw:id="7" svg:x="1.9398in" svg:y="2.5134in"/><text:p text:style-name="P224"><text:span text:style-name="T34">Submitted to Genbank</text:span></text:p></draw:rect><draw:connector draw:style-name="gr6" draw:text-style-name="P223" draw:type="line" svg:x1="3.4024in" svg:y1="0.9256in" svg:x2="3.4024in" svg:y2="1.2972in" draw:start-shape="id48" draw:start-glue-point="2" draw:end-shape="id49" svg:d="m8642 2351v944"><text:p/></draw:connector><draw:connector draw:style-name="gr6" draw:text-style-name="P225" svg:x1="3.4024in" svg:y1="0.2673in" svg:x2="3.4024in" svg:y2="0.6256in" svg:d="m8642 679v910"><text:p/></draw:connector><draw:connector draw:style-name="gr30" draw:text-style-name="P225" svg:x1="3.4024in" svg:y1="0.2673in" svg:x2="3.4024in" svg:y2="0.628in" draw:start-shape="id50" draw:end-shape="id48" draw:end-glue-point="0" svg:d="m8642 679v916"><text:p/></draw:connector></draw:g>Summary</text:h>
      <text:p text:style-name="indent">Before reaching this step the sample has been submitted to Gen-Bank.</text:p>
      <text:h text:style-name="Heading_20_4" text:outline-level="4">State</text:h>
      <text:p text:style-name="indent">Samples at this step have been submitted to Gen-Bank and are waiting for confirmation of their acceptance before moving to <text:span text:style-name="T5">Sample Published</text:span>.</text:p>
      <text:h text:style-name="Heading_20_4" text:outline-level="4">Transitions (in)</text:h>
      <text:list xml:id="list368545777" text:style-name="L25">
        <text:list-item>
          <text:p text:style-name="P154">From Collaborator Review</text:p>
          <text:p text:style-name="P138">Once the collaborator has been emailed and any wait period has passed.</text:p>
        </text:list-item>
        <text:list-item>
          <text:p text:style-name="P118">From Sample Published</text:p>
          <text:p text:style-name="P118">From Submitted to Genbank</text:p>
          <text:p text:style-name="P138">If publishing, to Gen-Bank, needs repeating.</text:p>
        </text:list-item>
      </text:list>
      <text:list xml:id="list746611321" text:style-name="L26">
        <text:list-item>
          <text:p text:style-name="P119">From Sample Deprecated or</text:p>
          <text:p text:style-name="P119">From Unresolved</text:p>
        </text:list-item>
      </text:list>
      <text:list xml:id="list1178695675" text:continue-list="list368545777" text:style-name="L25">
        <text:list-header>
          <text:p text:style-name="P100">If the sample was <text:s/>incorrectly moved to the <text:span text:style-name="T5">Sample Deprecated</text:span> step or the <text:span text:style-name="T5">Unresolved </text:span><text:span text:style-name="T12">step</text:span>.</text:p>
        </text:list-header>
      </text:list>
      <text:h text:style-name="Heading_20_4" text:outline-level="4">Transitions (out)</text:h>
      <text:list xml:id="list1380877697" text:style-name="L27">
        <text:list-item>
          <text:p text:style-name="P155">To Sample Published</text:p>
          <text:p text:style-name="P139">When the sample has been accepted by Gen-Bank</text:p>
        </text:list-item>
        <text:list-item>
          <text:p text:style-name="P120">To Sample Deprecated</text:p>
        </text:list-item>
        <text:list-item>
          <text:p text:style-name="P120">To Unresolved</text:p>
        </text:list-item>
      </text:list>
      <text:p text:style-name="P28"/>
      <text:h text:style-name="P210" text:outline-level="3">Sample Published</text:h>
      <text:h text:style-name="Heading_20_4" text:outline-level="4"><draw:g text:anchor-type="paragraph" draw:z-index="14" draw:style-name="gr1"><draw:rect draw:style-name="gr3" draw:text-style-name="P223" svg:width="1.415in" svg:height="0.2988in" svg:x="2.7772in" svg:y="1.5657in"><draw:glue-point draw:id="4" svg:x="-1.9689in" svg:y="-1.8583in"/><draw:glue-point draw:id="5" svg:x="1.9398in" svg:y="-1.8583in"/><draw:glue-point draw:id="6" svg:x="-1.9689in" svg:y="1.6378in"/><draw:glue-point draw:id="7" svg:x="1.9398in" svg:y="2.5134in"/><text:p/></draw:rect><draw:rect draw:style-name="gr3" draw:text-style-name="P223" svg:width="1.415in" svg:height="0.2996in" svg:x="2.7772in" svg:y="0.8957in"><draw:glue-point draw:id="4" svg:x="-1.9689in" svg:y="-1.8583in"/><draw:glue-point draw:id="5" svg:x="1.9398in" svg:y="-1.8583in"/><draw:glue-point draw:id="6" svg:x="-1.9689in" svg:y="1.6378in"/><draw:glue-point draw:id="7" svg:x="1.9398in" svg:y="2.5134in"/><text:p/></draw:rect><draw:rect draw:style-name="gr3" draw:text-style-name="P223" svg:width="1.415in" svg:height="0.2988in" svg:x="2.7772in" svg:y="0.2382in"><draw:glue-point draw:id="4" svg:x="-1.9689in" svg:y="-1.8583in"/><draw:glue-point draw:id="5" svg:x="1.9398in" svg:y="-1.8583in"/><draw:glue-point draw:id="6" svg:x="-1.9689in" svg:y="1.6378in"/><draw:glue-point draw:id="7" svg:x="1.9398in" svg:y="2.5134in"/><text:p/></draw:rect><draw:rect draw:style-name="gr4" draw:text-style-name="P223" draw:id="id52" svg:width="1.4142in" svg:height="0.2976in" svg:x="2.6571in" svg:y="1.448in"><draw:glue-point draw:id="4" svg:x="-1.9689in" svg:y="-1.8583in"/><draw:glue-point draw:id="5" svg:x="1.9398in" svg:y="-1.8583in"/><draw:glue-point draw:id="6" svg:x="-1.9689in" svg:y="1.6378in"/><draw:glue-point draw:id="7" svg:x="1.9398in" svg:y="2.5134in"/><text:p text:style-name="P224"><text:span text:style-name="T30">Sample Published</text:span></text:p></draw:rect><draw:rect draw:style-name="gr5" draw:text-style-name="P223" draw:id="id53" svg:width="1.4142in" svg:height="0.298in" svg:x="2.6571in" svg:y="0.1201in"><draw:glue-point draw:id="4" svg:x="-1.9689in" svg:y="-1.8583in"/><draw:glue-point draw:id="5" svg:x="1.9398in" svg:y="-1.8583in"/><draw:glue-point draw:id="6" svg:x="-1.9689in" svg:y="1.6378in"/><draw:glue-point draw:id="7" svg:x="1.9398in" svg:y="2.5134in"/><text:p text:style-name="P224"><text:span text:style-name="T30">Deliver Data</text:span></text:p></draw:rect><draw:rect draw:style-name="gr5" draw:text-style-name="P235" draw:id="id51" svg:width="1.4142in" svg:height="0.298in" svg:x="2.6571in" svg:y="0.7776in"><draw:glue-point draw:id="4" svg:x="-1.9689in" svg:y="-1.8583in"/><draw:glue-point draw:id="5" svg:x="1.9398in" svg:y="-1.8583in"/><draw:glue-point draw:id="6" svg:x="-1.9689in" svg:y="1.6378in"/><draw:glue-point draw:id="7" svg:x="1.9398in" svg:y="2.5134in"/><text:p text:style-name="P234"><text:span text:style-name="T34">Submitted to Genbank</text:span></text:p></draw:rect><draw:connector draw:style-name="gr6" draw:text-style-name="P223" draw:type="line" svg:x1="3.3642in" svg:y1="1.0756in" svg:x2="3.3642in" svg:y2="1.448in" draw:start-shape="id51" draw:start-glue-point="2" draw:end-shape="id52" svg:d="m8545 2732v946"><text:p/></draw:connector><draw:connector draw:style-name="gr29" draw:text-style-name="P225" svg:x1="4.0709in" svg:y1="0.2685in" svg:x2="4.0709in" svg:y2="1.5961in" draw:start-shape="id53" draw:start-glue-point="1" draw:end-shape="id52" draw:end-glue-point="1" svg:d="m10340 682h501v3372h-501"><text:p/></draw:connector></draw:g>Summary</text:h>
      <text:p text:style-name="indent">The final step for Samples.</text:p>
      <text:p text:style-name="indent">Samples waiting at this step have been successfully processed.</text:p>
      <text:h text:style-name="Heading_20_4" text:outline-level="4">State</text:h>
      <text:p text:style-name="indent">This is the final step, the sample has been published and nothing else needs to be done.</text:p>
      <text:h text:style-name="Heading_20_4" text:outline-level="4">Actions</text:h>
      <table:table table:name="Table26" table:style-name="Table26">
        <table:table-column table:style-name="Table26.A"/>
        <table:table-column table:style-name="Table26.B"/>
        <table:table-column table:style-name="Table26.C"/>
        <table:table-row>
          <table:table-cell table:style-name="Table26.A1" office:value-type="string">
            <text:p text:style-name="Table_20_Heading">Event</text:p>
          </table:table-cell>
          <table:table-cell table:style-name="Table26.A1" office:value-type="string">
            <text:p text:style-name="Table_20_Heading">Condition</text:p>
          </table:table-cell>
          <table:table-cell table:style-name="Table26.C1" office:value-type="string">
            <text:p text:style-name="Table_20_Heading">Action</text:p>
          </table:table-cell>
        </table:table-row>
        <table:table-row>
          <table:table-cell table:style-name="Table26.A2" office:value-type="string">
            <text:p text:style-name="Table_20_Contents">On Exit</text:p>
          </table:table-cell>
          <table:table-cell table:style-name="Table26.A2" office:value-type="string">
            <text:p text:style-name="Table_20_Contents"/>
          </table:table-cell>
          <table:table-cell table:style-name="Table26.C2" office:value-type="string">
            <text:list xml:id="list1899851575" text:continue-list="list178239618" text:style-name="L3">
              <text:list-header>
                <text:p text:style-name="P96">If a sample is being restarted its 'submitted date' needs to be blanked.</text:p>
              </text:list-header>
            </text:list>
          </table:table-cell>
        </table:table-row>
      </table:table>
      <text:h text:style-name="Heading_20_4" text:outline-level="4">Transitions (in)</text:h>
      <text:list xml:id="list1335377746" text:style-name="L28">
        <text:list-item>
          <text:p text:style-name="P156">From <text:span text:style-name="T12">Submitted to Genbank</text:span></text:p>
          <text:p text:style-name="P167">Once the sample has been accepted by Gen-Bank</text:p>
        </text:list-item>
      </text:list>
      <text:list xml:id="list1852082352" text:continue-list="list94170453" text:style-name="L7">
        <text:list-item>
          <text:p text:style-name="P111">From Sample Deprecated or </text:p>
          <text:p text:style-name="P122">From Unresolved</text:p>
        </text:list-item>
      </text:list>
      <text:list xml:id="list600532700" text:continue-list="list1282034128" text:style-name="L24">
        <text:list-header>
          <text:p text:style-name="P99">If the sample was <text:s/>incorrectly moved to the <text:span text:style-name="T5">Sample Deprecated</text:span> step or the <text:span text:style-name="T5">Unresolved </text:span><text:span text:style-name="T12">step</text:span>.</text:p>
        </text:list-header>
      </text:list>
      <text:h text:style-name="Heading_20_4" text:outline-level="4">Transitions (out)</text:h>
      <text:list xml:id="list1874702256" text:continue-numbering="true" text:style-name="L24">
        <text:list-item>
          <text:p text:style-name="P117">To Deliver Data</text:p>
        </text:list-item>
      </text:list>
      <text:p text:style-name="P53">If publishing, to Gen-Bank, needs repeating.</text:p>
      <text:list xml:id="list230900232" text:continue-list="list1852082352" text:style-name="L7">
        <text:list-item>
          <text:p text:style-name="P111">To Sample Deprecated</text:p>
        </text:list-item>
        <text:list-item>
          <text:p text:style-name="P122">To Unresolved</text:p>
        </text:list-item>
      </text:list>
      <text:p text:style-name="P27"/>
      <text:h text:style-name="P212" text:outline-level="3">Close Sample<text:tab/></text:h>
      <text:h text:style-name="Heading_20_4" text:outline-level="4"><draw:g text:anchor-type="paragraph" draw:z-index="15" draw:style-name="gr1"><draw:rect draw:style-name="gr3" draw:text-style-name="P223" svg:width="1.415in" svg:height="0.3004in" svg:x="3.7425in" svg:y="0.7701in"><draw:glue-point draw:id="4" svg:x="-1.9689in" svg:y="-1.8583in"/><draw:glue-point draw:id="5" svg:x="1.9398in" svg:y="-1.8583in"/><draw:glue-point draw:id="6" svg:x="-1.9689in" svg:y="1.6378in"/><draw:glue-point draw:id="7" svg:x="1.9398in" svg:y="2.5134in"/><text:p/></draw:rect><draw:rect draw:style-name="gr3" draw:text-style-name="P223" svg:width="1.415in" svg:height="0.2988in" svg:x="1.8882in" svg:y="1.424in"><draw:glue-point draw:id="4" svg:x="-1.9689in" svg:y="-1.8583in"/><draw:glue-point draw:id="5" svg:x="1.9398in" svg:y="-1.8583in"/><draw:glue-point draw:id="6" svg:x="-1.9689in" svg:y="1.6378in"/><draw:glue-point draw:id="7" svg:x="1.9398in" svg:y="2.5134in"/><text:p/></draw:rect><draw:rect draw:style-name="gr3" draw:text-style-name="P223" svg:width="1.415in" svg:height="0.2996in" svg:x="1.8882in" svg:y="0.7665in"><draw:glue-point draw:id="4" svg:x="-1.9689in" svg:y="-1.8583in"/><draw:glue-point draw:id="5" svg:x="1.9398in" svg:y="-1.8583in"/><draw:glue-point draw:id="6" svg:x="-1.9689in" svg:y="1.6378in"/><draw:glue-point draw:id="7" svg:x="1.9398in" svg:y="2.5134in"/><text:p/></draw:rect><draw:rect draw:style-name="gr3" draw:text-style-name="P223" svg:width="1.415in" svg:height="0.2988in" svg:x="1.8882in" svg:y="0.1083in"><draw:glue-point draw:id="4" svg:x="-1.9689in" svg:y="-1.8583in"/><draw:glue-point draw:id="5" svg:x="1.9398in" svg:y="-1.8583in"/><draw:glue-point draw:id="6" svg:x="-1.9689in" svg:y="1.6378in"/><draw:glue-point draw:id="7" svg:x="1.9398in" svg:y="2.5134in"/><text:p/></draw:rect><draw:rect draw:style-name="gr5" draw:text-style-name="P223" draw:id="id55" svg:width="1.4142in" svg:height="0.2988in" svg:x="1.7681in" svg:y="-0.0098in"><draw:glue-point draw:id="4" svg:x="-1.9689in" svg:y="-1.8583in"/><draw:glue-point draw:id="5" svg:x="1.9398in" svg:y="-1.8583in"/><draw:glue-point draw:id="6" svg:x="-1.9689in" svg:y="1.6378in"/><draw:glue-point draw:id="7" svg:x="1.9398in" svg:y="2.5134in"/><text:p text:style-name="P224"><text:span text:style-name="T31">Lab Processing</text:span></text:p></draw:rect><draw:rect draw:style-name="gr5" draw:text-style-name="P223" draw:id="id56" svg:width="1.4142in" svg:height="0.298in" svg:x="1.7681in" svg:y="0.6484in"><draw:glue-point draw:id="4" svg:x="-1.9689in" svg:y="-1.8583in"/><draw:glue-point draw:id="5" svg:x="1.9398in" svg:y="-1.8583in"/><draw:glue-point draw:id="6" svg:x="-1.9689in" svg:y="1.6378in"/><draw:glue-point draw:id="7" svg:x="1.9398in" svg:y="2.5134in"/><text:p text:style-name="P224"><text:span text:style-name="T31">Assemble</text:span></text:p></draw:rect><draw:rect draw:style-name="gr5" draw:text-style-name="P223" draw:id="id57" svg:width="1.4142in" svg:height="0.298in" svg:x="1.7681in" svg:y="1.3063in"><draw:glue-point draw:id="4" svg:x="-1.9689in" svg:y="-1.8583in"/><draw:glue-point draw:id="5" svg:x="1.9398in" svg:y="-1.8583in"/><draw:glue-point draw:id="6" svg:x="-1.9689in" svg:y="1.6378in"/><draw:glue-point draw:id="7" svg:x="1.9398in" svg:y="2.5134in" draw:escape-direction="right"/><text:p text:style-name="P224"><text:span text:style-name="T31">Review Assembly</text:span></text:p></draw:rect><draw:rect draw:style-name="gr4" draw:text-style-name="P223" draw:id="id54" svg:width="1.415in" svg:height="0.298in" svg:x="3.6217in" svg:y="0.6484in"><draw:glue-point draw:id="4" svg:x="-1.9689in" svg:y="-1.8583in"/><draw:glue-point draw:id="5" svg:x="1.9398in" svg:y="-1.8583in"/><draw:glue-point draw:id="6" svg:x="-1.9689in" svg:y="1.6378in"/><draw:glue-point draw:id="7" svg:x="1.9398in" svg:y="2.5134in"/><text:p text:style-name="P224"><text:span text:style-name="T31">Close Sample</text:span></text:p></draw:rect><draw:connector draw:style-name="gr6" draw:text-style-name="P223" draw:type="line" svg:x1="3.6217in" svg:y1="0.7969in" svg:x2="3.1819in" svg:y2="0.1394in" draw:start-shape="id54" draw:start-glue-point="3" draw:end-shape="id55" draw:end-glue-point="1" svg:d="m9199 2024-1117-1670"><text:p/></draw:connector><draw:connector draw:style-name="gr6" draw:text-style-name="P223" draw:type="line" svg:x1="3.6217in" svg:y1="0.7972in" svg:x2="3.1819in" svg:y2="0.7972in" draw:start-shape="id54" draw:start-glue-point="3" draw:end-shape="id56" svg:d="m9199 2025h-1117"><text:p/></draw:connector><draw:connector draw:style-name="gr6" draw:text-style-name="P223" draw:type="line" svg:x1="3.6217in" svg:y1="0.9209in" svg:x2="3.1717in" svg:y2="1.3146in" draw:start-shape="id54" draw:start-glue-point="6" draw:end-shape="id57" draw:end-glue-point="5" svg:d="m9199 2339-1143 1000"><text:p/></draw:connector><draw:connector draw:style-name="gr7" draw:text-style-name="P225" svg:x1="3.1819in" svg:y1="1.4547in" svg:x2="4.3283in" svg:y2="0.9465in" draw:start-shape="id57" draw:start-glue-point="1" draw:end-shape="id54" draw:end-glue-point="2" svg:d="m8082 3695h2912v-1291"><text:p/></draw:connector></draw:g>Summary</text:h>
      <text:p text:style-name="indent">While a sample is being worked on, in an attempt to close it, it waits at this step. sub-tasks are used, in the same way as in 'Lab Processing', to represent the work taking place. As with 'Lab Processing' samples may be waiting here for a number of reasons, such as:</text:p>
      <text:list xml:id="list902862363" text:style-name="L29">
        <text:list-item>
          <text:p text:style-name="P191">they need to be assigned sub-tasks</text:p>
        </text:list-item>
        <text:list-item>
          <text:p text:style-name="P191">their sub-tasks aren't complete</text:p>
        </text:list-item>
        <text:list-item>
          <text:p text:style-name="P191">they have failed sub-tasks</text:p>
        </text:list-item>
      </text:list>
      <text:p text:style-name="P54">(Nadia's Notes) <text:span text:style-name="T17">Once reactions are finished and scheduled, something should:</text:span></text:p>
      <text:list xml:id="list1554034826" text:style-name="WW8Num2">
        <text:list-item>
          <text:list>
            <text:list-item>
              <text:p text:style-name="P94">change ‘<text:span text:style-name="T5">In-house closure</text:span>’ task status to ‘<text:span text:style-name="T5">Complete</text:span>’<text:span text:style-name="T26"> </text:span><text:span text:style-name="T26"><text:note-ref text:note-class="footnote" text:reference-format="text" text:ref-name="ftn6">E4</text:note-ref></text:span><text:span text:style-name="T26"> </text:span></text:p>
            </text:list-item>
            <text:list-item>
              <text:p text:style-name="P94">change state from ‘<text:span text:style-name="T5">Close Sample</text:span>’ to ‘<text:span text:style-name="T5">Assemble</text:span>’<text:span text:style-name="T26"> </text:span><text:span text:style-name="T26"><text:note-ref text:note-class="footnote" text:reference-format="text" text:ref-name="ftn6">E4</text:note-ref></text:span><text:span text:style-name="T26"> </text:span></text:p>
            </text:list-item>
            <text:list-item>
              <text:p text:style-name="P95"><text:span text:style-name="T19">assign sample task to Nadia</text:span><text:span text:style-name="T19"><text:note text:id="ftn29" text:note-class="footnote"><text:note-citation>19</text:note-citation><text:note-body><text:p text:style-name="Footnote">Do we really want the sample assigning to Nadia when it enters <text:span text:style-name="T5">Assemble </text:span><text:span text:style-name="T12">(from closure)</text:span>?</text:p></text:note-body></text:note></text:span></text:p>
            </text:list-item>
          </text:list>
        </text:list-item>
      </text:list>
      <text:h text:style-name="P82" text:outline-level="4">States</text:h>
      <table:table table:name="Table21" table:style-name="Table21">
        <table:table-column table:style-name="Table21.A"/>
        <table:table-column table:style-name="Table21.B"/>
        <table:table-row>
          <table:table-cell table:style-name="Table21.A1" office:value-type="string">
            <text:p text:style-name="P35">State</text:p>
          </table:table-cell>
          <table:table-cell table:style-name="Table21.B1" office:value-type="string">
            <text:p text:style-name="P35">Action required</text:p>
          </table:table-cell>
        </table:table-row>
        <table:table-row>
          <table:table-cell table:style-name="Table21.A2" office:value-type="string">
            <text:p text:style-name="Table_20_Contents">Sample has no sub-tasks</text:p>
          </table:table-cell>
          <table:table-cell table:style-name="Table21.B2" office:value-type="string">
            <text:p text:style-name="Table_20_Contents">Create sub-tasks</text:p>
          </table:table-cell>
        </table:table-row>
        <table:table-row>
          <table:table-cell table:style-name="Table21.A2" office:value-type="string">
            <text:p text:style-name="Table_20_Contents">Not all of the sample's sub-tasks have completed</text:p>
          </table:table-cell>
          <table:table-cell table:style-name="Table21.B2" office:value-type="string">
            <text:p text:style-name="Table_20_Contents">None</text:p>
          </table:table-cell>
        </table:table-row>
        <table:table-row>
          <table:table-cell table:style-name="Table21.A2" office:value-type="string">
            <text:p text:style-name="Table_20_Contents">All of the sample's sub-tasks have completed, but some failed</text:p>
          </table:table-cell>
          <table:table-cell table:style-name="Table21.B2" office:value-type="string">
            <text:p text:style-name="Table_20_Contents">Select further sub-tasks or </text:p>
            <text:p text:style-name="P37">Move to the next step</text:p>
          </table:table-cell>
        </table:table-row>
        <table:table-row>
          <table:table-cell table:style-name="Table21.A5" office:value-type="string">
            <text:p text:style-name="Table_20_Contents">All of the sample's sub-tasks have successfully completed</text:p>
          </table:table-cell>
          <table:table-cell table:style-name="Table21.B5" office:value-type="string">
            <text:p text:style-name="Table_20_Contents">Move to the next step</text:p>
          </table:table-cell>
        </table:table-row>
      </table:table>
      <text:p text:style-name="indent">See: <text:bookmark-ref text:reference-format="text" text:ref-name="__RefHeading__32212723">Transitions (out)</text:bookmark-ref> for a list of the possible next steps and their uses.</text:p>
      <text:h text:style-name="Heading_20_4" text:outline-level="4">Sub-tasks</text:h>
      <text:list xml:id="list431625266" text:style-name="L30">
        <text:list-item>
          <text:p text:style-name="P146">Closure Editing Task</text:p>
          <text:p text:style-name="P145">Used when the sample has small errors that can be remedied using the existing data</text:p>
        </text:list-item>
        <text:list-item>
          <text:p text:style-name="P146">In-House Closure Task</text:p>
          <text:p text:style-name="P145">Used when the sample has gaps / low coverage regions that can be closed using the existing <text:soft-page-break/>primers</text:p>
        </text:list-item>
        <text:list-item>
          <text:p text:style-name="P146">Custom Closure Task</text:p>
          <text:p text:style-name="P145">Used when the sample has gaps / low coverage regions that require custom primers to close</text:p>
        </text:list-item>
      </text:list>
      <text:h text:style-name="Heading_20_4" text:outline-level="4">Transitions (in)</text:h>
      <text:list xml:id="list708412912" text:style-name="L31">
        <text:list-item>
          <text:p text:style-name="P123">From Review Assembly</text:p>
          <text:p text:style-name="P140"><text:span text:style-name="T12">If the output of autotasker indicates that a limited amount of work is needed to close the sample, <text:s/>it is moved to the C</text:span><text:span text:style-name="T5">lose Sample </text:span><text:span text:style-name="T12">step while that work is done.</text:span></text:p>
        </text:list-item>
        <text:list-item>
          <text:p text:style-name="P121">From Sample Deprecated or </text:p>
          <text:p text:style-name="P121">From Unresolved</text:p>
        </text:list-item>
      </text:list>
      <text:list xml:id="list203175492" text:continue-list="list1874702256" text:style-name="L24">
        <text:list-header>
          <text:p text:style-name="P166">If the sample was <text:s/>incorrectly moved to the Sample Deprecated step or the Unresolved step.</text:p>
        </text:list-header>
      </text:list>
      <text:h text:style-name="Heading_20_4" text:outline-level="4"><text:bookmark-start text:name="__RefHeading__32212723"/>Transitions (out)<text:bookmark-end text:name="__RefHeading__32212723"/></text:h>
      <text:list xml:id="list2094566279" text:style-name="L32">
        <text:list-item>
          <text:p text:style-name="P157">To Assemble</text:p>
          <text:p text:style-name="P141">All sub-tasks must be in a final state. If at least one of sub-tasks was sequencing then the sample continues to the <text:span text:style-name="T5">Assemble</text:span> step.</text:p>
        </text:list-item>
        <text:list-item>
          <text:p text:style-name="P157">To Review Assembly</text:p>
          <text:p text:style-name="P141">All sub-tasks must be are complete. If the work has only consisted of edits to the existing assembly then the sample moves directly to the R<text:span text:style-name="T5">eview Assembly </text:span>step.</text:p>
        </text:list-item>
        <text:list-item>
          <text:p text:style-name="P141">To Lab Processing</text:p>
          <text:p text:style-name="P141">All sub-tasks must be are complete. If the sample requires further next gen sequencing then the sample moves directly to the <text:span text:style-name="T5">Lab Processing </text:span>step.</text:p>
        </text:list-item>
      </text:list>
      <text:list xml:id="list1263877261" text:continue-list="list230900232" text:style-name="L7">
        <text:list-item>
          <text:p text:style-name="P111">To Sample Deprecated</text:p>
        </text:list-item>
        <text:list-item>
          <text:p text:style-name="P124">To Unresolved</text:p>
          <text:p text:style-name="P124"/>
        </text:list-item>
      </text:list>
      <text:h text:style-name="P222" text:outline-level="1">sub-tasks</text:h>
      <text:p text:style-name="Text_20_body_20_indent">Sub-tasks are being used to represent the physical work done with a sample. Their advantages over workflow steps are:</text:p>
      <text:list xml:id="list1009667350" text:style-name="L33">
        <text:list-item>
          <text:p text:style-name="P215">multiple can be in progress simultaneously</text:p>
        </text:list-item>
        <text:list-item>
          <text:p text:style-name="P215">multiple instances of a sub-task can co-exist, each with it's own values and state</text:p>
        </text:list-item>
        <text:list-item>
          <text:p text:style-name="P215">the order in which they are created and used does not need defining before they are used</text:p>
        </text:list-item>
        <text:list-item>
          <text:p text:style-name="P215">sub-tasks can be added and removed more readily than workflow steps</text:p>
        </text:list-item>
      </text:list>
      <text:p text:style-name="Text_20_body_20_indent">The ability to have multiple instances of a sub-type allows for re-use of the sub-task definitions, e.g. only one sequencing sub-task is needed despite there being 3 types of sequencing currently in use. It also allows a sub-task to be repeated without loosing the information from previous uses. For example; a sequencing sub-task can be created on each iteration of closure without over writing the original sequencing sub-tasks information.</text:p>
      <text:p text:style-name="Text_20_body_20_indent">All sub-tasks share these common fields (that are built into JIRA):</text:p>
      <table:table table:name="Table11" table:style-name="Table11">
        <table:table-column table:style-name="Table11.A"/>
        <table:table-column table:style-name="Table11.B"/>
        <table:table-column table:style-name="Table11.C"/>
        <table:table-row>
          <table:table-cell table:style-name="Table11.A1" office:value-type="string">
            <text:p text:style-name="Text_20_body_20_indent">Field</text:p>
          </table:table-cell>
          <table:table-cell table:style-name="Table11.A1" office:value-type="string">
            <text:p text:style-name="Text_20_body_20_indent">Type</text:p>
          </table:table-cell>
          <table:table-cell table:style-name="Table11.C1" office:value-type="string">
            <text:p text:style-name="Text_20_body_20_indent">Values</text:p>
          </table:table-cell>
        </table:table-row>
        <table:table-row>
          <table:table-cell table:style-name="Table11.A2" office:value-type="string">
            <text:p text:style-name="Text_20_body_20_indent">Summary </text:p>
          </table:table-cell>
          <table:table-cell table:style-name="Table11.A2" office:value-type="string">
            <text:p text:style-name="Text_20_body_20_indent">Immutable Text Field</text:p>
          </table:table-cell>
          <table:table-cell table:style-name="Table11.C2" office:value-type="string">
            <text:p text:style-name="Text_20_body_20_indent">Used to identify the instance of the sub-task</text:p>
          </table:table-cell>
        </table:table-row>
        <table:table-row>
          <table:table-cell table:style-name="Table11.A2" office:value-type="string">
            <text:p text:style-name="Text_20_body_20_indent">Assignee </text:p>
          </table:table-cell>
          <table:table-cell table:style-name="Table11.A2" office:value-type="string">
            <text:p text:style-name="Text_20_body_20_indent">User Select List</text:p>
          </table:table-cell>
          <table:table-cell table:style-name="Table11.C2" office:value-type="string">
            <text:p text:style-name="Text_20_body_20_indent">The user responsible for the sub-task.</text:p>
          </table:table-cell>
        </table:table-row>
      </table:table>
      <text:p text:style-name="Text_20_body_20_indent"/>
      <text:p text:style-name="Text_20_body_20_indent">The Assignee field is used to show who is currently responsible for the sub-task. When the sub-tasks are initially created the Assignee field is set to no-one. This makes it simple to search for sub-tasks that have not been allocated. Sub-tasks can only have one user assigned to them, which avoids work getting repeated.</text:p>
      <text:p text:style-name="Text_20_body_20_indent">sub-tasks all have a workflow associated with them, details of the workflows are given after the sub-tasks. Independent of the <text:s/>workflow allocated w<text:span text:style-name="T10">hen a sub-task finishes (reaches the completed or failed step) the owner of the containing issue will be notified.</text:span></text:p>
      <text:p text:style-name="Text_20_body_20_indent"><text:s/></text:p>
      <text:p text:style-name="Text_20_body"/>
      <text:h text:style-name="P218" text:outline-level="2"><text:bookmark-start text:name="__RefHeading__29391623"/>Lab Processing sub-tasks<text:bookmark-end text:name="__RefHeading__29391623"/></text:h>
      <text:p text:style-name="Text_20_body_20_indent">All sub-tasks created during this step will have a name (summary field) in the format:</text:p>
      <text:p text:style-name="Preformatted_20_Text"><text:tab/>&lt;<text:span text:style-name="T10">collection code&gt;_&lt;sample number&gt;_&lt;sub-task Type&gt;</text:span></text:p>
      <text:p text:style-name="P64">e.g.</text:p>
      <text:p text:style-name="P64">BHTEST_00001_SISPA </text:p>
      <text:p text:style-name="P64">BHTEST_00002_RPL-PCR </text:p>
      <text:p text:style-name="P64">BHTEST_00003_PCR </text:p>
      <text:p text:style-name="P67"/>
      <text:h text:style-name="Heading_20_3" text:outline-level="3">Library Construction<text:tab/></text:h>
      <text:h text:style-name="Heading_20_4" text:outline-level="4">Information stored - Added Fields</text:h>
      <table:table table:name="Table6" table:style-name="Table6">
        <table:table-column table:style-name="Table6.A"/>
        <table:table-column table:style-name="Table6.B"/>
        <table:table-column table:style-name="Table6.C"/>
        <table:table-row>
          <table:table-cell table:style-name="Table6.A1" office:value-type="string">
            <text:p text:style-name="Table_20_Heading">Field</text:p>
          </table:table-cell>
          <table:table-cell table:style-name="Table6.A1" office:value-type="string">
            <text:p text:style-name="Table_20_Heading">Type</text:p>
          </table:table-cell>
          <table:table-cell table:style-name="Table6.C1" office:value-type="string">
            <text:p text:style-name="Table_20_Heading">Values</text:p>
          </table:table-cell>
        </table:table-row>
        <table:table-row>
          <table:table-cell table:style-name="Table6.A2" office:value-type="string">
            <text:p text:style-name="Standard">Lib Sequencer Type</text:p>
          </table:table-cell>
          <table:table-cell table:style-name="Table6.A2" office:value-type="string">
            <text:p text:style-name="Standard">Immutable</text:p>
            <text:p text:style-name="Standard">Radio Button</text:p>
            <text:p text:style-name="Standard"/>
          </table:table-cell>
          <table:table-cell table:style-name="Table6.C2" office:value-type="string">
            <text:p text:style-name="P6">None, </text:p>
            <text:p text:style-name="P6">454, </text:p>
            <text:p text:style-name="P6">Illumina</text:p>
          </table:table-cell>
        </table:table-row>
        <table:table-row>
          <table:table-cell table:style-name="Table6.A2" office:value-type="string">
            <text:p text:style-name="Standard"><text:span text:style-name="T23">454</text:span>Library ID</text:p>
            <text:p text:style-name="Standard">(From 454SEQ or SOLEXASEQ JIRA Ticket)</text:p>
          </table:table-cell>
          <table:table-cell table:style-name="Table6.A2" office:value-type="string">
            <text:p text:style-name="Standard">Text Field</text:p>
          </table:table-cell>
          <table:table-cell table:style-name="Table6.C2" office:value-type="string">
            <text:p text:style-name="Question"/>
          </table:table-cell>
        </table:table-row>
        <table:table-row>
          <table:table-cell table:style-name="Table6.A2" office:value-type="string">
            <text:p text:style-name="P12">Illumina Library ID<text:note text:id="ftn30" text:note-class="footnote"><text:note-citation>20</text:note-citation><text:note-body><text:p text:style-name="Footnote"><text:s/>The field only needs to be called Library ID, we can tell if it's 454 / Solexa by the sequencer type.</text:p></text:note-body></text:note></text:p>
          </table:table-cell>
          <table:table-cell table:style-name="Table6.A2" office:value-type="string">
            <text:p text:style-name="P12">Text Field</text:p>
          </table:table-cell>
          <table:table-cell table:style-name="Table6.C2" office:value-type="string">
            <text:p text:style-name="P34"/>
          </table:table-cell>
        </table:table-row>
      </table:table>
      <text:h text:style-name="Heading_20_4" text:outline-level="4">Workflow</text:h>
      <text:p text:style-name="indent">Laboratory Workflow</text:p>
      <text:h text:style-name="Heading_20_4" text:outline-level="4">Notes</text:h>
      <text:p text:style-name="indent">A separate task will be created for each NG technology.</text:p>
      <text:p text:style-name="indent"/>
      <text:h text:style-name="Heading_20_3" text:outline-level="3">Nextera</text:h>
      <text:h text:style-name="Heading_20_4" text:outline-level="4">Information stored - Added Fields</text:h>
      <table:table table:name="Table17" table:style-name="Table17">
        <table:table-column table:style-name="Table17.A"/>
        <table:table-column table:style-name="Table17.B"/>
        <table:table-column table:style-name="Table17.C"/>
        <table:table-row>
          <table:table-cell table:style-name="Table17.A1" office:value-type="string">
            <text:p text:style-name="Table_20_Heading">Field</text:p>
          </table:table-cell>
          <table:table-cell table:style-name="Table17.A1" office:value-type="string">
            <text:p text:style-name="Table_20_Heading">Type</text:p>
          </table:table-cell>
          <table:table-cell table:style-name="Table17.C1" office:value-type="string">
            <text:p text:style-name="Table_20_Heading">Values</text:p>
          </table:table-cell>
        </table:table-row>
        <table:table-row>
          <table:table-cell table:style-name="Table17.A2" office:value-type="string">
            <text:p text:style-name="P18">Nextera Type</text:p>
          </table:table-cell>
          <table:table-cell table:style-name="Table17.A2" office:value-type="string">
            <text:p text:style-name="P18">Immutable</text:p>
            <text:p text:style-name="P18">Radio Button</text:p>
          </table:table-cell>
          <table:table-cell table:style-name="Table17.C2" office:value-type="string">
            <text:p text:style-name="P21">None, </text:p>
            <text:p text:style-name="P21">454,</text:p>
            <text:p text:style-name="P21">Illumina</text:p>
          </table:table-cell>
        </table:table-row>
        <table:table-row>
          <table:table-cell table:style-name="Table17.A2" office:value-type="string">
            <text:p text:style-name="P18">Barcode Name <text:note text:id="ftn31" text:note-class="footnote"><text:note-citation>21</text:note-citation><text:note-body><text:p text:style-name="Footnote">From Nextra Spreadsheet</text:p></text:note-body></text:note></text:p>
          </table:table-cell>
          <table:table-cell table:style-name="Table17.A2" office:value-type="string">
            <text:p text:style-name="P18">Text Field</text:p>
          </table:table-cell>
          <table:table-cell table:style-name="Table17.C2" office:value-type="string">
            <text:p text:style-name="P18">Example: BC004CG</text:p>
          </table:table-cell>
        </table:table-row>
        <table:table-row>
          <table:table-cell table:style-name="Table17.A2" office:value-type="string">
            <text:p text:style-name="P18">Barcode Sequence<text:span text:style-name="T26"> </text:span><text:span text:style-name="T26"><text:note-ref text:note-class="footnote" text:reference-format="text" text:ref-name="ftn31">21</text:note-ref></text:span><text:span text:style-name="T26"> </text:span></text:p>
          </table:table-cell>
          <table:table-cell table:style-name="Table17.A2" office:value-type="string">
            <text:p text:style-name="P18">Text Field</text:p>
          </table:table-cell>
          <table:table-cell table:style-name="Table17.C2" office:value-type="string">
            <text:p text:style-name="P18">Example:CGTAGTACACTCTAGAGCACTA</text:p>
          </table:table-cell>
        </table:table-row>
        <table:table-row>
          <table:table-cell table:style-name="Table17.A2" office:value-type="string">
            <text:p text:style-name="P18">Has Sanger Data<text:span text:style-name="T26"> </text:span><text:span text:style-name="T26"><text:note-ref text:note-class="footnote" text:reference-format="text" text:ref-name="ftn31">21</text:note-ref></text:span><text:span text:style-name="T26"> </text:span></text:p>
            <text:p text:style-name="P18"><text:soft-page-break/></text:p>
          </table:table-cell>
          <table:table-cell table:style-name="Table17.A2" office:value-type="string">
            <text:p text:style-name="P21">Select List</text:p>
          </table:table-cell>
          <table:table-cell table:style-name="Table17.C2" office:value-type="string">
            <text:p text:style-name="P21">None, </text:p>
            <text:p text:style-name="P21"><text:soft-page-break/>Undefined, </text:p>
            <text:p text:style-name="P21">Yes, </text:p>
            <text:p text:style-name="P21">No</text:p>
          </table:table-cell>
        </table:table-row>
        <table:table-row>
          <table:table-cell table:style-name="Table17.A2" office:value-type="string">
            <text:p text:style-name="P18">Pool Name<text:note text:id="ftn32" text:note-class="footnote"><text:note-citation>22</text:note-citation><text:note-body><text:p text:style-name="Footnote"><text:s/>Not available until the sample has been SISPAed</text:p></text:note-body></text:note></text:p>
            <text:p text:style-name="P18">(Manually entered) </text:p>
          </table:table-cell>
          <table:table-cell table:style-name="Table17.A2" office:value-type="string">
            <text:p text:style-name="P18">Text Field</text:p>
          </table:table-cell>
          <table:table-cell table:style-name="Table17.C2" office:value-type="string">
            <text:p text:style-name="P18"><text:span text:style-name="T12">Examples</text:span><text:span text:style-name="T5">: <text:tab/></text:span><text:span text:style-name="T12">20110707, </text:span></text:p>
            <text:p text:style-name="P20"><text:tab/><text:tab/>20110707-2</text:p>
          </table:table-cell>
        </table:table-row>
      </table:table>
      <text:h text:style-name="Heading_20_4" text:outline-level="4">Workflow</text:h>
      <text:p text:style-name="indent">Laboratory Workflow</text:p>
      <text:h text:style-name="Heading_20_4" text:outline-level="4">Notes</text:h>
      <text:p text:style-name="indent">A new method of Library Construction for Next-Generation Sequencers.</text:p>
      <text:p text:style-name="indent"/>
      <text:h text:style-name="Heading_20_3" text:outline-level="3">PCR, RPL-PCR and RT-PCR<text:tab/></text:h>
      <text:h text:style-name="P85" text:outline-level="4">Information stored - Added Fields</text:h>
      <table:table table:name="Table4" table:style-name="Table4">
        <table:table-column table:style-name="Table4.A"/>
        <table:table-column table:style-name="Table4.B"/>
        <table:table-column table:style-name="Table4.C"/>
        <table:table-row>
          <table:table-cell table:style-name="Table4.A1" office:value-type="string">
            <text:p text:style-name="Table_20_Heading">Field</text:p>
          </table:table-cell>
          <table:table-cell table:style-name="Table4.A1" office:value-type="string">
            <text:p text:style-name="Table_20_Heading">Type</text:p>
          </table:table-cell>
          <table:table-cell table:style-name="Table4.C1" office:value-type="string">
            <text:p text:style-name="Table_20_Heading">Values</text:p>
          </table:table-cell>
        </table:table-row>
        <table:table-row>
          <table:table-cell table:style-name="Table4.A2" office:value-type="string">
            <text:p text:style-name="P18">Primer Plate Name</text:p>
            <text:p text:style-name="P18">(Initially Manual)</text:p>
            <text:p text:style-name="P18">(Later From JLims)</text:p>
          </table:table-cell>
          <table:table-cell table:style-name="Table4.A2" office:value-type="string">
            <text:p text:style-name="P18">Text</text:p>
          </table:table-cell>
          <table:table-cell table:style-name="Table4.C2" office:value-type="string">
            <text:p text:style-name="P21">Example: T48</text:p>
          </table:table-cell>
        </table:table-row>
      </table:table>
      <text:h text:style-name="P91" text:outline-level="4">Workflow</text:h>
      <text:p text:style-name="indent">Laboratory Workflow</text:p>
      <text:p text:style-name="indent"/>
      <text:h text:style-name="Heading_20_3" text:outline-level="3">Sequencing Task<text:tab/></text:h>
      <text:h text:style-name="P85" text:outline-level="4">Custom Fields</text:h>
      <table:table table:name="Table7" table:style-name="Table7">
        <table:table-column table:style-name="Table7.A"/>
        <table:table-column table:style-name="Table7.B"/>
        <table:table-column table:style-name="Table7.C"/>
        <table:table-row>
          <table:table-cell table:style-name="Table7.A1" office:value-type="string">
            <text:p text:style-name="Table_20_Heading">Field</text:p>
          </table:table-cell>
          <table:table-cell table:style-name="Table7.A1" office:value-type="string">
            <text:p text:style-name="Table_20_Heading">Type</text:p>
          </table:table-cell>
          <table:table-cell table:style-name="Table7.C1" office:value-type="string">
            <text:p text:style-name="Table_20_Heading">Values</text:p>
          </table:table-cell>
        </table:table-row>
        <table:table-row>
          <table:table-cell table:style-name="Table7.A2" office:value-type="string">
            <text:p text:style-name="P18">Sequencer Type </text:p>
            <text:p text:style-name="P18">(Set on Creation)</text:p>
          </table:table-cell>
          <table:table-cell table:style-name="Table7.A2" office:value-type="string">
            <text:p text:style-name="P18">Immutable</text:p>
            <text:p text:style-name="P18">Radio Button</text:p>
          </table:table-cell>
          <table:table-cell table:style-name="Table7.C2" office:value-type="string">
            <text:p text:style-name="P13">None, </text:p>
            <text:p text:style-name="P21">Sanger, </text:p>
            <text:p text:style-name="P21">454, </text:p>
            <text:p text:style-name="P21">Illumina</text:p>
          </table:table-cell>
        </table:table-row>
      </table:table>
      <text:h text:style-name="P91" text:outline-level="4">Workflow</text:h>
      <text:p text:style-name="indent">Laboratory Workflow</text:p>
      <text:p text:style-name="Text_20_body"/>
      <text:p text:style-name="P33"/>
      <text:h text:style-name="Heading_20_3" text:outline-level="3">SISPA Task<text:tab/></text:h>
      <text:h text:style-name="P85" text:outline-level="4">Information stored - Added Fields</text:h>
      <table:table table:name="Table5" table:style-name="Table5">
        <table:table-column table:style-name="Table5.A"/>
        <table:table-column table:style-name="Table5.B"/>
        <table:table-column table:style-name="Table5.C"/>
        <table:table-row>
          <table:table-cell table:style-name="Table5.A1" office:value-type="string">
            <text:p text:style-name="Table_20_Heading">Field</text:p>
          </table:table-cell>
          <table:table-cell table:style-name="Table5.A1" office:value-type="string">
            <text:p text:style-name="Table_20_Heading">Type</text:p>
          </table:table-cell>
          <table:table-cell table:style-name="Table5.C1" office:value-type="string">
            <text:p text:style-name="Table_20_Heading">Values</text:p>
          </table:table-cell>
        </table:table-row>
        <table:table-row>
          <table:table-cell table:style-name="Table5.A2" office:value-type="string">
            <text:p text:style-name="P18">Sample Type</text:p>
          </table:table-cell>
          <table:table-cell table:style-name="Table5.A2" office:value-type="string">
            <text:p text:style-name="P18">Select List</text:p>
          </table:table-cell>
          <table:table-cell table:style-name="Table5.C2" office:value-type="string">
            <text:p text:style-name="P21">None, </text:p>
            <text:p text:style-name="P21">Undefined, </text:p>
            <text:p text:style-name="P21">DNA, </text:p>
            <text:p text:style-name="P21">RNA</text:p>
          </table:table-cell>
        </table:table-row>
        <table:table-row>
          <table:table-cell table:style-name="Table5.A2" office:value-type="string">
            <text:p text:style-name="P18">Barcode Name <text:note text:id="ftn33" text:note-class="footnote"><text:note-citation>23</text:note-citation><text:note-body><text:p text:style-name="Footnote">From SISPA Spreadsheet</text:p></text:note-body></text:note></text:p>
          </table:table-cell>
          <table:table-cell table:style-name="Table5.A2" office:value-type="string">
            <text:p text:style-name="P18">Text Field</text:p>
          </table:table-cell>
          <table:table-cell table:style-name="Table5.C2" office:value-type="string">
            <text:p text:style-name="P18">Example: BC004CG</text:p>
          </table:table-cell>
        </table:table-row>
        <table:table-row>
          <table:table-cell table:style-name="Table5.A2" office:value-type="string">
            <text:p text:style-name="P18">Barcode Sequence<text:span text:style-name="T26"> </text:span><text:span text:style-name="T26"><text:note-ref text:note-class="footnote" text:reference-format="text" text:ref-name="ftn33">23</text:note-ref></text:span><text:span text:style-name="T26"> </text:span></text:p>
          </table:table-cell>
          <table:table-cell table:style-name="Table5.A2" office:value-type="string">
            <text:p text:style-name="P18">Text Field</text:p>
          </table:table-cell>
          <table:table-cell table:style-name="Table5.C2" office:value-type="string">
            <text:p text:style-name="P18">Example:CGTAGTACACTCTAGAGCACTA</text:p>
          </table:table-cell>
        </table:table-row>
        <table:table-row>
          <table:table-cell table:style-name="Table5.A2" office:value-type="string">
            <text:p text:style-name="P18">Has Sanger Data<text:span text:style-name="T26"> </text:span><text:span text:style-name="T26"><text:note-ref text:note-class="footnote" text:reference-format="text" text:ref-name="ftn33">23</text:note-ref></text:span><text:span text:style-name="T26"> </text:span></text:p>
            <text:p text:style-name="P18"/>
          </table:table-cell>
          <table:table-cell table:style-name="Table5.A2" office:value-type="string">
            <text:p text:style-name="P21">Select List</text:p>
          </table:table-cell>
          <table:table-cell table:style-name="Table5.C2" office:value-type="string">
            <text:p text:style-name="P21">None, </text:p>
            <text:p text:style-name="P21">Undefined, </text:p>
            <text:p text:style-name="P21">Yes, </text:p>
            <text:p text:style-name="P21">No</text:p>
          </table:table-cell>
        </table:table-row>
        <table:table-row>
          <table:table-cell table:style-name="Table5.A2" office:value-type="string">
            <text:p text:style-name="P18">Pool Name<text:note text:id="ftn34" text:note-class="footnote"><text:note-citation>24</text:note-citation><text:note-body><text:p text:style-name="Footnote"><text:s/>Not available until the sample has been SISPAed</text:p></text:note-body></text:note></text:p>
            <text:p text:style-name="P18">(Manually entered) </text:p>
          </table:table-cell>
          <table:table-cell table:style-name="Table5.A2" office:value-type="string">
            <text:p text:style-name="P18">Text Field</text:p>
          </table:table-cell>
          <table:table-cell table:style-name="Table5.C2" office:value-type="string">
            <text:p text:style-name="P18"><text:span text:style-name="T12">Examples</text:span><text:span text:style-name="T5">: <text:tab/></text:span><text:span text:style-name="T12">20110707, </text:span></text:p>
            <text:p text:style-name="P20"><text:tab/><text:tab/>20110707-2</text:p>
          </table:table-cell>
        </table:table-row>
      </table:table>
      <text:h text:style-name="P91" text:outline-level="4">Workflow</text:h>
      <text:p text:style-name="indent">Laboratory Workflow</text:p>
      <text:p text:style-name="Text_20_body"/>
      <text:h text:style-name="P218" text:outline-level="2">Closure sub-tasks</text:h>
      <text:p text:style-name="P61">The sub-tasks will be named in the format:</text:p>
      <text:p text:style-name="P61">&lt;project name&gt;_&lt;SISPA pool number&gt;<text:span text:style-name="T10">_&lt;sub-task type&gt;&lt;sequencing type&gt;</text:span></text:p>
      <text:p text:style-name="P62"><text:span text:style-name="T10">Project name<text:tab/>- <text:tab/>The D</text:span><text:span text:style-name="T6">atabase</text:span><text:span text:style-name="T10"> from the B</text:span><text:span text:style-name="T6">linded Number</text:span><text:span text:style-name="T10">.</text:span></text:p>
      <text:p text:style-name="P63">SISPA pool number<text:tab/>-<text:tab/>Generated during the initial sequencing, more than one may apply. If the sample was run over multiple lanes then the lanes are differentiated by -N being added to the end, where N is [0-9]</text:p>
      <text:p text:style-name="P63">sub-task type<text:tab/>-<text:tab/>The name of the sub-task</text:p>
      <text:p text:style-name="P62"><text:span text:style-name="T10">sequencing type<text:tab/>-<text:tab/></text:span><text:span text:style-name="T11">Sanger, Illumina, 454, what about mixed?</text:span></text:p>
      <text:h text:style-name="Heading_20_3" text:outline-level="3"/>
      <text:h text:style-name="Heading_20_3" text:outline-level="3">Closure Editing Task<text:tab/></text:h>
      <text:h text:style-name="Heading_20_4" text:outline-level="4">Information stored - Added Fields</text:h>
      <text:p text:style-name="indent">No additional data stored</text:p>
      <text:h text:style-name="Heading_20_4" text:outline-level="4">Workflow</text:h>
      <text:p text:style-name="indent">Closure Workflow</text:p>
      <text:h text:style-name="Heading_20_4" text:outline-level="4">Notes</text:h>
      <text:p text:style-name="indent">Only one Editing Task is create per pass through Review Assembly. It will contain the information necessary to carry out all of the edits.</text:p>
      <text:p text:style-name="indent"/>
      <text:h text:style-name="Heading_20_3" text:outline-level="3">Custom Closure Task<text:tab/></text:h>
      <text:h text:style-name="Heading_20_4" text:outline-level="4">Information stored - Added Fields</text:h>
      <table:table table:name="Table3" table:style-name="Table3">
        <table:table-column table:style-name="Table3.A"/>
        <table:table-column table:style-name="Table3.B"/>
        <table:table-column table:style-name="Table3.C"/>
        <table:table-row>
          <table:table-cell table:style-name="Table3.A1" office:value-type="string">
            <text:p text:style-name="Table_20_Heading">Field</text:p>
          </table:table-cell>
          <table:table-cell table:style-name="Table3.A1" office:value-type="string">
            <text:p text:style-name="Table_20_Heading">Type</text:p>
          </table:table-cell>
          <table:table-cell table:style-name="Table3.C1" office:value-type="string">
            <text:p text:style-name="Table_20_Heading">Values</text:p>
          </table:table-cell>
        </table:table-row>
        <table:table-row>
          <table:table-cell table:style-name="Table3.A2" office:value-type="string">
            <text:p text:style-name="Standard">Amplicon Name <text:note text:id="ftn35" text:note-class="footnote"><text:note-citation>25</text:note-citation><text:note-body><text:p text:style-name="Footnote">The script that creates the closure manifest produces a template name that could possibly be used to identify the amplicon nane. </text:p></text:note-body></text:note></text:p>
          </table:table-cell>
          <table:table-cell table:style-name="Table3.A2" office:value-type="string">
            <text:p text:style-name="Standard">Text</text:p>
          </table:table-cell>
          <table:table-cell table:style-name="Table3.C2" office:value-type="string">
            <text:p text:style-name="Question"/>
          </table:table-cell>
        </table:table-row>
      </table:table>
      <text:h text:style-name="Heading_20_4" text:outline-level="4">Workflow</text:h>
      <text:p text:style-name="indent">Custom Closure Workflow</text:p>
      <text:h text:style-name="P91" text:outline-level="4">Notes</text:h>
      <text:p text:style-name="indent">Amplicon Name will not be known when the task is created, it will need to be filled in later.</text:p>
      <text:p text:style-name="indent">There could be more than one amplicon name.<text:note text:id="ftn36" text:note-class="footnote"><text:note-citation text:label="EX">EX</text:note-citation><text:note-body><text:p text:style-name="Footnote"><text:s/>Create a 'list' custom field type</text:p></text:note-body></text:note></text:p>
      <text:h text:style-name="Heading_20_3" text:outline-level="3"><text:soft-page-break/>In House Closure Task<text:tab/></text:h>
      <text:p text:style-name="Text_20_body_20_indent">Theoretically only one In House Closure Task will be run per-sample. If more are run all that is required is appending a date or number to the sub-task's name to keep it unique.</text:p>
      <text:h text:style-name="Heading_20_4" text:outline-level="4">Information stored - Added Fields</text:h>
      <table:table table:name="Table8" table:style-name="Table8">
        <table:table-column table:style-name="Table8.A"/>
        <table:table-column table:style-name="Table8.B"/>
        <table:table-column table:style-name="Table8.C"/>
        <table:table-row>
          <table:table-cell table:style-name="Table8.A1" office:value-type="string">
            <text:p text:style-name="Table_20_Heading">Field</text:p>
          </table:table-cell>
          <table:table-cell table:style-name="Table8.A1" office:value-type="string">
            <text:p text:style-name="Table_20_Heading">Type</text:p>
          </table:table-cell>
          <table:table-cell table:style-name="Table8.C1" office:value-type="string">
            <text:p text:style-name="Table_20_Heading">Values</text:p>
          </table:table-cell>
        </table:table-row>
        <table:table-row>
          <table:table-cell table:style-name="Table8.A2" office:value-type="string">
            <text:p text:style-name="Standard">Amplicon Name </text:p>
          </table:table-cell>
          <table:table-cell table:style-name="Table8.A2" office:value-type="string">
            <text:p text:style-name="Standard">Text</text:p>
          </table:table-cell>
          <table:table-cell table:style-name="Table8.C2" office:value-type="string">
            <text:p text:style-name="Question"/>
          </table:table-cell>
        </table:table-row>
      </table:table>
      <text:h text:style-name="Heading_20_4" text:outline-level="4">Workflow</text:h>
      <text:p text:style-name="Text_20_body_20_indent">In House Closure Workflow</text:p>
      <text:h text:style-name="P218" text:outline-level="2">sub-task Workflows</text:h>
      <text:p text:style-name="Text_20_body">The workflows for the sub-tasks are nearly all fully linked, each step can be reached from any other step. The descriptions will therefor concentrate on the steps and not the actual transitions.</text:p>
      <text:h text:style-name="Heading_20_3" text:outline-level="3">Laboratory Workflow<text:tab/></text:h>
      <text:p text:style-name="Text_20_body">Used by: SISPA, Library Construction, RPL-PCR, PCR, RTPCR and Sequencing</text:p>
      <text:p text:style-name="Standard"><draw:g text:anchor-type="paragraph" draw:z-index="1" draw:style-name="gr1"><draw:rect draw:style-name="gr8" draw:text-style-name="P225" svg:width="1.4098in" svg:height="0.7504in" svg:x="3.7728in" svg:y="0.4154in"><text:p/></draw:rect><draw:rect draw:style-name="gr9" draw:text-style-name="P227" svg:width="1.4004in" svg:height="0.3004in" svg:x="3.648in" svg:y="0.2953in"><draw:glue-point draw:id="4" svg:x="-1.9689in" svg:y="-1.8583in"/><draw:glue-point draw:id="5" svg:x="1.9398in" svg:y="-1.8583in"/><draw:glue-point draw:id="6" svg:x="-1.9689in" svg:y="1.6378in"/><draw:glue-point draw:id="7" svg:x="1.9398in" svg:y="2.5134in"/><text:p text:style-name="P226"><text:span text:style-name="T32"><text:tab/></text:span><text:span text:style-name="T32">Step:</text:span><text:span text:style-name="T32"><text:tab/></text:span><text:span text:style-name="T32">Open</text:span></text:p></draw:rect><draw:rect draw:style-name="gr10" draw:text-style-name="P229" svg:width="1.4004in" svg:height="0.1504in" svg:x="3.648in" svg:y="0.5953in"><draw:glue-point draw:id="4" svg:x="-1.9689in" svg:y="-1.8583in"/><draw:glue-point draw:id="5" svg:x="1.9398in" svg:y="-1.8583in"/><draw:glue-point draw:id="6" svg:x="-1.9689in" svg:y="1.6378in"/><draw:glue-point draw:id="7" svg:x="1.9398in" svg:y="2.5134in" draw:escape-direction="right"/><text:p text:style-name="P228"><text:span text:style-name="T31"><text:tab/></text:span><text:span text:style-name="T31">State: </text:span><text:span text:style-name="T31"><text:tab/></text:span><text:span text:style-name="T31">Open</text:span></text:p></draw:rect><draw:rect draw:style-name="gr11" draw:text-style-name="P229" svg:width="1.4004in" svg:height="0.1504in" svg:x="3.648in" svg:y="0.7453in"><draw:glue-point draw:id="4" svg:x="-1.9689in" svg:y="-1.8583in"/><draw:glue-point draw:id="5" svg:x="1.9398in" svg:y="-1.8583in"/><draw:glue-point draw:id="6" svg:x="-1.9689in" svg:y="1.6378in"/><draw:glue-point draw:id="7" svg:x="1.9398in" svg:y="2.5134in" draw:escape-direction="right"/><text:p text:style-name="P228"><text:span text:style-name="T31"><text:tab/></text:span><text:span text:style-name="T31">Action: </text:span><text:span text:style-name="T31"><text:tab/></text:span><text:span text:style-name="T31">Fail</text:span></text:p></draw:rect><draw:rect draw:style-name="gr12" draw:text-style-name="P229" svg:width="1.4004in" svg:height="0.1504in" svg:x="3.648in" svg:y="0.8953in"><draw:glue-point draw:id="4" svg:x="-1.9689in" svg:y="-1.8583in"/><draw:glue-point draw:id="5" svg:x="1.9398in" svg:y="-1.8583in"/><draw:glue-point draw:id="6" svg:x="-1.9689in" svg:y="1.6378in"/><draw:glue-point draw:id="7" svg:x="1.9398in" svg:y="2.5134in" draw:escape-direction="right"/><text:p text:style-name="P228"><text:span text:style-name="T31"><text:tab/></text:span><text:span text:style-name="T31">Action: </text:span><text:span text:style-name="T31"><text:tab/></text:span><text:span text:style-name="T31">Complete</text:span></text:p></draw:rect><draw:line draw:style-name="gr13" draw:text-style-name="P225" svg:x1="4.348in" svg:y1="1.0453in" svg:x2="4.348in" svg:y2="1.5953in"><text:p/></draw:line><draw:polyline draw:style-name="gr13" draw:text-style-name="P225" svg:width="1.3083in" svg:height="0.9252in" svg:x="2.3394in" svg:y="0.8201in" svg:viewBox="0 0 3324 2351" draw:points="3324,0 0,0 0,2351"><text:p/></draw:polyline><draw:polyline draw:style-name="gr13" draw:text-style-name="P225" svg:width="1.9677in" svg:height="1.8244in" svg:x="1.6799in" svg:y="0.4453in" svg:viewBox="0 0 4999 4635" draw:points="501,4635 0,4635 0,0 4999,0"><text:p/></draw:polyline><draw:rect draw:style-name="gr8" draw:text-style-name="P225" svg:width="1.4098in" svg:height="0.7504in" svg:x="3.7728in" svg:y="1.7154in"><text:p/></draw:rect><draw:rect draw:style-name="gr14" draw:text-style-name="P227" svg:width="1.4004in" svg:height="0.3004in" svg:x="3.648in" svg:y="1.5953in"><draw:glue-point draw:id="4" svg:x="-1.9689in" svg:y="-1.8583in"/><draw:glue-point draw:id="5" svg:x="1.9398in" svg:y="-1.8583in"/><draw:glue-point draw:id="6" svg:x="-1.9689in" svg:y="1.6378in"/><draw:glue-point draw:id="7" svg:x="1.9398in" svg:y="2.5134in"/><text:p text:style-name="P226"><text:span text:style-name="T32"><text:tab/></text:span><text:span text:style-name="T32">Step:</text:span><text:span text:style-name="T32"><text:tab/></text:span><text:span text:style-name="T32">Complete</text:span></text:p></draw:rect><draw:rect draw:style-name="gr10" draw:text-style-name="P229" svg:width="1.4004in" svg:height="0.1504in" svg:x="3.648in" svg:y="1.8953in"><draw:glue-point draw:id="4" svg:x="-1.9689in" svg:y="-1.8583in"/><draw:glue-point draw:id="5" svg:x="1.9398in" svg:y="-1.8583in"/><draw:glue-point draw:id="6" svg:x="-1.9689in" svg:y="1.6378in"/><draw:glue-point draw:id="7" svg:x="1.9398in" svg:y="2.5134in" draw:escape-direction="right"/><text:p text:style-name="P228"><text:span text:style-name="T31"><text:tab/></text:span><text:span text:style-name="T31">State: </text:span><text:span text:style-name="T31"><text:tab/></text:span><text:span text:style-name="T31">Open</text:span></text:p></draw:rect><draw:rect draw:style-name="gr15" draw:text-style-name="P229" svg:width="1.4004in" svg:height="0.1504in" svg:x="3.648in" svg:y="2.0453in"><draw:glue-point draw:id="4" svg:x="-1.9689in" svg:y="-1.8583in"/><draw:glue-point draw:id="5" svg:x="1.9398in" svg:y="-1.8583in"/><draw:glue-point draw:id="6" svg:x="-1.9689in" svg:y="1.6378in"/><draw:glue-point draw:id="7" svg:x="1.9398in" svg:y="2.5134in" draw:escape-direction="right"/><text:p text:style-name="P228"><text:span text:style-name="T31"><text:tab/></text:span><text:span text:style-name="T31">Action: </text:span><text:span text:style-name="T31"><text:tab/></text:span><text:span text:style-name="T31">Re-open</text:span></text:p></draw:rect><draw:rect draw:style-name="gr11" draw:text-style-name="P229" svg:width="1.4004in" svg:height="0.1504in" svg:x="3.648in" svg:y="2.1953in"><draw:glue-point draw:id="4" svg:x="-1.9689in" svg:y="-1.8583in"/><draw:glue-point draw:id="5" svg:x="1.9398in" svg:y="-1.8583in"/><draw:glue-point draw:id="6" svg:x="-1.9689in" svg:y="1.6378in"/><draw:glue-point draw:id="7" svg:x="1.9398in" svg:y="2.5134in" draw:escape-direction="right"/><text:p text:style-name="P228"><text:span text:style-name="T31"><text:tab/></text:span><text:span text:style-name="T31">Action: </text:span><text:span text:style-name="T31"><text:tab/></text:span><text:span text:style-name="T31">Fail</text:span></text:p></draw:rect><draw:polyline draw:style-name="gr13" draw:text-style-name="P225" svg:width="0.1969in" svg:height="1.6744in" svg:x="5.048in" svg:y="0.4453in" svg:viewBox="0 0 501 4254" draw:points="0,4254 501,4254 501,0 0,0"><text:p/></draw:polyline><draw:line draw:style-name="gr13" draw:text-style-name="P225" svg:x1="4.348in" svg:y1="-0.0799in" svg:x2="4.348in" svg:y2="0.2953in"><text:p/></draw:line><draw:polyline draw:style-name="gr13" draw:text-style-name="P225" svg:width="0.8331in" svg:height="0.7213in" svg:x="2.8146in" svg:y="1.5484in" svg:viewBox="0 0 2117 1833" draw:points="2117,1833 1680,1833 1680,0 0,0 0,501"><text:p/></draw:polyline><draw:rect draw:style-name="gr8" draw:text-style-name="P225" svg:width="1.4098in" svg:height="0.6004in" svg:x="2.002in" svg:y="1.8654in"><text:p/></draw:rect><draw:rect draw:style-name="gr16" draw:text-style-name="P227" svg:width="1.4004in" svg:height="0.3004in" svg:x="1.8791in" svg:y="1.7453in"><draw:glue-point draw:id="4" svg:x="-1.9689in" svg:y="-1.8583in"/><draw:glue-point draw:id="5" svg:x="1.9398in" svg:y="-1.8583in"/><draw:glue-point draw:id="6" svg:x="-1.9689in" svg:y="1.6378in"/><draw:glue-point draw:id="7" svg:x="1.9398in" svg:y="2.5134in"/><text:p text:style-name="P226"><text:span text:style-name="T32"><text:tab/></text:span><text:span text:style-name="T32">Step:</text:span><text:span text:style-name="T32"><text:tab/></text:span><text:span text:style-name="T32">Failed</text:span></text:p></draw:rect><draw:rect draw:style-name="gr10" draw:text-style-name="P229" svg:width="1.4004in" svg:height="0.1504in" svg:x="1.8772in" svg:y="2.0453in"><draw:glue-point draw:id="4" svg:x="-1.9689in" svg:y="-1.8583in"/><draw:glue-point draw:id="5" svg:x="1.9398in" svg:y="-1.8583in"/><draw:glue-point draw:id="6" svg:x="-1.9689in" svg:y="1.6378in"/><draw:glue-point draw:id="7" svg:x="1.9398in" svg:y="2.5134in" draw:escape-direction="right"/><text:p text:style-name="P228"><text:span text:style-name="T31"><text:tab/></text:span><text:span text:style-name="T31">State: </text:span><text:span text:style-name="T31"><text:tab/></text:span><text:span text:style-name="T31">Failed</text:span></text:p></draw:rect><draw:rect draw:style-name="gr15" draw:text-style-name="P229" svg:width="1.4004in" svg:height="0.1504in" svg:x="1.8772in" svg:y="2.1953in"><draw:glue-point draw:id="4" svg:x="-1.9689in" svg:y="-1.8583in"/><draw:glue-point draw:id="5" svg:x="1.9398in" svg:y="-1.8583in"/><draw:glue-point draw:id="6" svg:x="-1.9689in" svg:y="1.6378in"/><draw:glue-point draw:id="7" svg:x="1.9398in" svg:y="2.5134in" draw:escape-direction="right"/><text:p text:style-name="P228"><text:span text:style-name="T31"><text:tab/></text:span><text:span text:style-name="T31">Action: </text:span><text:span text:style-name="T31"><text:tab/></text:span><text:span text:style-name="T31">Re-open</text:span></text:p></draw:rect></draw:g></text:p>
      <text:h text:style-name="P86" text:outline-level="4">Open</text:h>
      <text:p text:style-name="P55">This is the initial Step. The sub-task remains at this step until the work has concluded.</text:p>
      <text:h text:style-name="Heading_20_4" text:outline-level="4">Complete</text:h>
      <text:p text:style-name="P55">The sub-task moves to this step once all work has concluded successfully</text:p>
      <text:h text:style-name="P83" text:outline-level="4">Failed</text:h>
      <text:p text:style-name="P52">The sub-task moved to this step once no further work is to be carried out and the process failed.</text:p>
      <text:h text:style-name="Heading_20_3" text:outline-level="3">Closure Editing Workflow<text:tab/></text:h>
      <text:p text:style-name="Text_20_body"><draw:g text:anchor-type="paragraph" draw:z-index="16" draw:style-name="gr17"><draw:rect draw:style-name="gr8" draw:text-style-name="P225" svg:width="1.4098in" svg:height="0.6004in" svg:x="2.789in" svg:y="0.4701in"><text:p/></draw:rect><draw:rect draw:style-name="gr9" draw:text-style-name="P237" svg:width="1.4012in" svg:height="0.3004in" svg:x="2.6638in" svg:y="0.35in"><draw:glue-point draw:id="4" svg:x="-1.9689in" svg:y="-1.8583in"/><draw:glue-point draw:id="5" svg:x="1.9398in" svg:y="-1.8583in"/><draw:glue-point draw:id="6" svg:x="-1.9689in" svg:y="1.6378in"/><draw:glue-point draw:id="7" svg:x="1.9398in" svg:y="2.5134in"/><text:p text:style-name="P236"><text:span text:style-name="T32"><text:tab/></text:span><text:span text:style-name="T32">Step: <text:s/></text:span><text:span text:style-name="T35"><text:s/></text:span><text:span text:style-name="T32">Open</text:span></text:p></draw:rect><draw:rect draw:style-name="gr10" draw:text-style-name="P229" svg:width="1.4012in" svg:height="0.1504in" svg:x="2.6638in" svg:y="0.65in"><draw:glue-point draw:id="4" svg:x="-1.9689in" svg:y="-1.8583in"/><draw:glue-point draw:id="5" svg:x="1.9398in" svg:y="-1.8583in"/><draw:glue-point draw:id="6" svg:x="-1.9689in" svg:y="1.6378in"/><draw:glue-point draw:id="7" svg:x="1.9398in" svg:y="2.5134in" draw:escape-direction="right"/><text:p text:style-name="P228"><text:span text:style-name="T31"><text:tab/></text:span><text:span text:style-name="T31">State: </text:span><text:span text:style-name="T31"><text:tab/></text:span><text:span text:style-name="T31">Open</text:span></text:p></draw:rect><draw:rect draw:style-name="gr12" draw:text-style-name="P229" svg:width="1.4012in" svg:height="0.1504in" svg:x="2.6638in" svg:y="0.8in"><draw:glue-point draw:id="4" svg:x="-1.9689in" svg:y="-1.8583in"/><draw:glue-point draw:id="5" svg:x="1.9398in" svg:y="-1.8583in"/><draw:glue-point draw:id="6" svg:x="-1.9689in" svg:y="1.6378in"/><draw:glue-point draw:id="7" svg:x="1.9398in" svg:y="2.5134in" draw:escape-direction="right"/><text:p text:style-name="P228"><text:span text:style-name="T31"><text:tab/></text:span><text:span text:style-name="T31">Action: </text:span><text:span text:style-name="T31"><text:tab/></text:span><text:span text:style-name="T31">Complete</text:span></text:p></draw:rect><draw:line draw:style-name="gr13" draw:text-style-name="P225" svg:x1="3.3669in" svg:y1="0.95in" svg:x2="3.3669in" svg:y2="1.65in"><text:p/></draw:line><draw:rect draw:style-name="gr8" draw:text-style-name="P225" svg:width="1.4098in" svg:height="0.6004in" svg:x="2.789in" svg:y="1.7701in"><text:p/></draw:rect><draw:rect draw:style-name="gr14" draw:text-style-name="P237" svg:width="1.4012in" svg:height="0.3004in" svg:x="2.6638in" svg:y="1.65in"><draw:glue-point draw:id="4" svg:x="-1.9689in" svg:y="-1.8583in"/><draw:glue-point draw:id="5" svg:x="1.9398in" svg:y="-1.8583in"/><draw:glue-point draw:id="6" svg:x="-1.9689in" svg:y="1.6378in"/><draw:glue-point draw:id="7" svg:x="1.9398in" svg:y="2.5134in"/><text:p text:style-name="P236"><text:span text:style-name="T32"><text:tab/></text:span><text:span text:style-name="T32">Step: <text:s/></text:span><text:span text:style-name="T35"><text:s/></text:span><text:span text:style-name="T32">Complete</text:span></text:p></draw:rect><draw:rect draw:style-name="gr10" draw:text-style-name="P229" svg:width="1.4012in" svg:height="0.1504in" svg:x="2.6638in" svg:y="1.95in"><draw:glue-point draw:id="4" svg:x="-1.9689in" svg:y="-1.8583in"/><draw:glue-point draw:id="5" svg:x="1.9398in" svg:y="-1.8583in"/><draw:glue-point draw:id="6" svg:x="-1.9689in" svg:y="1.6378in"/><draw:glue-point draw:id="7" svg:x="1.9398in" svg:y="2.5134in" draw:escape-direction="right"/><text:p text:style-name="P228"><text:span text:style-name="T31"><text:tab/></text:span><text:span text:style-name="T31">State: </text:span><text:span text:style-name="T31"><text:tab/></text:span><text:span text:style-name="T31">Open</text:span></text:p></draw:rect><draw:rect draw:style-name="gr15" draw:text-style-name="P229" svg:width="1.4012in" svg:height="0.1504in" svg:x="2.6638in" svg:y="2.1in"><draw:glue-point draw:id="4" svg:x="-1.9689in" svg:y="-1.8583in"/><draw:glue-point draw:id="5" svg:x="1.9398in" svg:y="-1.8583in"/><draw:glue-point draw:id="6" svg:x="-1.9689in" svg:y="1.6378in"/><draw:glue-point draw:id="7" svg:x="1.9398in" svg:y="2.5134in" draw:escape-direction="right"/><text:p text:style-name="P228"><text:span text:style-name="T31"><text:tab/></text:span><text:span text:style-name="T31">Action: </text:span><text:span text:style-name="T31"><text:tab/></text:span><text:span text:style-name="T31">Re-open</text:span></text:p></draw:rect><draw:polyline draw:style-name="gr13" draw:text-style-name="P225" svg:width="0.3043in" svg:height="1.6744in" svg:x="4.0638in" svg:y="0.5in" svg:viewBox="0 0 774 4254" draw:points="0,4254 774,4254 774,0 0,0"><text:p/></draw:polyline><draw:line draw:style-name="gr13" draw:text-style-name="P225" svg:x1="3.3638in" svg:y1="-0.0252in" svg:x2="3.3638in" svg:y2="0.35in"><text:p/></draw:line></draw:g>Used by: Closure Editing Task</text:p>
      <text:p text:style-name="Text_20_body"/>
      <text:h text:style-name="P92" text:outline-level="4">Open</text:h>
      <text:p text:style-name="P52">This is the initial Step. The sub-task remains at this step until the work has concluded.</text:p>
      <text:h text:style-name="Heading_20_4" text:outline-level="4">Complete</text:h>
      <text:p text:style-name="P56">The sub-task moves to this step once all work has concluded.</text:p>
      <text:p text:style-name="P56"/>
      <text:h text:style-name="Heading_20_3" text:outline-level="3">In-House Closure Workflow<text:tab/></text:h>
      <text:p text:style-name="Text_20_body"><draw:g text:anchor-type="paragraph" draw:z-index="4" draw:style-name="gr26"><draw:rect draw:style-name="gr8" draw:text-style-name="P225" svg:width="2.0004in" svg:height="0.7504in" svg:x="2.2689in" svg:y="1.8091in"><text:p/></draw:rect><draw:rect draw:style-name="gr23" draw:text-style-name="P227" svg:width="1.998in" svg:height="0.3004in" svg:x="2.1173in" svg:y="1.689in"><draw:glue-point draw:id="4" svg:x="-1.9689in" svg:y="-1.8583in"/><draw:glue-point draw:id="5" svg:x="1.9398in" svg:y="-1.8583in"/><draw:glue-point draw:id="6" svg:x="-1.9689in" svg:y="1.6378in"/><draw:glue-point draw:id="7" svg:x="1.9398in" svg:y="2.5134in"/><text:p text:style-name="P226"><text:span text:style-name="T32"><text:tab/></text:span><text:span text:style-name="T32">Step:</text:span><text:span text:style-name="T32"><text:tab/></text:span><text:span text:style-name="T32">Perform Reactions</text:span></text:p></draw:rect><draw:rect draw:style-name="gr10" draw:text-style-name="P229" svg:width="1.998in" svg:height="0.1504in" svg:x="2.1173in" svg:y="1.989in"><draw:glue-point draw:id="4" svg:x="-1.9689in" svg:y="-1.8583in"/><draw:glue-point draw:id="5" svg:x="1.9398in" svg:y="-1.8583in"/><draw:glue-point draw:id="6" svg:x="-1.9689in" svg:y="1.6378in"/><draw:glue-point draw:id="7" svg:x="1.9398in" svg:y="2.5134in" draw:escape-direction="right"/><text:p text:style-name="P228"><text:span text:style-name="T31"><text:tab/></text:span><text:span text:style-name="T31">State: </text:span><text:span text:style-name="T31"><text:tab/></text:span><text:span text:style-name="T31">Perform Reactions</text:span></text:p></draw:rect><draw:rect draw:style-name="gr20" draw:text-style-name="P229" draw:id="id13" svg:width="1.998in" svg:height="0.1504in" svg:x="2.1173in" svg:y="2.139in"><draw:glue-point draw:id="4" svg:x="-1.9689in" svg:y="-1.8583in"/><draw:glue-point draw:id="5" svg:x="1.9398in" svg:y="-1.8583in"/><draw:glue-point draw:id="6" svg:x="-1.9689in" svg:y="1.6378in"/><draw:glue-point draw:id="7" svg:x="1.9398in" svg:y="2.5134in" draw:escape-direction="right"/><text:p text:style-name="P228"><text:span text:style-name="T31"><text:tab/></text:span><text:span text:style-name="T31">Action: </text:span><text:span text:style-name="T31"><text:tab/></text:span><text:span text:style-name="T31">Open</text:span></text:p></draw:rect><draw:rect draw:style-name="gr12" draw:text-style-name="P229" svg:width="1.998in" svg:height="0.1504in" svg:x="2.1173in" svg:y="2.289in"><draw:glue-point draw:id="4" svg:x="-1.9689in" svg:y="-1.8583in"/><draw:glue-point draw:id="5" svg:x="1.9398in" svg:y="-1.8583in"/><draw:glue-point draw:id="6" svg:x="-1.9689in" svg:y="1.6378in"/><draw:glue-point draw:id="7" svg:x="1.9398in" svg:y="2.5134in" draw:escape-direction="right"/><text:p text:style-name="P228"><text:span text:style-name="T31"><text:tab/></text:span><text:span text:style-name="T31">Action: </text:span><text:span text:style-name="T31"><text:tab/></text:span><text:span text:style-name="T31">Complete</text:span></text:p></draw:rect><draw:rect draw:style-name="gr8" draw:text-style-name="P225" svg:width="2.0004in" svg:height="0.6004in" svg:x="2.2697in" svg:y="0.7591in"><text:p/></draw:rect><draw:rect draw:style-name="gr18" draw:text-style-name="P227" draw:id="id14" svg:width="1.998in" svg:height="0.3004in" svg:x="2.1197in" svg:y="0.639in"><draw:glue-point draw:id="4" svg:x="-1.9689in" svg:y="-1.8583in"/><draw:glue-point draw:id="5" svg:x="1.9398in" svg:y="-1.8583in"/><draw:glue-point draw:id="6" svg:x="-1.9689in" svg:y="1.6378in"/><draw:glue-point draw:id="7" svg:x="1.9398in" svg:y="2.5134in"/><text:p text:style-name="P226"><text:span text:style-name="T32"><text:tab/></text:span><text:span text:style-name="T32">Step:</text:span><text:span text:style-name="T32"><text:tab/></text:span><text:span text:style-name="T32">Open</text:span></text:p></draw:rect><draw:rect draw:style-name="gr10" draw:text-style-name="P229" svg:width="1.998in" svg:height="0.1504in" svg:x="2.1197in" svg:y="0.939in"><draw:glue-point draw:id="4" svg:x="-1.9689in" svg:y="-1.8583in"/><draw:glue-point draw:id="5" svg:x="1.9398in" svg:y="-1.8583in"/><draw:glue-point draw:id="6" svg:x="-1.9689in" svg:y="1.6378in"/><draw:glue-point draw:id="7" svg:x="1.9398in" svg:y="2.5134in" draw:escape-direction="right"/><text:p text:style-name="P228"><text:span text:style-name="T31"><text:tab/></text:span><text:span text:style-name="T31">State: </text:span><text:span text:style-name="T31"><text:tab/></text:span><text:span text:style-name="T31">Open</text:span></text:p></draw:rect><draw:rect draw:style-name="gr25" draw:text-style-name="P229" svg:width="1.998in" svg:height="0.1504in" svg:x="2.1173in" svg:y="1.089in"><draw:glue-point draw:id="4" svg:x="-1.9689in" svg:y="-1.8583in"/><draw:glue-point draw:id="5" svg:x="1.9398in" svg:y="-1.8583in"/><draw:glue-point draw:id="6" svg:x="-1.9689in" svg:y="1.6378in"/><draw:glue-point draw:id="7" svg:x="1.9398in" svg:y="2.5134in" draw:escape-direction="right"/><text:p text:style-name="P228"><text:span text:style-name="T31"><text:tab/></text:span><text:span text:style-name="T31">Action: </text:span><text:span text:style-name="T31"><text:tab/></text:span><text:span text:style-name="T31">Perform Reactions</text:span></text:p></draw:rect><draw:rect draw:style-name="gr22" draw:text-style-name="P225" svg:width="0.5358in" svg:height="0.1252in" svg:x="2.1173in" svg:y="0.4787in"><text:p/></draw:rect><draw:rect draw:style-name="gr8" draw:text-style-name="P225" svg:width="2.0004in" svg:height="0.6004in" svg:x="2.2689in" svg:y="3.0091in"><text:p/></draw:rect><draw:rect draw:style-name="gr14" draw:text-style-name="P227" svg:width="1.998in" svg:height="0.3004in" svg:x="2.1173in" svg:y="2.889in"><draw:glue-point draw:id="4" svg:x="-1.9689in" svg:y="-1.8583in"/><draw:glue-point draw:id="5" svg:x="1.9398in" svg:y="-1.8583in"/><draw:glue-point draw:id="6" svg:x="-1.9689in" svg:y="1.6378in"/><draw:glue-point draw:id="7" svg:x="1.9398in" svg:y="2.5134in"/><text:p text:style-name="P226"><text:span text:style-name="T32"><text:tab/></text:span><text:span text:style-name="T32">Step:</text:span><text:span text:style-name="T32"><text:tab/></text:span><text:span text:style-name="T32">Complete</text:span></text:p></draw:rect><draw:rect draw:style-name="gr10" draw:text-style-name="P229" svg:width="1.998in" svg:height="0.1504in" svg:x="2.1173in" svg:y="3.189in"><draw:glue-point draw:id="4" svg:x="-1.9689in" svg:y="-1.8583in"/><draw:glue-point draw:id="5" svg:x="1.9398in" svg:y="-1.8583in"/><draw:glue-point draw:id="6" svg:x="-1.9689in" svg:y="1.6378in"/><draw:glue-point draw:id="7" svg:x="1.9398in" svg:y="2.5134in" draw:escape-direction="right"/><text:p text:style-name="P228"><text:span text:style-name="T31"><text:tab/></text:span><text:span text:style-name="T31">State: </text:span><text:span text:style-name="T31"><text:tab/></text:span><text:span text:style-name="T31">Complete</text:span></text:p></draw:rect><draw:rect draw:style-name="gr25" draw:text-style-name="P229" svg:width="1.998in" svg:height="0.1504in" svg:x="2.1173in" svg:y="3.339in"><draw:glue-point draw:id="4" svg:x="-1.9689in" svg:y="-1.8583in"/><draw:glue-point draw:id="5" svg:x="1.9398in" svg:y="-1.8583in"/><draw:glue-point draw:id="6" svg:x="-1.9689in" svg:y="1.6378in"/><draw:glue-point draw:id="7" svg:x="1.9398in" svg:y="2.5134in" draw:escape-direction="right"/><text:p text:style-name="P228"><text:span text:style-name="T31"><text:tab/></text:span><text:span text:style-name="T31">Action: </text:span><text:span text:style-name="T31"><text:tab/></text:span><text:span text:style-name="T31">Perform Reactions</text:span></text:p></draw:rect><draw:line draw:style-name="gr13" draw:text-style-name="P225" svg:x1="3.1173in" svg:y1="1.239in" svg:x2="3.1173in" svg:y2="1.689in"><text:p/></draw:line><draw:line draw:style-name="gr13" draw:text-style-name="P225" svg:x1="3.1173in" svg:y1="2.439in" svg:x2="3.1173in" svg:y2="2.889in"><text:p/></draw:line><draw:polyline draw:style-name="gr13" draw:text-style-name="P225" svg:width="0.3429in" svg:height="1.5744in" svg:x="1.7744in" svg:y="1.839in" svg:viewBox="0 0 872 4000" draw:points="872,4000 0,4000 0,0 872,0"><text:p/></draw:polyline><draw:connector draw:style-name="gr13" draw:text-style-name="P225" svg:x1="4.1154in" svg:y1="2.2138in" svg:x2="4.1173in" svg:y2="0.789in" draw:start-shape="id13" draw:start-glue-point="1" draw:end-shape="id14" svg:d="m10453 5623h506v-3619h-501"><text:p/></draw:connector><draw:line draw:style-name="gr13" draw:text-style-name="P225" svg:x1="3.1201in" svg:y1="0.189in" svg:x2="3.1201in" svg:y2="0.639in"><text:p/></draw:line></draw:g>Used by: In-House Closure Workflow</text:p>
      <text:h text:style-name="Heading_20_4" text:outline-level="4">Open</text:h>
      <text:p text:style-name="P52"><text:span text:style-name="T3">This is the i</text:span>nitial Step. The sub-task remains at this step until the work <text:span text:style-name="T1">begins</text:span><text:span text:style-name="T3">, unlike the previous workflows.</text:span></text:p>
      <text:h text:style-name="Heading_20_4" text:outline-level="4">Perform Reactions</text:h>
      <text:p text:style-name="P52">The sub-task enters this step when the lab work begins and remains at this step until the lab work is complete.</text:p>
      <text:h text:style-name="Heading_20_4" text:outline-level="4">Completed</text:h>
      <text:p text:style-name="P52">The sub-task moves to this step once all work has concluded</text:p>
      <text:h text:style-name="P210" text:outline-level="3"><draw:g text:anchor-type="paragraph" draw:z-index="2" draw:style-name="gr17"><draw:rect draw:style-name="gr8" draw:text-style-name="P225" svg:width="2.0004in" svg:height="0.5476in" svg:x="2.6445in" svg:y="0.8083in"><text:p/></draw:rect><draw:rect draw:style-name="gr18" draw:text-style-name="P227" svg:width="1.9976in" svg:height="0.274in" svg:x="2.4957in" svg:y="0.6992in"><draw:glue-point draw:id="4" svg:x="-1.9689in" svg:y="-1.8583in"/><draw:glue-point draw:id="5" svg:x="1.9398in" svg:y="-1.8583in"/><draw:glue-point draw:id="6" svg:x="-1.9689in" svg:y="1.6378in"/><draw:glue-point draw:id="7" svg:x="1.9398in" svg:y="2.5134in"/><text:p text:style-name="P226"><text:span text:style-name="T32"><text:tab/></text:span><text:span text:style-name="T32">Step:</text:span><text:span text:style-name="T32"><text:tab/></text:span><text:span text:style-name="T32">Open</text:span></text:p></draw:rect><draw:rect draw:style-name="gr10" draw:text-style-name="P230" svg:width="1.9976in" svg:height="0.137in" svg:x="2.4957in" svg:y="0.9728in"><draw:glue-point draw:id="4" svg:x="-1.9689in" svg:y="-1.8583in"/><draw:glue-point draw:id="5" svg:x="1.9398in" svg:y="-1.8583in"/><draw:glue-point draw:id="6" svg:x="-1.9689in" svg:y="1.6378in"/><draw:glue-point draw:id="7" svg:x="1.9398in" svg:y="2.5134in" draw:escape-direction="right"/><text:p text:style-name="P228"><text:span text:style-name="T33"><text:tab/></text:span><text:span text:style-name="T33">State: </text:span><text:span text:style-name="T33"><text:tab/></text:span><text:span text:style-name="T33">Open</text:span></text:p></draw:rect><draw:rect draw:style-name="gr15" draw:text-style-name="P230" svg:width="1.9976in" svg:height="0.137in" svg:x="2.4957in" svg:y="1.1098in"><draw:glue-point draw:id="4" svg:x="-1.9689in" svg:y="-1.8583in"/><draw:glue-point draw:id="5" svg:x="1.9398in" svg:y="-1.8583in"/><draw:glue-point draw:id="6" svg:x="-1.9689in" svg:y="1.6378in"/><draw:glue-point draw:id="7" svg:x="1.9398in" svg:y="2.5134in" draw:escape-direction="right"/><text:p text:style-name="P228"><text:span text:style-name="T33"><text:tab/></text:span><text:span text:style-name="T33">Action: </text:span><text:span text:style-name="T33"><text:tab/></text:span><text:span text:style-name="T33">Design Primer</text:span></text:p></draw:rect><draw:rect draw:style-name="gr19" draw:text-style-name="P225" svg:width="1.9996in" svg:height="0.6843in" svg:x="2.6445in" svg:y="1.7665in"><text:p/></draw:rect><draw:rect draw:style-name="gr9" draw:text-style-name="P231" svg:width="1.998in" svg:height="0.274in" svg:x="2.4929in" svg:y="1.6571in"><draw:glue-point draw:id="4" svg:x="-1.9689in" svg:y="-1.8583in"/><draw:glue-point draw:id="5" svg:x="1.9398in" svg:y="-1.8583in"/><draw:glue-point draw:id="6" svg:x="-1.9689in" svg:y="1.6378in"/><draw:glue-point draw:id="7" svg:x="1.9398in" svg:y="2.5134in"/><text:p text:style-name="P226"><text:span text:style-name="T32"><text:tab/></text:span><text:span text:style-name="T32">Step:</text:span><text:span text:style-name="T32"><text:tab/></text:span><text:span text:style-name="T32">Design Primer</text:span></text:p></draw:rect><draw:rect draw:style-name="gr10" draw:text-style-name="P229" svg:width="1.998in" svg:height="0.137in" svg:x="2.4929in" svg:y="1.9307in"><draw:glue-point draw:id="4" svg:x="-1.9689in" svg:y="-1.8583in"/><draw:glue-point draw:id="5" svg:x="1.9398in" svg:y="-1.8583in"/><draw:glue-point draw:id="6" svg:x="-1.9689in" svg:y="1.6378in"/><draw:glue-point draw:id="7" svg:x="1.9398in" svg:y="2.5134in" draw:escape-direction="right"/><text:p text:style-name="P228"><text:span text:style-name="T31"><text:tab/></text:span><text:span text:style-name="T31">State: </text:span><text:span text:style-name="T31"><text:tab/></text:span><text:span text:style-name="T31">Design Primer</text:span></text:p></draw:rect><draw:rect draw:style-name="gr20" draw:text-style-name="P229" svg:width="1.998in" svg:height="0.137in" svg:x="2.4929in" svg:y="2.0673in"><draw:glue-point draw:id="4" svg:x="-1.9689in" svg:y="-1.8583in"/><draw:glue-point draw:id="5" svg:x="1.9398in" svg:y="-1.8583in"/><draw:glue-point draw:id="6" svg:x="-1.9689in" svg:y="1.6378in"/><draw:glue-point draw:id="7" svg:x="1.9398in" svg:y="2.5134in" draw:escape-direction="right"/><text:p text:style-name="P228"><text:span text:style-name="T31"><text:tab/></text:span><text:span text:style-name="T31">Action: </text:span><text:span text:style-name="T31"><text:tab/></text:span><text:span text:style-name="T31">Re-open</text:span></text:p></draw:rect><draw:rect draw:style-name="gr21" draw:text-style-name="P229" svg:width="1.998in" svg:height="0.1378in" svg:x="2.4929in" svg:y="2.2043in"><draw:glue-point draw:id="4" svg:x="-1.9689in" svg:y="-1.8583in"/><draw:glue-point draw:id="5" svg:x="1.9398in" svg:y="-1.8583in"/><draw:glue-point draw:id="6" svg:x="-1.9689in" svg:y="1.6378in"/><draw:glue-point draw:id="7" svg:x="1.9398in" svg:y="2.5134in" draw:escape-direction="right"/><text:p text:style-name="P228"><text:span text:style-name="T31"><text:tab/></text:span><text:span text:style-name="T31">Action: </text:span><text:span text:style-name="T31"><text:tab/></text:span><text:span text:style-name="T31">Order Primer</text:span></text:p></draw:rect><draw:rect draw:style-name="gr22" draw:text-style-name="P225" svg:width="0.3752in" svg:height="0.1142in" svg:x="3.0063in" svg:y="0.1063in"><text:p/></draw:rect><draw:rect draw:style-name="gr8" draw:text-style-name="P225" svg:width="2.0004in" svg:height="0.685in" svg:x="2.6445in" svg:y="3.9555in"><text:p/></draw:rect><draw:rect draw:style-name="gr23" draw:text-style-name="P227" svg:width="1.998in" svg:height="0.274in" svg:x="2.4929in" svg:y="3.8465in"><draw:glue-point draw:id="4" svg:x="-1.9689in" svg:y="-1.8583in"/><draw:glue-point draw:id="5" svg:x="1.9398in" svg:y="-1.8583in"/><draw:glue-point draw:id="6" svg:x="-1.9689in" svg:y="1.6378in"/><draw:glue-point draw:id="7" svg:x="1.9398in" svg:y="2.5134in"/><text:p text:style-name="P226"><text:span text:style-name="T32"><text:tab/></text:span><text:span text:style-name="T32">Step:</text:span><text:span text:style-name="T32"><text:tab/></text:span><text:span text:style-name="T32">Perform Reactions</text:span></text:p></draw:rect><draw:rect draw:style-name="gr10" draw:text-style-name="P229" svg:width="1.998in" svg:height="0.137in" svg:x="2.4929in" svg:y="4.1201in"><draw:glue-point draw:id="4" svg:x="-1.9689in" svg:y="-1.8583in"/><draw:glue-point draw:id="5" svg:x="1.9398in" svg:y="-1.8583in"/><draw:glue-point draw:id="6" svg:x="-1.9689in" svg:y="1.6378in"/><draw:glue-point draw:id="7" svg:x="1.9398in" svg:y="2.5134in" draw:escape-direction="right"/><text:p text:style-name="P228"><text:span text:style-name="T31"><text:tab/></text:span><text:span text:style-name="T31">State: </text:span><text:span text:style-name="T31"><text:tab/></text:span><text:span text:style-name="T31">Perform Reactions</text:span></text:p></draw:rect><draw:rect draw:style-name="gr21" draw:text-style-name="P229" svg:width="1.998in" svg:height="0.137in" svg:x="2.4929in" svg:y="4.2571in"><draw:glue-point draw:id="4" svg:x="-1.9689in" svg:y="-1.8583in"/><draw:glue-point draw:id="5" svg:x="1.9398in" svg:y="-1.8583in"/><draw:glue-point draw:id="6" svg:x="-1.9689in" svg:y="1.6378in"/><draw:glue-point draw:id="7" svg:x="1.9398in" svg:y="2.5134in" draw:escape-direction="right"/><text:p text:style-name="P228"><text:span text:style-name="T31"><text:tab/></text:span><text:span text:style-name="T31">Action: </text:span><text:span text:style-name="T31"><text:tab/></text:span><text:span text:style-name="T31">Order Primer</text:span></text:p></draw:rect><draw:rect draw:style-name="gr12" draw:text-style-name="P229" svg:width="1.998in" svg:height="0.137in" svg:x="2.4929in" svg:y="4.3937in"><draw:glue-point draw:id="4" svg:x="-1.9689in" svg:y="-1.8583in"/><draw:glue-point draw:id="5" svg:x="1.9398in" svg:y="-1.8583in"/><draw:glue-point draw:id="6" svg:x="-1.9689in" svg:y="1.6378in"/><draw:glue-point draw:id="7" svg:x="1.9398in" svg:y="2.5134in" draw:escape-direction="right"/><text:p text:style-name="P228"><text:span text:style-name="T31"><text:tab/></text:span><text:span text:style-name="T31">Action: </text:span><text:span text:style-name="T31"><text:tab/></text:span><text:span text:style-name="T31">Complete</text:span></text:p></draw:rect><draw:rect draw:style-name="gr8" draw:text-style-name="P225" svg:width="2.0004in" svg:height="0.6843in" svg:x="2.6445in" svg:y="2.861in"><text:p/></draw:rect><draw:rect draw:style-name="gr24" draw:text-style-name="P227" svg:width="1.998in" svg:height="0.2732in" svg:x="2.4929in" svg:y="2.752in"><draw:glue-point draw:id="4" svg:x="-1.9689in" svg:y="-1.8583in"/><draw:glue-point draw:id="5" svg:x="1.9398in" svg:y="-1.8583in"/><draw:glue-point draw:id="6" svg:x="-1.9689in" svg:y="1.6378in"/><draw:glue-point draw:id="7" svg:x="1.9398in" svg:y="2.5134in"/><text:p text:style-name="P226"><text:span text:style-name="T32"><text:tab/></text:span><text:span text:style-name="T32">Step:</text:span><text:span text:style-name="T32"><text:tab/></text:span><text:span text:style-name="T32">Order Primer</text:span></text:p></draw:rect><draw:rect draw:style-name="gr10" draw:text-style-name="P229" svg:width="1.998in" svg:height="0.1378in" svg:x="2.4929in" svg:y="3.0252in"><draw:glue-point draw:id="4" svg:x="-1.9689in" svg:y="-1.8583in"/><draw:glue-point draw:id="5" svg:x="1.9398in" svg:y="-1.8583in"/><draw:glue-point draw:id="6" svg:x="-1.9689in" svg:y="1.6378in"/><draw:glue-point draw:id="7" svg:x="1.9398in" svg:y="2.5134in" draw:escape-direction="right"/><text:p text:style-name="P228"><text:span text:style-name="T31"><text:tab/></text:span><text:span text:style-name="T31">State: </text:span><text:span text:style-name="T31"><text:tab/></text:span><text:span text:style-name="T31">Order Primer</text:span></text:p></draw:rect><draw:rect draw:style-name="gr15" draw:text-style-name="P229" svg:width="1.998in" svg:height="0.137in" svg:x="2.4929in" svg:y="3.1626in"><draw:glue-point draw:id="4" svg:x="-1.9689in" svg:y="-1.8583in"/><draw:glue-point draw:id="5" svg:x="1.9398in" svg:y="-1.8583in"/><draw:glue-point draw:id="6" svg:x="-1.9689in" svg:y="1.6378in"/><draw:glue-point draw:id="7" svg:x="1.9398in" svg:y="2.5134in" draw:escape-direction="right"/><text:p text:style-name="P228"><text:span text:style-name="T31"><text:tab/></text:span><text:span text:style-name="T31">Action: </text:span><text:span text:style-name="T31"><text:tab/></text:span><text:span text:style-name="T31">Design Primer</text:span></text:p></draw:rect><draw:rect draw:style-name="gr25" draw:text-style-name="P229" svg:width="1.998in" svg:height="0.1362in" svg:x="2.4929in" svg:y="3.2992in"><draw:glue-point draw:id="4" svg:x="-1.9689in" svg:y="-1.8583in"/><draw:glue-point draw:id="5" svg:x="1.9398in" svg:y="-1.8583in"/><draw:glue-point draw:id="6" svg:x="-1.9689in" svg:y="1.6378in"/><draw:glue-point draw:id="7" svg:x="1.9398in" svg:y="2.5134in" draw:escape-direction="right"/><text:p text:style-name="P228"><text:span text:style-name="T31"><text:tab/></text:span><text:span text:style-name="T31">Action: </text:span><text:span text:style-name="T31"><text:tab/></text:span><text:span text:style-name="T31">Perform Reactions</text:span></text:p></draw:rect><draw:rect draw:style-name="gr22" draw:text-style-name="P225" svg:width="0.5358in" svg:height="0.115in" svg:x="2.4929in" svg:y="2.7417in"><text:p/></draw:rect><draw:rect draw:style-name="gr8" draw:text-style-name="P225" svg:width="2.0004in" svg:height="0.5476in" svg:x="2.6445in" svg:y="5.0508in"><text:p/></draw:rect><draw:rect draw:style-name="gr14" draw:text-style-name="P227" svg:width="1.998in" svg:height="0.274in" svg:x="2.4929in" svg:y="4.9409in"><draw:glue-point draw:id="4" svg:x="-1.9689in" svg:y="-1.8583in"/><draw:glue-point draw:id="5" svg:x="1.9398in" svg:y="-1.8583in"/><draw:glue-point draw:id="6" svg:x="-1.9689in" svg:y="1.6378in"/><draw:glue-point draw:id="7" svg:x="1.9398in" svg:y="2.5134in"/><text:p text:style-name="P226"><text:span text:style-name="T32"><text:tab/></text:span><text:span text:style-name="T32">Step:</text:span><text:span text:style-name="T32"><text:tab/></text:span><text:span text:style-name="T32">Complete</text:span></text:p></draw:rect><draw:rect draw:style-name="gr10" draw:text-style-name="P229" svg:width="1.998in" svg:height="0.137in" svg:x="2.4929in" svg:y="5.2146in"><draw:glue-point draw:id="4" svg:x="-1.9689in" svg:y="-1.8583in"/><draw:glue-point draw:id="5" svg:x="1.9398in" svg:y="-1.8583in"/><draw:glue-point draw:id="6" svg:x="-1.9689in" svg:y="1.6378in"/><draw:glue-point draw:id="7" svg:x="1.9398in" svg:y="2.5134in" draw:escape-direction="right"/><text:p text:style-name="P228"><text:span text:style-name="T31"><text:tab/></text:span><text:span text:style-name="T31">State: </text:span><text:span text:style-name="T31"><text:tab/></text:span><text:span text:style-name="T31">Complete</text:span></text:p></draw:rect><draw:rect draw:style-name="gr25" draw:text-style-name="P229" svg:width="1.998in" svg:height="0.137in" svg:x="2.4929in" svg:y="5.3516in"><draw:glue-point draw:id="4" svg:x="-1.9689in" svg:y="-1.8583in"/><draw:glue-point draw:id="5" svg:x="1.9398in" svg:y="-1.8583in"/><draw:glue-point draw:id="6" svg:x="-1.9689in" svg:y="1.6378in"/><draw:glue-point draw:id="7" svg:x="1.9398in" svg:y="2.5134in" draw:escape-direction="right"/><text:p text:style-name="P228"><text:span text:style-name="T31"><text:tab/></text:span><text:span text:style-name="T31">Action: </text:span><text:span text:style-name="T31"><text:tab/></text:span><text:span text:style-name="T31">Perform Reactions</text:span></text:p></draw:rect><draw:polyline draw:style-name="gr13" draw:text-style-name="P225" svg:width="0.002in" svg:height="0.4102in" svg:x="3.4921in" svg:y="1.2465in" svg:viewBox="0 0 6 1043" draw:points="6,0 6,523 0,523 0,1043"><text:p/></draw:polyline><draw:line draw:style-name="gr13" draw:text-style-name="P225" svg:x1="3.4921in" svg:y1="2.3409in" svg:x2="3.4921in" svg:y2="2.7516in"><text:p/></draw:line><draw:line draw:style-name="gr13" draw:text-style-name="P225" svg:x1="3.4921in" svg:y1="3.4354in" svg:x2="3.4921in" svg:y2="3.8461in"><text:p/></draw:line><draw:line draw:style-name="gr13" draw:text-style-name="P225" svg:x1="3.4921in" svg:y1="4.5303in" svg:x2="3.4921in" svg:y2="4.9409in"><text:p/></draw:line><draw:polyline draw:style-name="gr13" draw:text-style-name="P225" svg:width="0.3429in" svg:height="1.4362in" svg:x="2.15in" svg:y="3.9831in" svg:viewBox="0 0 872 3649" draw:points="872,3649 0,3649 0,0 872,0"><text:p/></draw:polyline><draw:polyline draw:style-name="gr13" draw:text-style-name="P225" svg:width="0.2839in" svg:height="1.4362in" svg:x="4.4909in" svg:y="2.8882in" svg:viewBox="0 0 722 3649" draw:points="0,3649 722,3649 722,0 0,0"><text:p/></draw:polyline><draw:polyline draw:style-name="gr13" draw:text-style-name="P225" svg:width="0.3429in" svg:height="1.4362in" svg:x="2.15in" svg:y="1.7937in" svg:viewBox="0 0 872 3649" draw:points="872,3649 0,3649 0,0 872,0"><text:p/></draw:polyline><draw:polyline draw:style-name="gr13" draw:text-style-name="P225" svg:width="0.2839in" svg:height="1.2992in" svg:x="4.4909in" svg:y="0.8358in" svg:viewBox="0 0 722 3301" draw:points="0,3301 722,3301 722,0 6,0"><text:p/></draw:polyline><draw:polyline draw:style-name="gr13" draw:text-style-name="P225" svg:width="0.002in" svg:height="0.4102in" svg:x="3.4941in" svg:y="0.2886in" svg:viewBox="0 0 6 1043" draw:points="6,0 6,523 0,523 0,1043"><text:p/></draw:polyline></draw:g>Custom Closure Workflow<text:tab/></text:h>
      <text:p text:style-name="Text_20_body">Used by: Custom Closure Editing Task</text:p>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P93" text:outline-level="4">Open</text:h>
      <text:p text:style-name="P52">This is the initial Step. The sub-task remains at this step until the work <text:span text:style-name="T1">begins</text:span><text:span text:style-name="T3">, unlike the previous workflows.</text:span></text:p>
      <text:h text:style-name="P93" text:outline-level="4">Design Primer</text:h>
      <text:p text:style-name="P52">The sub-task remains at this step until the primer design is complete</text:p>
      <text:h text:style-name="P93" text:outline-level="4">Order Primer</text:h>
      <text:p text:style-name="P52">When this step is reached the primers are ordered. The sub-task then remains at this step until the primers have been delivered.</text:p>
      <text:h text:style-name="P93" text:outline-level="4">Perform Reactions</text:h>
      <text:p text:style-name="P52">The sub-task enters this step when the primers arrive. It remains at this step until all of the lab work is done.</text:p>
      <text:h text:style-name="P93" text:outline-level="4">Completed</text:h>
      <text:p text:style-name="P52">The sub-task moves to this step once all work has concluded</text:p>
      <text:h text:style-name="Heading_20_2" text:outline-level="2"><text:soft-page-break/>Changes to the Workflow</text:h>
      <text:p text:style-name="indent">The workflow has changed in a number of ways from the initial draft. This section exists to document both the changes and the reasons for them.</text:p>
      <text:h text:style-name="Heading_20_4" text:outline-level="4">Removal of path from Assemble to Close Sample</text:h>
      <text:p text:style-name="indent">Samples can still move from the <text:span text:style-name="T5">Close Sample</text:span> step to the <text:span text:style-name="T5">Assemble</text:span> step when there closure tasks were only edits and no new sequencing was carried out. </text:p>
      <text:p text:style-name="indent"><text:span text:style-name="T12">The A</text:span><text:span text:style-name="T5">ssemble </text:span><text:span text:style-name="T12">step is intended to be used by samples awaiting assembly, or that are in the process of assembly. No decisions, about the samples path through the workflow, need to be made there. </text:span></text:p>
      <text:p text:style-name="indent">The <text:span text:style-name="T5">Assemble</text:span> step contains samples that are waiting to be assembled. <text:s/></text:p>
      <text:list xml:id="list1017568586" text:style-name="L34">
        <text:list-item>
          <text:p text:style-name="P192">Once assembled the sample should be moved to the <text:span text:style-name="T5">Review Assembly</text:span> step. </text:p>
        </text:list-item>
        <text:list-item>
          <text:p text:style-name="P192">If assembly fails for a sample then it should still proceed to <text:span text:style-name="T5">Review Assembly. </text:span></text:p>
        </text:list-item>
        <text:list-item>
          <text:p text:style-name="P192"><text:span text:style-name="T12">If it is decided to skip assembly, because of some known problem, the sample should still proceed to </text:span><text:span text:style-name="T5">Review Assembly</text:span><text:span text:style-name="T12"> to indicate that manual intervention is needed to decide what the samples next step should be.</text:span></text:p>
        </text:list-item>
      </text:list>
      <text:p text:style-name="indent"><text:span text:style-name="T12">Once assembly has finished (completed, failed or aborted) the sample should be moved to the R</text:span><text:span text:style-name="T5">eview Assembly</text:span><text:span text:style-name="T12"> step. If closure tasks are required the sample can be moved to the close Sample step from the R</text:span><text:span text:style-name="T5">eview Assembly</text:span><text:span text:style-name="T12"> step.</text:span></text:p>
      <text:p text:style-name="indent"><text:span text:style-name="T12">Passing through the </text:span><text:span text:style-name="T5">Review Assembly </text:span><text:span text:style-name="T12">step and before moving to the </text:span><text:span text:style-name="T5">Close sample</text:span><text:span text:style-name="T12"> step makes sense as samples should be reviewed, either manually or automatically, before they enter closure. Closure is also only one of the possible steps a sample could require. The assembler, human or script, can indicate that there is a problem with the sequence without having to decide what should be done about it.</text:span></text:p>
      <text:h text:style-name="Heading_20_4" text:outline-level="4">Accessing Close Sample only via Review Assembly</text:h>
      <text:p text:style-name="indent"><text:span text:style-name="T12">As indicated in the 'Removal of path from Assemble to Close Sample' section it is simpler for a step to determine something is wrong than to decide on the best cause of action. By having the </text:span><text:span text:style-name="T5">Close Sample</text:span><text:span text:style-name="T12"> step only accessible via the </text:span><text:span text:style-name="T5">Review Assembly </text:span><text:span text:style-name="T12">step only samples that have been reviewed and it has been decided to close will enter closure. Users or programs acting in other steps do not need to decide what should be done if a problem is found with a sample. Equally they cannot assign work to the sample without it passing back to the </text:span><text:span text:style-name="T5">Review Assembly </text:span><text:span text:style-name="T12">step.</text:span></text:p>
      <text:p text:style-name="indent"><text:span text:style-name="T12">The </text:span><text:span text:style-name="T5">Review Assembly </text:span><text:span text:style-name="T12">step has paths to handle a wide range of problems with samples:</text:span></text:p>
      <text:list xml:id="list1463519577" text:style-name="L35">
        <text:list-item>
          <text:p text:style-name="P193"><text:span text:style-name="T12">If the sample is complete it is automatically moved to the </text:span><text:span text:style-name="T5">Annotate </text:span><text:span text:style-name="T12">step</text:span></text:p>
        </text:list-item>
        <text:list-item>
          <text:p text:style-name="P193"><text:span text:style-name="T12">If the sample is going to be submitted as draft it proceeds to the </text:span><text:span text:style-name="T5">Annotate s</text:span><text:span text:style-name="T12">tep</text:span></text:p>
        </text:list-item>
        <text:list-item>
          <text:p text:style-name="P193"><text:span text:style-name="T12">If the sample should be re-sequenced it is moved back to the </text:span><text:span text:style-name="T5">Lab Processing </text:span><text:span text:style-name="T12">step</text:span></text:p>
        </text:list-item>
        <text:list-item>
          <text:p text:style-name="P193"><text:span text:style-name="T12">If the sample should be re-assembled it is moved back to the </text:span><text:span text:style-name="T5">Assemble </text:span><text:span text:style-name="T12">step</text:span></text:p>
        </text:list-item>
        <text:list-item>
          <text:p text:style-name="P193"><text:soft-page-break/><text:span text:style-name="T12">If the sample requires closure work it is moved to the </text:span><text:span text:style-name="T8">Close Sample </text:span><text:span text:style-name="T12">step</text:span></text:p>
        </text:list-item>
        <text:list-item>
          <text:p text:style-name="P193"><text:span text:style-name="T12">If the sample is not going to be submitted but should still be used for statistics then it is moved to the Un</text:span><text:span text:style-name="T5">resolved </text:span><text:span text:style-name="T12">step</text:span></text:p>
        </text:list-item>
        <text:list-item>
          <text:p text:style-name="P193"><text:span text:style-name="T12">If the sample should be ignored then it is moved to the D</text:span><text:span text:style-name="T5">eprecated</text:span><text:span text:style-name="T12"> step</text:span></text:p>
        </text:list-item>
      </text:list>
      <text:h text:style-name="Heading_20_4" text:outline-level="4">Removing the, optional, bypass of Validate</text:h>
      <text:p text:style-name="indent"><text:span text:style-name="T12">All Sanger sequenced samples should pass through the </text:span><text:span text:style-name="T5">Validate </text:span><text:span text:style-name="T12">step. At the moment Next-Gen samples do not have an equivalent step. A path from the </text:span><text:span text:style-name="T5">Review Assembly / Review Annotation </text:span><text:span text:style-name="T12">steps to the </text:span><text:span text:style-name="T5">Collaborator Review </text:span><text:span text:style-name="T12">step was previously added to allow Next-Gen samples to skip the </text:span><text:span text:style-name="T5">Validate </text:span><text:span text:style-name="T12">step.</text:span></text:p>
      <text:p text:style-name="indent">The alternative is instead of bypassing <text:span text:style-name="T5">Validate</text:span>, and adding an extra path, to instead pass all samples into the <text:span text:style-name="T5">Validate Step</text:span> but only run 'FLAVOR' on the Sanger sequenced ones. This has the advantage that if in the future Next-Gen samples can be validated, possibly by a separate program, no change to the workflow is needed.</text:p>
      <text:p text:style-name="indent">Initially it will be a human who decides which samples to run FLAVOR on and which to pass-through. Latter this logic could be automated based on the sub-tasks that have been run on the issue.</text:p>
      <text:p text:style-name="P68">From a user's perspective they will only need to use one path for samples that are ready to submit, instead of two (one for Sanger and one for Next-Gen).</text:p>
      <text:h text:style-name="Heading_20_4" text:outline-level="4">Adding the Annotation Steps for all Samples</text:h>
      <text:p text:style-name="indent">Originally there was a path, for influenza, that went from the <text:span text:style-name="T5">Review Assembly</text:span> <text:span text:style-name="T12">step </text:span>directly to the <text:span text:style-name="T5">Validate </text:span><text:span text:style-name="T12">step</text:span> without passing through annotation. There was also a path from the <text:span text:style-name="T5">Review Assembly</text:span> step to the <text:span text:style-name="T5">Collaborator Review</text:span> step for influenza draft samples (this was removed along with the bypass of Validate). Rather than have these separate paths for influenza it would be simpler if all viruses used the same path. Instead of a path around the annotation steps the steps can be configured to pass influenza samples through to the <text:span text:style-name="T5">Validate </text:span><text:span text:style-name="T12">step without carrying out any actual work. </text:span></text:p>
      <text:p text:style-name="indent">This reduces the number of paths and hence complexity of the workflow and also simplifies adding and removing annotation for different pipelines.</text:p>
      <text:h text:style-name="Heading_20_4" text:outline-level="4">Redefining Collaborator Review</text:h>
      <text:p text:style-name="indent"><text:span text:style-name="T12">Previously the </text:span><text:span text:style-name="T5">Collaborator Review </text:span><text:span text:style-name="T12">step was before the </text:span><text:span text:style-name="T5">Validate </text:span><text:span text:style-name="T12">step and used for:</text:span></text:p>
      <text:list xml:id="list405524644" text:style-name="L36">
        <text:list-item>
          <text:p text:style-name="P194">samples that had too many tasks required to close them.</text:p>
        </text:list-item>
        <text:list-item>
          <text:p text:style-name="P194">samples waiting between being sent to the collaborator and being sent to gen bank.</text:p>
        </text:list-item>
      </text:list>
      <text:p text:style-name="indent"><text:span text:style-name="T12">The </text:span><text:span text:style-name="T5">Collaborator Review </text:span><text:span text:style-name="T12">step has now been moved to after the </text:span><text:span text:style-name="T5">Validate </text:span><text:span text:style-name="T12">step. It will only contain samples that are ready for submission and are:</text:span></text:p>
      <text:list xml:id="list1437309306" text:style-name="L37">
        <text:list-item>
          <text:p text:style-name="P195">waiting to be sent to the collaborator (waiting for their batch to all be ready)</text:p>
        </text:list-item>
        <text:list-item>
          <text:p text:style-name="P195">waiting between being sent to the collaborator and being sent to gen bank</text:p>
        </text:list-item>
      </text:list>
      <text:p text:style-name="indent"><text:soft-page-break/><text:span text:style-name="T12">Samples that have too many tasks required to close them will now be kept at the </text:span><text:span text:style-name="T5">Review Assembly </text:span><text:span text:style-name="T12">step.</text:span></text:p>
      <text:p text:style-name="indent">This effectively creates two 'holding areas'. </text:p>
      <text:p text:style-name="indent"><text:span text:style-name="T12">The </text:span><text:span text:style-name="T5">Review Assembly </text:span><text:span text:style-name="T12">step which is used for all the samples that have problems; acting as a gateway to closure.</text:span></text:p>
      <text:p text:style-name="indent"><text:span text:style-name="T12">The </text:span><text:span text:style-name="T5">Collaborator Review </text:span><text:span text:style-name="T12">step which is used for samples that are ready for submission; acting as the gateway to being publish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NFOIIH+TimesNewRomanPSMT" svg:font-family="NFOIIH+TimesNewRomanPSMT" style:font-family-generic="roman"/>
    <style:font-face style:name="Courier New1" svg:font-family="'Courier New'" style:font-family-generic="modern" style:font-pitch="fixed"/>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ejaVu LGC Sans" svg:font-family="'DejaVu LGC Sans'" style:font-family-generic="swiss" style:font-pitch="variable"/>
    <style:font-face style:name="Liberation Sans" svg:font-family="'Liberation Sans'" style:font-family-generic="swiss" style:font-pitch="variable"/>
    <style:font-face style:name="DejaVu LGC Sans1" svg:font-family="'DejaVu LGC Sans'" style:font-family-generic="system" style:font-pitch="variable"/>
  </office:font-face-decls>
  <office:styles>
    <draw:hatch draw:name="Hatch_20_10" draw:display-name="Hatch 10" draw:style="single" draw:color="#ffffff" draw:distance="0.013in" draw:rotation="450"/>
    <draw:hatch draw:name="Hatch_20_11" draw:display-name="Hatch 11" draw:style="single" draw:color="#ffffff" draw:distance="0.013in" draw:rotation="450"/>
    <draw:hatch draw:name="Hatch_20_12" draw:display-name="Hatch 12" draw:style="single" draw:color="#ffffff" draw:distance="0.0228in" draw:rotation="450"/>
    <draw:hatch draw:name="Hatch_20_13" draw:display-name="Hatch 13" draw:style="single" draw:color="#ffffff" draw:distance="0.013in" draw:rotation="450"/>
    <draw:hatch draw:name="Hatch_20_14" draw:display-name="Hatch 14" draw:style="single" draw:color="#ffffff" draw:distance="0.013in" draw:rotation="450"/>
    <draw:hatch draw:name="Hatch_20_15" draw:display-name="Hatch 15" draw:style="single" draw:color="#ffffff" draw:distance="0.013in" draw:rotation="450"/>
    <draw:hatch draw:name="Hatch_20_16" draw:display-name="Hatch 16" draw:style="single" draw:color="#ffffff" draw:distance="0.013in" draw:rotation="450"/>
    <draw:hatch draw:name="Hatch_20_2" draw:display-name="Hatch 2" draw:style="single" draw:color="#ffffff" draw:distance="0.013in" draw:rotation="450"/>
    <draw:hatch draw:name="Hatch_20_23" draw:display-name="Hatch 23" draw:style="single" draw:color="#ffffff" draw:distance="0.0228in" draw:rotation="450"/>
    <draw:hatch draw:name="Hatch_20_24" draw:display-name="Hatch 24" draw:style="single" draw:color="#ffffff" draw:distance="0.0228in" draw:rotation="450"/>
    <draw:hatch draw:name="Hatch_20_25" draw:display-name="Hatch 25" draw:style="single" draw:color="#ffffff" draw:distance="0.0228in" draw:rotation="450"/>
    <draw:hatch draw:name="Hatch_20_26" draw:display-name="Hatch 26" draw:style="single" draw:color="#ffffff" draw:distance="0.0228in" draw:rotation="450"/>
    <draw:hatch draw:name="Hatch_20_27" draw:display-name="Hatch 27" draw:style="single" draw:color="#ffffff" draw:distance="0.0228in" draw:rotation="450"/>
    <draw:hatch draw:name="Hatch_20_28" draw:display-name="Hatch 28" draw:style="single" draw:color="#ffffff" draw:distance="0.0228in" draw:rotation="450"/>
    <draw:hatch draw:name="Hatch_20_3" draw:display-name="Hatch 3" draw:style="single" draw:color="#ffffff" draw:distance="0.0228in" draw:rotation="450"/>
    <draw:hatch draw:name="Hatch_20_30" draw:display-name="Hatch 30" draw:style="single" draw:color="#ffffff" draw:distance="0.0228in" draw:rotation="450"/>
    <draw:hatch draw:name="Hatch_20_31" draw:display-name="Hatch 31" draw:style="single" draw:color="#ffffff" draw:distance="0.0228in" draw:rotation="450"/>
    <draw:hatch draw:name="Hatch_20_32" draw:display-name="Hatch 32" draw:style="single" draw:color="#ffffff" draw:distance="0.0228in" draw:rotation="450"/>
    <draw:hatch draw:name="Hatch_20_33" draw:display-name="Hatch 33" draw:style="single" draw:color="#ffffff" draw:distance="0.0228in" draw:rotation="450"/>
    <draw:hatch draw:name="Hatch_20_34" draw:display-name="Hatch 34" draw:style="single" draw:color="#ffffff" draw:distance="0.013in" draw:rotation="450"/>
    <draw:hatch draw:name="Hatch_20_35" draw:display-name="Hatch 35" draw:style="single" draw:color="#ffffff" draw:distance="0.013in" draw:rotation="450"/>
    <draw:hatch draw:name="Hatch_20_36" draw:display-name="Hatch 36" draw:style="single" draw:color="#ffffff" draw:distance="0.013in" draw:rotation="450"/>
    <draw:hatch draw:name="Hatch_20_37" draw:display-name="Hatch 37" draw:style="single" draw:color="#ffffff" draw:distance="0.013in" draw:rotation="450"/>
    <draw:hatch draw:name="Hatch_20_4" draw:display-name="Hatch 4" draw:style="single" draw:color="#ffffff" draw:distance="0.0228in" draw:rotation="450"/>
    <draw:hatch draw:name="Hatch_20_5" draw:display-name="Hatch 5" draw:style="single" draw:color="#ffffff" draw:distance="0.0228in" draw:rotation="450"/>
    <draw:hatch draw:name="Hatch_20_6" draw:display-name="Hatch 6" draw:style="single" draw:color="#ffffff" draw:distance="0.0228in" draw:rotation="450"/>
    <draw:hatch draw:name="Hatch_20_7" draw:display-name="Hatch 7" draw:style="single" draw:color="#ffffff" draw:distance="0.0228in" draw:rotation="450"/>
    <draw:hatch draw:name="Hatch_20_8" draw:display-name="Hatch 8" draw:style="single" draw:color="#ffffff" draw:distance="0.0228in" draw:rotation="450"/>
    <draw:hatch draw:name="Hatch_20_9" draw:display-name="Hatch 9" draw:style="single" draw:color="#ffffff" draw:distance="0.0228in" draw:rotation="450"/>
    <draw:hatch draw:name="white" draw:style="single" draw:color="#ffffff" draw:distance="0.0228in" draw:rotation="450"/>
    <draw:marker draw:name="Arrow" svg:viewBox="0 0 20 30" svg:d="m10 0-10 30h20z"/>
    <draw:stroke-dash draw:name="Dash_20_10" draw:display-name="Dash 10" draw:style="rect" draw:dots1="1" draw:dots1-length="0.002in" draw:dots2="1" draw:dots2-length="0.002in" draw:distance="0.002in"/>
    <draw:stroke-dash draw:name="Dash_20_11" draw:display-name="Dash 11" draw:style="rect" draw:dots1="1" draw:dots1-length="0.002in" draw:dots2="1" draw:dots2-length="0.002in" draw:distance="0.002in"/>
    <draw:stroke-dash draw:name="Dash_20_13" draw:display-name="Dash 13" draw:style="rect" draw:dots1="1" draw:dots1-length="0.002in" draw:dots2="1" draw:dots2-length="0.002in" draw:distance="0.002in"/>
    <draw:stroke-dash draw:name="Dash_20_14" draw:display-name="Dash 14" draw:style="rect" draw:dots1="1" draw:dots1-length="0.0012in" draw:dots2="1" draw:dots2-length="0.0012in" draw:distance="0.0012in"/>
    <draw:stroke-dash draw:name="Dash_20_15" draw:display-name="Dash 15" draw:style="rect" draw:dots1="1" draw:dots1-length="0.0012in" draw:dots2="1" draw:dots2-length="0.0012in" draw:distance="0.0012in"/>
    <draw:stroke-dash draw:name="Dash_20_3" draw:display-name="Dash 3" draw:style="rect" draw:dots1="1" draw:dots1-length="0.0063in" draw:dots2="1" draw:dots2-length="0.0063in" draw:distance="0.0063in"/>
    <draw:stroke-dash draw:name="Dash_20_5" draw:display-name="Dash 5" draw:style="rect" draw:dots1="1" draw:dots1-length="0.0063in" draw:dots2="1" draw:dots2-length="0.0063in" draw:distance="0.0063in"/>
    <draw:stroke-dash draw:name="Dash_20_6" draw:display-name="Dash 6" draw:style="rect" draw:dots1="1" draw:dots1-length="0.0063in" draw:dots2="1" draw:dots2-length="0.0063in" draw:distance="0.0063in"/>
    <draw:stroke-dash draw:name="Dash_20_7" draw:display-name="Dash 7" draw:style="rect" draw:dots1="1" draw:dots1-length="0.0035in" draw:dots2="1" draw:dots2-length="0.0035in" draw:distance="0.0035in"/>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1" style:font-size-asian="12pt" style:language-asian="zh" style:country-asian="CN" style:font-name-complex="DejaVu LGC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1" style:font-size-asian="14pt" style:font-name-complex="DejaVu LGC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fo:padding="0in" fo:border-left="none" fo:border-right="none" fo:border-top="none" fo:border-bottom="0.0138in solid #000000" style:shadow="non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border-line-width-bottom="0.0008in 0.0138in 0.0008in" fo:padding="0in" fo:border-left="none" fo:border-right="none" fo:border-top="none" fo:border-bottom="0.0154in double #000000" style:shadow="none">
        <style:tab-stops/>
        <style:drop-cap/>
        <style:background-image/>
      </style:paragraph-properties>
      <style:text-properties fo:font-size="16pt" fo:font-style="normal" style:text-underline-style="none"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top="0in" fo:margin-bottom="0.0799in" style:page-number="auto" fo:background-color="transparent" fo:padding="0in" fo:border-left="none" fo:border-right="none" fo:border-top="none" fo:border-bottom="0.0071in solid #999999" style:shadow="none">
        <style:tab-stops>
          <style:tab-stop style:position="3in" style:type="right"/>
        </style:tab-stops>
        <style:background-image/>
      </style:paragraph-properties>
      <style:text-properties fo:font-size="14pt" style:text-underline-style="none"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DejaVu LGC Sans" fo:font-size="31.5pt" fo:font-style="normal" fo:text-shadow="none" style:text-underline-style="none" fo:font-weight="normal" style:letter-kerning="true" style:font-name-asian="DejaVu LGC Sans" style:font-size-asian="31.5pt" style:font-style-asian="normal" style:font-weight-asian="normal" style:font-name-complex="DejaVu LGC Sans"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DejaVu LGC Sans" fo:font-size="44pt" fo:font-style="normal" fo:text-shadow="none" style:text-underline-style="none" fo:font-weight="normal" style:letter-kerning="true" style:font-name-asian="DejaVu LGC Sans" style:font-size-asian="44pt" style:font-style-asian="normal" style:font-weight-asian="normal" style:font-name-complex="DejaVu LGC San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DejaVu LGC Sans" fo:font-size="32pt" fo:font-style="normal" fo:text-shadow="none" style:text-underline-style="none" fo:font-weight="normal" style:letter-kerning="true" style:font-name-asian="DejaVu LGC Sans" style:font-size-asian="32pt" style:font-style-asian="normal" style:font-weight-asian="normal" style:font-name-complex="DejaVu LGC San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LGC Sans" fo:font-size="20pt" fo:font-style="normal" fo:text-shadow="none" style:text-underline-style="none" fo:font-weight="normal" style:letter-kerning="true" style:font-name-asian="DejaVu LGC Sans" style:font-size-asian="20pt" style:font-style-asian="normal" style:font-weight-asian="normal" style:font-name-complex="DejaVu LGC San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LGC Sans"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DejaVu LGC Sans" fo:font-size="44pt" fo:font-style="normal" fo:text-shadow="none" style:text-underline-style="none" fo:font-weight="normal" style:letter-kerning="true" style:font-name-asian="DejaVu LGC Sans" style:font-size-asian="44pt" style:font-style-asian="normal" style:font-weight-asian="normal" style:font-name-complex="DejaVu LGC San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DejaVu LGC Sans" fo:font-size="20pt" fo:font-style="normal" fo:text-shadow="none" style:text-underline-style="none" fo:font-weight="normal" style:letter-kerning="true" style:font-name-asian="DejaVu LGC Sans" style:font-size-asian="20pt" style:font-style-asian="normal" style:font-weight-asian="normal" style:font-name-complex="DejaVu LGC San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text-autospace="none"/>
      <style:text-properties style:use-window-font-color="true" style:text-outline="false" style:text-line-through-style="none" style:font-name="DejaVu LGC Sans" fo:font-size="31.5pt" fo:font-style="normal" fo:text-shadow="none" style:text-underline-style="none" fo:font-weight="normal" style:letter-kerning="true" style:font-name-asian="DejaVu LGC Sans" style:font-size-asian="31.5pt" style:font-style-asian="normal" style:font-weight-asian="normal" style:font-name-complex="DejaVu LGC Sans"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Heading_20_5" style:display-name="Heading 5" style:family="paragraph" style:parent-style-name="Heading" style:next-style-name="Text_20_body" style:default-outline-level="5" style:class="text">
      <style:paragraph-properties fo:margin-left="0.3in" fo:margin-right="0in" fo:text-indent="0in" style:auto-text-indent="false"/>
      <style:text-properties fo:font-size="13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12.5pt" fo:font-weight="normal"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left="0.2in" fo:margin-right="0in" fo:margin-top="0.0799in" fo:margin-bottom="0.0402in" fo:text-indent="0in" style:auto-text-indent="false"/>
      <style:text-properties fo:font-size="13pt" fo:font-style="normal" fo:font-weight="bold" style:font-size-asian="85%" style:font-style-asian="italic" style:font-weight-asian="normal" style:font-size-complex="85%" style:font-style-complex="italic" style:font-weight-complex="normal"/>
    </style:style>
    <style:style style:name="Question" style:family="paragraph" style:parent-style-name="Standard" style:class="text">
      <style:text-properties fo:font-size="10pt" fo:background-color="#ffff00"/>
    </style:style>
    <style:style style:name="Todo" style:family="paragraph" style:parent-style-name="Standard" style:class="text">
      <style:text-properties fo:background-color="#0093d9"/>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DejaVu LGC Sans Mono" style:font-size-asian="10pt" style:font-name-complex="Liberation Mono" style:font-size-complex="10pt"/>
    </style:style>
    <style:style style:name="indent" style:family="paragraph" style:parent-style-name="Text_20_body_20_indent" style:class="text">
      <style:paragraph-properties fo:margin-left="0.5in" fo:margin-right="0in" fo:text-indent="0in" style:auto-text-indent="false"/>
    </style:style>
    <style:style style:name="indent_20_after_20_1st" style:display-name="indent after 1st" style:family="paragraph" style:parent-style-name="Standard" style:class="text">
      <style:paragraph-properties fo:margin-left="0.6in" fo:margin-right="0in" fo:text-indent="-0.6in" style:auto-text-indent="false">
        <style:tab-stops>
          <style:tab-stop style:position="0.6in"/>
        </style:tab-stops>
      </style:paragraph-properties>
    </style:style>
    <style:style style:name="enhancement" style:family="paragraph" style:parent-style-name="indent_20_after_20_1st">
      <style:text-properties style:use-window-font-color="true" fo:font-style="italic" fo:font-weight="bold" fo:background-color="transparent" style:font-style-asian="italic" style:font-weight-asian="bold" style:font-style-complex="italic" style:font-weight-complex="bold"/>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able"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Rubies" style:family="text">
      <style:text-properties fo:font-size="10pt" style:text-underline-style="none" style:font-size-asian="6pt" style:font-size-complex="6pt" style:text-emphasize="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ndnote_20_Symbol" style:display-name="Endnote Symbol" style:family="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style style:name="MT1" style:family="text">
      <style:text-properties fo:font-weight="bold"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Sample Tracking:</text:span> Functional Specification</text:p>
      </style:header>
      <style:footer>
        <text:p text:style-name="MP2"><text:page-number text:select-page="current"/>/<text:page-count>45</text:page-count></text:p>
      </style:footer>
      <style:footer-left>
        <text:p text:style-name="MP3"><text:page-number text:select-page="current"/>/<text:page-count>45</text:page-count></text:p>
      </style:footer-left>
    </style:master-page>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eter Edworthy</meta:initial-creator>
    <meta:creation-date>2011-06-14T09:32:12</meta:creation-date>
    <dc:date>2011-10-12T13:48:21</dc:date>
    <dc:creator>Peter Edworthy</dc:creator>
    <meta:editing-duration>PT339H51M55S</meta:editing-duration>
    <meta:editing-cycles>52</meta:editing-cycles>
    <meta:generator>OpenOffice.org/3.1$Unix OpenOffice.org_project/310m19$Build-9420</meta:generator>
    <meta:printed-by>Peter Edworthy</meta:printed-by>
    <meta:print-date>2011-07-29T10:08:56</meta:print-date>
    <meta:document-statistic meta:table-count="27" meta:image-count="0" meta:object-count="0" meta:page-count="45" meta:paragraph-count="1003" meta:word-count="9520" meta:character-count="55397"/>
  </office:meta>
</office:document-meta>
</file>